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text" style:name="a1103">
      <style:text-properties fo:font-variant="normal" fo:text-transform="none" fo:color="#7ca655"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4">
      <style:text-properties fo:font-variant="normal" fo:text-transform="none" fo:color="#7ca655"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65">
      <style:text-properties fo:font-variant="normal" fo:text-transform="none" fo:color="#000000"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7">
      <style:text-properties fo:font-variant="normal" fo:text-transform="none" fo:color="#7ca655" style:text-line-through-type="none" style:text-line-through-style="none" style:text-line-through-width="auto" style:text-line-through-color="font-color" style:text-position="0% 100%" fo:font-family="Franklin Gothic Book"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69">
      <style:text-properties fo:font-variant="normal" fo:text-transform="none" fo:color="#000000" style:text-line-through-type="none" style:text-line-through-style="none" style:text-line-through-width="auto" style:text-line-through-color="font-color" style:text-position="0% 100%" fo:font-family="Franklin Gothic Book"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0">
      <style:text-properties fo:font-variant="normal" fo:text-transform="none" fo:color="#000000" style:text-line-through-type="none" style:text-line-through-style="none" style:text-line-through-width="auto" style:text-line-through-color="font-color" style:text-position="0% 100%" fo:font-family="Franklin Gothic Dem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1">
      <style:text-properties fo:font-variant="normal" fo:text-transform="none" fo:color="#000000" style:text-line-through-type="none" style:text-line-through-style="none" style:text-line-through-width="auto" style:text-line-through-color="font-color" style:text-position="0% 100%" fo:font-family="Franklin Gothic Dem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2">
      <style:text-properties fo:font-variant="normal" fo:text-transform="none" fo:color="#000000" style:text-line-through-type="none" style:text-line-through-style="none" style:text-line-through-width="auto" style:text-line-through-color="font-color" style:text-position="0% 100%" fo:font-family="Franklin Gothic Dem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3">
      <style:paragraph-properties fo:line-height="9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06">
      <style:text-properties fo:font-variant="normal" fo:text-transform="none" fo:color="#000000"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309">
      <style:text-properties fo:font-variant="normal" fo:text-transform="none" fo:color="#000000"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7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27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73">
      <style:text-properties fo:font-variant="normal" fo:text-transform="none" fo:color="#000000" style:text-line-through-type="none" style:text-line-through-style="none" style:text-line-through-width="auto" style:text-line-through-color="font-color" style:text-position="0% 100%" fo:font-family="Franklin Gothic Demi" fo:font-size="0.61111in" style:font-size-asian="0.61111in" style:font-size-complex="0.61111in" fo:letter-spacing="0.0138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7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5">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276">
      <style:text-properties fo:font-variant="normal" fo:text-transform="none" fo:color="#000000"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7">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9">
      <style:text-properties fo:font-variant="normal" fo:text-transform="none" fo:color="#000000"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111">
      <style:graphic-properties draw:fill="none" draw:stroke="solid" svg:stroke-width="0.01389in" svg:stroke-color="#000000" svg:stroke-opacity="100%"/>
    </style:style>
    <style:style style:family="text" style:name="a1470">
      <style:text-properties fo:font-variant="normal" fo:text-transform="none" fo:color="#000000" style:text-line-through-type="none" style:text-line-through-style="none" style:text-line-through-width="auto" style:text-line-through-color="font-color" style:text-position="0% 100%" fo:font-family="Franklin Gothic Book"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1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4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7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73">
      <style:graphic-properties draw:fill="none" draw:stroke="solid" svg:stroke-width="0.01389in" svg:stroke-color="#000000" svg:stroke-opacity="100%"/>
    </style:style>
    <style:style style:family="paragraph" style:name="a111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11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4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1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1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7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9">
      <style:text-properties fo:font-variant="normal" fo:text-transform="none" fo:color="#000000" style:text-line-through-type="none" style:text-line-through-style="none" style:text-line-through-width="auto" style:text-line-through-color="font-color" style:text-position="0% 100%" fo:font-family="Franklin Gothic Demi" fo:font-size="0.61111in" style:font-size-asian="0.61111in" style:font-size-complex="0.61111in" fo:letter-spacing="0.00694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47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47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08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85">
      <style:text-properties fo:font-variant="normal" fo:text-transform="none" fo:color="#000000" style:text-line-through-type="none" style:text-line-through-style="none" style:text-line-through-width="auto" style:text-line-through-color="font-color" style:text-position="0% 100%" fo:font-family="Franklin Gothic Demi" fo:font-size="0.83333in" style:font-size-asian="0.83333in" style:font-size-complex="0.83333in" fo:letter-spacing="0.0138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1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6">
      <style:text-properties fo:font-variant="normal" fo:text-transform="none" fo:color="#000000" style:text-line-through-type="none" style:text-line-through-style="none" style:text-line-through-width="auto" style:text-line-through-color="font-color" style:text-position="0% 100%" fo:font-family="Franklin Gothic Demi" fo:font-size="0.83333in" style:font-size-asian="0.83333in" style:font-size-complex="0.83333in" fo:letter-spacing="0.0138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87">
      <style:text-properties fo:font-variant="normal" fo:text-transform="none" fo:color="#000000" style:text-line-through-type="none" style:text-line-through-style="none" style:text-line-through-width="auto" style:text-line-through-color="font-color" style:text-position="0% 100%" fo:font-family="Franklin Gothic Demi" fo:font-size="0.83333in" style:font-size-asian="0.83333in" style:font-size-complex="0.83333in" fo:letter-spacing="0.0138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31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88">
      <style:text-properties fo:font-variant="normal" fo:text-transform="none" fo:color="#000000" style:text-line-through-type="none" style:text-line-through-style="none" style:text-line-through-width="auto" style:text-line-through-color="font-color" style:text-position="0% 100%" fo:font-family="Franklin Gothic Demi" fo:font-size="0.83333in" style:font-size-asian="0.83333in" style:font-size-complex="0.83333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13">
      <style:text-properties fo:font-variant="normal" fo:text-transform="none" fo:color="#000000" style:text-line-through-type="none" style:text-line-through-style="none" style:text-line-through-width="auto" style:text-line-through-color="font-color" style:text-position="0% 100%" fo:font-family="Franklin Gothic Dem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9">
      <style:text-properties fo:font-variant="normal" fo:text-transform="none" fo:color="#000000" style:text-line-through-type="none" style:text-line-through-style="none" style:text-line-through-width="auto" style:text-line-through-color="font-color" style:text-position="0% 100%" fo:font-family="Franklin Gothic Demi" fo:font-size="0.83333in" style:font-size-asian="0.83333in" style:font-size-complex="0.83333in" fo:letter-spacing="0.0138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14">
      <style:text-properties fo:font-variant="normal" fo:text-transform="none" fo:color="#000000" style:text-line-through-type="none" style:text-line-through-style="none" style:text-line-through-width="auto" style:text-line-through-color="font-color" style:text-position="0% 100%" fo:font-family="Franklin Gothic Dem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5">
      <style:text-properties fo:font-variant="normal" fo:text-transform="none" fo:color="#000000" style:text-line-through-type="none" style:text-line-through-style="none" style:text-line-through-width="auto" style:text-line-through-color="font-color" style:text-position="0% 100%" fo:font-family="Franklin Gothic Dem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6">
      <style:paragraph-properties fo:line-height="9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0">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19">
      <style:text-properties fo:font-variant="normal" fo:text-transform="none" fo:color="#000000"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8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83">
      <style:text-properties fo:font-variant="normal" fo:text-transform="none" fo:color="#000000" style:text-line-through-type="none" style:text-line-through-style="none" style:text-line-through-width="auto" style:text-line-through-color="font-color" style:text-position="0% 100%" fo:font-family="Franklin Gothic Book"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4">
      <style:text-properties fo:font-variant="normal" fo:text-transform="none" fo:color="#000000" style:text-line-through-type="none" style:text-line-through-style="none" style:text-line-through-width="auto" style:text-line-through-color="font-color" style:text-position="0% 100%" fo:font-family="Franklin Gothic Book"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287">
      <style:graphic-properties draw:fill="none" draw:stroke="none"/>
    </style:style>
    <style:style style:family="presentation" style:name="a1288">
      <style:graphic-properties draw:fill="none" draw:stroke="solid" svg:stroke-width="0.01389in" svg:stroke-color="#000000" svg:stroke-opacity="100%"/>
    </style:style>
    <style:style style:family="presentation" style:name="a128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20">
      <style:text-properties fo:font-variant="normal" fo:text-transform="none" fo:color="#000000" style:text-line-through-type="none" style:text-line-through-style="none" style:text-line-through-width="auto" style:text-line-through-color="font-color" style:text-position="0% 100%" fo:font-family="Franklin Gothic Demi" fo:font-size="0.61111in" style:font-size-asian="0.61111in" style:font-size-complex="0.61111in" fo:letter-spacing="0.00694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2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8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122">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481">
      <style:text-properties fo:font-variant="normal" fo:text-transform="none" fo:color="#000000" style:text-line-through-type="none" style:text-line-through-style="none" style:text-line-through-width="auto" style:text-line-through-color="font-color" style:text-position="0% 100%" fo:font-family="Franklin Gothic Demi" fo:font-size="0.61111in" style:font-size-asian="0.61111in" style:font-size-complex="0.61111in" fo:letter-spacing="0.0138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23">
      <style:text-properties fo:font-variant="normal" fo:text-transform="none" fo:color="#7ca655" style:text-line-through-type="none" style:text-line-through-style="none" style:text-line-through-width="auto" style:text-line-through-color="font-color" style:text-position="0% 100%" fo:font-family="Franklin Gothic Dem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2">
      <style:text-properties fo:font-variant="normal" fo:text-transform="none" fo:color="#000000" style:text-line-through-type="none" style:text-line-through-style="none" style:text-line-through-width="auto" style:text-line-through-color="font-color" style:text-position="0% 100%" fo:font-family="Franklin Gothic Demi" fo:font-size="0.61111in" style:font-size-asian="0.61111in" style:font-size-complex="0.61111in" fo:letter-spacing="0.0138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24">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4">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112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85">
      <style:text-properties fo:font-variant="normal" fo:text-transform="none" fo:color="#000000" style:text-line-through-type="none" style:text-line-through-style="none" style:text-line-through-width="auto" style:text-line-through-color="font-color" style:text-position="0% 100%" fo:font-family="Franklin Gothic Book" fo:font-size="0.20833in" style:font-size-asian="0.20833in" style:font-size-complex="0.208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7">
      <style:text-properties fo:font-variant="normal" fo:text-transform="none" fo:color="#000000"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6">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0">
      <style:text-properties fo:font-variant="normal" fo:text-transform="none" fo:color="#000000" style:text-line-through-type="none" style:text-line-through-style="none" style:text-line-through-width="auto" style:text-line-through-color="font-color" style:text-position="0% 100%" fo:font-family="Franklin Gothic Demi" fo:font-size="0.83333in" style:font-size-asian="0.83333in" style:font-size-complex="0.83333in" fo:letter-spacing="0.0138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87">
      <style:text-properties fo:font-variant="normal" fo:text-transform="none" fo:color="#000000" style:text-line-through-type="none" style:text-line-through-style="none" style:text-line-through-width="auto" style:text-line-through-color="font-color" style:text-position="0% 100%" fo:font-family="Franklin Gothic Book" fo:font-size="0.20833in" style:font-size-asian="0.20833in" style:font-size-complex="0.208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8">
      <style:text-properties fo:font-variant="normal" fo:text-transform="none" fo:color="#000000"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1">
      <style:text-properties fo:font-variant="normal" fo:text-transform="none" fo:color="#000000" style:text-line-through-type="none" style:text-line-through-style="none" style:text-line-through-width="auto" style:text-line-through-color="font-color" style:text-position="0% 100%" fo:font-family="Franklin Gothic Demi" fo:font-size="0.83333in" style:font-size-asian="0.83333in" style:font-size-complex="0.83333in" fo:letter-spacing="0.0138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88">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9">
      <style:text-properties fo:font-variant="normal" fo:text-transform="none" fo:color="#000000"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2">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2222in" style:font-size-asian="0.22222in" style:font-size-complex="0.22222in" fo:letter-spacing="0.01389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9">
      <style:text-properties fo:font-variant="normal" fo:text-transform="none" fo:color="#000000" style:text-line-through-type="none" style:text-line-through-style="none" style:text-line-through-width="auto" style:text-line-through-color="font-color" style:text-position="0% 100%" fo:font-family="Franklin Gothic Book" fo:font-size="0.20833in" style:font-size-asian="0.20833in" style:font-size-complex="0.208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3">
      <style:text-properties fo:font-variant="normal" fo:text-transform="none" fo:color="#000000" style:text-line-through-type="none" style:text-line-through-style="none" style:text-line-through-width="auto" style:text-line-through-color="font-color" style:text-position="0% 100%" fo:font-family="Franklin Gothic Demi" fo:font-size="0.22222in" style:font-size-asian="0.22222in" style:font-size-complex="0.22222in" fo:letter-spacing="0.0138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9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32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6">
      <style:text-properties fo:font-variant="normal" fo:text-transform="none" fo:color="#7ca655" style:text-line-through-type="none" style:text-line-through-style="none" style:text-line-through-width="auto" style:text-line-through-color="font-color" style:text-position="0% 100%" fo:font-family="Franklin Gothic Dem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7">
      <style:text-properties fo:font-variant="normal" fo:text-transform="none" fo:color="#7ca655" style:text-line-through-type="none" style:text-line-through-style="none" style:text-line-through-width="auto" style:text-line-through-color="font-color" style:text-position="0% 100%" fo:font-family="Franklin Gothic Dem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2">
      <style:text-properties fo:font-variant="normal" fo:text-transform="none" fo:color="#000000"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8">
      <style:text-properties fo:font-variant="normal" fo:text-transform="none" fo:color="#7ca655" style:text-line-through-type="none" style:text-line-through-style="none" style:text-line-through-width="auto" style:text-line-through-color="font-color" style:text-position="0% 100%" fo:font-family="Franklin Gothic Book"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26">
      <style:text-properties fo:font-variant="normal" fo:text-transform="none" fo:color="#000000" style:text-line-through-type="none" style:text-line-through-style="none" style:text-line-through-width="auto" style:text-line-through-color="font-color" style:text-position="0% 100%" fo:font-family="Franklin Gothic Dem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7">
      <style:text-properties fo:font-variant="normal" fo:text-transform="none" fo:color="#000000" style:text-line-through-type="none" style:text-line-through-style="none" style:text-line-through-width="auto" style:text-line-through-color="font-color" style:text-position="0% 100%" fo:font-family="Franklin Gothic Dem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8">
      <style:text-properties fo:font-variant="normal" fo:text-transform="none" fo:color="#000000" style:text-line-through-type="none" style:text-line-through-style="none" style:text-line-through-width="auto" style:text-line-through-color="font-color" style:text-position="0% 100%" fo:font-family="Franklin Gothic Dem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9">
      <style:paragraph-properties fo:line-height="9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9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29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96">
      <style:text-properties fo:font-variant="normal" fo:text-transform="none" fo:color="#000000" style:text-line-through-type="none" style:text-line-through-style="none" style:text-line-through-width="auto" style:text-line-through-color="font-color" style:text-position="0% 100%" fo:font-family="Franklin Gothic Demi" fo:font-size="0.61111in" style:font-size-asian="0.61111in" style:font-size-complex="0.61111in" fo:letter-spacing="0.0138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97">
      <style:text-properties fo:font-variant="normal" fo:text-transform="none" fo:color="#000000" style:text-line-through-type="none" style:text-line-through-style="none" style:text-line-through-width="auto" style:text-line-through-color="font-color" style:text-position="0% 100%" fo:font-family="Franklin Gothic Demi" fo:font-size="0.61111in" style:font-size-asian="0.61111in" style:font-size-complex="0.61111in" fo:letter-spacing="0.0138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9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9">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130">
      <style:text-properties fo:font-variant="normal" fo:text-transform="none" fo:color="#000000"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1">
      <style:text-properties fo:font-variant="normal" fo:text-transform="none" fo:color="#000000"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0">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2">
      <style:text-properties fo:font-variant="normal" fo:text-transform="none" fo:color="#000000"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9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33">
      <style:text-properties fo:font-variant="normal" fo:text-transform="none" fo:color="#000000"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92">
      <style:graphic-properties draw:fill="none" draw:stroke="none"/>
    </style:style>
    <style:style style:family="text" style:name="a1134">
      <style:text-properties fo:font-variant="normal" fo:text-transform="none" fo:color="#000000"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93">
      <style:graphic-properties draw:fill="none" draw:stroke="solid" svg:stroke-width="0.01389in" svg:stroke-color="#000000" svg:stroke-opacity="100%"/>
    </style:style>
    <style:style style:family="text" style:name="a1135">
      <style:text-properties fo:font-variant="normal" fo:text-transform="none" fo:color="#000000"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36">
      <style:text-properties fo:font-variant="normal" fo:text-transform="none" fo:color="#000000"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7">
      <style:text-properties fo:font-variant="normal" fo:text-transform="none" fo:color="#000000"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8">
      <style:text-properties fo:font-variant="normal" fo:text-transform="none" fo:color="#000000"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9">
      <style:text-properties fo:font-variant="normal" fo:text-transform="none" fo:color="#000000"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9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49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33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32">
      <style:text-properties fo:font-variant="normal" fo:text-transform="none" fo:color="#000000"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5">
      <style:text-properties fo:font-variant="normal" fo:text-transform="none" fo:color="#000000"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39">
      <style:text-properties fo:font-variant="normal" fo:text-transform="none" fo:color="#000000" style:text-line-through-type="none" style:text-line-through-style="none" style:text-line-through-width="auto" style:text-line-through-color="font-color" style:text-position="0% 100%" fo:font-family="Franklin Gothic Dem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0">
      <style:text-properties fo:font-variant="normal" fo:text-transform="none" fo:color="#000000"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1">
      <style:text-properties fo:font-variant="normal" fo:text-transform="none" fo:color="#000000"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2">
      <style:text-properties fo:font-variant="normal" fo:text-transform="none" fo:color="#000000"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3">
      <style:text-properties fo:font-variant="normal" fo:text-transform="none" fo:color="#000000"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4">
      <style:text-properties fo:font-variant="normal" fo:text-transform="none" fo:color="#000000"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5">
      <style:text-properties fo:font-variant="normal" fo:text-transform="none" fo:color="#000000"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6">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49">
      <style:text-properties fo:font-variant="normal" fo:text-transform="none" fo:color="#7ca655" style:text-line-through-type="none" style:text-line-through-style="none" style:text-line-through-width="auto" style:text-line-through-color="font-color" style:text-position="0% 100%" fo:font-family="Franklin Gothic Dem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0">
      <style:text-properties fo:font-variant="normal" fo:text-transform="none" fo:color="#000000" style:text-line-through-type="none" style:text-line-through-style="none" style:text-line-through-width="auto" style:text-line-through-color="font-color" style:text-position="0% 100%" fo:font-family="Franklin Gothic Dem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1">
      <style:text-properties fo:font-variant="normal" fo:text-transform="none" fo:color="#000000" style:text-line-through-type="none" style:text-line-through-style="none" style:text-line-through-width="auto" style:text-line-through-color="font-color" style:text-position="0% 100%" fo:font-family="Franklin Gothic Dem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2">
      <style:paragraph-properties fo:line-height="9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45">
      <style:text-properties fo:font-variant="normal" fo:text-transform="none" fo:color="#000000"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8">
      <style:text-properties fo:font-variant="normal" fo:text-transform="none" fo:color="#000000"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0">
      <style:text-properties fo:font-variant="normal" fo:text-transform="none" fo:color="#7ca655" style:text-line-through-type="none" style:text-line-through-style="none" style:text-line-through-width="auto" style:text-line-through-color="font-color" style:text-position="0% 100%" fo:font-family="Franklin Gothic Dem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1">
      <style:text-properties fo:font-variant="normal" fo:text-transform="none" fo:color="#7ca655" style:text-line-through-type="none" style:text-line-through-style="none" style:text-line-through-width="auto" style:text-line-through-color="font-color" style:text-position="0% 100%" fo:font-family="Franklin Gothic Dem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2">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55">
      <style:text-properties fo:font-variant="normal" fo:text-transform="none" fo:color="#000000"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6">
      <style:text-properties fo:font-variant="normal" fo:text-transform="none" fo:color="#000000"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7">
      <style:text-properties fo:font-variant="normal" fo:text-transform="none" fo:color="#000000"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8">
      <style:text-properties fo:font-variant="normal" fo:text-transform="none" fo:color="#000000"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9">
      <style:text-properties fo:font-variant="normal" fo:text-transform="none" fo:color="#000000"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5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52">
      <style:text-properties fo:font-variant="normal" fo:text-transform="none" fo:color="#000000" style:text-line-through-type="none" style:text-line-through-style="none" style:text-line-through-width="auto" style:text-line-through-color="font-color" style:text-position="0% 100%" fo:font-family="Franklin Gothic Book"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3">
      <style:text-properties fo:font-variant="normal" fo:text-transform="none" fo:color="#000000" style:text-line-through-type="none" style:text-line-through-style="none" style:text-line-through-width="auto" style:text-line-through-color="font-color" style:text-position="0% 100%" fo:font-family="Franklin Gothic Book"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356">
      <style:graphic-properties draw:fill="none" draw:stroke="solid" svg:stroke-width="0.01389in" svg:stroke-color="#000000" svg:stroke-opacity="100%"/>
    </style:style>
    <style:style style:family="presentation" style:name="a13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0">
      <style:text-properties fo:font-variant="normal" fo:text-transform="none" fo:color="#000000"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1">
      <style:text-properties fo:font-variant="normal" fo:text-transform="none" fo:color="#000000"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2">
      <style:text-properties fo:font-variant="normal" fo:text-transform="none" fo:color="#000000"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3">
      <style:text-properties fo:font-variant="normal" fo:text-transform="none" fo:color="#000000"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4">
      <style:text-properties fo:font-variant="normal" fo:text-transform="none" fo:color="#000000"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5">
      <style:text-properties fo:font-variant="normal" fo:text-transform="none" fo:color="#000000"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6">
      <style:text-properties fo:font-variant="normal" fo:text-transform="none" fo:color="#000000"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7">
      <style:text-properties fo:font-variant="normal" fo:text-transform="none" fo:color="#000000"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8">
      <style:text-properties fo:font-variant="normal" fo:text-transform="none" fo:color="#000000"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9">
      <style:text-properties fo:font-variant="normal" fo:text-transform="none" fo:color="#000000"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36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36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64">
      <style:text-properties fo:font-variant="normal" fo:text-transform="none" fo:color="#000000" style:text-line-through-type="none" style:text-line-through-style="none" style:text-line-through-width="auto" style:text-line-through-color="font-color" style:text-position="0% 100%" fo:font-family="Franklin Gothic Demi" fo:font-size="0.61111in" style:font-size-asian="0.61111in" style:font-size-complex="0.61111in" fo:letter-spacing="0.0138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65">
      <style:text-properties fo:font-variant="normal" fo:text-transform="none" fo:color="#000000" style:text-line-through-type="none" style:text-line-through-style="none" style:text-line-through-width="auto" style:text-line-through-color="font-color" style:text-position="0% 100%" fo:font-family="Franklin Gothic Demi" fo:font-size="0.61111in" style:font-size-asian="0.61111in" style:font-size-complex="0.61111in" fo:letter-spacing="0.0138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6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7">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368">
      <style:text-properties fo:font-variant="normal" fo:text-transform="none" fo:color="#7ca655" style:text-line-through-type="none" style:text-line-through-style="none" style:text-line-through-width="auto" style:text-line-through-color="font-color" style:text-position="0% 100%" fo:font-family="Franklin Gothic Dem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9">
      <style:text-properties fo:font-variant="normal" fo:text-transform="none" fo:color="#7ca655" style:text-line-through-type="none" style:text-line-through-style="none" style:text-line-through-width="auto" style:text-line-through-color="font-color" style:text-position="0% 100%" fo:font-family="Franklin Gothic Dem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0">
      <style:text-properties fo:font-variant="normal" fo:text-transform="none" fo:color="#000000"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1">
      <style:text-properties fo:font-variant="normal" fo:text-transform="none" fo:color="#000000"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2">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05">
      <style:text-properties fo:font-variant="normal" fo:text-transform="none" fo:color="#7ca655" style:text-line-through-type="none" style:text-line-through-style="none" style:text-line-through-width="auto" style:text-line-through-color="font-color" style:text-position="0% 100%" fo:font-family="Franklin Gothic Dem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6">
      <style:text-properties fo:font-variant="normal" fo:text-transform="none" fo:color="#7ca655" style:text-line-through-type="none" style:text-line-through-style="none" style:text-line-through-width="auto" style:text-line-through-color="font-color" style:text-position="0% 100%" fo:font-family="Franklin Gothic Dem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7">
      <style:text-properties fo:font-variant="normal" fo:text-transform="none" fo:color="#7ca655" style:text-line-through-type="none" style:text-line-through-style="none" style:text-line-through-width="auto" style:text-line-through-color="font-color" style:text-position="0% 100%" fo:font-family="Franklin Gothic Dem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8">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0">
      <style:text-properties fo:font-variant="normal" fo:text-transform="none" fo:color="#000000"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1">
      <style:text-properties fo:font-variant="normal" fo:text-transform="none" fo:color="#000000"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2">
      <style:text-properties fo:font-variant="normal" fo:text-transform="none" fo:color="#000000"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3">
      <style:text-properties fo:font-variant="normal" fo:text-transform="none" fo:color="#000000"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4">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0">
      <style:text-properties fo:font-variant="normal" fo:text-transform="none" fo:color="#000000"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1">
      <style:paragraph-properties fo:line-height="100%" fo:text-align="lef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77">
      <style:text-properties fo:font-variant="normal" fo:text-transform="none" fo:color="#7ca655" style:text-line-through-type="none" style:text-line-through-style="none" style:text-line-through-width="auto" style:text-line-through-color="font-color" style:text-position="0% 100%" fo:font-family="Franklin Gothic Dem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3">
      <style:text-properties fo:font-variant="normal" fo:text-transform="none" fo:color="#000000"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8">
      <style:text-properties fo:font-variant="normal" fo:text-transform="none" fo:color="#7ca655" style:text-line-through-type="none" style:text-line-through-style="none" style:text-line-through-width="auto" style:text-line-through-color="font-color" style:text-position="0% 100%" fo:font-family="Franklin Gothic Dem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4">
      <style:paragraph-properties fo:line-height="100%" fo:text-align="lef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9">
      <style:text-properties fo:font-variant="normal" fo:text-transform="none" fo:color="#7ca655" style:text-line-through-type="none" style:text-line-through-style="none" style:text-line-through-width="auto" style:text-line-through-color="font-color" style:text-position="0% 100%" fo:font-family="Franklin Gothic Dem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6">
      <style:text-properties fo:font-variant="normal" fo:text-transform="none" fo:color="#000000"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7">
      <style:paragraph-properties fo:line-height="100%" fo:text-align="lef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9">
      <style:text-properties fo:font-variant="normal" fo:text-transform="none" fo:color="#000000"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7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73">
      <style:text-properties fo:font-variant="normal" fo:text-transform="none" fo:color="#000000"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4">
      <style:paragraph-properties fo:line-height="100%" fo:text-align="lef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6">
      <style:text-properties fo:font-variant="normal" fo:text-transform="none" fo:color="#000000"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7">
      <style:paragraph-properties fo:line-height="100%" fo:text-align="lef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9">
      <style:text-properties fo:font-variant="normal" fo:text-transform="none" fo:color="#000000"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11">
      <style:text-properties fo:font-variant="normal" fo:text-transform="none" fo:color="#000000"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2">
      <style:text-properties fo:font-variant="normal" fo:text-transform="none" fo:color="#000000"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3">
      <style:text-properties fo:font-variant="normal" fo:text-transform="none" fo:color="#000000"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4">
      <style:text-properties fo:font-variant="normal" fo:text-transform="none" fo:color="#000000"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5">
      <style:text-properties fo:font-variant="normal" fo:text-transform="none" fo:color="#000000"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6">
      <style:text-properties fo:font-variant="normal" fo:text-transform="none" fo:color="#000000"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7">
      <style:text-properties fo:font-variant="normal" fo:text-transform="none" fo:color="#000000"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8">
      <style:text-properties fo:font-variant="normal" fo:text-transform="none" fo:color="#000000"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0">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9">
      <style:text-properties fo:font-variant="normal" fo:text-transform="none" fo:color="#000000"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8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83">
      <style:text-properties fo:font-variant="normal" fo:text-transform="none" fo:color="#000000"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4">
      <style:text-properties fo:font-variant="normal" fo:text-transform="none" fo:color="#000000"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0">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5">
      <style:text-properties fo:font-variant="normal" fo:text-transform="none" fo:color="#000000"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6">
      <style:text-properties fo:font-variant="normal" fo:text-transform="none" fo:color="#000000"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1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87">
      <style:text-properties fo:font-variant="normal" fo:text-transform="none" fo:color="#000000"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3">
      <style:text-properties fo:font-variant="normal" fo:text-transform="none" fo:color="#000000" style:text-line-through-type="none" style:text-line-through-style="none" style:text-line-through-width="auto" style:text-line-through-color="font-color" style:text-position="0% 100%" fo:font-family="Franklin Gothic Book"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8">
      <style:text-properties fo:font-variant="normal" fo:text-transform="none" fo:color="#000000"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4">
      <style:text-properties fo:font-variant="normal" fo:text-transform="none" fo:color="#000000" style:text-line-through-type="none" style:text-line-through-style="none" style:text-line-through-width="auto" style:text-line-through-color="font-color" style:text-position="0% 100%" fo:font-family="Franklin Gothic Book"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9">
      <style:text-properties fo:font-variant="normal" fo:text-transform="none" fo:color="#000000"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1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417">
      <style:graphic-properties draw:fill="none" draw:stroke="solid" svg:stroke-width="0.01389in" svg:stroke-color="#000000" svg:stroke-opacity="100%"/>
    </style:style>
    <style:style style:family="presentation" style:name="a14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380">
      <style:paragraph-properties fo:line-height="100%" fo:text-align="lef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2">
      <style:text-properties fo:font-variant="normal" fo:text-transform="none" fo:color="#000000"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3">
      <style:paragraph-properties fo:line-height="100%" fo:text-align="lef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5">
      <style:text-properties fo:font-variant="normal" fo:text-transform="none" fo:color="#000000"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6">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8">
      <style:text-properties fo:font-variant="normal" fo:text-transform="none" fo:color="#000000"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9">
      <style:paragraph-properties fo:line-height="100%" fo:text-align="lef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0">
      <style:text-properties fo:font-variant="normal" fo:text-transform="none" fo:color="#000000"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1">
      <style:text-properties fo:font-variant="normal" fo:text-transform="none" fo:color="#000000"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2">
      <style:text-properties fo:font-variant="normal" fo:text-transform="none" fo:color="#000000"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3">
      <style:text-properties fo:font-variant="normal" fo:text-transform="none" fo:color="#000000"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4">
      <style:text-properties fo:font-variant="normal" fo:text-transform="none" fo:color="#000000"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5">
      <style:text-properties fo:font-variant="normal" fo:text-transform="none" fo:color="#000000"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6">
      <style:text-properties fo:font-variant="normal" fo:text-transform="none" fo:color="#000000"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7">
      <style:text-properties fo:font-variant="normal" fo:text-transform="none" fo:color="#000000"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8">
      <style:text-properties fo:font-variant="normal" fo:text-transform="none" fo:color="#000000"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0">
      <style:text-properties fo:font-variant="normal" fo:text-transform="none" fo:color="#000000"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9">
      <style:text-properties fo:font-variant="normal" fo:text-transform="none" fo:color="#000000"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1">
      <style:text-properties fo:font-variant="normal" fo:text-transform="none" fo:color="#000000"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2">
      <style:text-properties fo:font-variant="normal" fo:text-transform="none" fo:color="#000000"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3">
      <style:text-properties fo:font-variant="normal" fo:text-transform="none" fo:color="#000000"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4">
      <style:text-properties fo:font-variant="normal" fo:text-transform="none" fo:color="#000000"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5">
      <style:text-properties fo:font-variant="normal" fo:text-transform="none" fo:color="#000000"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6">
      <style:text-properties fo:font-variant="normal" fo:text-transform="none" fo:color="#000000"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2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97">
      <style:text-properties fo:font-variant="normal" fo:text-transform="none" fo:color="#000000"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42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98">
      <style:text-properties fo:font-variant="normal" fo:text-transform="none" fo:color="#000000"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42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99">
      <style:text-properties fo:font-variant="normal" fo:text-transform="none" fo:color="#000000"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5">
      <style:text-properties fo:font-variant="normal" fo:text-transform="none" fo:color="#000000" style:text-line-through-type="none" style:text-line-through-style="none" style:text-line-through-width="auto" style:text-line-through-color="font-color" style:text-position="0% 100%" fo:font-family="Franklin Gothic Demi" fo:font-size="0.61111in" style:font-size-asian="0.61111in" style:font-size-complex="0.61111in" fo:letter-spacing="0.0138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26">
      <style:text-properties fo:font-variant="normal" fo:text-transform="none" fo:color="#000000" style:text-line-through-type="none" style:text-line-through-style="none" style:text-line-through-width="auto" style:text-line-through-color="font-color" style:text-position="0% 100%" fo:font-family="Franklin Gothic Demi" fo:font-size="0.61111in" style:font-size-asian="0.61111in" style:font-size-complex="0.61111in" fo:letter-spacing="0.0138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2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8">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429">
      <style:text-properties fo:font-variant="normal" fo:text-transform="none" fo:color="#7ca655" style:text-line-through-type="none" style:text-line-through-style="none" style:text-line-through-width="auto" style:text-line-through-color="font-color" style:text-position="0% 100%" fo:font-family="Franklin Gothic Dem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9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92">
      <style:text-properties fo:font-variant="normal" fo:text-transform="none" fo:color="#7ca655" style:text-line-through-type="none" style:text-line-through-style="none" style:text-line-through-width="auto" style:text-line-through-color="font-color" style:text-position="0% 100%" fo:font-family="Franklin Gothic Dem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3">
      <style:text-properties fo:font-variant="normal" fo:text-transform="none" fo:color="#7ca655" style:text-line-through-type="none" style:text-line-through-style="none" style:text-line-through-width="auto" style:text-line-through-color="font-color" style:text-position="0% 100%" fo:font-family="Franklin Gothic Dem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97">
      <style:text-properties fo:font-variant="normal" fo:text-transform="none" fo:color="#000000"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8">
      <style:paragraph-properties fo:line-height="100%" fo:text-align="lef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0">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33">
      <style:text-properties fo:font-variant="normal" fo:text-transform="none" fo:color="#7ca655" style:text-line-through-type="none" style:text-line-through-style="none" style:text-line-through-width="auto" style:text-line-through-color="font-color" style:text-position="0% 100%" fo:font-family="Franklin Gothic Dem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4">
      <style:text-properties fo:font-variant="normal" fo:text-transform="none" fo:color="#7ca655" style:text-line-through-type="none" style:text-line-through-style="none" style:text-line-through-width="auto" style:text-line-through-color="font-color" style:text-position="0% 100%" fo:font-family="Franklin Gothic Dem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5">
      <style:text-properties fo:font-variant="normal" fo:text-transform="none" fo:color="#7ca655" style:text-line-through-type="none" style:text-line-through-style="none" style:text-line-through-width="auto" style:text-line-through-color="font-color" style:text-position="0% 100%" fo:font-family="Franklin Gothic Dem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6">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39">
      <style:text-properties fo:font-variant="normal" fo:text-transform="none" fo:color="#000000"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33">
      <style:text-properties fo:font-variant="normal" fo:text-transform="none" fo:color="#000000"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37">
      <style:text-properties fo:font-variant="normal" fo:text-transform="none" fo:color="#7ca655" style:text-line-through-type="none" style:text-line-through-style="none" style:text-line-through-width="auto" style:text-line-through-color="font-color" style:text-position="0% 100%" fo:font-family="Franklin Gothic Dem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0">
      <style:text-properties fo:font-variant="normal" fo:text-transform="none" fo:color="#000000"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1">
      <style:text-properties fo:font-variant="normal" fo:text-transform="none" fo:color="#000000"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2">
      <style:text-properties fo:font-variant="normal" fo:text-transform="none" fo:color="#000000"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3">
      <style:text-properties fo:font-variant="normal" fo:text-transform="none" fo:color="#000000"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4">
      <style:text-properties fo:font-variant="normal" fo:text-transform="none" fo:color="#000000"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5">
      <style:text-properties fo:font-variant="normal" fo:text-transform="none" fo:color="#000000"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6">
      <style:text-properties fo:font-variant="normal" fo:text-transform="none" fo:color="#000000"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7">
      <style:text-properties fo:font-variant="normal" fo:text-transform="none" fo:color="#000000"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8">
      <style:text-properties fo:font-variant="normal" fo:text-transform="none" fo:color="#000000"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9">
      <style:text-properties fo:font-variant="normal" fo:text-transform="none" fo:color="#000000"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41">
      <style:text-properties fo:font-variant="normal" fo:text-transform="none" fo:color="#000000"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45">
      <style:text-properties fo:font-variant="normal" fo:text-transform="none" fo:color="#7ca655" style:text-line-through-type="none" style:text-line-through-style="none" style:text-line-through-width="auto" style:text-line-through-color="font-color" style:text-position="0% 100%" fo:font-family="Franklin Gothic Dem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49">
      <style:text-properties fo:font-variant="normal" fo:text-transform="none" fo:color="#000000"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0">
      <style:text-properties fo:font-variant="normal" fo:text-transform="none" fo:color="#000000"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1">
      <style:text-properties fo:font-variant="normal" fo:text-transform="none" fo:color="#000000"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2">
      <style:text-properties fo:font-variant="normal" fo:text-transform="none" fo:color="#000000"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3">
      <style:text-properties fo:font-variant="normal" fo:text-transform="none" fo:color="#000000"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4">
      <style:text-properties fo:font-variant="normal" fo:text-transform="none" fo:color="#000000"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5">
      <style:text-properties fo:font-variant="normal" fo:text-transform="none" fo:color="#000000"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6">
      <style:text-properties fo:font-variant="normal" fo:text-transform="none" fo:color="#000000"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7">
      <style:text-properties fo:font-variant="normal" fo:text-transform="none" fo:color="#000000"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8">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5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53">
      <style:text-properties fo:font-variant="normal" fo:text-transform="none" fo:color="#7ca655" style:text-line-through-type="none" style:text-line-through-style="none" style:text-line-through-width="auto" style:text-line-through-color="font-color" style:text-position="0% 100%" fo:font-family="Franklin Gothic Dem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57">
      <style:text-properties fo:font-variant="normal" fo:text-transform="none" fo:color="#000000"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61">
      <style:text-properties fo:font-variant="normal" fo:text-transform="none" fo:color="#000000" style:text-line-through-type="none" style:text-line-through-style="none" style:text-line-through-width="auto" style:text-line-through-color="font-color" style:text-position="0% 100%" fo:font-family="Franklin Gothic Book"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2">
      <style:text-properties fo:font-variant="normal" fo:text-transform="none" fo:color="#000000" style:text-line-through-type="none" style:text-line-through-style="none" style:text-line-through-width="auto" style:text-line-through-color="font-color" style:text-position="0% 100%" fo:font-family="Franklin Gothic Book"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265">
      <style:graphic-properties draw:fill="none" draw:stroke="solid" svg:stroke-width="0.01389in" svg:stroke-color="#000000" svg:stroke-opacity="100%"/>
    </style:style>
    <style:style style:family="presentation" style:name="a12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1">
      <style:text-properties fo:font-variant="normal" fo:text-transform="none" fo:color="#7ca655"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02">
      <style:text-properties fo:font-variant="normal" fo:text-transform="none" fo:color="#7ca655"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1">
      <style:text-properties fo:font-variant="normal" fo:text-transform="none" fo:color="#7ca655" style:text-line-through-type="none" style:text-line-through-style="none" style:text-line-through-width="auto" style:text-line-through-color="font-color" style:text-position="0% 100%" fo:font-family="Franklin Gothic Dem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3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7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4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47">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1399">
      <text:list-level-style-bullet text:level="1" text:bullet-char="§">
        <style:list-level-properties text:space-before="0in" text:min-label-width="0.3125in"/>
        <style:text-properties fo:font-family="Wingdings" style:font-pitch="variable" fo:font-size="100%"/>
      </text:list-level-style-bullet>
      <text:list-level-style-bullet text:level="2" text:bullet-char="§">
        <style:list-level-properties text:space-before="0.4375in" text:min-label-width="0.3125in"/>
        <style:text-properties fo:font-family="Wingdings" style:font-pitch="variable" fo:font-size="100%"/>
      </text:list-level-style-bullet>
      <text:list-level-style-bullet text:level="3" text:bullet-char="§">
        <style:list-level-properties text:space-before="0.9375in" text:min-label-width="0.3125in"/>
        <style:text-properties fo:font-family="Wingdings" style:font-pitch="variable" fo:font-size="100%"/>
      </text:list-level-style-bullet>
      <text:list-level-style-bullet text:level="4" text:bullet-char="§">
        <style:list-level-properties text:space-before="1.4375in" text:min-label-width="0.3125in"/>
        <style:text-properties fo:font-family="Wingdings" style:font-pitch="variable" fo:font-size="100%"/>
      </text:list-level-style-bullet>
      <text:list-level-style-bullet text:level="5" text:bullet-char="§">
        <style:list-level-properties text:space-before="1.9375in" text:min-label-width="0.3125in"/>
        <style:text-properties fo:font-family="Wingdings" style:font-pitch="variable" fo:font-size="100%"/>
      </text:list-level-style-bullet>
      <text:list-level-style-bullet text:level="6" text:bullet-char="§">
        <style:list-level-properties text:space-before="2.4375in" text:min-label-width="0.3125in"/>
        <style:text-properties fo:font-family="Wingdings" style:font-pitch="variable" fo:font-size="100%"/>
      </text:list-level-style-bullet>
      <text:list-level-style-bullet text:level="7" text:bullet-char="§">
        <style:list-level-properties text:space-before="2.9375in" text:min-label-width="0.3125in"/>
        <style:text-properties fo:font-family="Wingdings" style:font-pitch="variable" fo:font-size="100%"/>
      </text:list-level-style-bullet>
      <text:list-level-style-bullet text:level="8" text:bullet-char="§">
        <style:list-level-properties text:space-before="3.4375in" text:min-label-width="0.3125in"/>
        <style:text-properties fo:font-family="Wingdings" style:font-pitch="variable" fo:font-size="100%"/>
      </text:list-level-style-bullet>
      <text:list-level-style-bullet text:level="9" text:bullet-char="§">
        <style:list-level-properties text:space-before="3.9375in" text:min-label-width="0.3125in"/>
        <style:text-properties fo:font-family="Wingdings" style:font-pitch="variable" fo:font-size="100%"/>
      </text:list-level-style-bullet>
    </text:list-style>
    <text:list-style style:name="a135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75">
      <text:list-level-style-bullet text:level="1" text:bullet-char="§">
        <style:list-level-properties text:space-before="0in" text:min-label-width="0.3125in"/>
        <style:text-properties fo:font-family="Wingdings" style:font-pitch="variable" fo:font-size="100%"/>
      </text:list-level-style-bullet>
      <text:list-level-style-bullet text:level="2" text:bullet-char="§">
        <style:list-level-properties text:space-before="0.4375in" text:min-label-width="0.3125in"/>
        <style:text-properties fo:font-family="Wingdings" style:font-pitch="variable" fo:font-size="100%"/>
      </text:list-level-style-bullet>
      <text:list-level-style-bullet text:level="3" text:bullet-char="§">
        <style:list-level-properties text:space-before="0.9375in" text:min-label-width="0.3125in"/>
        <style:text-properties fo:font-family="Wingdings" style:font-pitch="variable" fo:font-size="100%"/>
      </text:list-level-style-bullet>
      <text:list-level-style-bullet text:level="4" text:bullet-char="§">
        <style:list-level-properties text:space-before="1.4375in" text:min-label-width="0.3125in"/>
        <style:text-properties fo:font-family="Wingdings" style:font-pitch="variable" fo:font-size="100%"/>
      </text:list-level-style-bullet>
      <text:list-level-style-bullet text:level="5" text:bullet-char="§">
        <style:list-level-properties text:space-before="1.9375in" text:min-label-width="0.3125in"/>
        <style:text-properties fo:font-family="Wingdings" style:font-pitch="variable" fo:font-size="100%"/>
      </text:list-level-style-bullet>
      <text:list-level-style-bullet text:level="6" text:bullet-char="§">
        <style:list-level-properties text:space-before="2.4375in" text:min-label-width="0.3125in"/>
        <style:text-properties fo:font-family="Wingdings" style:font-pitch="variable" fo:font-size="100%"/>
      </text:list-level-style-bullet>
      <text:list-level-style-bullet text:level="7" text:bullet-char="§">
        <style:list-level-properties text:space-before="2.9375in" text:min-label-width="0.3125in"/>
        <style:text-properties fo:font-family="Wingdings" style:font-pitch="variable" fo:font-size="100%"/>
      </text:list-level-style-bullet>
      <text:list-level-style-bullet text:level="8" text:bullet-char="§">
        <style:list-level-properties text:space-before="3.4375in" text:min-label-width="0.3125in"/>
        <style:text-properties fo:font-family="Wingdings" style:font-pitch="variable" fo:font-size="100%"/>
      </text:list-level-style-bullet>
      <text:list-level-style-bullet text:level="9" text:bullet-char="§">
        <style:list-level-properties text:space-before="3.9375in" text:min-label-width="0.3125in"/>
        <style:text-properties fo:font-family="Wingdings" style:font-pitch="variable" fo:font-size="100%"/>
      </text:list-level-style-bullet>
    </text:list-style>
    <text:list-style style:name="a110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2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02">
      <text:list-level-style-bullet text:level="1" text:bullet-char="§">
        <style:list-level-properties text:space-before="0in" text:min-label-width="0.3125in"/>
        <style:text-properties fo:font-family="Wingdings" style:font-pitch="variable" fo:font-size="100%"/>
      </text:list-level-style-bullet>
      <text:list-level-style-bullet text:level="2" text:bullet-char="§">
        <style:list-level-properties text:space-before="0.4375in" text:min-label-width="0.3125in"/>
        <style:text-properties fo:font-family="Wingdings" style:font-pitch="variable" fo:font-size="100%"/>
      </text:list-level-style-bullet>
      <text:list-level-style-bullet text:level="3" text:bullet-char="§">
        <style:list-level-properties text:space-before="0.9375in" text:min-label-width="0.3125in"/>
        <style:text-properties fo:font-family="Wingdings" style:font-pitch="variable" fo:font-size="100%"/>
      </text:list-level-style-bullet>
      <text:list-level-style-bullet text:level="4" text:bullet-char="§">
        <style:list-level-properties text:space-before="1.4375in" text:min-label-width="0.3125in"/>
        <style:text-properties fo:font-family="Wingdings" style:font-pitch="variable" fo:font-size="100%"/>
      </text:list-level-style-bullet>
      <text:list-level-style-bullet text:level="5" text:bullet-char="§">
        <style:list-level-properties text:space-before="1.9375in" text:min-label-width="0.3125in"/>
        <style:text-properties fo:font-family="Wingdings" style:font-pitch="variable" fo:font-size="100%"/>
      </text:list-level-style-bullet>
      <text:list-level-style-bullet text:level="6" text:bullet-char="§">
        <style:list-level-properties text:space-before="2.4375in" text:min-label-width="0.3125in"/>
        <style:text-properties fo:font-family="Wingdings" style:font-pitch="variable" fo:font-size="100%"/>
      </text:list-level-style-bullet>
      <text:list-level-style-bullet text:level="7" text:bullet-char="§">
        <style:list-level-properties text:space-before="2.9375in" text:min-label-width="0.3125in"/>
        <style:text-properties fo:font-family="Wingdings" style:font-pitch="variable" fo:font-size="100%"/>
      </text:list-level-style-bullet>
      <text:list-level-style-bullet text:level="8" text:bullet-char="§">
        <style:list-level-properties text:space-before="3.4375in" text:min-label-width="0.3125in"/>
        <style:text-properties fo:font-family="Wingdings" style:font-pitch="variable" fo:font-size="100%"/>
      </text:list-level-style-bullet>
      <text:list-level-style-bullet text:level="9" text:bullet-char="§">
        <style:list-level-properties text:space-before="3.9375in" text:min-label-width="0.3125in"/>
        <style:text-properties fo:font-family="Wingdings" style:font-pitch="variable" fo:font-size="100%"/>
      </text:list-level-style-bullet>
    </text:list-style>
    <text:list-style style:name="a1378">
      <text:list-level-style-bullet text:level="1" text:bullet-char="§">
        <style:list-level-properties text:space-before="0in" text:min-label-width="0.3125in"/>
        <style:text-properties fo:font-family="Wingdings" style:font-pitch="variable" fo:font-size="100%"/>
      </text:list-level-style-bullet>
      <text:list-level-style-bullet text:level="2" text:bullet-char="§">
        <style:list-level-properties text:space-before="0.4375in" text:min-label-width="0.3125in"/>
        <style:text-properties fo:font-family="Wingdings" style:font-pitch="variable" fo:font-size="100%"/>
      </text:list-level-style-bullet>
      <text:list-level-style-bullet text:level="3" text:bullet-char="§">
        <style:list-level-properties text:space-before="0.9375in" text:min-label-width="0.3125in"/>
        <style:text-properties fo:font-family="Wingdings" style:font-pitch="variable" fo:font-size="100%"/>
      </text:list-level-style-bullet>
      <text:list-level-style-bullet text:level="4" text:bullet-char="§">
        <style:list-level-properties text:space-before="1.4375in" text:min-label-width="0.3125in"/>
        <style:text-properties fo:font-family="Wingdings" style:font-pitch="variable" fo:font-size="100%"/>
      </text:list-level-style-bullet>
      <text:list-level-style-bullet text:level="5" text:bullet-char="§">
        <style:list-level-properties text:space-before="1.9375in" text:min-label-width="0.3125in"/>
        <style:text-properties fo:font-family="Wingdings" style:font-pitch="variable" fo:font-size="100%"/>
      </text:list-level-style-bullet>
      <text:list-level-style-bullet text:level="6" text:bullet-char="§">
        <style:list-level-properties text:space-before="2.4375in" text:min-label-width="0.3125in"/>
        <style:text-properties fo:font-family="Wingdings" style:font-pitch="variable" fo:font-size="100%"/>
      </text:list-level-style-bullet>
      <text:list-level-style-bullet text:level="7" text:bullet-char="§">
        <style:list-level-properties text:space-before="2.9375in" text:min-label-width="0.3125in"/>
        <style:text-properties fo:font-family="Wingdings" style:font-pitch="variable" fo:font-size="100%"/>
      </text:list-level-style-bullet>
      <text:list-level-style-bullet text:level="8" text:bullet-char="§">
        <style:list-level-properties text:space-before="3.4375in" text:min-label-width="0.3125in"/>
        <style:text-properties fo:font-family="Wingdings" style:font-pitch="variable" fo:font-size="100%"/>
      </text:list-level-style-bullet>
      <text:list-level-style-bullet text:level="9" text:bullet-char="§">
        <style:list-level-properties text:space-before="3.9375in" text:min-label-width="0.3125in"/>
        <style:text-properties fo:font-family="Wingdings" style:font-pitch="variable" fo:font-size="100%"/>
      </text:list-level-style-bullet>
    </text:list-style>
    <text:list-style style:name="a128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3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05">
      <text:list-level-style-bullet text:level="1" text:bullet-char="§">
        <style:list-level-properties text:space-before="0in" text:min-label-width="0.3125in"/>
        <style:text-properties fo:font-family="Wingdings" style:font-pitch="variable" fo:font-size="100%"/>
      </text:list-level-style-bullet>
      <text:list-level-style-bullet text:level="2" text:bullet-char="§">
        <style:list-level-properties text:space-before="0.4375in" text:min-label-width="0.3125in"/>
        <style:text-properties fo:font-family="Wingdings" style:font-pitch="variable" fo:font-size="100%"/>
      </text:list-level-style-bullet>
      <text:list-level-style-bullet text:level="3" text:bullet-char="§">
        <style:list-level-properties text:space-before="0.9375in" text:min-label-width="0.3125in"/>
        <style:text-properties fo:font-family="Wingdings" style:font-pitch="variable" fo:font-size="100%"/>
      </text:list-level-style-bullet>
      <text:list-level-style-bullet text:level="4" text:bullet-char="§">
        <style:list-level-properties text:space-before="1.4375in" text:min-label-width="0.3125in"/>
        <style:text-properties fo:font-family="Wingdings" style:font-pitch="variable" fo:font-size="100%"/>
      </text:list-level-style-bullet>
      <text:list-level-style-bullet text:level="5" text:bullet-char="§">
        <style:list-level-properties text:space-before="1.9375in" text:min-label-width="0.3125in"/>
        <style:text-properties fo:font-family="Wingdings" style:font-pitch="variable" fo:font-size="100%"/>
      </text:list-level-style-bullet>
      <text:list-level-style-bullet text:level="6" text:bullet-char="§">
        <style:list-level-properties text:space-before="2.4375in" text:min-label-width="0.3125in"/>
        <style:text-properties fo:font-family="Wingdings" style:font-pitch="variable" fo:font-size="100%"/>
      </text:list-level-style-bullet>
      <text:list-level-style-bullet text:level="7" text:bullet-char="§">
        <style:list-level-properties text:space-before="2.9375in" text:min-label-width="0.3125in"/>
        <style:text-properties fo:font-family="Wingdings" style:font-pitch="variable" fo:font-size="100%"/>
      </text:list-level-style-bullet>
      <text:list-level-style-bullet text:level="8" text:bullet-char="§">
        <style:list-level-properties text:space-before="3.4375in" text:min-label-width="0.3125in"/>
        <style:text-properties fo:font-family="Wingdings" style:font-pitch="variable" fo:font-size="100%"/>
      </text:list-level-style-bullet>
      <text:list-level-style-bullet text:level="9" text:bullet-char="§">
        <style:list-level-properties text:space-before="3.9375in" text:min-label-width="0.3125in"/>
        <style:text-properties fo:font-family="Wingdings" style:font-pitch="variable" fo:font-size="100%"/>
      </text:list-level-style-bullet>
    </text:list-style>
    <text:list-style style:name="a110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3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0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08">
      <text:list-level-style-bullet text:level="1" text:bullet-char="§">
        <style:list-level-properties text:space-before="0in" text:min-label-width="0.3125in"/>
        <style:text-properties fo:font-family="Wingdings" style:font-pitch="variable" fo:font-size="100%"/>
      </text:list-level-style-bullet>
      <text:list-level-style-bullet text:level="2" text:bullet-char="§">
        <style:list-level-properties text:space-before="0.4375in" text:min-label-width="0.3125in"/>
        <style:text-properties fo:font-family="Wingdings" style:font-pitch="variable" fo:font-size="100%"/>
      </text:list-level-style-bullet>
      <text:list-level-style-bullet text:level="3" text:bullet-char="§">
        <style:list-level-properties text:space-before="0.9375in" text:min-label-width="0.3125in"/>
        <style:text-properties fo:font-family="Wingdings" style:font-pitch="variable" fo:font-size="100%"/>
      </text:list-level-style-bullet>
      <text:list-level-style-bullet text:level="4" text:bullet-char="§">
        <style:list-level-properties text:space-before="1.4375in" text:min-label-width="0.3125in"/>
        <style:text-properties fo:font-family="Wingdings" style:font-pitch="variable" fo:font-size="100%"/>
      </text:list-level-style-bullet>
      <text:list-level-style-bullet text:level="5" text:bullet-char="§">
        <style:list-level-properties text:space-before="1.9375in" text:min-label-width="0.3125in"/>
        <style:text-properties fo:font-family="Wingdings" style:font-pitch="variable" fo:font-size="100%"/>
      </text:list-level-style-bullet>
      <text:list-level-style-bullet text:level="6" text:bullet-char="§">
        <style:list-level-properties text:space-before="2.4375in" text:min-label-width="0.3125in"/>
        <style:text-properties fo:font-family="Wingdings" style:font-pitch="variable" fo:font-size="100%"/>
      </text:list-level-style-bullet>
      <text:list-level-style-bullet text:level="7" text:bullet-char="§">
        <style:list-level-properties text:space-before="2.9375in" text:min-label-width="0.3125in"/>
        <style:text-properties fo:font-family="Wingdings" style:font-pitch="variable" fo:font-size="100%"/>
      </text:list-level-style-bullet>
      <text:list-level-style-bullet text:level="8" text:bullet-char="§">
        <style:list-level-properties text:space-before="3.4375in" text:min-label-width="0.3125in"/>
        <style:text-properties fo:font-family="Wingdings" style:font-pitch="variable" fo:font-size="100%"/>
      </text:list-level-style-bullet>
      <text:list-level-style-bullet text:level="9" text:bullet-char="§">
        <style:list-level-properties text:space-before="3.9375in" text:min-label-width="0.3125in"/>
        <style:text-properties fo:font-family="Wingdings" style:font-pitch="variable" fo:font-size="100%"/>
      </text:list-level-style-bullet>
    </text:list-style>
    <text:list-style style:name="a131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3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1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7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5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5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0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81">
      <text:list-level-style-bullet text:level="1" text:bullet-char="§">
        <style:list-level-properties text:space-before="0in" text:min-label-width="0.3125in"/>
        <style:text-properties fo:font-family="Wingdings" style:font-pitch="variable" fo:font-size="100%"/>
      </text:list-level-style-bullet>
      <text:list-level-style-bullet text:level="2" text:bullet-char="§">
        <style:list-level-properties text:space-before="0.4375in" text:min-label-width="0.3125in"/>
        <style:text-properties fo:font-family="Wingdings" style:font-pitch="variable" fo:font-size="100%"/>
      </text:list-level-style-bullet>
      <text:list-level-style-bullet text:level="3" text:bullet-char="§">
        <style:list-level-properties text:space-before="0.9375in" text:min-label-width="0.3125in"/>
        <style:text-properties fo:font-family="Wingdings" style:font-pitch="variable" fo:font-size="100%"/>
      </text:list-level-style-bullet>
      <text:list-level-style-bullet text:level="4" text:bullet-char="§">
        <style:list-level-properties text:space-before="1.4375in" text:min-label-width="0.3125in"/>
        <style:text-properties fo:font-family="Wingdings" style:font-pitch="variable" fo:font-size="100%"/>
      </text:list-level-style-bullet>
      <text:list-level-style-bullet text:level="5" text:bullet-char="§">
        <style:list-level-properties text:space-before="1.9375in" text:min-label-width="0.3125in"/>
        <style:text-properties fo:font-family="Wingdings" style:font-pitch="variable" fo:font-size="100%"/>
      </text:list-level-style-bullet>
      <text:list-level-style-bullet text:level="6" text:bullet-char="§">
        <style:list-level-properties text:space-before="2.4375in" text:min-label-width="0.3125in"/>
        <style:text-properties fo:font-family="Wingdings" style:font-pitch="variable" fo:font-size="100%"/>
      </text:list-level-style-bullet>
      <text:list-level-style-bullet text:level="7" text:bullet-char="§">
        <style:list-level-properties text:space-before="2.9375in" text:min-label-width="0.3125in"/>
        <style:text-properties fo:font-family="Wingdings" style:font-pitch="variable" fo:font-size="100%"/>
      </text:list-level-style-bullet>
      <text:list-level-style-bullet text:level="8" text:bullet-char="§">
        <style:list-level-properties text:space-before="3.4375in" text:min-label-width="0.3125in"/>
        <style:text-properties fo:font-family="Wingdings" style:font-pitch="variable" fo:font-size="100%"/>
      </text:list-level-style-bullet>
      <text:list-level-style-bullet text:level="9" text:bullet-char="§">
        <style:list-level-properties text:space-before="3.9375in" text:min-label-width="0.3125in"/>
        <style:text-properties fo:font-family="Wingdings" style:font-pitch="variable" fo:font-size="100%"/>
      </text:list-level-style-bullet>
    </text:list-style>
    <text:list-style style:name="a1455">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1431">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1384">
      <text:list-level-style-bullet text:level="1" text:bullet-char="§">
        <style:list-level-properties text:space-before="0in" text:min-label-width="0.3125in"/>
        <style:text-properties fo:font-family="Wingdings" style:font-pitch="variable" fo:font-size="100%"/>
      </text:list-level-style-bullet>
      <text:list-level-style-bullet text:level="2" text:bullet-char="§">
        <style:list-level-properties text:space-before="0.4375in" text:min-label-width="0.3125in"/>
        <style:text-properties fo:font-family="Wingdings" style:font-pitch="variable" fo:font-size="100%"/>
      </text:list-level-style-bullet>
      <text:list-level-style-bullet text:level="3" text:bullet-char="§">
        <style:list-level-properties text:space-before="0.9375in" text:min-label-width="0.3125in"/>
        <style:text-properties fo:font-family="Wingdings" style:font-pitch="variable" fo:font-size="100%"/>
      </text:list-level-style-bullet>
      <text:list-level-style-bullet text:level="4" text:bullet-char="§">
        <style:list-level-properties text:space-before="1.4375in" text:min-label-width="0.3125in"/>
        <style:text-properties fo:font-family="Wingdings" style:font-pitch="variable" fo:font-size="100%"/>
      </text:list-level-style-bullet>
      <text:list-level-style-bullet text:level="5" text:bullet-char="§">
        <style:list-level-properties text:space-before="1.9375in" text:min-label-width="0.3125in"/>
        <style:text-properties fo:font-family="Wingdings" style:font-pitch="variable" fo:font-size="100%"/>
      </text:list-level-style-bullet>
      <text:list-level-style-bullet text:level="6" text:bullet-char="§">
        <style:list-level-properties text:space-before="2.4375in" text:min-label-width="0.3125in"/>
        <style:text-properties fo:font-family="Wingdings" style:font-pitch="variable" fo:font-size="100%"/>
      </text:list-level-style-bullet>
      <text:list-level-style-bullet text:level="7" text:bullet-char="§">
        <style:list-level-properties text:space-before="2.9375in" text:min-label-width="0.3125in"/>
        <style:text-properties fo:font-family="Wingdings" style:font-pitch="variable" fo:font-size="100%"/>
      </text:list-level-style-bullet>
      <text:list-level-style-bullet text:level="8" text:bullet-char="§">
        <style:list-level-properties text:space-before="3.4375in" text:min-label-width="0.3125in"/>
        <style:text-properties fo:font-family="Wingdings" style:font-pitch="variable" fo:font-size="100%"/>
      </text:list-level-style-bullet>
      <text:list-level-style-bullet text:level="9" text:bullet-char="§">
        <style:list-level-properties text:space-before="3.9375in" text:min-label-width="0.3125in"/>
        <style:text-properties fo:font-family="Wingdings" style:font-pitch="variable" fo:font-size="100%"/>
      </text:list-level-style-bullet>
    </text:list-style>
    <text:list-style style:name="a120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5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3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11">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9375in"/>
      </text:list-level-style-number>
      <text:list-level-style-number text:level="4" style:num-format="">
        <style:list-level-properties text:space-before="1.4375in"/>
      </text:list-level-style-number>
      <text:list-level-style-number text:level="5" style:num-format="">
        <style:list-level-properties text:space-before="1.93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1387">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9375in"/>
      </text:list-level-style-number>
      <text:list-level-style-number text:level="4" style:num-format="">
        <style:list-level-properties text:space-before="1.4375in"/>
      </text:list-level-style-number>
      <text:list-level-style-number text:level="5" style:num-format="">
        <style:list-level-properties text:space-before="1.93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1439">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134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2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4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2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7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0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8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3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0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5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3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63">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1390">
      <text:list-level-style-bullet text:level="1" text:bullet-char="§">
        <style:list-level-properties text:space-before="0in" text:min-label-width="0.3125in"/>
        <style:text-properties fo:font-family="Wingdings" style:font-pitch="variable" fo:font-size="100%"/>
      </text:list-level-style-bullet>
      <text:list-level-style-bullet text:level="2" text:bullet-char="§">
        <style:list-level-properties text:space-before="0.4375in" text:min-label-width="0.3125in"/>
        <style:text-properties fo:font-family="Wingdings" style:font-pitch="variable" fo:font-size="100%"/>
      </text:list-level-style-bullet>
      <text:list-level-style-bullet text:level="3" text:bullet-char="§">
        <style:list-level-properties text:space-before="0.9375in" text:min-label-width="0.3125in"/>
        <style:text-properties fo:font-family="Wingdings" style:font-pitch="variable" fo:font-size="100%"/>
      </text:list-level-style-bullet>
      <text:list-level-style-bullet text:level="4" text:bullet-char="§">
        <style:list-level-properties text:space-before="1.4375in" text:min-label-width="0.3125in"/>
        <style:text-properties fo:font-family="Wingdings" style:font-pitch="variable" fo:font-size="100%"/>
      </text:list-level-style-bullet>
      <text:list-level-style-bullet text:level="5" text:bullet-char="§">
        <style:list-level-properties text:space-before="1.9375in" text:min-label-width="0.3125in"/>
        <style:text-properties fo:font-family="Wingdings" style:font-pitch="variable" fo:font-size="100%"/>
      </text:list-level-style-bullet>
      <text:list-level-style-bullet text:level="6" text:bullet-char="§">
        <style:list-level-properties text:space-before="2.4375in" text:min-label-width="0.3125in"/>
        <style:text-properties fo:font-family="Wingdings" style:font-pitch="variable" fo:font-size="100%"/>
      </text:list-level-style-bullet>
      <text:list-level-style-bullet text:level="7" text:bullet-char="§">
        <style:list-level-properties text:space-before="2.9375in" text:min-label-width="0.3125in"/>
        <style:text-properties fo:font-family="Wingdings" style:font-pitch="variable" fo:font-size="100%"/>
      </text:list-level-style-bullet>
      <text:list-level-style-bullet text:level="8" text:bullet-char="§">
        <style:list-level-properties text:space-before="3.4375in" text:min-label-width="0.3125in"/>
        <style:text-properties fo:font-family="Wingdings" style:font-pitch="variable" fo:font-size="100%"/>
      </text:list-level-style-bullet>
      <text:list-level-style-bullet text:level="9" text:bullet-char="§">
        <style:list-level-properties text:space-before="3.9375in" text:min-label-width="0.3125in"/>
        <style:text-properties fo:font-family="Wingdings" style:font-pitch="variable" fo:font-size="100%"/>
      </text:list-level-style-bullet>
    </text:list-style>
    <text:list-style style:name="a146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4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office:automatic-styles>
  <office:body>
    <office:presentation>
      <draw:page draw:name="Slide95" draw:style-name="a1084" draw:master-page-name="Master1-Layout1-cust-Titre" presentation:presentation-page-layout-name="Master1-PPL1" draw:id="Slide-350">
        <draw:frame draw:id="id193" presentation:style-name="a1095" draw:name="Titre 1" svg:x="5.75481in" svg:y="2.31428in" svg:width="7.21394in" svg:height="1.65575in" presentation:class="title" presentation:placeholder="false">
          <draw:text-box>
            <text:p text:style-name="a1094" text:class-names="" text:cond-style-name=""><text:span text:style-name="a1085" text:class-names="">Learning<text:s text:c="1"/></text:span><text:span text:style-name="a1086" text:class-names="">dynamics</text:span><text:span text:style-name="a1087" text:class-names=""><text:s text:c="1"/>in<text:s text:c="1"/></text:span><text:span text:style-name="a1088" text:class-names="">social</text:span><text:span text:style-name="a1089" text:class-names=""><text:s text:c="1"/></text:span><text:span text:style-name="a1090" text:class-names="">dilemmas</text:span><text:span text:style-name="a1091" text:class-names=""><text:line-break/></text:span><text:span text:style-name="a1092" text:class-names="">Macy, M.W., Flache, A., 2002</text:span><text:span text:style-name="a1093" text:class-names=""/></text:p>
          </draw:text-box>
          <svg:title/>
          <svg:desc/>
        </draw:frame>
        <draw:frame draw:id="id194" presentation:style-name="a1110" draw:name="Espace réservé au texte 2" svg:x="6.9631in" svg:y="4.97545in" svg:width="6.00565in" svg:height="0.92359in" presentation:class="outline" presentation:placeholder="false">
          <draw:text-box>
            <text:list text:style-name="a1100">
              <text:list-item>
                <text:p text:style-name="a1099" text:class-names="" text:cond-style-name=""><text:span text:style-name="a1096" text:class-names="">INFO-F409 – Learning<text:s text:c="1"/></text:span><text:span text:style-name="a1097" text:class-names="">dynamics</text:span><text:span text:style-name="a1098" text:class-names=""/></text:p>
              </text:list-item>
            </text:list>
            <text:list text:style-name="a1106">
              <text:list-item>
                <text:p text:style-name="a1105" text:class-names="" text:cond-style-name=""><text:span text:style-name="a1101" text:class-names="">Julien Baudru, Damien<text:s text:c="1"/></text:span><text:span text:style-name="a1102" text:class-names="">Decleire</text:span><text:span text:style-name="a1103" text:class-names="">, Hamza El Miri &amp; Anthony Zhou</text:span><text:span text:style-name="a1104" text:class-names=""/></text:p>
              </text:list-item>
            </text:list>
            <text:list text:style-name="a1109">
              <text:list-item>
                <text:p text:style-name="a1108" text:class-names="" text:cond-style-name=""><text:span text:style-name="a1107" text:class-names=""/></text:p>
              </text:list-item>
            </text:list>
          </draw:text-box>
          <svg:title/>
          <svg:desc/>
        </draw:frame>
        <presentation:notes draw:style-name="a1117">
          <draw:page-thumbnail draw:page-number="1" svg:x="0.75in" svg:y="1.25in" svg:width="6in" svg:height="3.375in" presentation:class="page" draw:id="id195" presentation:style-name="a1111" draw:name="Espace réservé de l'image des diapositives 1">
            <svg:title/>
            <svg:desc/>
          </draw:page-thumbnail>
          <draw:frame draw:id="id196" presentation:style-name="a1112" draw:name="Espace réservé des notes 2" svg:x="0.75in" svg:y="4.8125in" svg:width="6in" svg:height="3.9375in" presentation:class="notes" presentation:placeholder="true">
            <draw:text-box/>
            <svg:title/>
            <svg:desc/>
          </draw:frame>
          <draw:frame draw:id="id197" draw:style-name="a1116" draw:name="Espace réservé du numéro de diapositive 3" svg:x="4.24826in" svg:y="9.49826in" svg:width="3.25in" svg:height="0.50174in">
            <draw:text-box>
              <text:p text:style-name="a1115" text:class-names="" text:cond-style-name=""><text:span text:style-name="a1113" text:class-names=""><text:page-number style:num-format="1" text:fixed="false">1</text:page-number></text:span><text:span text:style-name="a1114" text:class-names=""/></text:p>
            </draw:text-box>
            <svg:title/>
            <svg:desc/>
          </draw:frame>
        </presentation:notes>
      </draw:page>
      <draw:page draw:name="Slide97" draw:style-name="a1118" draw:master-page-name="Master1-Layout2-cust-Ordre-du-jour" presentation:presentation-page-layout-name="Master1-PPL2" draw:id="Slide-352">
        <draw:frame draw:id="id198" presentation:style-name="a1122" draw:name="Titre 1" svg:x="1.05427in" svg:y="0.96135in" svg:width="5.40406in" svg:height="0.66805in" presentation:class="title" presentation:placeholder="false">
          <draw:text-box>
            <text:p text:style-name="a1121" text:class-names="" text:cond-style-name=""><text:span text:style-name="a1119" text:class-names="">Overview</text:span><text:span text:style-name="a1120" text:class-names=""/></text:p>
          </draw:text-box>
          <svg:title/>
          <svg:desc/>
        </draw:frame>
        <draw:frame draw:id="id199" presentation:style-name="a1126" draw:name="Espace réservé du texte 3" svg:x="1.04167in" svg:y="2.41667in" svg:width="2.33333in" svg:height="0.40391in" presentation:class="outline" presentation:placeholder="false">
          <draw:text-box>
            <text:list text:style-name="a1125">
              <text:list-item>
                <text:p text:style-name="a1124" text:class-names="" text:cond-style-name=""><text:span text:style-name="a1123" text:class-names="">01. Introduction</text:span></text:p>
              </text:list-item>
            </text:list>
          </draw:text-box>
          <svg:title/>
          <svg:desc/>
        </draw:frame>
        <draw:frame draw:id="id200" presentation:style-name="a1148" draw:name="Espace réservé au texte 2" svg:x="1.04167in" svg:y="3.08212in" svg:width="2.33333in" svg:height="0.82078in" presentation:class="outline" presentation:placeholder="false">
          <draw:text-box>
            <text:list text:style-name="a1147">
              <text:list-item>
                <text:p text:style-name="a1146" text:class-names="" text:cond-style-name=""><text:span text:style-name="a1127" text:class-names="">Lorem ipsum<text:s text:c="1"/></text:span><text:span text:style-name="a1128" text:class-names="">dolor</text:span><text:span text:style-name="a1129" text:class-names=""><text:s text:c="1"/></text:span><text:span text:style-name="a1130" text:class-names="">sit</text:span><text:span text:style-name="a1131" text:class-names=""><text:s text:c="1"/></text:span><text:span text:style-name="a1132" text:class-names="">amet</text:span><text:span text:style-name="a1133" text:class-names="">,<text:s text:c="1"/></text:span><text:span text:style-name="a1134" text:class-names="">consectetuer</text:span><text:span text:style-name="a1135" text:class-names=""><text:s text:c="1"/></text:span><text:span text:style-name="a1136" text:class-names="">adipiscing</text:span><text:span text:style-name="a1137" text:class-names=""><text:s text:c="1"/></text:span><text:span text:style-name="a1138" text:class-names="">elit</text:span><text:span text:style-name="a1139" text:class-names="">,<text:s text:c="1"/></text:span><text:span text:style-name="a1140" text:class-names="">sed</text:span><text:span text:style-name="a1141" text:class-names=""><text:s text:c="1"/>diam<text:s text:c="1"/></text:span><text:span text:style-name="a1142" text:class-names="">nonummy</text:span><text:span text:style-name="a1143" text:class-names=""><text:s text:c="1"/></text:span><text:span text:style-name="a1144" text:class-names="">nibh</text:span><text:span text:style-name="a1145" text:class-names="">.</text:span></text:p>
              </text:list-item>
            </text:list>
          </draw:text-box>
          <svg:title/>
          <svg:desc/>
        </draw:frame>
        <draw:frame draw:id="id201" presentation:style-name="a1154" draw:name="Espace réservé du texte 5" svg:x="4.00595in" svg:y="2.41667in" svg:width="2.32738in" svg:height="0.66546in" presentation:class="outline" presentation:placeholder="false">
          <draw:text-box>
            <text:list text:style-name="a1153">
              <text:list-item>
                <text:p text:style-name="a1152" text:class-names="" text:cond-style-name=""><text:span text:style-name="a1149" text:class-names="">02</text:span><text:span text:style-name="a1150" text:class-names="">. Method<text:s text:c="1"/></text:span><text:span text:style-name="a1151" text:class-names=""/></text:p>
              </text:list-item>
            </text:list>
          </draw:text-box>
          <svg:title/>
          <svg:desc/>
        </draw:frame>
        <draw:frame draw:id="id202" presentation:style-name="a1176" draw:name="Espace réservé du texte 4" svg:x="4.00595in" svg:y="3.08212in" svg:width="2.32738in" svg:height="0.82078in" presentation:class="outline" presentation:placeholder="false">
          <draw:text-box>
            <text:list text:style-name="a1175">
              <text:list-item>
                <text:p text:style-name="a1174" text:class-names="" text:cond-style-name=""><text:span text:style-name="a1155" text:class-names="">Lorem ipsum<text:s text:c="1"/></text:span><text:span text:style-name="a1156" text:class-names="">dolor</text:span><text:span text:style-name="a1157" text:class-names=""><text:s text:c="1"/></text:span><text:span text:style-name="a1158" text:class-names="">sit</text:span><text:span text:style-name="a1159" text:class-names=""><text:s text:c="1"/></text:span><text:span text:style-name="a1160" text:class-names="">amet</text:span><text:span text:style-name="a1161" text:class-names="">,<text:s text:c="1"/></text:span><text:span text:style-name="a1162" text:class-names="">consectetuer</text:span><text:span text:style-name="a1163" text:class-names=""><text:s text:c="1"/></text:span><text:span text:style-name="a1164" text:class-names="">adipiscing</text:span><text:span text:style-name="a1165" text:class-names=""><text:s text:c="1"/></text:span><text:span text:style-name="a1166" text:class-names="">elit</text:span><text:span text:style-name="a1167" text:class-names="">,<text:s text:c="1"/></text:span><text:span text:style-name="a1168" text:class-names="">sed</text:span><text:span text:style-name="a1169" text:class-names=""><text:s text:c="1"/>diam<text:s text:c="1"/></text:span><text:span text:style-name="a1170" text:class-names="">nonummy</text:span><text:span text:style-name="a1171" text:class-names=""><text:s text:c="1"/></text:span><text:span text:style-name="a1172" text:class-names="">nibh</text:span><text:span text:style-name="a1173" text:class-names="">.</text:span></text:p>
              </text:list-item>
            </text:list>
          </draw:text-box>
          <svg:title/>
          <svg:desc/>
        </draw:frame>
        <draw:frame draw:id="id203" presentation:style-name="a1182" draw:name="Espace réservé du texte 7" svg:x="1.04167in" svg:y="4.9462in" svg:width="2.33333in" svg:height="0.40391in" presentation:class="outline" presentation:placeholder="false">
          <draw:text-box>
            <text:list text:style-name="a1181">
              <text:list-item>
                <text:p text:style-name="a1180" text:class-names="" text:cond-style-name=""><text:span text:style-name="a1177" text:class-names="">03.<text:s text:c="1"/></text:span><text:span text:style-name="a1178" text:class-names="">Results</text:span><text:span text:style-name="a1179" text:class-names=""/></text:p>
              </text:list-item>
            </text:list>
          </draw:text-box>
          <svg:title/>
          <svg:desc/>
        </draw:frame>
        <draw:frame draw:id="id204" presentation:style-name="a1204" draw:name="Espace réservé du texte 6" svg:x="1.04167in" svg:y="5.61166in" svg:width="2.33333in" svg:height="0.82078in" presentation:class="outline" presentation:placeholder="false">
          <draw:text-box>
            <text:list text:style-name="a1203">
              <text:list-item>
                <text:p text:style-name="a1202" text:class-names="" text:cond-style-name=""><text:span text:style-name="a1183" text:class-names="">Lorem ipsum<text:s text:c="1"/></text:span><text:span text:style-name="a1184" text:class-names="">dolor</text:span><text:span text:style-name="a1185" text:class-names=""><text:s text:c="1"/></text:span><text:span text:style-name="a1186" text:class-names="">sit</text:span><text:span text:style-name="a1187" text:class-names=""><text:s text:c="1"/></text:span><text:span text:style-name="a1188" text:class-names="">amet</text:span><text:span text:style-name="a1189" text:class-names="">,<text:s text:c="1"/></text:span><text:span text:style-name="a1190" text:class-names="">consectetuer</text:span><text:span text:style-name="a1191" text:class-names=""><text:s text:c="1"/></text:span><text:span text:style-name="a1192" text:class-names="">adipiscing</text:span><text:span text:style-name="a1193" text:class-names=""><text:s text:c="1"/></text:span><text:span text:style-name="a1194" text:class-names="">elit</text:span><text:span text:style-name="a1195" text:class-names="">,<text:s text:c="1"/></text:span><text:span text:style-name="a1196" text:class-names="">sed</text:span><text:span text:style-name="a1197" text:class-names=""><text:s text:c="1"/>diam<text:s text:c="1"/></text:span><text:span text:style-name="a1198" text:class-names="">nonummy</text:span><text:span text:style-name="a1199" text:class-names=""><text:s text:c="1"/></text:span><text:span text:style-name="a1200" text:class-names="">nibh</text:span><text:span text:style-name="a1201" text:class-names="">.</text:span></text:p>
              </text:list-item>
            </text:list>
          </draw:text-box>
          <svg:title/>
          <svg:desc/>
        </draw:frame>
        <draw:frame draw:id="id205" presentation:style-name="a1210" draw:name="Espace réservé du texte 9" svg:x="4.00595in" svg:y="4.9462in" svg:width="2.32738in" svg:height="0.40391in" presentation:class="outline" presentation:placeholder="false">
          <draw:text-box>
            <text:list text:style-name="a1209">
              <text:list-item>
                <text:p text:style-name="a1208" text:class-names="" text:cond-style-name=""><text:span text:style-name="a1205" text:class-names="">04.<text:s text:c="1"/></text:span><text:span text:style-name="a1206" text:class-names="">Discussion</text:span><text:span text:style-name="a1207" text:class-names=""/></text:p>
              </text:list-item>
            </text:list>
          </draw:text-box>
          <svg:title/>
          <svg:desc/>
        </draw:frame>
        <draw:frame draw:id="id206" presentation:style-name="a1232" draw:name="Espace réservé du texte 8" svg:x="4.00595in" svg:y="5.61166in" svg:width="2.32738in" svg:height="0.82078in" presentation:class="outline" presentation:placeholder="false">
          <draw:text-box>
            <text:list text:style-name="a1231">
              <text:list-item>
                <text:p text:style-name="a1230" text:class-names="" text:cond-style-name=""><text:span text:style-name="a1211" text:class-names="">Lorem ipsum<text:s text:c="1"/></text:span><text:span text:style-name="a1212" text:class-names="">dolor</text:span><text:span text:style-name="a1213" text:class-names=""><text:s text:c="1"/></text:span><text:span text:style-name="a1214" text:class-names="">sit</text:span><text:span text:style-name="a1215" text:class-names=""><text:s text:c="1"/></text:span><text:span text:style-name="a1216" text:class-names="">amet</text:span><text:span text:style-name="a1217" text:class-names="">,<text:s text:c="1"/></text:span><text:span text:style-name="a1218" text:class-names="">consectetuer</text:span><text:span text:style-name="a1219" text:class-names=""><text:s text:c="1"/></text:span><text:span text:style-name="a1220" text:class-names="">adipiscing</text:span><text:span text:style-name="a1221" text:class-names=""><text:s text:c="1"/></text:span><text:span text:style-name="a1222" text:class-names="">elit</text:span><text:span text:style-name="a1223" text:class-names="">,<text:s text:c="1"/></text:span><text:span text:style-name="a1224" text:class-names="">sed</text:span><text:span text:style-name="a1225" text:class-names=""><text:s text:c="1"/>diam<text:s text:c="1"/></text:span><text:span text:style-name="a1226" text:class-names="">nonummy</text:span><text:span text:style-name="a1227" text:class-names=""><text:s text:c="1"/></text:span><text:span text:style-name="a1228" text:class-names="">nibh</text:span><text:span text:style-name="a1229" text:class-names="">.</text:span></text:p>
              </text:list-item>
            </text:list>
          </draw:text-box>
          <svg:title/>
          <svg:desc/>
        </draw:frame>
        <draw:frame draw:id="id207" presentation:style-name="a1238" draw:name="Espace réservé du texte 11" svg:x="6.96309in" svg:y="4.9462in" svg:width="2.32857in" svg:height="0.40391in" presentation:class="outline" presentation:placeholder="false">
          <draw:text-box>
            <text:list text:style-name="a1237">
              <text:list-item>
                <text:p text:style-name="a1236" text:class-names="" text:cond-style-name=""><text:span text:style-name="a1233" text:class-names="">05.<text:s text:c="1"/></text:span><text:span text:style-name="a1234" text:class-names="">Conclusio</text:span><text:span text:style-name="a1235" text:class-names="">n</text:span></text:p>
              </text:list-item>
            </text:list>
          </draw:text-box>
          <svg:title/>
          <svg:desc/>
        </draw:frame>
        <draw:frame draw:id="id208" presentation:style-name="a1260" draw:name="Espace réservé du texte 10" svg:x="6.96309in" svg:y="5.61166in" svg:width="2.32857in" svg:height="0.82078in" presentation:class="outline" presentation:placeholder="false">
          <draw:text-box>
            <text:list text:style-name="a1259">
              <text:list-item>
                <text:p text:style-name="a1258" text:class-names="" text:cond-style-name=""><text:span text:style-name="a1239" text:class-names="">Lorem ipsum<text:s text:c="1"/></text:span><text:span text:style-name="a1240" text:class-names="">dolor</text:span><text:span text:style-name="a1241" text:class-names=""><text:s text:c="1"/></text:span><text:span text:style-name="a1242" text:class-names="">sit</text:span><text:span text:style-name="a1243" text:class-names=""><text:s text:c="1"/></text:span><text:span text:style-name="a1244" text:class-names="">amet</text:span><text:span text:style-name="a1245" text:class-names="">,<text:s text:c="1"/></text:span><text:span text:style-name="a1246" text:class-names="">consectetuer</text:span><text:span text:style-name="a1247" text:class-names=""><text:s text:c="1"/></text:span><text:span text:style-name="a1248" text:class-names="">adipiscing</text:span><text:span text:style-name="a1249" text:class-names=""><text:s text:c="1"/></text:span><text:span text:style-name="a1250" text:class-names="">elit</text:span><text:span text:style-name="a1251" text:class-names="">,<text:s text:c="1"/></text:span><text:span text:style-name="a1252" text:class-names="">sed</text:span><text:span text:style-name="a1253" text:class-names=""><text:s text:c="1"/>diam<text:s text:c="1"/></text:span><text:span text:style-name="a1254" text:class-names="">nonummy</text:span><text:span text:style-name="a1255" text:class-names=""><text:s text:c="1"/></text:span><text:span text:style-name="a1256" text:class-names="">nibh</text:span><text:span text:style-name="a1257" text:class-names="">.</text:span></text:p>
              </text:list-item>
            </text:list>
          </draw:text-box>
          <svg:title/>
          <svg:desc/>
        </draw:frame>
        <draw:frame draw:id="id209" draw:style-name="a1264" draw:name="Espace réservé du numéro de diapositive 14" svg:x="1.0625in" svg:y="6.925in" svg:width="0.57222in" svg:height="0.27083in">
          <draw:text-box>
            <text:p text:style-name="a1263" text:class-names="" text:cond-style-name=""><text:span text:style-name="a1261" text:class-names=""><text:page-number style:num-format="1" text:fixed="false">2</text:page-number></text:span><text:span text:style-name="a1262" text:class-names=""/></text:p>
          </draw:text-box>
          <svg:title/>
          <svg:desc/>
        </draw:frame>
        <presentation:notes draw:style-name="a1271">
          <draw:page-thumbnail draw:page-number="2" svg:x="0.75in" svg:y="1.25in" svg:width="6in" svg:height="3.375in" presentation:class="page" draw:id="id210" presentation:style-name="a1265" draw:name="Espace réservé de l'image des diapositives 1">
            <svg:title/>
            <svg:desc/>
          </draw:page-thumbnail>
          <draw:frame draw:id="id211" presentation:style-name="a1266" draw:name="Espace réservé des notes 2" svg:x="0.75in" svg:y="4.8125in" svg:width="6in" svg:height="3.9375in" presentation:class="notes" presentation:placeholder="true">
            <draw:text-box/>
            <svg:title/>
            <svg:desc/>
          </draw:frame>
          <draw:frame draw:id="id212" draw:style-name="a1270" draw:name="Espace réservé du numéro de diapositive 3" svg:x="4.24826in" svg:y="9.49826in" svg:width="3.25in" svg:height="0.50174in">
            <draw:text-box>
              <text:p text:style-name="a1269" text:class-names="" text:cond-style-name=""><text:span text:style-name="a1267" text:class-names=""><text:page-number style:num-format="1" text:fixed="false">2</text:page-number></text:span><text:span text:style-name="a1268" text:class-names=""/></text:p>
            </draw:text-box>
            <svg:title/>
            <svg:desc/>
          </draw:frame>
        </presentation:notes>
      </draw:page>
      <draw:page draw:name="Slide106" draw:style-name="a1272" draw:master-page-name="Master1-Layout3-cust-Introduction" presentation:presentation-page-layout-name="Master1-PPL3" draw:id="Slide-361">
        <draw:frame draw:id="id213" presentation:style-name="a1275" draw:name="Titre 2" svg:x="1.05427in" svg:y="0.96135in" svg:width="5.40406in" svg:height="0.66805in" presentation:class="title" presentation:placeholder="false">
          <draw:text-box>
            <text:p text:style-name="a1274" text:class-names="" text:cond-style-name=""><text:span text:style-name="a1273" text:class-names="">Introduction</text:span></text:p>
          </draw:text-box>
          <svg:title/>
          <svg:desc/>
        </draw:frame>
        <draw:frame draw:id="id214" presentation:style-name="a1282" draw:name="Espace réservé du texte 3" svg:x="1.04167in" svg:y="2.50368in" svg:width="5in" svg:height="3.0569in" presentation:class="outline" presentation:placeholder="false">
          <draw:text-box>
            <text:list text:style-name="a1278">
              <text:list-item>
                <text:p text:style-name="a1277" text:class-names="" text:cond-style-name=""><text:span text:style-name="a1276" text:class-names="">Les bénéfices sont en hausse, les pertes sont en baisse ! Nous sommes très fiers des progrès de notre équipe. Aujourd’hui, nous examinerons les gains et les pertes de l’année précédente et nous vous présenterons une vue d’ensemble de ce qui vous attend l’année prochaine.</text:span></text:p>
              </text:list-item>
            </text:list>
            <text:list text:style-name="a1281">
              <text:list-item>
                <text:p text:style-name="a1280" text:class-names="" text:cond-style-name=""><text:span text:style-name="a1279" text:class-names=""/></text:p>
              </text:list-item>
            </text:list>
          </draw:text-box>
          <svg:title/>
          <svg:desc/>
        </draw:frame>
        <draw:frame draw:id="id215" draw:style-name="a1286" draw:name="Espace réservé du numéro de diapositive 6" svg:x="1.0625in" svg:y="6.925in" svg:width="0.57222in" svg:height="0.27083in">
          <draw:text-box>
            <text:p text:style-name="a1285" text:class-names="" text:cond-style-name=""><text:span text:style-name="a1283" text:class-names=""><text:page-number style:num-format="1" text:fixed="false">3</text:page-number></text:span><text:span text:style-name="a1284" text:class-names=""/></text:p>
          </draw:text-box>
          <svg:title/>
          <svg:desc/>
        </draw:frame>
        <draw:frame draw:id="id216" presentation:style-name="a1287" draw:name="Espace réservé pour une image  7" svg:x="6.66667in" svg:y="-0.02465in" svg:width="6.66667in" svg:height="7.54931in" presentation:class="graphic" presentation:placeholder="true">
          <svg:title/>
          <svg:desc/>
        </draw:frame>
        <presentation:notes draw:style-name="a1294">
          <draw:page-thumbnail draw:page-number="3" svg:x="0.75in" svg:y="1.25in" svg:width="6in" svg:height="3.375in" presentation:class="page" draw:id="id217" presentation:style-name="a1288" draw:name="Espace réservé de l'image des diapositives 1">
            <svg:title/>
            <svg:desc/>
          </draw:page-thumbnail>
          <draw:frame draw:id="id218" presentation:style-name="a1289" draw:name="Espace réservé des notes 2" svg:x="0.75in" svg:y="4.8125in" svg:width="6in" svg:height="3.9375in" presentation:class="notes" presentation:placeholder="true">
            <draw:text-box/>
            <svg:title/>
            <svg:desc/>
          </draw:frame>
          <draw:frame draw:id="id219" draw:style-name="a1293" draw:name="Espace réservé du numéro de diapositive 3" svg:x="4.24826in" svg:y="9.49826in" svg:width="3.25in" svg:height="0.50174in">
            <draw:text-box>
              <text:p text:style-name="a1292" text:class-names="" text:cond-style-name=""><text:span text:style-name="a1290" text:class-names=""><text:page-number style:num-format="1" text:fixed="false">3</text:page-number></text:span><text:span text:style-name="a1291" text:class-names=""/></text:p>
            </draw:text-box>
            <svg:title/>
            <svg:desc/>
          </draw:frame>
        </presentation:notes>
      </draw:page>
      <draw:page draw:name="Slide102" draw:style-name="a1295" draw:master-page-name="Master1-Layout9-cust-Chronologie-" presentation:presentation-page-layout-name="Master1-PPL9" draw:id="Slide-357">
        <draw:frame draw:id="id220" presentation:style-name="a1299" draw:name="Titre 1" svg:x="1.05427in" svg:y="0.96135in" svg:width="5.40406in" svg:height="0.66805in" presentation:class="title" presentation:placeholder="false">
          <draw:text-box>
            <text:p text:style-name="a1298" text:class-names="" text:cond-style-name=""><text:span text:style-name="a1296" text:class-names="">Method</text:span><text:span text:style-name="a1297" text:class-names=""/></text:p>
          </draw:text-box>
          <svg:title/>
          <svg:desc/>
        </draw:frame>
        <draw:frame draw:id="id221" presentation:style-name="a1305" draw:name="Espace réservé du texte 3" svg:x="1.41837in" svg:y="2.80915in" svg:width="2.33333in" svg:height="0.22511in" presentation:class="outline" presentation:placeholder="false">
          <draw:text-box>
            <text:list text:style-name="a1304">
              <text:list-item>
                <text:p text:style-name="a1303" text:class-names="" text:cond-style-name=""><text:span text:style-name="a1300" text:class-names="">Step</text:span><text:span text:style-name="a1301" text:class-names=""><text:s text:c="1"/>1</text:span><text:span text:style-name="a1302" text:class-names=""/></text:p>
              </text:list-item>
            </text:list>
          </draw:text-box>
          <svg:title/>
          <svg:desc/>
        </draw:frame>
        <draw:frame draw:id="id222" presentation:style-name="a1312" draw:name="Espace réservé au texte 2" svg:x="1.41837in" svg:y="3.2096in" svg:width="2.33333in" svg:height="0.69769in" presentation:class="outline" presentation:placeholder="false">
          <draw:text-box>
            <text:list text:style-name="a1308">
              <text:list-item>
                <text:p text:style-name="a1307" text:class-names="" text:cond-style-name=""><text:span text:style-name="a1306" text:class-names="">Lorem ipsum dolor sit amet, consectetuer adipiscing elit, sed diam nonummy nibh.</text:span></text:p>
              </text:list-item>
            </text:list>
            <text:list text:style-name="a1311">
              <text:list-item>
                <text:p text:style-name="a1310" text:class-names="" text:cond-style-name=""><text:span text:style-name="a1309" text:class-names=""/></text:p>
              </text:list-item>
            </text:list>
          </draw:text-box>
          <svg:title/>
          <svg:desc/>
        </draw:frame>
        <draw:frame draw:id="id223" presentation:style-name="a1318" draw:name="Espace réservé du texte 5" svg:x="4.26268in" svg:y="5.14207in" svg:width="2.33333in" svg:height="0.22511in" presentation:class="outline" presentation:placeholder="false">
          <draw:text-box>
            <text:list text:style-name="a1317">
              <text:list-item>
                <text:p text:style-name="a1316" text:class-names="" text:cond-style-name=""><text:span text:style-name="a1313" text:class-names="">Step</text:span><text:span text:style-name="a1314" text:class-names=""><text:s text:c="1"/>2</text:span><text:span text:style-name="a1315" text:class-names=""/></text:p>
              </text:list-item>
            </text:list>
          </draw:text-box>
          <svg:title/>
          <svg:desc/>
        </draw:frame>
        <draw:frame draw:id="id224" presentation:style-name="a1325" draw:name="Espace réservé du texte 4" svg:x="4.26268in" svg:y="5.56357in" svg:width="2.33333in" svg:height="0.69769in" presentation:class="outline" presentation:placeholder="false">
          <draw:text-box>
            <text:list text:style-name="a1321">
              <text:list-item>
                <text:p text:style-name="a1320" text:class-names="" text:cond-style-name=""><text:span text:style-name="a1319" text:class-names="">Lorem ipsum dolor sit amet, consectetuer adipiscing elit, sed diam nonummy nibh.</text:span></text:p>
              </text:list-item>
            </text:list>
            <text:list text:style-name="a1324">
              <text:list-item>
                <text:p text:style-name="a1323" text:class-names="" text:cond-style-name=""><text:span text:style-name="a1322" text:class-names=""/></text:p>
              </text:list-item>
            </text:list>
          </draw:text-box>
          <svg:title/>
          <svg:desc/>
        </draw:frame>
        <draw:frame draw:id="id225" presentation:style-name="a1331" draw:name="Espace réservé du texte 9" svg:x="7.04084in" svg:y="2.80915in" svg:width="2.33333in" svg:height="0.22511in" presentation:class="outline" presentation:placeholder="false">
          <draw:text-box>
            <text:list text:style-name="a1330">
              <text:list-item>
                <text:p text:style-name="a1329" text:class-names="" text:cond-style-name=""><text:span text:style-name="a1326" text:class-names="">Step</text:span><text:span text:style-name="a1327" text:class-names=""><text:s text:c="1"/>3</text:span><text:span text:style-name="a1328" text:class-names=""/></text:p>
              </text:list-item>
            </text:list>
          </draw:text-box>
          <svg:title/>
          <svg:desc/>
        </draw:frame>
        <draw:frame draw:id="id226" presentation:style-name="a1338" draw:name="Espace réservé du texte 8" svg:x="7.04084in" svg:y="3.2096in" svg:width="2.33333in" svg:height="0.69769in" presentation:class="outline" presentation:placeholder="false">
          <draw:text-box>
            <text:list text:style-name="a1334">
              <text:list-item>
                <text:p text:style-name="a1333" text:class-names="" text:cond-style-name=""><text:span text:style-name="a1332" text:class-names="">Lorem ipsum dolor sit amet, consectetuer adipiscing elit, sed diam nonummy nibh.</text:span></text:p>
              </text:list-item>
            </text:list>
            <text:list text:style-name="a1337">
              <text:list-item>
                <text:p text:style-name="a1336" text:class-names="" text:cond-style-name=""><text:span text:style-name="a1335" text:class-names=""/></text:p>
              </text:list-item>
            </text:list>
          </draw:text-box>
          <svg:title/>
          <svg:desc/>
        </draw:frame>
        <draw:frame draw:id="id227" presentation:style-name="a1344" draw:name="Espace réservé du texte 7" svg:x="9.84439in" svg:y="5.14207in" svg:width="2.33333in" svg:height="0.22511in" presentation:class="outline" presentation:placeholder="false">
          <draw:text-box>
            <text:list text:style-name="a1343">
              <text:list-item>
                <text:p text:style-name="a1342" text:class-names="" text:cond-style-name=""><text:span text:style-name="a1339" text:class-names="">Step</text:span><text:span text:style-name="a1340" text:class-names=""><text:s text:c="1"/>4</text:span><text:span text:style-name="a1341" text:class-names=""/></text:p>
              </text:list-item>
            </text:list>
          </draw:text-box>
          <svg:title/>
          <svg:desc/>
        </draw:frame>
        <draw:frame draw:id="id228" presentation:style-name="a1351" draw:name="Espace réservé du texte 6" svg:x="9.84439in" svg:y="5.56357in" svg:width="2.33333in" svg:height="0.69769in" presentation:class="outline" presentation:placeholder="false">
          <draw:text-box>
            <text:list text:style-name="a1347">
              <text:list-item>
                <text:p text:style-name="a1346" text:class-names="" text:cond-style-name=""><text:span text:style-name="a1345" text:class-names="">Lorem ipsum dolor sit amet, consectetuer adipiscing elit, sed diam nonummy nibh.</text:span></text:p>
              </text:list-item>
            </text:list>
            <text:list text:style-name="a1350">
              <text:list-item>
                <text:p text:style-name="a1349" text:class-names="" text:cond-style-name=""><text:span text:style-name="a1348" text:class-names=""/></text:p>
              </text:list-item>
            </text:list>
          </draw:text-box>
          <svg:title/>
          <svg:desc/>
        </draw:frame>
        <draw:frame draw:id="id229" draw:style-name="a1355" draw:name="Espace réservé du numéro de diapositive 12" svg:x="1.0625in" svg:y="6.925in" svg:width="0.57222in" svg:height="0.27083in">
          <draw:text-box>
            <text:p text:style-name="a1354" text:class-names="" text:cond-style-name=""><text:span text:style-name="a1352" text:class-names=""><text:page-number style:num-format="1" text:fixed="false">9</text:page-number></text:span><text:span text:style-name="a1353" text:class-names=""/></text:p>
          </draw:text-box>
          <svg:title/>
          <svg:desc/>
        </draw:frame>
        <presentation:notes draw:style-name="a1362">
          <draw:page-thumbnail draw:page-number="4" svg:x="0.75in" svg:y="1.25in" svg:width="6in" svg:height="3.375in" presentation:class="page" draw:id="id230" presentation:style-name="a1356" draw:name="Espace réservé de l'image des diapositives 1">
            <svg:title/>
            <svg:desc/>
          </draw:page-thumbnail>
          <draw:frame draw:id="id231" presentation:style-name="a1357" draw:name="Espace réservé des notes 2" svg:x="0.75in" svg:y="4.8125in" svg:width="6in" svg:height="3.9375in" presentation:class="notes" presentation:placeholder="true">
            <draw:text-box/>
            <svg:title/>
            <svg:desc/>
          </draw:frame>
          <draw:frame draw:id="id232" draw:style-name="a1361" draw:name="Espace réservé du numéro de diapositive 3" svg:x="4.24826in" svg:y="9.49826in" svg:width="3.25in" svg:height="0.50174in">
            <draw:text-box>
              <text:p text:style-name="a1360" text:class-names="" text:cond-style-name=""><text:span text:style-name="a1358" text:class-names=""><text:page-number style:num-format="1" text:fixed="false">9</text:page-number></text:span><text:span text:style-name="a1359" text:class-names=""/></text:p>
            </draw:text-box>
            <svg:title/>
            <svg:desc/>
          </draw:frame>
        </presentation:notes>
      </draw:page>
      <draw:page draw:name="Slide107" draw:style-name="a1363" draw:master-page-name="Master1-Layout10-cust-2-col" presentation:presentation-page-layout-name="Master1-PPL10" draw:id="Slide-362">
        <draw:frame draw:id="id233" presentation:style-name="a1367" draw:name="Titre 1" svg:x="1.05427in" svg:y="0.96135in" svg:width="5.40406in" svg:height="0.66805in" presentation:class="title" presentation:placeholder="false">
          <draw:text-box>
            <text:p text:style-name="a1366" text:class-names="" text:cond-style-name=""><text:span text:style-name="a1364" text:class-names="">Results</text:span><text:span text:style-name="a1365" text:class-names=""/></text:p>
          </draw:text-box>
          <svg:title/>
          <svg:desc/>
        </draw:frame>
        <draw:frame draw:id="id234" presentation:style-name="a1372" draw:name="Espace réservé au texte 2" svg:x="1.05427in" svg:y="2.51639in" svg:width="5.27907in" svg:height="0.44206in" presentation:class="outline" presentation:placeholder="false">
          <draw:text-box>
            <text:list text:style-name="a1371">
              <text:list-item>
                <text:p text:style-name="a1370" text:class-names="" text:cond-style-name=""><text:span text:style-name="a1368" text:class-names="">Titre 1</text:span><text:span text:style-name="a1369" text:class-names=""/></text:p>
              </text:list-item>
            </text:list>
          </draw:text-box>
          <svg:title/>
          <svg:desc/>
        </draw:frame>
        <draw:frame draw:id="id235" presentation:style-name="a1391" draw:name="Espace réservé du contenu 4" svg:x="1.05427in" svg:y="3.04729in" svg:width="5.27907in" svg:height="2.12395in" presentation:class="outline" presentation:placeholder="false">
          <draw:text-box>
            <text:list text:style-name="a1375">
              <text:list-item>
                <text:p text:style-name="a1374" text:class-names="" text:cond-style-name=""><text:span text:style-name="a1373" text:class-names="">Augmentation de 2 % de la satisfaction client</text:span></text:p>
              </text:list-item>
            </text:list>
            <text:list text:style-name="a1378">
              <text:list-item>
                <text:p text:style-name="a1377" text:class-names="" text:cond-style-name=""><text:span text:style-name="a1376" text:class-names="">Maintenir la croissance</text:span></text:p>
              </text:list-item>
            </text:list>
            <text:list text:style-name="a1381">
              <text:list-item>
                <text:p text:style-name="a1380" text:class-names="" text:cond-style-name=""><text:span text:style-name="a1379" text:class-names="">Diversifier les investissements dans le secteur 2</text:span></text:p>
              </text:list-item>
            </text:list>
            <text:list text:style-name="a1384">
              <text:list-item>
                <text:p text:style-name="a1383" text:class-names="" text:cond-style-name=""><text:span text:style-name="a1382" text:class-names="">Initiative de partenariat avec des organisations tierces</text:span></text:p>
              </text:list-item>
            </text:list>
            <text:list text:style-name="a1387">
              <text:list-item>
                <text:p text:style-name="a1386" text:class-names="" text:cond-style-name=""><text:span text:style-name="a1385" text:class-names=""/></text:p>
              </text:list-item>
            </text:list>
            <text:list text:style-name="a1390">
              <text:list-item>
                <text:p text:style-name="a1389" text:class-names="" text:cond-style-name=""><text:span text:style-name="a1388" text:class-names=""/></text:p>
              </text:list-item>
            </text:list>
          </draw:text-box>
          <svg:title/>
          <svg:desc/>
        </draw:frame>
        <draw:frame draw:id="id236" presentation:style-name="a1396" draw:name="Espace réservé du texte 3" svg:x="6.95833in" svg:y="2.51639in" svg:width="5.21088in" svg:height="0.44206in" presentation:class="outline" presentation:placeholder="false">
          <draw:text-box>
            <text:list text:style-name="a1395">
              <text:list-item>
                <text:p text:style-name="a1394" text:class-names="" text:cond-style-name=""><text:span text:style-name="a1392" text:class-names="">Titre 2</text:span><text:span text:style-name="a1393" text:class-names=""/></text:p>
              </text:list-item>
            </text:list>
          </draw:text-box>
          <svg:title/>
          <svg:desc/>
        </draw:frame>
        <draw:frame draw:id="id237" presentation:style-name="a1412" draw:name="Espace réservé du contenu 5" svg:x="6.95833in" svg:y="3.06118in" svg:width="5.20149in" svg:height="2.12395in" presentation:class="outline" presentation:placeholder="false">
          <draw:text-box>
            <text:list text:style-name="a1399">
              <text:list-item>
                <text:p text:style-name="a1398" text:class-names="" text:cond-style-name=""><text:span text:style-name="a1397" text:class-names="">Fin de l’exercice fiscal le 15 juillet<text:s text:c="1"/></text:span></text:p>
              </text:list-item>
            </text:list>
            <text:list text:style-name="a1402">
              <text:list-item>
                <text:p text:style-name="a1401" text:class-names="" text:cond-style-name=""><text:span text:style-name="a1400" text:class-names="">Jour de formation pour les employés le 14 août<text:s text:c="1"/></text:span></text:p>
              </text:list-item>
            </text:list>
            <text:list text:style-name="a1405">
              <text:list-item>
                <text:p text:style-name="a1404" text:class-names="" text:cond-style-name=""><text:span text:style-name="a1403" text:class-names="">Yoga pour les employés le 3 septembre<text:s text:c="1"/></text:span></text:p>
              </text:list-item>
            </text:list>
            <text:list text:style-name="a1408">
              <text:list-item>
                <text:p text:style-name="a1407" text:class-names="" text:cond-style-name=""><text:span text:style-name="a1406" text:class-names="">La série de séminaires débute le 10 septembre<text:s text:c="1"/></text:span></text:p>
              </text:list-item>
            </text:list>
            <text:list text:style-name="a1411">
              <text:list-item>
                <text:p text:style-name="a1410" text:class-names="" text:cond-style-name=""><text:span text:style-name="a1409" text:class-names=""/></text:p>
              </text:list-item>
            </text:list>
          </draw:text-box>
          <svg:title/>
          <svg:desc/>
        </draw:frame>
        <draw:frame draw:id="id238" draw:style-name="a1416" draw:name="Espace réservé du numéro de diapositive 8" svg:x="1.0625in" svg:y="6.925in" svg:width="0.57222in" svg:height="0.27083in">
          <draw:text-box>
            <text:p text:style-name="a1415" text:class-names="" text:cond-style-name=""><text:span text:style-name="a1413" text:class-names=""><text:page-number style:num-format="1" text:fixed="false">10</text:page-number></text:span><text:span text:style-name="a1414" text:class-names=""/></text:p>
          </draw:text-box>
          <svg:title/>
          <svg:desc/>
        </draw:frame>
        <presentation:notes draw:style-name="a1423">
          <draw:page-thumbnail draw:page-number="5" svg:x="0.75in" svg:y="1.25in" svg:width="6in" svg:height="3.375in" presentation:class="page" draw:id="id239" presentation:style-name="a1417" draw:name="Espace réservé de l'image des diapositives 1">
            <svg:title/>
            <svg:desc/>
          </draw:page-thumbnail>
          <draw:frame draw:id="id240" presentation:style-name="a1418" draw:name="Espace réservé des notes 2" svg:x="0.75in" svg:y="4.8125in" svg:width="6in" svg:height="3.9375in" presentation:class="notes" presentation:placeholder="true">
            <draw:text-box/>
            <svg:title/>
            <svg:desc/>
          </draw:frame>
          <draw:frame draw:id="id241" draw:style-name="a1422" draw:name="Espace réservé du numéro de diapositive 3" svg:x="4.24826in" svg:y="9.49826in" svg:width="3.25in" svg:height="0.50174in">
            <draw:text-box>
              <text:p text:style-name="a1421" text:class-names="" text:cond-style-name=""><text:span text:style-name="a1419" text:class-names=""><text:page-number style:num-format="1" text:fixed="false">10</text:page-number></text:span><text:span text:style-name="a1420" text:class-names=""/></text:p>
            </draw:text-box>
            <svg:title/>
            <svg:desc/>
          </draw:frame>
        </presentation:notes>
      </draw:page>
      <draw:page draw:name="Slide109" draw:style-name="a1424" draw:master-page-name="Master1-Layout12-cust-Récapitulatif-" presentation:presentation-page-layout-name="Master1-PPL12" draw:id="Slide-364">
        <draw:frame draw:id="id242" presentation:style-name="a1428" draw:name="Titre 1" svg:x="1.05427in" svg:y="0.96135in" svg:width="5.40406in" svg:height="0.66805in" presentation:class="title" presentation:placeholder="false">
          <draw:text-box>
            <text:p text:style-name="a1427" text:class-names="" text:cond-style-name=""><text:span text:style-name="a1425" text:class-names="">Discussion</text:span><text:span text:style-name="a1426" text:class-names=""/></text:p>
          </draw:text-box>
          <svg:title/>
          <svg:desc/>
        </draw:frame>
        <draw:frame draw:id="id243" presentation:style-name="a1432" draw:name="Espace réservé du texte 44" svg:x="1.04167in" svg:y="2.5in" svg:width="5.29167in" svg:height="0.34549in" presentation:class="outline" presentation:placeholder="false">
          <draw:text-box>
            <text:list text:style-name="a1431">
              <text:list-item>
                <text:p text:style-name="a1430" text:class-names="" text:cond-style-name=""><text:span text:style-name="a1429" text:class-names="">Les activités sont positives</text:span></text:p>
              </text:list-item>
            </text:list>
          </draw:text-box>
          <svg:title/>
          <svg:desc/>
        </draw:frame>
        <draw:frame draw:id="id244" presentation:style-name="a1436" draw:name="Espace réservé du texte 43" svg:x="1.04167in" svg:y="2.90563in" svg:width="5.29167in" svg:height="0.62808in" presentation:class="outline" presentation:placeholder="false">
          <draw:text-box>
            <text:list text:style-name="a1435">
              <text:list-item>
                <text:p text:style-name="a1434" text:class-names="" text:cond-style-name=""><text:span text:style-name="a1433" text:class-names="">Les bénéfices ont augmenté de 3 % au cours du dernier trimestre</text:span></text:p>
              </text:list-item>
            </text:list>
          </draw:text-box>
          <svg:title/>
          <svg:desc/>
        </draw:frame>
        <draw:frame draw:id="id245" presentation:style-name="a1440" draw:name="Espace réservé du texte 46" svg:x="1.04293in" svg:y="3.79587in" svg:width="5.29167in" svg:height="0.34549in" presentation:class="outline" presentation:placeholder="false">
          <draw:text-box>
            <text:list text:style-name="a1439">
              <text:list-item>
                <text:p text:style-name="a1438" text:class-names="" text:cond-style-name=""><text:span text:style-name="a1437" text:class-names="">Nous accomplissons notre travail</text:span></text:p>
              </text:list-item>
            </text:list>
          </draw:text-box>
          <svg:title/>
          <svg:desc/>
        </draw:frame>
        <draw:frame draw:id="id246" presentation:style-name="a1444" draw:name="Espace réservé du texte 45" svg:x="1.04293in" svg:y="4.20149in" svg:width="5.29167in" svg:height="0.69636in" presentation:class="outline" presentation:placeholder="false">
          <draw:text-box>
            <text:list text:style-name="a1443">
              <text:list-item>
                <text:p text:style-name="a1442" text:class-names="" text:cond-style-name=""><text:span text:style-name="a1441" text:class-names="">Le projet de consolidation est terminé</text:span></text:p>
              </text:list-item>
            </text:list>
          </draw:text-box>
          <svg:title/>
          <svg:desc/>
        </draw:frame>
        <draw:frame draw:id="id247" presentation:style-name="a1448" draw:name="Espace réservé du texte 48" svg:x="1.04167in" svg:y="5.08202in" svg:width="5.29167in" svg:height="0.34549in" presentation:class="outline" presentation:placeholder="false">
          <draw:text-box>
            <text:list text:style-name="a1447">
              <text:list-item>
                <text:p text:style-name="a1446" text:class-names="" text:cond-style-name=""><text:span text:style-name="a1445" text:class-names="">Nous sommes là pour nos clients</text:span></text:p>
              </text:list-item>
            </text:list>
          </draw:text-box>
          <svg:title/>
          <svg:desc/>
        </draw:frame>
        <draw:frame draw:id="id248" presentation:style-name="a1452" draw:name="Espace réservé du texte 47" svg:x="1.04167in" svg:y="5.48764in" svg:width="5.29167in" svg:height="0.99337in" presentation:class="outline" presentation:placeholder="false">
          <draw:text-box>
            <text:list text:style-name="a1451">
              <text:list-item>
                <text:p text:style-name="a1450" text:class-names="" text:cond-style-name=""><text:span text:style-name="a1449" text:class-names="">L’année dernière, nous avons aidé des milliers de clients et avons vendu 60 000 unités</text:span></text:p>
              </text:list-item>
            </text:list>
          </draw:text-box>
          <svg:title/>
          <svg:desc/>
        </draw:frame>
        <draw:frame draw:id="id249" presentation:style-name="a1456" draw:name="Espace réservé du texte 50" svg:x="6.99874in" svg:y="2.5in" svg:width="5.29167in" svg:height="0.34549in" presentation:class="outline" presentation:placeholder="false">
          <draw:text-box>
            <text:list text:style-name="a1455">
              <text:list-item>
                <text:p text:style-name="a1454" text:class-names="" text:cond-style-name=""><text:span text:style-name="a1453" text:class-names="">Nos clients reviennent chez nous</text:span></text:p>
              </text:list-item>
            </text:list>
          </draw:text-box>
          <svg:title/>
          <svg:desc/>
        </draw:frame>
        <draw:frame draw:id="id250" presentation:style-name="a1460" draw:name="Espace réservé du texte 49" svg:x="6.99874in" svg:y="2.90563in" svg:width="4.86613in" svg:height="0.62808in" presentation:class="outline" presentation:placeholder="false">
          <draw:text-box>
            <text:list text:style-name="a1459">
              <text:list-item>
                <text:p text:style-name="a1458" text:class-names="" text:cond-style-name=""><text:span text:style-name="a1457" text:class-names="">Nous avons augmenté la fidélisation des clients de 4 %</text:span></text:p>
              </text:list-item>
            </text:list>
          </draw:text-box>
          <svg:title/>
          <svg:desc/>
        </draw:frame>
        <draw:frame draw:id="id251" presentation:style-name="a1464" draw:name="Espace réservé du texte 52" svg:x="6.99874in" svg:y="3.79587in" svg:width="5.29167in" svg:height="0.34549in" presentation:class="outline" presentation:placeholder="false">
          <draw:text-box>
            <text:list text:style-name="a1463">
              <text:list-item>
                <text:p text:style-name="a1462" text:class-names="" text:cond-style-name=""><text:span text:style-name="a1461" text:class-names="">Nous sommes les meilleurs</text:span></text:p>
              </text:list-item>
            </text:list>
          </draw:text-box>
          <svg:title/>
          <svg:desc/>
        </draw:frame>
        <draw:frame draw:id="id252" presentation:style-name="a1468" draw:name="Espace réservé du texte 51" svg:x="6.99874in" svg:y="4.20149in" svg:width="5.29167in" svg:height="0.99337in" presentation:class="outline" presentation:placeholder="false">
          <draw:text-box>
            <text:list text:style-name="a1467">
              <text:list-item>
                <text:p text:style-name="a1466" text:class-names="" text:cond-style-name=""><text:span text:style-name="a1465" text:class-names="">Nous sommes les leaders du secteur à tous niveaux</text:span></text:p>
              </text:list-item>
            </text:list>
          </draw:text-box>
          <svg:title/>
          <svg:desc/>
        </draw:frame>
        <draw:frame draw:id="id253" draw:style-name="a1472" draw:name="Espace réservé du numéro de diapositive 4" svg:x="1.0625in" svg:y="6.925in" svg:width="0.57222in" svg:height="0.27083in">
          <draw:text-box>
            <text:p text:style-name="a1471" text:class-names="" text:cond-style-name=""><text:span text:style-name="a1469" text:class-names=""><text:page-number style:num-format="1" text:fixed="false">12</text:page-number></text:span><text:span text:style-name="a1470" text:class-names=""/></text:p>
          </draw:text-box>
          <svg:title/>
          <svg:desc/>
        </draw:frame>
        <presentation:notes draw:style-name="a1479">
          <draw:page-thumbnail draw:page-number="6" svg:x="0.75in" svg:y="1.25in" svg:width="6in" svg:height="3.375in" presentation:class="page" draw:id="id254" presentation:style-name="a1473" draw:name="Espace réservé de l'image des diapositives 1">
            <svg:title/>
            <svg:desc/>
          </draw:page-thumbnail>
          <draw:frame draw:id="id255" presentation:style-name="a1474" draw:name="Espace réservé des notes 2" svg:x="0.75in" svg:y="4.8125in" svg:width="6in" svg:height="3.9375in" presentation:class="notes" presentation:placeholder="true">
            <draw:text-box/>
            <svg:title/>
            <svg:desc/>
          </draw:frame>
          <draw:frame draw:id="id256" draw:style-name="a1478" draw:name="Espace réservé du numéro de diapositive 3" svg:x="4.24826in" svg:y="9.49826in" svg:width="3.25in" svg:height="0.50174in">
            <draw:text-box>
              <text:p text:style-name="a1477" text:class-names="" text:cond-style-name=""><text:span text:style-name="a1475" text:class-names=""><text:page-number style:num-format="1" text:fixed="false">12</text:page-number></text:span><text:span text:style-name="a1476" text:class-names=""/></text:p>
            </draw:text-box>
            <svg:title/>
            <svg:desc/>
          </draw:frame>
        </presentation:notes>
      </draw:page>
      <draw:page draw:name="Slide88" draw:style-name="a1480" draw:master-page-name="Master1-Layout13-cust-Merci" presentation:presentation-page-layout-name="Master1-PPL13" draw:id="Slide-343">
        <draw:frame draw:id="id257" presentation:style-name="a1484" draw:name="Titre 1" svg:x="7.55427in" svg:y="2.37714in" svg:width="5.3624in" svg:height="0.66805in" presentation:class="title" presentation:placeholder="false">
          <draw:text-box>
            <text:p text:style-name="a1483" text:class-names="" text:cond-style-name=""><text:span text:style-name="a1481" text:class-names="">Conclusion</text:span><text:span text:style-name="a1482" text:class-names=""/></text:p>
          </draw:text-box>
          <svg:title/>
          <svg:desc/>
        </draw:frame>
        <draw:frame draw:id="id258" presentation:style-name="a1491" draw:name="Sous-titre 10" svg:x="7.55427in" svg:y="3.92727in" svg:width="5.3624in" svg:height="1.15681in" presentation:class="subtitle" presentation:placeholder="false">
          <draw:text-box>
            <text:p text:style-name="a1486" text:class-names="" text:cond-style-name=""><text:span text:style-name="a1485" text:class-names="">Grâce à votre engagement et votre solide éthique professionnelle, nous savons que l’année prochaine sera encore meilleure que la précédente.<text:s text:c="1"/></text:span></text:p>
            <text:p text:style-name="a1488" text:class-names="" text:cond-style-name=""><text:span text:style-name="a1487" text:class-names="">Nous nous réjouissons à la perspective de collaborer avec vous.<text:s text:c="1"/></text:span></text:p>
            <text:p text:style-name="a1490" text:class-names="" text:cond-style-name=""><text:span text:style-name="a1489" text:class-names=""/></text:p>
          </draw:text-box>
          <svg:title/>
          <svg:desc/>
        </draw:frame>
        <draw:frame draw:id="id259" presentation:style-name="a1492" draw:name="Espace réservé pour une image  5" svg:x="0in" svg:y="0in" svg:width="6.66667in" svg:height="7.5in" presentation:class="graphic" presentation:placeholder="true">
          <svg:title/>
          <svg:desc/>
        </draw:frame>
        <presentation:notes draw:style-name="a1499">
          <draw:page-thumbnail draw:page-number="7" svg:x="0.75in" svg:y="1.25in" svg:width="6in" svg:height="3.375in" presentation:class="page" draw:id="id260" presentation:style-name="a1493" draw:name="Espace réservé de l’image des diapositives 1">
            <svg:title/>
            <svg:desc/>
          </draw:page-thumbnail>
          <draw:frame draw:id="id261" presentation:style-name="a1494" draw:name="Espace réservé des commentaires 2" svg:x="0.75in" svg:y="4.8125in" svg:width="6in" svg:height="3.9375in" presentation:class="notes" presentation:placeholder="true">
            <draw:text-box/>
            <svg:title/>
            <svg:desc/>
          </draw:frame>
          <draw:frame draw:id="id262" draw:style-name="a1498" draw:name="Espace réservé du numéro de diapositive 3" svg:x="4.24826in" svg:y="9.49826in" svg:width="3.25in" svg:height="0.50174in">
            <draw:text-box>
              <text:p text:style-name="a1497" text:class-names="" text:cond-style-name=""><text:span text:style-name="a1495" text:class-names=""><text:page-number style:num-format="1" text:fixed="false">13</text:page-number></text:span><text:span text:style-name="a1496" text:class-names=""/></text:p>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Titre">
      <presentation:placeholder presentation:object="title" svg:x="6.96309in" svg:y="2.31428in" svg:width="6.00566in" svg:height="1.65575in"/>
      <presentation:placeholder presentation:object="outline" svg:x="6.9631in" svg:y="4.97545in" svg:width="6.00565in" svg:height="1.04258in"/>
    </style:presentation-page-layout>
    <style:presentation-page-layout style:name="Master1-PPL2" style:display-name="Ordre du jour">
      <presentation:placeholder presentation:object="title" svg:x="1.05427in" svg:y="0.96135in" svg:width="5.40406in" svg:height="0.66805in"/>
      <presentation:placeholder presentation:object="outline" svg:x="1.04167in" svg:y="3.08213in" svg:width="2.33333in" svg:height="0.40391in"/>
      <presentation:placeholder presentation:object="outline" svg:x="1.04167in" svg:y="2.41667in" svg:width="2.33333in" svg:height="0.22511in"/>
      <presentation:placeholder presentation:object="outline" svg:x="4.00595in" svg:y="3.08213in" svg:width="2.32738in" svg:height="0.40391in"/>
      <presentation:placeholder presentation:object="outline" svg:x="4.00595in" svg:y="2.41667in" svg:width="2.32738in" svg:height="0.22511in"/>
      <presentation:placeholder presentation:object="outline" svg:x="1.04167in" svg:y="5.61166in" svg:width="2.33333in" svg:height="0.40391in"/>
      <presentation:placeholder presentation:object="outline" svg:x="1.04167in" svg:y="4.9462in" svg:width="2.33333in" svg:height="0.22511in"/>
      <presentation:placeholder presentation:object="outline" svg:x="4.00595in" svg:y="5.61166in" svg:width="2.32738in" svg:height="0.40391in"/>
      <presentation:placeholder presentation:object="outline" svg:x="4.00595in" svg:y="4.9462in" svg:width="2.32738in" svg:height="0.22511in"/>
      <presentation:placeholder presentation:object="outline" svg:x="6.96309in" svg:y="5.61166in" svg:width="2.32857in" svg:height="0.40391in"/>
      <presentation:placeholder presentation:object="outline" svg:x="6.96309in" svg:y="4.9462in" svg:width="2.32857in" svg:height="0.22511in"/>
      <presentation:placeholder presentation:object="date-time" svg:x="3.27222in" svg:y="6.925in" svg:width="1.43611in" svg:height="0.27083in"/>
      <presentation:placeholder presentation:object="footer" svg:x="1.63472in" svg:y="6.925in" svg:width="1.6375in" svg:height="0.27083in"/>
      <presentation:placeholder presentation:object="page-number" svg:x="1.0625in" svg:y="6.925in" svg:width="0.57222in" svg:height="0.27083in"/>
    </style:presentation-page-layout>
    <style:presentation-page-layout style:name="Master1-PPL3" style:display-name="Introduction">
      <presentation:placeholder presentation:object="graphic" svg:x="6.66667in" svg:y="-0.02465in" svg:width="6.66667in" svg:height="7.54931in"/>
      <presentation:placeholder presentation:object="title" svg:x="1.05427in" svg:y="0.96135in" svg:width="5.40406in" svg:height="0.66805in"/>
      <presentation:placeholder presentation:object="outline" svg:x="1.04167in" svg:y="2.50368in" svg:width="5in" svg:height="3.0569in"/>
      <presentation:placeholder presentation:object="date-time" svg:x="3.27222in" svg:y="6.925in" svg:width="1.43611in" svg:height="0.27083in"/>
      <presentation:placeholder presentation:object="footer" svg:x="1.63472in" svg:y="6.925in" svg:width="1.6375in" svg:height="0.27083in"/>
      <presentation:placeholder presentation:object="page-number" svg:x="1.0625in" svg:y="6.925in" svg:width="0.57222in" svg:height="0.27083in"/>
    </style:presentation-page-layout>
    <style:presentation-page-layout style:name="Master1-PPL4" style:display-name="Pause">
      <presentation:placeholder presentation:object="graphic" svg:x="0in" svg:y="0in" svg:width="13.33333in" svg:height="7.5in"/>
      <presentation:placeholder presentation:object="title" svg:x="7.86739in" svg:y="3.33053in" svg:width="5.40406in" svg:height="0.66805in"/>
    </style:presentation-page-layout>
    <style:presentation-page-layout style:name="Master1-PPL5" style:display-name="Graphique">
      <presentation:placeholder presentation:object="chart" svg:x="1.04167in" svg:y="2.12063in" svg:width="11.32197in" svg:height="4.49552in"/>
      <presentation:placeholder presentation:object="title" svg:x="1.05427in" svg:y="0.96135in" svg:width="5.40406in" svg:height="0.66805in"/>
      <presentation:placeholder presentation:object="date-time" svg:x="3.27222in" svg:y="6.925in" svg:width="1.43611in" svg:height="0.27083in"/>
      <presentation:placeholder presentation:object="footer" svg:x="1.63472in" svg:y="6.925in" svg:width="1.6375in" svg:height="0.27083in"/>
      <presentation:placeholder presentation:object="page-number" svg:x="1.0625in" svg:y="6.925in" svg:width="0.57222in" svg:height="0.27083in"/>
    </style:presentation-page-layout>
    <style:presentation-page-layout style:name="Master1-PPL6" style:display-name="Tableau">
      <presentation:placeholder presentation:object="title" svg:x="1.05427in" svg:y="0.96135in" svg:width="5.40406in" svg:height="0.66805in"/>
      <presentation:placeholder presentation:object="table" svg:x="1.04167in" svg:y="2.41667in" svg:width="11.25in" svg:height="2.83586in"/>
      <presentation:placeholder presentation:object="date-time" svg:x="3.27222in" svg:y="6.925in" svg:width="1.43611in" svg:height="0.27083in"/>
      <presentation:placeholder presentation:object="footer" svg:x="1.63472in" svg:y="6.925in" svg:width="1.6375in" svg:height="0.27083in"/>
      <presentation:placeholder presentation:object="page-number" svg:x="1.0625in" svg:y="6.925in" svg:width="0.57222in" svg:height="0.27083in"/>
    </style:presentation-page-layout>
    <style:presentation-page-layout style:name="Master1-PPL7" style:display-name="Citation">
      <presentation:placeholder presentation:object="title" svg:x="1.05427in" svg:y="2.70833in" svg:width="7.8in" svg:height="3.59796in"/>
    </style:presentation-page-layout>
    <style:presentation-page-layout style:name="Master1-PPL8" style:display-name="Équipe">
      <presentation:placeholder presentation:object="graphic" svg:x="1.0436in" svg:y="2.81374in" svg:width="2.31654in" svg:height="2.22793in"/>
      <presentation:placeholder presentation:object="title" svg:x="1.05427in" svg:y="0.96135in" svg:width="8.2374in" svg:height="0.66805in"/>
      <presentation:placeholder presentation:object="graphic" svg:x="4.00074in" svg:y="2.81374in" svg:width="2.31654in" svg:height="2.22793in"/>
      <presentation:placeholder presentation:object="outline" svg:x="1.04167in" svg:y="5.89804in" svg:width="2.33333in" svg:height="0.40391in"/>
      <presentation:placeholder presentation:object="outline" svg:x="1.04167in" svg:y="5.45357in" svg:width="2.33333in" svg:height="0.22511in"/>
      <presentation:placeholder presentation:object="outline" svg:x="4.00595in" svg:y="5.89804in" svg:width="2.32738in" svg:height="0.40391in"/>
      <presentation:placeholder presentation:object="outline" svg:x="4.00595in" svg:y="5.45357in" svg:width="2.32738in" svg:height="0.22511in"/>
      <presentation:placeholder presentation:object="outline" svg:x="6.96309in" svg:y="5.89804in" svg:width="2.32857in" svg:height="0.40391in"/>
      <presentation:placeholder presentation:object="outline" svg:x="6.96309in" svg:y="5.45357in" svg:width="2.32857in" svg:height="0.22511in"/>
      <presentation:placeholder presentation:object="outline" svg:x="9.96309in" svg:y="5.89804in" svg:width="2.32857in" svg:height="0.40391in"/>
      <presentation:placeholder presentation:object="outline" svg:x="9.96309in" svg:y="5.45357in" svg:width="2.32857in" svg:height="0.22511in"/>
      <presentation:placeholder presentation:object="graphic" svg:x="6.95789in" svg:y="2.81374in" svg:width="2.31654in" svg:height="2.22793in"/>
      <presentation:placeholder presentation:object="graphic" svg:x="9.96503in" svg:y="2.81374in" svg:width="2.31654in" svg:height="2.22793in"/>
      <presentation:placeholder presentation:object="date-time" svg:x="3.27222in" svg:y="6.925in" svg:width="1.43611in" svg:height="0.27083in"/>
      <presentation:placeholder presentation:object="footer" svg:x="1.63472in" svg:y="6.925in" svg:width="1.6375in" svg:height="0.27083in"/>
      <presentation:placeholder presentation:object="page-number" svg:x="1.0625in" svg:y="6.925in" svg:width="0.57222in" svg:height="0.27083in"/>
    </style:presentation-page-layout>
    <style:presentation-page-layout style:name="Master1-PPL9" style:display-name="Chronologie ">
      <presentation:placeholder presentation:object="title" svg:x="1.05427in" svg:y="0.96135in" svg:width="5.40406in" svg:height="0.66805in"/>
      <presentation:placeholder presentation:object="outline" svg:x="1.41837in" svg:y="3.2096in" svg:width="2.33333in" svg:height="0.40391in"/>
      <presentation:placeholder presentation:object="outline" svg:x="1.41837in" svg:y="2.80915in" svg:width="2.33333in" svg:height="0.22511in"/>
      <presentation:placeholder presentation:object="outline" svg:x="4.26268in" svg:y="5.56357in" svg:width="2.33333in" svg:height="0.40391in"/>
      <presentation:placeholder presentation:object="outline" svg:x="4.26268in" svg:y="5.14207in" svg:width="2.33333in" svg:height="0.22511in"/>
      <presentation:placeholder presentation:object="outline" svg:x="9.84439in" svg:y="5.56357in" svg:width="2.33333in" svg:height="0.40391in"/>
      <presentation:placeholder presentation:object="outline" svg:x="9.84439in" svg:y="5.14207in" svg:width="2.33333in" svg:height="0.22511in"/>
      <presentation:placeholder presentation:object="outline" svg:x="7.04084in" svg:y="3.2096in" svg:width="2.33333in" svg:height="0.40391in"/>
      <presentation:placeholder presentation:object="outline" svg:x="7.04084in" svg:y="2.80915in" svg:width="2.33333in" svg:height="0.22511in"/>
      <presentation:placeholder presentation:object="date-time" svg:x="3.27222in" svg:y="6.925in" svg:width="1.43611in" svg:height="0.27083in"/>
      <presentation:placeholder presentation:object="footer" svg:x="1.63472in" svg:y="6.925in" svg:width="1.6375in" svg:height="0.27083in"/>
      <presentation:placeholder presentation:object="page-number" svg:x="1.0625in" svg:y="6.925in" svg:width="0.57222in" svg:height="0.27083in"/>
    </style:presentation-page-layout>
    <style:presentation-page-layout style:name="Master1-PPL10" style:display-name="2 col">
      <presentation:placeholder presentation:object="title" svg:x="1.05427in" svg:y="0.96135in" svg:width="5.40406in" svg:height="0.66805in"/>
      <presentation:placeholder presentation:object="outline" svg:x="1.05427in" svg:y="2.51639in" svg:width="5.27907in" svg:height="0.44206in"/>
      <presentation:placeholder presentation:object="outline" svg:x="6.95833in" svg:y="2.51639in" svg:width="5.21088in" svg:height="0.44206in"/>
      <presentation:placeholder presentation:object="object" svg:x="1.05427in" svg:y="3.06118in" svg:width="5.27907in" svg:height="2.12395in"/>
      <presentation:placeholder presentation:object="object" svg:x="6.95833in" svg:y="3.06118in" svg:width="5.20149in" svg:height="2.12395in"/>
      <presentation:placeholder presentation:object="date-time" svg:x="3.27222in" svg:y="6.925in" svg:width="1.43611in" svg:height="0.27083in"/>
      <presentation:placeholder presentation:object="footer" svg:x="1.63472in" svg:y="6.925in" svg:width="1.6375in" svg:height="0.27083in"/>
      <presentation:placeholder presentation:object="page-number" svg:x="1.0625in" svg:y="6.925in" svg:width="0.57222in" svg:height="0.27083in"/>
    </style:presentation-page-layout>
    <style:presentation-page-layout style:name="Master1-PPL11" style:display-name="3 col">
      <presentation:placeholder presentation:object="title" svg:x="1.05427in" svg:y="0.96135in" svg:width="5.40406in" svg:height="0.66805in"/>
      <presentation:placeholder presentation:object="outline" svg:x="1.04167in" svg:y="2.51548in" svg:width="3.32073in" svg:height="0.44206in"/>
      <presentation:placeholder presentation:object="object" svg:x="1.04167in" svg:y="3.06118in" svg:width="3.32073in" svg:height="2.12395in"/>
      <presentation:placeholder presentation:object="outline" svg:x="4.99713in" svg:y="2.51548in" svg:width="3.32073in" svg:height="0.44206in"/>
      <presentation:placeholder presentation:object="object" svg:x="4.99713in" svg:y="3.06118in" svg:width="3.33621in" svg:height="2.12395in"/>
      <presentation:placeholder presentation:object="outline" svg:x="8.95343in" svg:y="2.51548in" svg:width="3.32073in" svg:height="0.44206in"/>
      <presentation:placeholder presentation:object="object" svg:x="8.95343in" svg:y="3.06118in" svg:width="3.32073in" svg:height="2.12395in"/>
      <presentation:placeholder presentation:object="date-time" svg:x="3.27222in" svg:y="6.925in" svg:width="1.43611in" svg:height="0.27083in"/>
      <presentation:placeholder presentation:object="footer" svg:x="1.63472in" svg:y="6.925in" svg:width="1.6375in" svg:height="0.27083in"/>
      <presentation:placeholder presentation:object="page-number" svg:x="1.0625in" svg:y="6.925in" svg:width="0.57222in" svg:height="0.27083in"/>
    </style:presentation-page-layout>
    <style:presentation-page-layout style:name="Master1-PPL12" style:display-name="Récapitulatif ">
      <presentation:placeholder presentation:object="title" svg:x="1.05427in" svg:y="0.96135in" svg:width="5.40406in" svg:height="0.66805in"/>
      <presentation:placeholder presentation:object="outline" svg:x="1.04167in" svg:y="2.90563in" svg:width="5.29167in" svg:height="0.62808in"/>
      <presentation:placeholder presentation:object="outline" svg:x="1.04167in" svg:y="2.5in" svg:width="5.29167in" svg:height="0.34549in"/>
      <presentation:placeholder presentation:object="outline" svg:x="1.04293in" svg:y="4.20149in" svg:width="5.29167in" svg:height="0.69636in"/>
      <presentation:placeholder presentation:object="outline" svg:x="1.04293in" svg:y="3.79587in" svg:width="5.29167in" svg:height="0.34549in"/>
      <presentation:placeholder presentation:object="outline" svg:x="1.04167in" svg:y="5.48764in" svg:width="5.29167in" svg:height="0.99337in"/>
      <presentation:placeholder presentation:object="outline" svg:x="1.04167in" svg:y="5.08202in" svg:width="5.29167in" svg:height="0.34549in"/>
      <presentation:placeholder presentation:object="outline" svg:x="6.99874in" svg:y="2.90563in" svg:width="5.29167in" svg:height="0.62808in"/>
      <presentation:placeholder presentation:object="outline" svg:x="6.99874in" svg:y="2.5in" svg:width="5.29167in" svg:height="0.34549in"/>
      <presentation:placeholder presentation:object="outline" svg:x="6.99874in" svg:y="4.20149in" svg:width="5.29167in" svg:height="0.99337in"/>
      <presentation:placeholder presentation:object="outline" svg:x="6.99874in" svg:y="3.79587in" svg:width="5.29167in" svg:height="0.34549in"/>
      <presentation:placeholder presentation:object="date-time" svg:x="3.27222in" svg:y="6.925in" svg:width="1.43611in" svg:height="0.27083in"/>
      <presentation:placeholder presentation:object="footer" svg:x="1.63472in" svg:y="6.925in" svg:width="1.6375in" svg:height="0.27083in"/>
      <presentation:placeholder presentation:object="page-number" svg:x="1.0625in" svg:y="6.925in" svg:width="0.57222in" svg:height="0.27083in"/>
    </style:presentation-page-layout>
    <style:presentation-page-layout style:name="Master1-PPL13" style:display-name="Merci">
      <presentation:placeholder presentation:object="outline" svg:x="7.54167in" svg:y="5.57968in" svg:width="5.375in" svg:height="0.64391in"/>
      <presentation:placeholder presentation:object="subtitle" svg:x="7.55427in" svg:y="3.92727in" svg:width="5.3624in" svg:height="1.15681in"/>
      <presentation:placeholder presentation:object="title" svg:x="7.55427in" svg:y="2.37714in" svg:width="5.3624in" svg:height="0.66805in"/>
      <presentation:placeholder presentation:object="graphic" svg:x="0in" svg:y="0in" svg:width="6.66667in" svg:height="7.5in"/>
    </style:presentation-page-layout>
    <style:style style:family="table-cell" style:name="a1069">
      <style:table-cell-properties/>
    </style:style>
    <style:style style:family="table-cell" style:name="a1080">
      <style:table-cell-properties fo:background-color="#70ad47" fo:border-bottom="0.02778in solid #000000"/>
      <style:text-properties fo:color="#ffffff" fo:font-family="+mn-lt" style:font-family-asian="+mn-ea" style:font-family-complex="+mn-cs" fo:font-weight="bold" style:font-weight-asian="bold" style:font-weight-complex="bold"/>
    </style:style>
    <style:style style:family="table-cell" style:name="a1081">
      <style:table-cell-properties fo:background-color="#ffffff" fo:border-top="0.05556in double #000000"/>
      <style:text-properties fo:font-weight="bold" style:font-weight-asian="bold" style:font-weight-complex="bold"/>
    </style:style>
    <style:style style:family="table-cell" style:name="a1082">
      <style:table-cell-properties fo:background-color="#70ad47"/>
      <style:text-properties fo:color="#ffffff" fo:font-family="+mn-lt" style:font-family-asian="+mn-ea" style:font-family-complex="+mn-cs" fo:font-weight="bold" style:font-weight-asian="bold" style:font-weight-complex="bold"/>
    </style:style>
    <style:style style:family="table-cell" style:name="a1083">
      <style:table-cell-properties fo:background-color="#70ad47"/>
      <style:text-properties fo:color="#ffffff" fo:font-family="+mn-lt" style:font-family-asian="+mn-ea" style:font-family-complex="+mn-cs" fo:font-weight="bold" style:font-weight-asian="bold" style:font-weight-complex="bold"/>
    </style:style>
    <style:style style:family="table-cell" style:name="a1070">
      <style:table-cell-properties fo:background-color="#cfd5ea"/>
    </style:style>
    <style:style style:family="table-cell" style:name="a1071">
      <style:table-cell-properties/>
    </style:style>
    <style:style style:family="table-cell" style:name="a1072">
      <style:table-cell-properties fo:background-color="#cfd5ea"/>
    </style:style>
    <style:style style:family="table-cell" style:name="a1073">
      <style:table-cell-properties fo:background-color="#4472c4" fo:border-bottom="0.04167in solid #ffffff"/>
      <style:text-properties fo:color="#ffffff" fo:font-family="+mn-lt" style:font-family-asian="+mn-ea" style:font-family-complex="+mn-cs" fo:font-weight="bold" style:font-weight-asian="bold" style:font-weight-complex="bold"/>
    </style:style>
    <style:style style:family="table-cell" style:name="a1074">
      <style:table-cell-properties fo:background-color="#4472c4" fo:border-top="0.04167in solid #ffffff"/>
      <style:text-properties fo:color="#ffffff" fo:font-family="+mn-lt" style:font-family-asian="+mn-ea" style:font-family-complex="+mn-cs" fo:font-weight="bold" style:font-weight-asian="bold" style:font-weight-complex="bold"/>
    </style:style>
    <style:style style:family="table-cell" style:name="a1075">
      <style:table-cell-properties fo:background-color="#4472c4"/>
      <style:text-properties fo:color="#ffffff" fo:font-family="+mn-lt" style:font-family-asian="+mn-ea" style:font-family-complex="+mn-cs" fo:font-weight="bold" style:font-weight-asian="bold" style:font-weight-complex="bold"/>
    </style:style>
    <style:style style:family="table-cell" style:name="a1076">
      <style:table-cell-properties fo:background-color="#4472c4"/>
      <style:text-properties fo:color="#ffffff" fo:font-family="+mn-lt" style:font-family-asian="+mn-ea" style:font-family-complex="+mn-cs" fo:font-weight="bold" style:font-weight-asian="bold" style:font-weight-complex="bold"/>
    </style:style>
    <style:style style:family="table-cell" style:name="a1077">
      <style:table-cell-properties fo:background-color="#ffffff" fo:border-top="0.02778in solid #000000" fo:border-bottom="0.02778in solid #000000"/>
      <style:text-properties fo:color="#000000" fo:font-family="+mn-lt" style:font-family-asian="+mn-ea" style:font-family-complex="+mn-cs"/>
    </style:style>
    <style:style style:family="table-cell" style:name="a1078">
      <style:table-cell-properties fo:background-color="#e7e7e7"/>
    </style:style>
    <style:style style:family="table-cell" style:name="a1079">
      <style:table-cell-properties fo:background-color="#e7e7e7"/>
    </style:style>
    <style:style style:family="table-cell" style:name="a1068">
      <style:table-cell-properties fo:background-color="#e9ebf5" fo:border-top="0.01389in solid #ffffff" fo:border-bottom="0.01389in solid #ffffff" fo:border-left="0.01389in solid #ffffff" fo:border-right="0.01389in solid #ffffff"/>
      <style:text-properties fo:color="#000000" fo:font-family="+mn-lt" style:font-family-asian="+mn-ea" style:font-family-complex="+mn-cs"/>
    </style:style>
    <style:default-style style:family="graphic">
      <style:graphic-properties draw:fill="solid" draw:fill-color="#4472c4" draw:opacity="100%" draw:stroke="solid" svg:stroke-width="0.01389in" svg:stroke-color="#2f528f" svg:stroke-opacity="100%" draw:stroke-linejoin="miter" svg:stroke-linecap="butt"/>
    </style:default-style>
    <table:table-template table:name="{5C22544A-7EE6-4342-B048-85BDC9FD1C3A}">
      <table:first-row table:style-name="a1073" table:paragraph-style-name=""/>
      <table:last-row table:style-name="a1074" table:paragraph-style-name=""/>
      <table:first-column table:style-name="a1075" table:paragraph-style-name=""/>
      <table:last-column table:style-name="a1076" table:paragraph-style-name=""/>
      <table:body table:style-name="a1068" table:paragraph-style-name=""/>
      <table:even-rows table:style-name="a1071" table:paragraph-style-name=""/>
      <table:odd-rows table:style-name="a1072" table:paragraph-style-name=""/>
      <table:even-columns table:style-name="a1069" table:paragraph-style-name=""/>
      <table:odd-columns table:style-name="a1070" table:paragraph-style-name=""/>
    </table:table-template>
    <table:table-template table:name="{2A488322-F2BA-4B5B-9748-0D474271808F}">
      <table:first-row table:style-name="a1080" table:paragraph-style-name=""/>
      <table:last-row table:style-name="a1081" table:paragraph-style-name=""/>
      <table:first-column table:style-name="a1082" table:paragraph-style-name=""/>
      <table:last-column table:style-name="a1083" table:paragraph-style-name=""/>
      <table:body table:style-name="a1077" table:paragraph-style-name=""/>
      <table:odd-rows table:style-name="a1079" table:paragraph-style-name=""/>
      <table:odd-columns table:style-name="a1078"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paragraph" style:name="a22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3">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305">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306">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8">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309">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2">
      <style:text-properties fo:font-variant="normal" fo:text-transform="none" fo:color="#7ca655" style:text-line-through-type="none" style:text-line-through-style="none" style:text-line-through-width="auto" style:text-line-through-color="font-color" style:text-position="0% 100%" fo:font-family="Franklin Gothic Dem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Franklin Gothic Demi" fo:font-size="0.61111in" style:font-size-asian="0.61111in" style:font-size-complex="0.61111in" fo:letter-spacing="0.0138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Franklin Gothic Demi" fo:font-size="0.61111in" style:font-size-asian="0.61111in" style:font-size-complex="0.61111in" fo:letter-spacing="0.0138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3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6">
      <style:graphic-properties draw:fill="none" draw:stroke="solid" svg:stroke-width="0.11111in" svg:stroke-color="#7ca655" svg:stroke-opacity="100%" draw:stroke-linejoin="miter" svg:stroke-linecap="butt"/>
    </style:style>
    <style:style style:family="presentation" style:name="a233">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57">
      <style:text-properties fo:font-variant="normal" fo:text-transform="none" fo:color="#000000"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34">
      <style:graphic-properties draw:fill="none" draw:stroke="solid" svg:stroke-width="0.11111in" svg:stroke-color="#7ca655" svg:stroke-opacity="100%" draw:stroke-linejoin="miter" svg:stroke-linecap="butt"/>
    </style:style>
    <style:style style:family="paragraph" style:name="a158">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11">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aragraph" style:name="a236">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39">
      <style:text-properties fo:font-variant="normal" fo:text-transform="none" fo:color="#000000" style:text-line-through-type="none" style:text-line-through-style="none" style:text-line-through-width="auto" style:text-line-through-color="font-color" style:text-position="0% 100%" fo:font-family="Franklin Gothic Book"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6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1">
      <style:text-properties fo:font-variant="normal" fo:text-transform="none" fo:color="#7ca655" style:text-line-through-type="none" style:text-line-through-style="none" style:text-line-through-width="auto" style:text-line-through-color="font-color" style:text-position="0% 100%" fo:font-family="Franklin Gothic Dem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41">
      <style:text-properties fo:font-variant="normal" fo:text-transform="none" fo:color="#000000" style:text-line-through-type="none" style:text-line-through-style="none" style:text-line-through-width="auto" style:text-line-through-color="font-color" style:text-position="0% 100%" fo:font-family="Franklin Gothic Book"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Franklin Gothic Book"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7">
      <style:text-properties fo:font-variant="normal" fo:text-transform="none" fo:color="#000000" style:text-line-through-type="none" style:text-line-through-style="none" style:text-line-through-width="auto" style:text-line-through-color="font-color" style:text-position="0% 100%" fo:font-family="Franklin Gothic Book"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4">
      <style:text-properties fo:font-variant="normal" fo:text-transform="none" fo:color="#000000" style:text-line-through-type="none" style:text-line-through-style="none" style:text-line-through-width="auto" style:text-line-through-color="font-color" style:text-position="0% 100%" fo:font-family="Franklin Gothic Demi"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2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7">
      <style:text-properties fo:font-variant="normal" fo:text-transform="none" fo:color="#000000" style:text-line-through-type="none" style:text-line-through-style="none" style:text-line-through-width="auto" style:text-line-through-color="font-color" style:text-position="0% 100%" fo:font-family="Franklin Gothic Book"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Franklin Gothic Book"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0">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32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Franklin Gothic Book"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Franklin Gothic Book"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06">
      <style:text-properties fo:font-variant="normal" fo:text-transform="none" fo:color="#000000" style:text-line-through-type="none" style:text-line-through-style="none" style:text-line-through-width="auto" style:text-line-through-color="font-color" style:text-position="0% 100%" fo:font-family="Franklin Gothic Book"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Franklin Gothic Book"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Franklin Gothic Demi"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Franklin Gothic Book"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74">
      <style:text-properties fo:font-variant="normal" fo:text-transform="none" fo:color="#000000" style:text-line-through-type="none" style:text-line-through-style="none" style:text-line-through-width="auto" style:text-line-through-color="font-color" style:text-position="0% 100%" fo:font-family="Franklin Gothic Book"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1">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253">
      <style:graphic-properties fo:wrap-option="wrap" fo:padding-top="0.05in" fo:padding-bottom="0.05in" fo:padding-left="0.1in" fo:padding-right="0.1in" draw:textarea-vertical-align="top" draw:textarea-horizontal-align="left" draw:fill="solid" draw:fill-color="#f9d448" draw:opacity="100%" draw:stroke="none" draw:auto-grow-width="false" draw:auto-grow-height="false"/>
      <style:paragraph-properties style:font-independent-line-spacing="true" style:writing-mode="lr-tb"/>
    </style:style>
    <style:style style:family="text" style:name="a177">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4">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9">
      <style:graphic-properties fo:wrap-option="wrap" fo:padding-top="0.05in" fo:padding-bottom="0.05in" fo:padding-left="0.1in" fo:padding-right="0.1in" draw:textarea-vertical-align="top" draw:textarea-horizontal-align="left" draw:fill="solid" draw:fill-color="#4495a2" draw:opacity="100%" draw:stroke="none" draw:auto-grow-width="false" draw:auto-grow-height="false"/>
      <style:paragraph-properties style:font-independent-line-spacing="true" style:writing-mode="lr-tb"/>
    </style:style>
    <style:style style:family="graphic" style:name="a256">
      <style:graphic-properties fo:wrap-option="wrap" fo:padding-top="0.05in" fo:padding-bottom="0.05in" fo:padding-left="0.1in" fo:padding-right="0.1in" draw:textarea-vertical-align="top" draw:textarea-horizontal-align="left" draw:fill="solid" draw:fill-color="#7ca655" draw:opacity="100%" draw:stroke="none" draw:auto-grow-width="false" draw:auto-grow-height="false"/>
      <style:paragraph-properties style:font-independent-line-spacing="true" style:writing-mode="lr-tb"/>
    </style:style>
    <style:style style:family="text" style:name="a3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7">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259">
      <style:graphic-properties fo:wrap-option="wrap" fo:padding-top="0.05in" fo:padding-bottom="0.05in" fo:padding-left="0.1in" fo:padding-right="0.1in" draw:textarea-vertical-align="top" draw:textarea-horizontal-align="left" draw:fill="solid" draw:fill-color="#4495a2" draw:opacity="100%" draw:stroke="none" draw:auto-grow-width="false" draw:auto-grow-height="false"/>
      <style:paragraph-properties style:font-independent-line-spacing="true" style:writing-mode="lr-tb"/>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Franklin Gothic Demi"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3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14">
      <style:text-properties fo:font-variant="normal" fo:text-transform="none" fo:color="#000000" style:text-line-through-type="none" style:text-line-through-style="none" style:text-line-through-width="auto" style:text-line-through-color="font-color" style:text-position="0% 100%" fo:font-family="Franklin Gothic Book"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5">
      <style:text-properties fo:font-variant="normal" fo:text-transform="none" fo:color="#000000" style:text-line-through-type="none" style:text-line-through-style="none" style:text-line-through-width="auto" style:text-line-through-color="font-color" style:text-position="0% 100%" fo:font-family="Franklin Gothic Book"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2">
      <style:graphic-properties fo:wrap-option="wrap" fo:padding-top="0.05in" fo:padding-bottom="0.05in" fo:padding-left="0.1in" fo:padding-right="0.1in" draw:textarea-vertical-align="top" draw:textarea-horizontal-align="left" draw:fill="solid" draw:fill-color="#f9d448" draw:opacity="100%" draw:stroke="none" draw:auto-grow-width="false" draw:auto-grow-height="false"/>
      <style:paragraph-properties style:font-independent-line-spacing="true" style:writing-mode="lr-tb"/>
    </style:style>
    <style:style style:family="text" style:name="a183">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5">
      <style:graphic-properties fo:wrap-option="wrap" fo:padding-top="0.05in" fo:padding-bottom="0.05in" fo:padding-left="0.1in" fo:padding-right="0.1in" draw:textarea-vertical-align="top" draw:textarea-horizontal-align="left" draw:fill="solid" draw:fill-color="#4495a2" draw:opacity="100%" draw:stroke="none" draw:auto-grow-width="false" draw:auto-grow-height="false"/>
      <style:paragraph-properties style:font-independent-line-spacing="true" style:writing-mode="lr-tb"/>
    </style:style>
    <style:style style:family="presentation" style:name="a2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6">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8">
      <style:graphic-properties fo:wrap-option="wrap" fo:padding-top="0.05in" fo:padding-bottom="0.05in" fo:padding-left="0.1in" fo:padding-right="0.1in" draw:textarea-vertical-align="top" draw:textarea-horizontal-align="left" draw:fill="solid" draw:fill-color="#7ca655" draw:opacity="100%" draw:stroke="none" draw:auto-grow-width="false" draw:auto-grow-height="false"/>
      <style:paragraph-properties style:font-independent-line-spacing="true" style:writing-mode="lr-tb"/>
    </style:style>
    <style:style style:family="text" style:name="a2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34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68">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4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344">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5">
      <style:text-properties fo:font-variant="normal" fo:text-transform="none" fo:color="#ffffff" style:text-line-through-type="none" style:text-line-through-style="none" style:text-line-through-width="auto" style:text-line-through-color="font-color" style:text-position="0% 100%" fo:font-family="Franklin Gothic Book"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6">
      <style:text-properties fo:font-variant="normal" fo:text-transform="none" fo:color="#ffffff" style:text-line-through-type="none" style:text-line-through-style="none" style:text-line-through-width="auto" style:text-line-through-color="font-color" style:text-position="0% 100%" fo:font-family="Franklin Gothic Book"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4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50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1">
      <style:graphic-properties fo:wrap-option="wrap" fo:padding-top="0.05in" fo:padding-bottom="0.05in" fo:padding-left="0.1in" fo:padding-right="0.1in" draw:textarea-vertical-align="top" draw:textarea-horizontal-align="left" draw:fill="solid" draw:fill-color="#f9d448" draw:opacity="100%" draw:stroke="none" draw:auto-grow-width="false" draw:auto-grow-height="false"/>
      <style:paragraph-properties style:font-independent-line-spacing="true" style:writing-mode="lr-tb"/>
    </style:style>
    <style:style style:family="text" style:name="a1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0">
      <style:text-properties fo:font-variant="normal" fo:text-transform="none" fo:color="#000000" style:text-line-through-type="none" style:text-line-through-style="none" style:text-line-through-width="auto" style:text-line-through-color="font-color" style:text-position="0% 100%" fo:font-family="Franklin Gothic Demi" fo:font-size="0.61111in" style:font-size-asian="0.61111in" style:font-size-complex="0.61111in" fo:letter-spacing="0.0138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7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5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2">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Franklin Gothic Book"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Franklin Gothic Book"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3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Franklin Gothic Demi"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3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1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14">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family="Franklin Gothic Book"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Franklin Gothic Book"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8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Franklin Gothic Book"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Franklin Gothic Book"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Franklin Gothic Book"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Franklin Gothic Book"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4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Franklin Gothic Demi" fo:font-size="0.61111in" style:font-size-asian="0.61111in" style:font-size-complex="0.61111in" fo:letter-spacing="0.0138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Franklin Gothic Demi" fo:font-size="0.61111in" style:font-size-asian="0.61111in" style:font-size-complex="0.61111in" fo:letter-spacing="0.0138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3">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44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4">
      <style:graphic-properties draw:fill="none" draw:stroke="solid" svg:stroke-width="0.11111in" svg:stroke-color="#ffffff" svg:stroke-opacity="100%" draw:stroke-linejoin="miter" svg:stroke-linecap="butt"/>
    </style:style>
    <style:style style:family="drawing-page" style:name="a44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601">
      <style:graphic-properties fo:wrap-option="wrap" fo:padding-top="0.05in" fo:padding-bottom="0.05in" fo:padding-left="0.1in" fo:padding-right="0.1in" draw:textarea-vertical-align="top" draw:textarea-horizontal-align="left" draw:fill="solid" draw:fill-color="#f9d448" draw:opacity="100%" draw:stroke="none" draw:auto-grow-width="false" draw:auto-grow-height="false"/>
      <style:paragraph-properties style:font-independent-line-spacing="true" style:writing-mode="lr-tb"/>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Franklin Gothic Book"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6">
      <style:text-properties fo:font-variant="normal" fo:text-transform="none" fo:color="#000000" style:text-line-through-type="none" style:text-line-through-style="none" style:text-line-through-width="auto" style:text-line-through-color="font-color" style:text-position="0% 100%" fo:font-family="Franklin Gothic Book"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2">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4">
      <style:graphic-properties fo:wrap-option="wrap" fo:padding-top="0.05in" fo:padding-bottom="0.05in" fo:padding-left="0.1in" fo:padding-right="0.1in" draw:textarea-vertical-align="top" draw:textarea-horizontal-align="left" draw:fill="solid" draw:fill-color="#7ca655" draw:opacity="100%" draw:stroke="none" draw:auto-grow-width="false" draw:auto-grow-height="false"/>
      <style:paragraph-properties style:font-independent-line-spacing="true" style:writing-mode="lr-tb"/>
    </style:style>
    <style:style style:family="presentation" style:name="a52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05">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7">
      <style:graphic-properties fo:wrap-option="wrap" fo:padding-top="0.05in" fo:padding-bottom="0.05in" fo:padding-left="0.1in" fo:padding-right="0.1in" draw:textarea-vertical-align="top" draw:textarea-horizontal-align="left" draw:fill="solid" draw:fill-color="#4495a2" draw:opacity="100%" draw:stroke="none" draw:auto-grow-width="false" draw:auto-grow-height="false"/>
      <style:paragraph-properties style:font-independent-line-spacing="true" style:writing-mode="lr-tb"/>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9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92">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Franklin Gothic Book"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4">
      <style:text-properties fo:font-variant="normal" fo:text-transform="none" fo:color="#000000" style:text-line-through-type="none" style:text-line-through-style="none" style:text-line-through-width="auto" style:text-line-through-color="font-color" style:text-position="0% 100%" fo:font-family="Franklin Gothic Book"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97">
      <style:graphic-properties fo:wrap-option="wrap" fo:padding-top="0.05in" fo:padding-bottom="0.05in" fo:padding-left="0.1in" fo:padding-right="0.1in" draw:textarea-vertical-align="top" draw:textarea-horizontal-align="left" draw:fill="solid" draw:fill-color="#fbe284" draw:opacity="100%" draw:stroke="none" draw:auto-grow-width="false" draw:auto-grow-height="false" style:shrink-to-fit="true"/>
      <style:paragraph-properties style:font-independent-line-spacing="true" style:writing-mode="lr-tb"/>
    </style:style>
    <style:style style:family="presentation" style:name="a37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drawing-page" style:name="a450">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3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8">
      <style:text-properties fo:font-variant="normal" fo:text-transform="none" fo:color="#ffffff" style:text-line-through-type="none" style:text-line-through-style="none" style:text-line-through-width="auto" style:text-line-through-color="font-color" style:text-position="0% 100%" fo:font-family="Franklin Gothic Demi" fo:font-size="0.56944in" style:font-size-asian="0.56944in" style:font-size-complex="0.56944in" fo:letter-spacing="0.0138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Franklin Gothic Book" fo:font-size="0.38889in" style:font-size-asian="0.38889in" style:font-size-complex="0.38889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9">
      <style:text-properties fo:font-variant="normal" fo:text-transform="none" fo:color="#ffffff" style:text-line-through-type="none" style:text-line-through-style="none" style:text-line-through-width="auto" style:text-line-through-color="font-color" style:text-position="0% 100%" fo:font-family="Franklin Gothic Demi" fo:font-size="0.56944in" style:font-size-asian="0.56944in" style:font-size-complex="0.56944in" fo:letter-spacing="0.0138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Franklin Gothic Book" fo:font-size="0.38889in" style:font-size-asian="0.38889in" style:font-size-complex="0.38889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30">
      <style:text-properties fo:font-variant="normal" fo:text-transform="none" fo:color="#000000"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Franklin Gothic Book" fo:font-size="2.77778in" style:font-size-asian="2.77778in" style:font-size-complex="2.7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5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58">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Franklin Gothic Dem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5">
      <style:paragraph-properties fo:line-height="9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1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6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0">
      <style:graphic-properties fo:wrap-option="wrap" fo:padding-top="0.05in" fo:padding-bottom="0.05in" fo:padding-left="0.1in" fo:padding-right="0.1in" draw:textarea-vertical-align="top" draw:textarea-horizontal-align="left" draw:fill="solid" draw:fill-color="#f9d448" draw:opacity="100%" draw:stroke="none" draw:auto-grow-width="false" draw:auto-grow-height="false"/>
      <style:paragraph-properties style:font-independent-line-spacing="true" style:writing-mode="lr-tb"/>
    </style:style>
    <style:style style:family="text" style:name="a461">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3">
      <style:graphic-properties fo:wrap-option="wrap" fo:padding-top="0.05in" fo:padding-bottom="0.05in" fo:padding-left="0.1in" fo:padding-right="0.1in" draw:textarea-vertical-align="top" draw:textarea-horizontal-align="left" draw:fill="solid" draw:fill-color="#7ca655" draw:opacity="100%" draw:stroke="none" draw:auto-grow-width="false" draw:auto-grow-height="false"/>
      <style:paragraph-properties style:font-independent-line-spacing="true" style:writing-mode="lr-tb"/>
    </style:style>
    <style:style style:family="text" style:name="a464">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466">
      <style:graphic-properties fo:wrap-option="wrap" fo:padding-top="0.05in" fo:padding-bottom="0.05in" fo:padding-left="0.1in" fo:padding-right="0.1in" draw:textarea-vertical-align="top" draw:textarea-horizontal-align="left" draw:fill="solid" draw:fill-color="#4495a2" draw:opacity="100%" draw:stroke="none" draw:auto-grow-width="false" draw:auto-grow-height="false"/>
      <style:paragraph-properties style:font-independent-line-spacing="true" style:writing-mode="lr-tb"/>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Franklin Gothic Dem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7">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3">
      <style:paragraph-properties fo:line-height="9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9">
      <style:graphic-properties fo:wrap-option="wrap" fo:padding-top="0.05in" fo:padding-bottom="0.05in" fo:padding-left="0.1in" fo:padding-right="0.1in" draw:textarea-vertical-align="top" draw:textarea-horizontal-align="left" draw:fill="solid" draw:fill-color="#4495a2" draw:opacity="100%" draw:stroke="none" draw:auto-grow-width="false" draw:auto-grow-height="false"/>
      <style:paragraph-properties style:font-independent-line-spacing="true" style:writing-mode="lr-tb"/>
    </style:style>
    <style:style style:family="presentation" style:name="a54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46">
      <style:text-properties fo:font-variant="normal" fo:text-transform="none" fo:color="#000000"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Franklin Gothic Book"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02">
      <style:text-properties fo:font-variant="normal" fo:text-transform="none" fo:color="#000000" style:text-line-through-type="none" style:text-line-through-style="none" style:text-line-through-width="auto" style:text-line-through-color="font-color" style:text-position="0% 100%" fo:font-family="Franklin Gothic Book"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0">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472">
      <style:graphic-properties fo:wrap-option="wrap" fo:padding-top="0.05in" fo:padding-bottom="0.05in" fo:padding-left="0.1in" fo:padding-right="0.1in" draw:textarea-vertical-align="top" draw:textarea-horizontal-align="left" draw:fill="solid" draw:fill-color="#f9d448" draw:opacity="100%" draw:stroke="none" draw:auto-grow-width="false" draw:auto-grow-height="false"/>
      <style:paragraph-properties style:font-independent-line-spacing="true" style:writing-mode="lr-tb"/>
    </style:style>
    <style:style style:family="drawing-page" style:name="a39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73">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97">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4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Franklin Gothic Demi" fo:font-size="0.61111in" style:font-size-asian="0.61111in" style:font-size-complex="0.61111in" fo:letter-spacing="0.0138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50">
      <style:text-properties fo:font-variant="normal" fo:text-transform="none" fo:color="#000000" style:text-line-through-type="none" style:text-line-through-style="none" style:text-line-through-width="auto" style:text-line-through-color="font-color" style:text-position="0% 100%" fo:font-family="Franklin Gothic Dem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75">
      <style:graphic-properties fo:wrap-option="wrap" fo:padding-top="0.05in" fo:padding-bottom="0.05in" fo:padding-left="0.1in" fo:padding-right="0.1in" draw:textarea-vertical-align="top" draw:textarea-horizontal-align="left" draw:fill="solid" draw:fill-color="#4495a2" draw:opacity="100%" draw:stroke="none" draw:auto-grow-width="false" draw:auto-grow-height="false"/>
      <style:paragraph-properties style:font-independent-line-spacing="true" style:writing-mode="lr-tb"/>
    </style:style>
    <style:style style:family="paragraph" style:name="a39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Franklin Gothic Book"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1">
      <style:paragraph-properties fo:line-height="9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6">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478">
      <style:graphic-properties fo:wrap-option="wrap" fo:padding-top="0.05in" fo:padding-bottom="0.05in" fo:padding-left="0.1in" fo:padding-right="0.1in" draw:textarea-vertical-align="top" draw:textarea-horizontal-align="left" draw:fill="solid" draw:fill-color="#7ca655" draw:opacity="100%" draw:stroke="none" draw:auto-grow-width="false" draw:auto-grow-height="false"/>
      <style:paragraph-properties style:font-independent-line-spacing="true" style:writing-mode="lr-tb"/>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Franklin Gothic Book"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9">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Franklin Gothic Demi" fo:font-size="0.61111in" style:font-size-asian="0.61111in" style:font-size-complex="0.61111in" fo:letter-spacing="0.0138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Franklin Gothic Dem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9">
      <style:paragraph-properties fo:line-height="9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71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6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3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1">
      <style:graphic-properties fo:wrap-option="wrap" fo:padding-top="0.05in" fo:padding-bottom="0.05in" fo:padding-left="0.1in" fo:padding-right="0.1in" draw:textarea-vertical-align="top" draw:textarea-horizontal-align="left" draw:fill="solid" draw:fill-color="#f9d448" draw:opacity="100%" draw:stroke="none" draw:auto-grow-width="false" draw:auto-grow-height="false"/>
      <style:paragraph-properties style:font-independent-line-spacing="true" style:writing-mode="lr-tb"/>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
      <style:text-properties fo:font-variant="normal" fo:text-transform="none" fo:color="#000000" style:text-line-through-type="none" style:text-line-through-style="none" style:text-line-through-width="auto" style:text-line-through-color="font-color" style:text-position="0% 100%" fo:font-family="Franklin Gothic Book"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62">
      <style:text-properties fo:font-variant="normal" fo:text-transform="none" fo:color="#000000" style:text-line-through-type="none" style:text-line-through-style="none" style:text-line-through-width="auto" style:text-line-through-color="font-color" style:text-position="0% 100%" fo:font-family="Franklin Gothic Book"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
      <style:text-properties fo:font-variant="normal" fo:text-transform="none" fo:color="#000000" style:text-line-through-type="none" style:text-line-through-style="none" style:text-line-through-width="auto" style:text-line-through-color="font-color" style:text-position="0% 100%" fo:font-family="Franklin Gothic Book"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3">
      <style:text-properties fo:font-variant="normal" fo:text-transform="none" fo:color="#000000" style:text-line-through-type="none" style:text-line-through-style="none" style:text-line-through-width="auto" style:text-line-through-color="font-color" style:text-position="0% 100%" fo:font-family="Franklin Gothic Book"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40">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641">
      <style:graphic-properties draw:fill="none" draw:stroke="solid" svg:stroke-width="0.18056in" svg:stroke-color="#f9d448" svg:stroke-opacity="100%" draw:stroke-linejoin="miter" svg:stroke-linecap="butt"/>
    </style:style>
    <style:style style:family="presentation" style:name="a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6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642">
      <style:graphic-properties draw:fill="none" draw:stroke="solid" svg:stroke-width="0.18056in" svg:stroke-color="#f9d448" svg:stroke-opacity="100%" draw:stroke-linejoin="miter" svg:stroke-linecap="butt"/>
    </style:style>
    <style:style style:family="text" style:name="a25">
      <style:text-properties fo:font-variant="normal" fo:text-transform="none" fo:color="#000000" style:text-line-through-type="none" style:text-line-through-style="none" style:text-line-through-width="auto" style:text-line-through-color="font-color" style:text-position="0% 100%" fo:font-family="Franklin Gothic Demi"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Franklin Gothic Book"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43">
      <style:graphic-properties draw:fill="none" draw:stroke="solid" svg:stroke-width="0.18056in" svg:stroke-color="#f9d448" svg:stroke-opacity="100%" draw:stroke-linejoin="miter" svg:stroke-linecap="butt"/>
    </style:style>
    <style:style style:family="paragraph" style:name="a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4">
      <style:graphic-properties draw:fill="none" draw:stroke="solid" svg:stroke-width="0.18056in" svg:stroke-color="#f9d448" svg:stroke-opacity="100%" draw:stroke-linejoin="miter" svg:stroke-linecap="butt"/>
    </style:style>
    <style:style style:family="presentation" style:name="a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Franklin Gothic Book"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Franklin Gothic Demi" fo:font-size="0.61111in" style:font-size-asian="0.61111in" style:font-size-complex="0.61111in" fo:letter-spacing="0.0138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8">
      <style:text-properties fo:font-variant="normal" fo:text-transform="none" fo:color="#000000" style:text-line-through-type="none" style:text-line-through-style="none" style:text-line-through-width="auto" style:text-line-through-color="font-color" style:text-position="0% 100%" fo:font-family="Franklin Gothic Book"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
      <style:text-properties fo:font-variant="normal" fo:text-transform="none" fo:color="#000000" style:text-line-through-type="none" style:text-line-through-style="none" style:text-line-through-width="auto" style:text-line-through-color="font-color" style:text-position="0% 100%" fo:font-family="Franklin Gothic Book"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7">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Franklin Gothic Book"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Franklin Gothic Book"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Franklin Gothic Dem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7">
      <style:text-properties fo:font-variant="normal" fo:text-transform="none" fo:color="#000000" style:text-line-through-type="none" style:text-line-through-style="none" style:text-line-through-width="auto" style:text-line-through-color="font-color" style:text-position="0% 100%" fo:font-family="Franklin Gothic Demi"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3">
      <style:paragraph-properties fo:line-height="9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5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81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3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81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37">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drawing-page" style:name="a813">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738">
      <style:text-properties fo:font-variant="normal" fo:text-transform="none" fo:color="#000000" style:text-line-through-type="none" style:text-line-through-style="none" style:text-line-through-width="auto" style:text-line-through-color="font-color" style:text-position="0% 100%" fo:font-family="Franklin Gothic Demi" fo:font-size="0.61111in" style:font-size-asian="0.61111in" style:font-size-complex="0.61111in" fo:letter-spacing="0.0138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4">
      <style:text-properties fo:font-variant="normal" fo:text-transform="none" fo:color="#000000" style:text-line-through-type="none" style:text-line-through-style="none" style:text-line-through-width="auto" style:text-line-through-color="font-color" style:text-position="0% 100%" fo:font-family="Franklin Gothic Demi" fo:font-size="0.61111in" style:font-size-asian="0.61111in" style:font-size-complex="0.61111in" fo:letter-spacing="0.0138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39">
      <style:text-properties fo:font-variant="normal" fo:text-transform="none" fo:color="#000000" style:text-line-through-type="none" style:text-line-through-style="none" style:text-line-through-width="auto" style:text-line-through-color="font-color" style:text-position="0% 100%" fo:font-family="Franklin Gothic Demi" fo:font-size="0.61111in" style:font-size-asian="0.61111in" style:font-size-complex="0.61111in" fo:letter-spacing="0.0138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5">
      <style:text-properties fo:font-variant="normal" fo:text-transform="none" fo:color="#000000" style:text-line-through-type="none" style:text-line-through-style="none" style:text-line-through-width="auto" style:text-line-through-color="font-color" style:text-position="0% 100%" fo:font-family="Franklin Gothic Demi" fo:font-size="0.61111in" style:font-size-asian="0.61111in" style:font-size-complex="0.61111in" fo:letter-spacing="0.0138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1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7">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818">
      <style:graphic-properties draw:fill="none" draw:stroke="solid" svg:stroke-width="0.11111in" svg:stroke-color="#7ca655" svg:stroke-opacity="100%" draw:stroke-linejoin="miter" svg:stroke-linecap="butt"/>
    </style:style>
    <style:style style:family="text" style:name="a819">
      <style:text-properties fo:font-variant="normal" fo:text-transform="none" fo:color="#7ca655" style:text-line-through-type="none" style:text-line-through-style="none" style:text-line-through-width="auto" style:text-line-through-color="font-color" style:text-position="0% 100%" fo:font-family="Franklin Gothic Dem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0">
      <style:text-properties fo:font-variant="normal" fo:text-transform="none" fo:color="#000000" style:text-line-through-type="none" style:text-line-through-style="none" style:text-line-through-width="auto" style:text-line-through-color="font-color" style:text-position="0% 100%" fo:font-family="Franklin Gothic Book"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Franklin Gothic Book"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5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4">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Franklin Gothic Dem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1">
      <style:paragraph-properties fo:line-height="9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6">
      <style:graphic-properties fo:wrap-option="wrap" fo:padding-top="0.05in" fo:padding-bottom="0.05in" fo:padding-left="0.1in" fo:padding-right="0.1in" draw:textarea-vertical-align="top" draw:textarea-horizontal-align="left" draw:fill="solid" draw:fill-color="#4495a2" draw:opacity="100%" draw:stroke="none" draw:auto-grow-width="false" draw:auto-grow-height="false"/>
      <style:paragraph-properties style:font-independent-line-spacing="true" style:writing-mode="lr-tb"/>
    </style:style>
    <style:style style:family="text" style:name="a587">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1">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66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9">
      <style:graphic-properties fo:wrap-option="wrap" fo:padding-top="0.05in" fo:padding-bottom="0.05in" fo:padding-left="0.1in" fo:padding-right="0.1in" draw:textarea-vertical-align="top" draw:textarea-horizontal-align="left" draw:fill="solid" draw:fill-color="#f9d448" draw:opacity="100%" draw:stroke="none" draw:auto-grow-width="false" draw:auto-grow-height="false"/>
      <style:paragraph-properties style:font-independent-line-spacing="true" style:writing-mode="lr-tb"/>
    </style:style>
    <style:style style:family="graphic" style:name="a742">
      <style:graphic-properties draw:fill="none" draw:stroke="solid" svg:stroke-width="0.11111in" svg:stroke-color="#7ca655" svg:stroke-opacity="100%" draw:stroke-linejoin="miter" svg:stroke-linecap="butt"/>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3">
      <style:text-properties fo:font-variant="normal" fo:text-transform="none" fo:color="#7ca655" style:text-line-through-type="none" style:text-line-through-style="none" style:text-line-through-width="auto" style:text-line-through-color="font-color" style:text-position="0% 100%" fo:font-family="Franklin Gothic Dem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74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Franklin Gothic Dem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9">
      <style:paragraph-properties fo:line-height="9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82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47">
      <style:text-properties fo:font-variant="normal" fo:text-transform="none" fo:color="#7ca655" style:text-line-through-type="none" style:text-line-through-style="none" style:text-line-through-width="auto" style:text-line-through-color="font-color" style:text-position="0% 100%" fo:font-family="Franklin Gothic Dem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3">
      <style:text-properties fo:font-variant="normal" fo:text-transform="none" fo:color="#000000"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0">
      <style:text-properties fo:font-variant="normal" fo:text-transform="none" fo:color="#000000" style:text-line-through-type="none" style:text-line-through-style="none" style:text-line-through-width="auto" style:text-line-through-color="font-color" style:text-position="0% 100%" fo:font-family="Franklin Gothic Demi" fo:font-size="0.61111in" style:font-size-asian="0.61111in" style:font-size-complex="0.61111in" fo:letter-spacing="0.0138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24">
      <style:paragraph-properties fo:line-height="100%" fo:text-align="lef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2">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82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903">
      <style:graphic-properties draw:fill="none" draw:stroke="solid" svg:stroke-width="0.11111in" svg:stroke-color="#7ca655" svg:stroke-opacity="100%" draw:stroke-linejoin="miter" svg:stroke-linecap="butt"/>
    </style:style>
    <style:style style:family="text" style:name="a827">
      <style:text-properties fo:font-variant="normal" fo:text-transform="none" fo:color="#7ca655" style:text-line-through-type="none" style:text-line-through-style="none" style:text-line-through-width="auto" style:text-line-through-color="font-color" style:text-position="0% 100%" fo:font-family="Franklin Gothic Dem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4">
      <style:text-properties fo:font-variant="normal" fo:text-transform="none" fo:color="#000000"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08">
      <style:text-properties fo:font-variant="normal" fo:text-transform="none" fo:color="#7ca655" style:text-line-through-type="none" style:text-line-through-style="none" style:text-line-through-width="auto" style:text-line-through-color="font-color" style:text-position="0% 100%" fo:font-family="Franklin Gothic Dem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0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90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2">
      <style:text-properties fo:font-variant="normal" fo:text-transform="none" fo:color="#000000"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3">
      <style:text-properties fo:font-variant="normal" fo:text-transform="none" fo:color="#000000"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06">
      <style:text-properties fo:font-variant="normal" fo:text-transform="none" fo:color="#000000" style:text-line-through-type="none" style:text-line-through-style="none" style:text-line-through-width="auto" style:text-line-through-color="font-color" style:text-position="0% 100%" fo:font-family="Franklin Gothic Demi" fo:font-size="0.61111in" style:font-size-asian="0.61111in" style:font-size-complex="0.61111in" fo:letter-spacing="0.0138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07">
      <style:text-properties fo:font-variant="normal" fo:text-transform="none" fo:color="#000000" style:text-line-through-type="none" style:text-line-through-style="none" style:text-line-through-width="auto" style:text-line-through-color="font-color" style:text-position="0% 100%" fo:font-family="Franklin Gothic Demi" fo:font-size="0.61111in" style:font-size-asian="0.61111in" style:font-size-complex="0.61111in" fo:letter-spacing="0.0138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0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9">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90">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2">
      <style:graphic-properties fo:wrap-option="wrap" fo:padding-top="0.05in" fo:padding-bottom="0.05in" fo:padding-left="0.1in" fo:padding-right="0.1in" draw:textarea-vertical-align="top" draw:textarea-horizontal-align="left" draw:fill="solid" draw:fill-color="#4495a2" draw:opacity="100%" draw:stroke="none" draw:auto-grow-width="false" draw:auto-grow-height="false"/>
      <style:paragraph-properties style:font-independent-line-spacing="true" style:writing-mode="lr-tb"/>
    </style:style>
    <style:style style:family="text" style:name="a593">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595">
      <style:graphic-properties fo:wrap-option="wrap" fo:padding-top="0.05in" fo:padding-bottom="0.05in" fo:padding-left="0.1in" fo:padding-right="0.1in" draw:textarea-vertical-align="top" draw:textarea-horizontal-align="left" draw:fill="solid" draw:fill-color="#7ca655" draw:opacity="100%" draw:stroke="none" draw:auto-grow-width="false" draw:auto-grow-height="false"/>
      <style:paragraph-properties style:font-independent-line-spacing="true" style:writing-mode="lr-tb"/>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96">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8">
      <style:graphic-properties fo:wrap-option="wrap" fo:padding-top="0.05in" fo:padding-bottom="0.05in" fo:padding-left="0.1in" fo:padding-right="0.1in" draw:textarea-vertical-align="top" draw:textarea-horizontal-align="left" draw:fill="solid" draw:fill-color="#f9d448" draw:opacity="100%" draw:stroke="none" draw:auto-grow-width="false" draw:auto-grow-height="false"/>
      <style:paragraph-properties style:font-independent-line-spacing="true" style:writing-mode="lr-tb"/>
    </style:style>
    <style:style style:family="presentation" style:name="a67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99">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1">
      <style:text-properties fo:font-variant="normal" fo:text-transform="none" fo:color="#000000"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Franklin Gothic Dem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2">
      <style:paragraph-properties fo:line-height="100%" fo:text-align="lef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7">
      <style:paragraph-properties fo:line-height="9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83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67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31">
      <style:text-properties fo:font-variant="normal" fo:text-transform="none" fo:color="#000000"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5">
      <style:text-properties fo:font-variant="normal" fo:text-transform="none" fo:color="#000000"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6">
      <style:paragraph-properties fo:line-height="100%" fo:text-align="lef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2">
      <style:paragraph-properties fo:line-height="100%" fo:text-align="lef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83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9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35">
      <style:text-properties fo:font-variant="normal" fo:text-transform="none" fo:color="#7ca655" style:text-line-through-type="none" style:text-line-through-style="none" style:text-line-through-width="auto" style:text-line-through-color="font-color" style:text-position="0% 100%" fo:font-family="Franklin Gothic Dem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59">
      <style:graphic-properties draw:fill="none" draw:stroke="solid" svg:stroke-width="0.11111in" svg:stroke-color="#7ca655" svg:stroke-opacity="100%" draw:stroke-linejoin="miter" svg:stroke-linecap="butt"/>
    </style:style>
    <style:style style:family="text" style:name="a912">
      <style:text-properties fo:font-variant="normal" fo:text-transform="none" fo:color="#000000"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9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39">
      <style:text-properties fo:font-variant="normal" fo:text-transform="none" fo:color="#000000"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6">
      <style:text-properties fo:font-variant="normal" fo:text-transform="none" fo:color="#7ca655" style:text-line-through-type="none" style:text-line-through-style="none" style:text-line-through-width="auto" style:text-line-through-color="font-color" style:text-position="0% 100%" fo:font-family="Franklin Gothic Dem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0">
      <style:graphic-properties draw:fill="none" draw:stroke="solid" svg:stroke-width="0.11111in" svg:stroke-color="#7ca655" svg:stroke-opacity="100%" draw:stroke-linejoin="miter" svg:stroke-linecap="butt"/>
    </style:style>
    <style:style style:family="text" style:name="a1011">
      <style:text-properties fo:font-variant="normal" fo:text-transform="none" fo:color="#000000" style:text-line-through-type="none" style:text-line-through-style="none" style:text-line-through-width="auto" style:text-line-through-color="font-color" style:text-position="0% 100%" fo:font-family="Franklin Gothic Book"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1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12">
      <style:text-properties fo:font-variant="normal" fo:text-transform="none" fo:color="#000000" style:text-line-through-type="none" style:text-line-through-style="none" style:text-line-through-width="auto" style:text-line-through-color="font-color" style:text-position="0% 100%" fo:font-family="Franklin Gothic Book"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16">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8">
      <style:graphic-properties fo:wrap-option="wrap" fo:padding-top="0.05in" fo:padding-bottom="0.05in" fo:padding-left="0.1in" fo:padding-right="0.1in" draw:textarea-vertical-align="top" draw:textarea-horizontal-align="left" draw:fill="solid" draw:fill-color="#4495a2" draw:opacity="100%" draw:stroke="none" draw:auto-grow-width="false" draw:auto-grow-height="false"/>
      <style:paragraph-properties style:font-independent-line-spacing="true" style:writing-mode="lr-tb"/>
    </style:style>
    <style:style style:family="text" style:name="a1019">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680">
      <style:graphic-properties draw:fill="none" draw:stroke="solid" svg:stroke-width="0.18056in" svg:stroke-color="#4495a2" svg:stroke-opacity="100%" draw:stroke-linejoin="miter" svg:stroke-linecap="butt"/>
    </style:style>
    <style:style style:family="drawing-page" style:name="a6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81">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4">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6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Franklin Gothic Demi" fo:font-size="0.83333in" style:font-size-asian="0.83333in" style:font-size-complex="0.83333in" fo:letter-spacing="0.0138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683">
      <style:graphic-properties fo:wrap-option="wrap" fo:padding-top="0.05in" fo:padding-bottom="0.05in" fo:padding-left="0.1in" fo:padding-right="0.1in" draw:textarea-vertical-align="middle" draw:textarea-horizontal-align="center" draw:fill="solid" draw:fill-color="#7ca655" draw:opacity="100%" draw:stroke="none" draw:auto-grow-width="false" draw:auto-grow-height="false"/>
      <style:paragraph-properties style:font-independent-line-spacing="true" style:writing-mode="lr-tb"/>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Franklin Gothic Demi" fo:font-size="0.83333in" style:font-size-asian="0.83333in" style:font-size-complex="0.83333in" fo:letter-spacing="0.0138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84">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0">
      <style:text-properties fo:font-variant="normal" fo:text-transform="none" fo:color="#000000" style:text-line-through-type="none" style:text-line-through-style="none" style:text-line-through-width="auto" style:text-line-through-color="font-color" style:text-position="0% 100%" fo:font-family="Franklin Gothic Book"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686">
      <style:graphic-properties fo:wrap-option="wrap" fo:padding-top="0.05in" fo:padding-bottom="0.05in" fo:padding-left="0.1in" fo:padding-right="0.1in" draw:textarea-vertical-align="middle" draw:textarea-horizontal-align="center" draw:fill="solid" draw:fill-color="#7ca655" draw:opacity="100%" draw:stroke="none" draw:auto-grow-width="false" draw:auto-grow-height="false"/>
      <style:paragraph-properties style:font-independent-line-spacing="true" style:writing-mode="lr-tb"/>
    </style:style>
    <style:style style:family="text" style:name="a69">
      <style:text-properties fo:font-variant="normal" fo:text-transform="none" fo:color="#7ca655" style:text-line-through-type="none" style:text-line-through-style="none" style:text-line-through-width="auto" style:text-line-through-color="font-color" style:text-position="0% 100%" fo:font-family="Franklin Gothic Book"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2">
      <style:text-properties fo:font-variant="normal" fo:text-transform="none" fo:color="#000000" style:text-line-through-type="none" style:text-line-through-style="none" style:text-line-through-width="auto" style:text-line-through-color="font-color" style:text-position="0% 100%" fo:font-family="Franklin Gothic Book"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7">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0">
      <style:paragraph-properties fo:line-height="100%" fo:text-align="lef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689">
      <style:graphic-properties fo:wrap-option="wrap" fo:padding-top="0.05in" fo:padding-bottom="0.05in" fo:padding-left="0.1in" fo:padding-right="0.1in" draw:textarea-vertical-align="middle" draw:textarea-horizontal-align="center" draw:fill="solid" draw:fill-color="#7ca655" draw:opacity="100%" draw:stroke="none" draw:auto-grow-width="false" draw:auto-grow-height="false"/>
      <style:paragraph-properties style:font-independent-line-spacing="true" style:writing-mode="lr-tb"/>
    </style:style>
    <style:style style:family="text" style:name="a765">
      <style:text-properties fo:font-variant="normal" fo:text-transform="none" fo:color="#000000" style:text-line-through-type="none" style:text-line-through-style="none" style:text-line-through-width="auto" style:text-line-through-color="font-color" style:text-position="0% 100%" fo:font-family="Franklin Gothic Demi"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76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843">
      <style:graphic-properties draw:fill="none" draw:stroke="solid" svg:stroke-width="0.11111in" svg:stroke-color="#7ca655" svg:stroke-opacity="100%" draw:stroke-linejoin="miter" svg:stroke-linecap="butt"/>
    </style:style>
    <style:style style:family="text" style:name="a920">
      <style:text-properties fo:font-variant="normal" fo:text-transform="none" fo:color="#000000"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44">
      <style:graphic-properties draw:fill="none" draw:stroke="solid" svg:stroke-width="0.11111in" svg:stroke-color="#7ca655" svg:stroke-opacity="100%" draw:stroke-linejoin="miter" svg:stroke-linecap="butt"/>
    </style:style>
    <style:style style:family="text" style:name="a768">
      <style:text-properties fo:font-variant="normal" fo:text-transform="none" fo:color="#000000" style:text-line-through-type="none" style:text-line-through-style="none" style:text-line-through-width="auto" style:text-line-through-color="font-color" style:text-position="0% 100%" fo:font-family="Franklin Gothic Book"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5">
      <style:text-properties fo:font-variant="normal" fo:text-transform="none" fo:color="#000000" style:text-line-through-type="none" style:text-line-through-style="none" style:text-line-through-width="auto" style:text-line-through-color="font-color" style:text-position="0% 100%" fo:font-family="Franklin Gothic Book"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9">
      <style:text-properties fo:font-variant="normal" fo:text-transform="none" fo:color="#000000" style:text-line-through-type="none" style:text-line-through-style="none" style:text-line-through-width="auto" style:text-line-through-color="font-color" style:text-position="0% 100%" fo:font-family="Franklin Gothic Book"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2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47">
      <style:text-properties fo:font-variant="normal" fo:text-transform="none" fo:color="#000000" style:text-line-through-type="none" style:text-line-through-style="none" style:text-line-through-width="auto" style:text-line-through-color="font-color" style:text-position="0% 100%" fo:font-family="Franklin Gothic Book"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4">
      <style:text-properties fo:font-variant="normal" fo:text-transform="none" fo:color="#7ca655" style:text-line-through-type="none" style:text-line-through-style="none" style:text-line-through-width="auto" style:text-line-through-color="font-color" style:text-position="0% 100%" fo:font-family="Franklin Gothic Dem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9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0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8">
      <style:text-properties fo:font-variant="normal" fo:text-transform="none" fo:color="#000000"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21">
      <style:graphic-properties fo:wrap-option="wrap" fo:padding-top="0.05in" fo:padding-bottom="0.05in" fo:padding-left="0.1in" fo:padding-right="0.1in" draw:textarea-vertical-align="top" draw:textarea-horizontal-align="left" draw:fill="solid" draw:fill-color="#7ca655" draw:opacity="100%" draw:stroke="none" draw:auto-grow-width="false" draw:auto-grow-height="false"/>
      <style:paragraph-properties style:font-independent-line-spacing="true" style:writing-mode="lr-tb"/>
    </style:style>
    <style:style style:family="paragraph" style:name="a92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2">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4">
      <style:graphic-properties fo:wrap-option="wrap" fo:padding-top="0.05in" fo:padding-bottom="0.05in" fo:padding-left="0.1in" fo:padding-right="0.1in" draw:textarea-vertical-align="top" draw:textarea-horizontal-align="left" draw:fill="solid" draw:fill-color="#f9d448" draw:opacity="100%" draw:stroke="none" draw:auto-grow-width="false" draw:auto-grow-height="false"/>
      <style:paragraph-properties style:font-independent-line-spacing="true" style:writing-mode="lr-tb"/>
    </style:style>
    <style:style style:family="text" style:name="a10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73">
      <style:graphic-properties draw:fill="none" draw:stroke="solid" svg:stroke-width="0.11111in" svg:stroke-color="#7ca655" svg:stroke-opacity="100%" draw:stroke-linejoin="miter" svg:stroke-linecap="butt"/>
    </style:style>
    <style:style style:family="text" style:name="a690">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2">
      <style:graphic-properties fo:wrap-option="wrap" fo:padding-top="0.05in" fo:padding-bottom="0.05in" fo:padding-left="0.1in" fo:padding-right="0.1in" draw:textarea-vertical-align="middle" draw:textarea-horizontal-align="center" draw:fill="solid" draw:fill-color="#7ca655" draw:opacity="100%" draw:stroke="none" draw:auto-grow-width="false" draw:auto-grow-height="false"/>
      <style:paragraph-properties style:font-independent-line-spacing="true" style:writing-mode="lr-tb"/>
    </style:style>
    <style:style style:family="graphic" style:name="a76">
      <style:graphic-properties fo:wrap-option="wrap" fo:padding-top="0.05in" fo:padding-bottom="0.05in" fo:padding-left="0.1in" fo:padding-right="0.1in" draw:textarea-vertical-align="top" draw:textarea-horizontal-align="left" draw:fill="solid" draw:fill-color="#4495a2" draw:opacity="100%" draw:stroke="none" draw:auto-grow-width="false" draw:auto-grow-height="false"/>
      <style:paragraph-properties style:font-independent-line-spacing="true" style:writing-mode="lr-tb"/>
    </style:style>
    <style:style style:family="text" style:name="a693">
      <style:text-properties fo:font-variant="normal" fo:text-transform="none" fo:color="#000000" style:text-line-through-type="none" style:text-line-through-style="none" style:text-line-through-width="auto" style:text-line-through-color="font-color" style:text-position="0% 100%" fo:font-family="Franklin Gothic Book"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95">
      <style:text-properties fo:font-variant="normal" fo:text-transform="none" fo:color="#000000" style:text-line-through-type="none" style:text-line-through-style="none" style:text-line-through-width="auto" style:text-line-through-color="font-color" style:text-position="0% 100%" fo:font-family="Franklin Gothic Book"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9">
      <style:graphic-properties fo:wrap-option="wrap" fo:padding-top="0.05in" fo:padding-bottom="0.05in" fo:padding-left="0.1in" fo:padding-right="0.1in" draw:textarea-vertical-align="top" draw:textarea-horizontal-align="left" draw:fill="solid" draw:fill-color="#7ca655" draw:opacity="100%" draw:stroke="none" draw:auto-grow-width="false" draw:auto-grow-height="false"/>
      <style:paragraph-properties style:font-independent-line-spacing="true" style:writing-mode="lr-tb"/>
    </style:style>
    <style:style style:family="text" style:name="a772">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7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8">
      <style:text-properties fo:font-variant="normal" fo:text-transform="none" fo:color="#000000" style:text-line-through-type="none" style:text-line-through-style="none" style:text-line-through-width="auto" style:text-line-through-color="font-color" style:text-position="0% 100%" fo:font-family="Franklin Gothic Demi"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0">
      <style:text-properties fo:font-variant="normal" fo:text-transform="none" fo:color="#000000" style:text-line-through-type="none" style:text-line-through-style="none" style:text-line-through-width="auto" style:text-line-through-color="font-color" style:text-position="0% 100%" fo:font-family="Franklin Gothic Demi"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74">
      <style:graphic-properties fo:wrap-option="wrap" fo:padding-top="0.05in" fo:padding-bottom="0.05in" fo:padding-left="0.1in" fo:padding-right="0.1in" draw:textarea-vertical-align="top" draw:textarea-horizontal-align="left" draw:fill="solid" draw:fill-color="#f9d448" draw:opacity="100%" draw:stroke="none" draw:auto-grow-width="false" draw:auto-grow-height="false"/>
      <style:paragraph-properties style:font-independent-line-spacing="true" style:writing-mode="lr-tb"/>
    </style:style>
    <style:style style:family="paragraph" style:name="a6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5">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777">
      <style:graphic-properties fo:wrap-option="wrap" fo:padding-top="0.05in" fo:padding-bottom="0.05in" fo:padding-left="0.1in" fo:padding-right="0.1in" draw:textarea-vertical-align="top" draw:textarea-horizontal-align="left" draw:fill="solid" draw:fill-color="#7ca655" draw:opacity="100%" draw:stroke="none" draw:auto-grow-width="false" draw:auto-grow-height="false"/>
      <style:paragraph-properties style:font-independent-line-spacing="true" style:writing-mode="lr-tb"/>
    </style:style>
    <style:style style:family="text" style:name="a853">
      <style:text-properties fo:font-variant="normal" fo:text-transform="none" fo:color="#000000" style:text-line-through-type="none" style:text-line-through-style="none" style:text-line-through-width="auto" style:text-line-through-color="font-color" style:text-position="0% 100%" fo:font-family="Franklin Gothic Book"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8">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4">
      <style:text-properties fo:font-variant="normal" fo:text-transform="none" fo:color="#000000" style:text-line-through-type="none" style:text-line-through-style="none" style:text-line-through-width="auto" style:text-line-through-color="font-color" style:text-position="0% 100%" fo:font-family="Franklin Gothic Book"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2">
      <style:text-properties fo:font-variant="normal" fo:text-transform="none" fo:color="#7ca655" style:text-line-through-type="none" style:text-line-through-style="none" style:text-line-through-width="auto" style:text-line-through-color="font-color" style:text-position="0% 100%" fo:font-family="Franklin Gothic Dem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93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7">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859">
      <style:graphic-properties fo:wrap-option="wrap" fo:padding-top="0.05in" fo:padding-bottom="0.05in" fo:padding-left="0.1in" fo:padding-right="0.1in" draw:textarea-vertical-align="top" draw:textarea-horizontal-align="left" draw:fill="solid" draw:fill-color="#f9d448" draw:opacity="100%" draw:stroke="none" draw:auto-grow-width="false" draw:auto-grow-height="false"/>
      <style:paragraph-properties style:font-independent-line-spacing="true" style:writing-mode="lr-tb"/>
    </style:style>
    <style:style style:family="text" style:name="a936">
      <style:text-properties fo:font-variant="normal" fo:text-transform="none" fo:color="#000000"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3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0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
      <style:graphic-properties fo:wrap-option="wrap" fo:padding-top="0.05in" fo:padding-bottom="0.05in" fo:padding-left="0.1in" fo:padding-right="0.1in" draw:textarea-vertical-align="top" draw:textarea-horizontal-align="left" draw:fill="solid" draw:fill-color="#f9d448" draw:opacity="100%" draw:stroke="none" draw:auto-grow-width="false" draw:auto-grow-height="false"/>
      <style:paragraph-properties style:font-independent-line-spacing="true" style:writing-mode="lr-tb"/>
    </style:style>
    <style:style style:family="text" style:name="a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80">
      <style:graphic-properties fo:wrap-option="wrap" fo:padding-top="0.05in" fo:padding-bottom="0.05in" fo:padding-left="0.1in" fo:padding-right="0.1in" draw:textarea-vertical-align="top" draw:textarea-horizontal-align="left" draw:fill="solid" draw:fill-color="#4495a2" draw:opacity="100%" draw:stroke="none" draw:auto-grow-width="false" draw:auto-grow-height="false"/>
      <style:paragraph-properties style:font-independent-line-spacing="true" style:writing-mode="lr-tb"/>
    </style:style>
    <style:style style:family="text" style:name="a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0">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62">
      <style:graphic-properties fo:wrap-option="wrap" fo:padding-top="0.05in" fo:padding-bottom="0.05in" fo:padding-left="0.1in" fo:padding-right="0.1in" draw:textarea-vertical-align="top" draw:textarea-horizontal-align="left" draw:fill="solid" draw:fill-color="#7ca655" draw:opacity="100%" draw:stroke="none" draw:auto-grow-width="false" draw:auto-grow-height="false"/>
      <style:paragraph-properties style:font-independent-line-spacing="true" style:writing-mode="lr-tb"/>
    </style:style>
    <style:style style:family="paragraph" style:name="a7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3">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0">
      <style:text-properties fo:font-variant="normal" fo:text-transform="none" fo:color="#7ca655" style:text-line-through-type="none" style:text-line-through-style="none" style:text-line-through-width="auto" style:text-line-through-color="font-color" style:text-position="0% 100%" fo:font-family="Franklin Gothic Dem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94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5">
      <style:graphic-properties fo:wrap-option="wrap" fo:padding-top="0.05in" fo:padding-bottom="0.05in" fo:padding-left="0.1in" fo:padding-right="0.1in" draw:textarea-vertical-align="top" draw:textarea-horizontal-align="left" draw:fill="solid" draw:fill-color="#4495a2" draw:opacity="100%" draw:stroke="none" draw:auto-grow-width="false" draw:auto-grow-height="false"/>
      <style:paragraph-properties style:font-independent-line-spacing="true" style:writing-mode="lr-tb"/>
    </style:style>
    <style:style style:family="presentation" style:name="a789">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8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4">
      <style:text-properties fo:font-variant="normal" fo:text-transform="none" fo:color="#000000" style:text-line-through-type="none" style:text-line-through-style="none" style:text-line-through-width="auto" style:text-line-through-color="font-color" style:text-position="0% 100%" fo:font-family="Franklin Gothic Book"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6">
      <style:text-properties fo:font-variant="normal" fo:text-transform="none" fo:color="#000000" style:text-line-through-type="none" style:text-line-through-style="none" style:text-line-through-width="auto" style:text-line-through-color="font-color" style:text-position="0% 100%" fo:font-family="Franklin Gothic Book"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49">
      <style:text-properties fo:font-variant="normal" fo:text-transform="none" fo:color="#000000" style:text-line-through-type="none" style:text-line-through-style="none" style:text-line-through-width="auto" style:text-line-through-color="font-color" style:text-position="0% 100%" fo:font-family="Franklin Gothic Demi"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9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4">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7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5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2">
      <style:text-properties fo:font-variant="normal" fo:text-transform="none" fo:color="#000000" style:text-line-through-type="none" style:text-line-through-style="none" style:text-line-through-width="auto" style:text-line-through-color="font-color" style:text-position="0% 100%" fo:font-family="Franklin Gothic Book"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3">
      <style:text-properties fo:font-variant="normal" fo:text-transform="none" fo:color="#000000" style:text-line-through-type="none" style:text-line-through-style="none" style:text-line-through-width="auto" style:text-line-through-color="font-color" style:text-position="0% 100%" fo:font-family="Franklin Gothic Book"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56">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8">
      <style:graphic-properties fo:wrap-option="wrap" fo:padding-top="0.05in" fo:padding-bottom="0.05in" fo:padding-left="0.1in" fo:padding-right="0.1in" draw:textarea-vertical-align="top" draw:textarea-horizontal-align="left" draw:fill="solid" draw:fill-color="#4495a2" draw:opacity="100%" draw:stroke="none" draw:auto-grow-width="false" draw:auto-grow-height="false"/>
      <style:paragraph-properties style:font-independent-line-spacing="true" style:writing-mode="lr-tb"/>
    </style:style>
    <style:style style:family="presentation" style:name="a105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59">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5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5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0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1">
      <style:graphic-properties fo:wrap-option="wrap" fo:padding-top="0.05in" fo:padding-bottom="0.05in" fo:padding-left="0.1in" fo:padding-right="0.1in" draw:textarea-vertical-align="top" draw:textarea-horizontal-align="left" draw:fill="solid" draw:fill-color="#7ca655" draw:opacity="100%" draw:stroke="none" draw:auto-grow-width="false" draw:auto-grow-height="false"/>
      <style:paragraph-properties style:font-independent-line-spacing="true" style:writing-mode="lr-tb"/>
    </style:style>
    <style:style style:family="text" style:name="a962">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4">
      <style:graphic-properties fo:wrap-option="wrap" fo:padding-top="0.05in" fo:padding-bottom="0.05in" fo:padding-left="0.1in" fo:padding-right="0.1in" draw:textarea-vertical-align="top" draw:textarea-horizontal-align="left" draw:fill="solid" draw:fill-color="#f9d448" draw:opacity="100%" draw:stroke="none" draw:auto-grow-width="false" draw:auto-grow-height="false"/>
      <style:paragraph-properties style:font-independent-line-spacing="true" style:writing-mode="lr-tb"/>
    </style:style>
    <style:style style:family="text" style:name="a9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8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9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9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7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drawing-page" style:name="a89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9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98">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9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9">
      <style:text-properties fo:font-variant="normal" fo:text-transform="none" fo:color="#000000" style:text-line-through-type="none" style:text-line-through-style="none" style:text-line-through-width="auto" style:text-line-through-color="font-color" style:text-position="0% 100%" fo:font-family="Franklin Gothic Demi" fo:font-size="0.61111in" style:font-size-asian="0.61111in" style:font-size-complex="0.61111in" fo:letter-spacing="0.0138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9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997">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998">
      <style:text-properties fo:font-variant="normal" fo:text-transform="none" fo:color="#7ca655"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1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6">
      <style:text-properties fo:font-variant="normal" fo:text-transform="none" fo:color="#000000" style:text-line-through-type="none" style:text-line-through-style="none" style:text-line-through-width="auto" style:text-line-through-color="font-color" style:text-position="0% 100%" fo:font-family="Franklin Gothic Demi" fo:font-size="0.61111in" style:font-size-asian="0.61111in" style:font-size-complex="0.61111in" fo:letter-spacing="0.00694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Franklin Gothic Demi" fo:font-size="0.61111in" style:font-size-asian="0.61111in" style:font-size-complex="0.61111in" fo:letter-spacing="0.00694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120">
      <style:graphic-properties draw:fill="none" draw:stroke="solid" svg:stroke-width="0.11111in" svg:stroke-color="#7ca655" svg:stroke-opacity="100%" draw:stroke-linejoin="miter" svg:stroke-linecap="butt"/>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0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25">
      <style:text-properties fo:font-variant="normal" fo:text-transform="none" fo:color="#7ca655" style:text-line-through-type="none" style:text-line-through-style="none" style:text-line-through-width="auto" style:text-line-through-color="font-color" style:text-position="0% 100%" fo:font-family="Franklin Gothic Dem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0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
      <style:graphic-properties draw:fill="none" draw:stroke="solid" svg:stroke-width="0.11111in" svg:stroke-color="#7ca655" svg:stroke-opacity="100%" draw:stroke-linejoin="miter" svg:stroke-linecap="butt"/>
    </style:style>
    <style:style style:family="text" style:name="a2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
      <style:text-properties fo:font-variant="normal" fo:text-transform="none" fo:color="#000000"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1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
      <style:text-properties fo:font-variant="normal" fo:text-transform="none" fo:color="#7ca655" style:text-line-through-type="none" style:text-line-through-style="none" style:text-line-through-width="auto" style:text-line-through-color="font-color" style:text-position="0% 100%" fo:font-family="Franklin Gothic Dem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38">
      <style:graphic-properties draw:fill="none" draw:stroke="solid" svg:stroke-width="0.11111in" svg:stroke-color="#7ca655" svg:stroke-opacity="100%" draw:stroke-linejoin="miter" svg:stroke-linecap="butt"/>
    </style:style>
    <style:style style:family="presentation" style:name="a2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9">
      <style:text-properties fo:font-variant="normal" fo:text-transform="none" fo:color="#000000"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3">
      <style:text-properties fo:font-variant="normal" fo:text-transform="none" fo:color="#7ca655" style:text-line-through-type="none" style:text-line-through-style="none" style:text-line-through-width="auto" style:text-line-through-color="font-color" style:text-position="0% 100%" fo:font-family="Franklin Gothic Dem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22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147">
      <style:graphic-properties draw:fill="none" draw:stroke="solid" svg:stroke-width="0.11111in" svg:stroke-color="#7ca655" svg:stroke-opacity="100%" draw:stroke-linejoin="miter" svg:stroke-linecap="butt"/>
    </style:style>
    <style:style style:family="drawing-page" style:name="a22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8">
      <style:text-properties fo:font-variant="normal" fo:text-transform="none" fo:color="#000000"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5">
      <style:text-properties fo:font-variant="normal" fo:text-transform="none" fo:color="#000000" style:text-line-through-type="none" style:text-line-through-style="none" style:text-line-through-width="auto" style:text-line-through-color="font-color" style:text-position="0% 100%" fo:font-family="Franklin Gothic Book"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1">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26">
      <style:text-properties fo:font-variant="normal" fo:text-transform="none" fo:color="#000000" style:text-line-through-type="none" style:text-line-through-style="none" style:text-line-through-width="auto" style:text-line-through-color="font-color" style:text-position="0% 100%" fo:font-family="Franklin Gothic Book"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02">
      <style:graphic-properties draw:fill="none" draw:stroke="solid" svg:stroke-width="0.11111in" svg:stroke-color="#7ca655" svg:stroke-opacity="100%" draw:stroke-linejoin="miter" svg:stroke-linecap="butt"/>
    </style:style>
    <text:list-style style:name="a3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7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7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2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7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26">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4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3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34">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3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8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53">
      <text:list-level-style-bullet text:level="1" text:bullet-char="§">
        <style:list-level-properties text:space-before="0in" text:min-label-width="0.3125in"/>
        <style:text-properties fo:font-family="Wingdings" style:font-pitch="variable" fo:font-size="100%"/>
      </text:list-level-style-bullet>
      <text:list-level-style-bullet text:level="2" text:bullet-char="§">
        <style:list-level-properties text:space-before="0.4375in" text:min-label-width="0.3125in"/>
        <style:text-properties fo:font-family="Wingdings" style:font-pitch="variable" fo:font-size="100%"/>
      </text:list-level-style-bullet>
      <text:list-level-style-bullet text:level="3" text:bullet-char="§">
        <style:list-level-properties text:space-before="0.9375in" text:min-label-width="0.3125in"/>
        <style:text-properties fo:font-family="Wingdings" style:font-pitch="variable" fo:font-size="100%"/>
      </text:list-level-style-bullet>
      <text:list-level-style-bullet text:level="4" text:bullet-char="§">
        <style:list-level-properties text:space-before="1.4375in" text:min-label-width="0.3125in"/>
        <style:text-properties fo:font-family="Wingdings" style:font-pitch="variable" fo:font-size="100%"/>
      </text:list-level-style-bullet>
      <text:list-level-style-bullet text:level="5" text:bullet-char="§">
        <style:list-level-properties text:space-before="1.9375in" text:min-label-width="0.3125in"/>
        <style:text-properties fo:font-family="Wingdings" style:font-pitch="variable" fo:font-size="100%"/>
      </text:list-level-style-bullet>
      <text:list-level-style-bullet text:level="6" text:bullet-char="§">
        <style:list-level-properties text:space-before="2.4375in" text:min-label-width="0.3125in"/>
        <style:text-properties fo:font-family="Wingdings" style:font-pitch="variable" fo:font-size="100%"/>
      </text:list-level-style-bullet>
      <text:list-level-style-bullet text:level="7" text:bullet-char="§">
        <style:list-level-properties text:space-before="2.9375in" text:min-label-width="0.3125in"/>
        <style:text-properties fo:font-family="Wingdings" style:font-pitch="variable" fo:font-size="100%"/>
      </text:list-level-style-bullet>
      <text:list-level-style-bullet text:level="8" text:bullet-char="§">
        <style:list-level-properties text:space-before="3.4375in" text:min-label-width="0.3125in"/>
        <style:text-properties fo:font-family="Wingdings" style:font-pitch="variable" fo:font-size="100%"/>
      </text:list-level-style-bullet>
      <text:list-level-style-bullet text:level="9" text:bullet-char="§">
        <style:list-level-properties text:space-before="3.9375in" text:min-label-width="0.3125in"/>
        <style:text-properties fo:font-family="Wingdings" style:font-pitch="variable" fo:font-size="100%"/>
      </text:list-level-style-bullet>
    </text:list-style>
    <text:list-style style:name="a2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57">
      <text:list-level-style-bullet text:level="1" text:bullet-char="§">
        <style:list-level-properties text:space-before="0in" text:min-label-width="0.3125in"/>
        <style:text-properties fo:font-family="Wingdings" style:font-pitch="variable" fo:font-size="100%"/>
      </text:list-level-style-bullet>
      <text:list-level-style-bullet text:level="2" text:bullet-char="§">
        <style:list-level-properties text:space-before="0.4375in" text:min-label-width="0.3125in"/>
        <style:text-properties fo:font-family="Wingdings" style:font-pitch="variable" fo:font-size="100%"/>
      </text:list-level-style-bullet>
      <text:list-level-style-bullet text:level="3" text:bullet-char="§">
        <style:list-level-properties text:space-before="0.9375in" text:min-label-width="0.3125in"/>
        <style:text-properties fo:font-family="Wingdings" style:font-pitch="variable" fo:font-size="100%"/>
      </text:list-level-style-bullet>
      <text:list-level-style-bullet text:level="4" text:bullet-char="§">
        <style:list-level-properties text:space-before="1.4375in" text:min-label-width="0.3125in"/>
        <style:text-properties fo:font-family="Wingdings" style:font-pitch="variable" fo:font-size="100%"/>
      </text:list-level-style-bullet>
      <text:list-level-style-bullet text:level="5" text:bullet-char="§">
        <style:list-level-properties text:space-before="1.9375in" text:min-label-width="0.3125in"/>
        <style:text-properties fo:font-family="Wingdings" style:font-pitch="variable" fo:font-size="100%"/>
      </text:list-level-style-bullet>
      <text:list-level-style-bullet text:level="6" text:bullet-char="§">
        <style:list-level-properties text:space-before="2.4375in" text:min-label-width="0.3125in"/>
        <style:text-properties fo:font-family="Wingdings" style:font-pitch="variable" fo:font-size="100%"/>
      </text:list-level-style-bullet>
      <text:list-level-style-bullet text:level="7" text:bullet-char="§">
        <style:list-level-properties text:space-before="2.9375in" text:min-label-width="0.3125in"/>
        <style:text-properties fo:font-family="Wingdings" style:font-pitch="variable" fo:font-size="100%"/>
      </text:list-level-style-bullet>
      <text:list-level-style-bullet text:level="8" text:bullet-char="§">
        <style:list-level-properties text:space-before="3.4375in" text:min-label-width="0.3125in"/>
        <style:text-properties fo:font-family="Wingdings" style:font-pitch="variable" fo:font-size="100%"/>
      </text:list-level-style-bullet>
      <text:list-level-style-bullet text:level="9" text:bullet-char="§">
        <style:list-level-properties text:space-before="3.9375in" text:min-label-width="0.3125in"/>
        <style:text-properties fo:font-family="Wingdings" style:font-pitch="variable" fo:font-size="100%"/>
      </text:list-level-style-bullet>
    </text:list-style>
    <text:list-style style:name="a5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25">
      <text:list-level-style-bullet text:level="1" text:bullet-char="§">
        <style:list-level-properties text:space-before="0in" text:min-label-width="0.3125in"/>
        <style:text-properties fo:font-family="Wingdings" style:font-pitch="variable" fo:font-size="100%"/>
      </text:list-level-style-bullet>
      <text:list-level-style-bullet text:level="2" text:bullet-char="§">
        <style:list-level-properties text:space-before="0.4375in" text:min-label-width="0.3125in"/>
        <style:text-properties fo:font-family="Wingdings" style:font-pitch="variable" fo:font-size="100%"/>
      </text:list-level-style-bullet>
      <text:list-level-style-bullet text:level="3" text:bullet-char="§">
        <style:list-level-properties text:space-before="0.9375in" text:min-label-width="0.3125in"/>
        <style:text-properties fo:font-family="Wingdings" style:font-pitch="variable" fo:font-size="100%"/>
      </text:list-level-style-bullet>
      <text:list-level-style-bullet text:level="4" text:bullet-char="§">
        <style:list-level-properties text:space-before="1.4375in" text:min-label-width="0.3125in"/>
        <style:text-properties fo:font-family="Wingdings" style:font-pitch="variable" fo:font-size="100%"/>
      </text:list-level-style-bullet>
      <text:list-level-style-bullet text:level="5" text:bullet-char="§">
        <style:list-level-properties text:space-before="1.9375in" text:min-label-width="0.3125in"/>
        <style:text-properties fo:font-family="Wingdings" style:font-pitch="variable" fo:font-size="100%"/>
      </text:list-level-style-bullet>
      <text:list-level-style-bullet text:level="6" text:bullet-char="§">
        <style:list-level-properties text:space-before="2.4375in" text:min-label-width="0.3125in"/>
        <style:text-properties fo:font-family="Wingdings" style:font-pitch="variable" fo:font-size="100%"/>
      </text:list-level-style-bullet>
      <text:list-level-style-bullet text:level="7" text:bullet-char="§">
        <style:list-level-properties text:space-before="2.9375in" text:min-label-width="0.3125in"/>
        <style:text-properties fo:font-family="Wingdings" style:font-pitch="variable" fo:font-size="100%"/>
      </text:list-level-style-bullet>
      <text:list-level-style-bullet text:level="8" text:bullet-char="§">
        <style:list-level-properties text:space-before="3.4375in" text:min-label-width="0.3125in"/>
        <style:text-properties fo:font-family="Wingdings" style:font-pitch="variable" fo:font-size="100%"/>
      </text:list-level-style-bullet>
      <text:list-level-style-bullet text:level="9" text:bullet-char="§">
        <style:list-level-properties text:space-before="3.9375in" text:min-label-width="0.3125in"/>
        <style:text-properties fo:font-family="Wingdings" style:font-pitch="variable" fo:font-size="100%"/>
      </text:list-level-style-bullet>
    </text:list-style>
    <text:list-style style:name="a34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2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42">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7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1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3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33">
      <text:list-level-style-bullet text:level="1" text:bullet-char="§">
        <style:list-level-properties text:space-before="0in" text:min-label-width="0.3125in"/>
        <style:text-properties fo:font-family="Wingdings" style:font-pitch="variable" fo:font-size="100%"/>
      </text:list-level-style-bullet>
      <text:list-level-style-bullet text:level="2" text:bullet-char="§">
        <style:list-level-properties text:space-before="0.4375in" text:min-label-width="0.3125in"/>
        <style:text-properties fo:font-family="Wingdings" style:font-pitch="variable" fo:font-size="100%"/>
      </text:list-level-style-bullet>
      <text:list-level-style-bullet text:level="3" text:bullet-char="§">
        <style:list-level-properties text:space-before="0.9375in" text:min-label-width="0.3125in"/>
        <style:text-properties fo:font-family="Wingdings" style:font-pitch="variable" fo:font-size="100%"/>
      </text:list-level-style-bullet>
      <text:list-level-style-bullet text:level="4" text:bullet-char="§">
        <style:list-level-properties text:space-before="1.4375in" text:min-label-width="0.3125in"/>
        <style:text-properties fo:font-family="Wingdings" style:font-pitch="variable" fo:font-size="100%"/>
      </text:list-level-style-bullet>
      <text:list-level-style-bullet text:level="5" text:bullet-char="§">
        <style:list-level-properties text:space-before="1.9375in" text:min-label-width="0.3125in"/>
        <style:text-properties fo:font-family="Wingdings" style:font-pitch="variable" fo:font-size="100%"/>
      </text:list-level-style-bullet>
      <text:list-level-style-bullet text:level="6" text:bullet-char="§">
        <style:list-level-properties text:space-before="2.4375in" text:min-label-width="0.3125in"/>
        <style:text-properties fo:font-family="Wingdings" style:font-pitch="variable" fo:font-size="100%"/>
      </text:list-level-style-bullet>
      <text:list-level-style-bullet text:level="7" text:bullet-char="§">
        <style:list-level-properties text:space-before="2.9375in" text:min-label-width="0.3125in"/>
        <style:text-properties fo:font-family="Wingdings" style:font-pitch="variable" fo:font-size="100%"/>
      </text:list-level-style-bullet>
      <text:list-level-style-bullet text:level="8" text:bullet-char="§">
        <style:list-level-properties text:space-before="3.4375in" text:min-label-width="0.3125in"/>
        <style:text-properties fo:font-family="Wingdings" style:font-pitch="variable" fo:font-size="100%"/>
      </text:list-level-style-bullet>
      <text:list-level-style-bullet text:level="9" text:bullet-char="§">
        <style:list-level-properties text:space-before="3.9375in" text:min-label-width="0.3125in"/>
        <style:text-properties fo:font-family="Wingdings" style:font-pitch="variable" fo:font-size="100%"/>
      </text:list-level-style-bullet>
    </text:list-style>
    <text:list-style style:name="a8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8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5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0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4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4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41">
      <text:list-level-style-bullet text:level="1" text:bullet-char="§">
        <style:list-level-properties text:space-before="0in" text:min-label-width="0.3125in"/>
        <style:text-properties fo:font-family="Wingdings" style:font-pitch="variable" fo:font-size="100%"/>
      </text:list-level-style-bullet>
      <text:list-level-style-bullet text:level="2" text:bullet-char="§">
        <style:list-level-properties text:space-before="0.4375in" text:min-label-width="0.3125in"/>
        <style:text-properties fo:font-family="Wingdings" style:font-pitch="variable" fo:font-size="100%"/>
      </text:list-level-style-bullet>
      <text:list-level-style-bullet text:level="3" text:bullet-char="§">
        <style:list-level-properties text:space-before="0.9375in" text:min-label-width="0.3125in"/>
        <style:text-properties fo:font-family="Wingdings" style:font-pitch="variable" fo:font-size="100%"/>
      </text:list-level-style-bullet>
      <text:list-level-style-bullet text:level="4" text:bullet-char="§">
        <style:list-level-properties text:space-before="1.4375in" text:min-label-width="0.3125in"/>
        <style:text-properties fo:font-family="Wingdings" style:font-pitch="variable" fo:font-size="100%"/>
      </text:list-level-style-bullet>
      <text:list-level-style-bullet text:level="5" text:bullet-char="§">
        <style:list-level-properties text:space-before="1.9375in" text:min-label-width="0.3125in"/>
        <style:text-properties fo:font-family="Wingdings" style:font-pitch="variable" fo:font-size="100%"/>
      </text:list-level-style-bullet>
      <text:list-level-style-bullet text:level="6" text:bullet-char="§">
        <style:list-level-properties text:space-before="2.4375in" text:min-label-width="0.3125in"/>
        <style:text-properties fo:font-family="Wingdings" style:font-pitch="variable" fo:font-size="100%"/>
      </text:list-level-style-bullet>
      <text:list-level-style-bullet text:level="7" text:bullet-char="§">
        <style:list-level-properties text:space-before="2.9375in" text:min-label-width="0.3125in"/>
        <style:text-properties fo:font-family="Wingdings" style:font-pitch="variable" fo:font-size="100%"/>
      </text:list-level-style-bullet>
      <text:list-level-style-bullet text:level="8" text:bullet-char="§">
        <style:list-level-properties text:space-before="3.4375in" text:min-label-width="0.3125in"/>
        <style:text-properties fo:font-family="Wingdings" style:font-pitch="variable" fo:font-size="100%"/>
      </text:list-level-style-bullet>
      <text:list-level-style-bullet text:level="9" text:bullet-char="§">
        <style:list-level-properties text:space-before="3.9375in" text:min-label-width="0.3125in"/>
        <style:text-properties fo:font-family="Wingdings" style:font-pitch="variable" fo:font-size="100%"/>
      </text:list-level-style-bullet>
    </text:list-style>
    <text:list-style style:name="a104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6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10">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4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6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1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18">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5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5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0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21" number:transliteration-format="" number:transliteration-style="long">
      <number:day number:calendar="gregorian"/>
      <number:text> </number:text>
      <number:month number:textual="true" number:style="long" number:calendar="gregorian"/>
      <number:text> </number:text>
      <number:year number:style="long" number:calendar="gregorian"/>
    </number:date-style>
    <number:date-style xmlns:number="urn:oasis:names:tc:opendocument:xmlns:datastyle:1.0" style:name="a26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9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07" number:transliteration-format="" number:transliteration-style="long">
      <number:day number:calendar="gregorian"/>
      <number:text> </number:text>
      <number:month number:textual="true" number:style="long" number:calendar="gregorian"/>
      <number:text> </number:text>
      <number:year number:style="long" number:calendar="gregorian"/>
    </number:date-style>
    <number:date-style xmlns:number="urn:oasis:names:tc:opendocument:xmlns:datastyle:1.0" style:name="a70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8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8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40" number:transliteration-format="" number:transliteration-style="long">
      <number:day number:calendar="gregorian"/>
      <number:text> </number:text>
      <number:month number:textual="true" number:style="long" number:calendar="gregorian"/>
      <number:text> </number:text>
      <number:year number:style="long" number:calendar="gregorian"/>
    </number:date-style>
    <number:date-style xmlns:number="urn:oasis:names:tc:opendocument:xmlns:datastyle:1.0" style:name="a96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1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6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46" number:transliteration-format="" number:transliteration-style="long">
      <number:day number:calendar="gregorian"/>
      <number:text> </number:text>
      <number:month number:textual="true" number:style="long" number:calendar="gregorian"/>
      <number:text> </number:text>
      <number:year number:style="long" number:calendar="gregorian"/>
    </number:date-style>
    <number:date-style xmlns:number="urn:oasis:names:tc:opendocument:xmlns:datastyle:1.0" style:name="a42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1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54" number:transliteration-format="" number:transliteration-style="long">
      <number:day number:calendar="gregorian"/>
      <number:text> </number:text>
      <number:month number:textual="true" number:style="long" number:calendar="gregorian"/>
      <number:text> </number:text>
      <number:year number:style="long" number:calendar="gregorian"/>
    </number:date-style>
    <number:date-style xmlns:number="urn:oasis:names:tc:opendocument:xmlns:datastyle:1.0" style:name="a761" number:transliteration-format="" number:transliteration-style="long">
      <number:day number:calendar="gregorian"/>
      <number:text> </number:text>
      <number:month number:textual="true" number:style="long" number:calendar="gregorian"/>
      <number:text> </number:text>
      <number:year number:style="long" number:calendar="gregorian"/>
    </number:date-style>
    <number:date-style xmlns:number="urn:oasis:names:tc:opendocument:xmlns:datastyle:1.0" style:name="a694" number:transliteration-format="" number:transliteration-style="long">
      <number:day number:calendar="gregorian"/>
      <number:text> </number:text>
      <number:month number:textual="true" number:style="long" number:calendar="gregorian"/>
      <number:text> </number:text>
      <number:year number:style="long" number:calendar="gregorian"/>
    </number:date-style>
    <number:date-style xmlns:number="urn:oasis:names:tc:opendocument:xmlns:datastyle:1.0" style:name="a87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73" number:transliteration-format="" number:transliteration-style="long">
      <number:day number:calendar="gregorian"/>
      <number:text> </number:text>
      <number:month number:textual="true" number:style="long" number:calendar="gregorian"/>
      <number:text> </number:text>
      <number:year number:style="long" number:calendar="gregorian"/>
    </number:date-style>
    <number:date-style xmlns:number="urn:oasis:names:tc:opendocument:xmlns:datastyle:1.0" style:name="a166" number:transliteration-format="" number:transliteration-style="long">
      <number:day number:calendar="gregorian"/>
      <number:text> </number:text>
      <number:month number:textual="true" number:style="long" number:calendar="gregorian"/>
      <number:text> </number:text>
      <number:year number:style="long" number:calendar="gregorian"/>
    </number:date-style>
    <number:date-style xmlns:number="urn:oasis:names:tc:opendocument:xmlns:datastyle:1.0" style:name="a945" number:transliteration-format="" number:transliteration-style="long">
      <number:day number:calendar="gregorian"/>
      <number:text> </number:text>
      <number:month number:textual="true" number:style="long" number:calendar="gregorian"/>
      <number:text> </number:text>
      <number:year number:style="long" number:calendar="gregorian"/>
    </number:date-style>
    <number:date-style xmlns:number="urn:oasis:names:tc:opendocument:xmlns:datastyle:1.0" style:name="a102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6"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Thème1" style:page-layout-name="pageLayout1" draw:style-name="a0">
      <draw:frame draw:id="id0" presentation:style-name="a16" draw:name="Espace réservé du texte 2" svg:x="1.0625in" svg:y="1.99653in" svg:width="11.35417in" svg:height="4.75868in" presentation:class="outline" presentation:placeholder="false">
        <draw:text-box>
          <text:list text:style-name="a3">
            <text:list-item>
              <text:p text:style-name="a2" text:class-names="" text:cond-style-name=""><text:span text:style-name="a1" text:class-names="">Modifiez les styles du texte du masque</text:span></text:p>
            </text:list-item>
          </text:list>
          <text:list text:style-name="a6">
            <text:list-item>
              <text:list text:style-name="a6">
                <text:list-item>
                  <text:p text:style-name="a5" text:class-names="" text:cond-style-name=""><text:span text:style-name="a4" text:class-names="">Deuxième niveau</text:span></text:p>
                </text:list-item>
              </text:list>
            </text:list-item>
          </text:list>
          <text:list text:style-name="a9">
            <text:list-item>
              <text:list text:style-name="a9">
                <text:list-item>
                  <text:list text:style-name="a9">
                    <text:list-item>
                      <text:p text:style-name="a8" text:class-names="" text:cond-style-name=""><text:span text:style-name="a7" text:class-names="">Troisième niveau</text:span></text:p>
                    </text:list-item>
                  </text:list>
                </text:list-item>
              </text:list>
            </text:list-item>
          </text:list>
          <text:list text:style-name="a12">
            <text:list-item>
              <text:list text:style-name="a12">
                <text:list-item>
                  <text:list text:style-name="a12">
                    <text:list-item>
                      <text:list text:style-name="a12">
                        <text:list-item>
                          <text:p text:style-name="a11" text:class-names="" text:cond-style-name=""><text:span text:style-name="a10" text:class-names="">Quatrième niveau</text:span></text:p>
                        </text:list-item>
                      </text:list>
                    </text:list-item>
                  </text:list>
                </text:list-item>
              </text:list>
            </text:list-item>
          </text:list>
          <text:list text:style-name="a15">
            <text:list-item>
              <text:list text:style-name="a15">
                <text:list-item>
                  <text:list text:style-name="a15">
                    <text:list-item>
                      <text:list text:style-name="a15">
                        <text:list-item>
                          <text:list text:style-name="a15">
                            <text:list-item>
                              <text:p text:style-name="a14" text:class-names="" text:cond-style-name=""><text:span text:style-name="a13" text:class-names="">Cinquième niveau</text:span></text:p>
                            </text:list-item>
                          </text:list>
                        </text:list-item>
                      </text:list>
                    </text:list-item>
                  </text:list>
                </text:list-item>
              </text:list>
            </text:list-item>
          </text:list>
        </draw:text-box>
        <svg:title/>
        <svg:desc/>
      </draw:frame>
      <draw:frame draw:id="id1" presentation:style-name="a19" draw:name="Espace réservé du titre 11" svg:x="1.04167in" svg:y="0.39931in" svg:width="11.375in" svg:height="1.44965in" presentation:class="title" presentation:placeholder="false">
        <draw:text-box>
          <text:p text:style-name="a18" text:class-names="" text:cond-style-name=""><text:span text:style-name="a17" text:class-names="">Modifiez le style du titre</text:span></text:p>
        </draw:text-box>
        <svg:title/>
        <svg:desc/>
      </draw:frame>
      <draw:frame draw:id="id2" presentation:style-name="a24" draw:name="Espace réservé de la date 3" svg:x="3.27222in" svg:y="6.925in" svg:width="1.43611in" svg:height="0.27083in" presentation:class="date-time" presentation:placeholder="false">
        <draw:text-box>
          <text:p text:style-name="a23" text:class-names="" text:cond-style-name=""><text:span text:style-name="a20" text:class-names=""><text:date text:fixed="false" style:data-style-name="a21">25 novembre 2020</text:date></text:span><text:span text:style-name="a22" text:class-names=""/></text:p>
        </draw:text-box>
        <svg:title/>
        <svg:desc/>
      </draw:frame>
      <draw:frame draw:id="id3" presentation:style-name="a27" draw:name="Espace réservé du pied de page 4" svg:x="1.63472in" svg:y="6.925in" svg:width="1.6375in" svg:height="0.27083in" presentation:class="footer" presentation:placeholder="false">
        <draw:text-box>
          <text:p text:style-name="a26" text:class-names="" text:cond-style-name=""><text:span text:style-name="a25" text:class-names="">Rapport annuel</text:span></text:p>
        </draw:text-box>
        <svg:title/>
        <svg:desc/>
      </draw:frame>
      <draw:frame draw:id="id4" presentation:style-name="a31" draw:name="Espace réservé du numéro de diapositive 5" svg:x="1.0625in" svg:y="6.925in" svg:width="0.57222in" svg:height="0.27083in" presentation:class="page-number" presentation:placeholder="false">
        <draw:text-box>
          <text:p text:style-name="a30" text:class-names="" text:cond-style-name=""><text:span text:style-name="a28" text:class-names=""><text:page-number style:num-format="1" text:fixed="false">‹N°›</text:page-number></text:span><text:span text:style-name="a29" text:class-names=""/></text:p>
        </draw:text-box>
        <svg:title/>
        <svg:desc/>
      </draw:frame>
      <presentation:notes style:page-layout-name="pageLayout2" draw:style-name="a63">
        <draw:frame draw:id="id5" presentation:style-name="a34" draw:name="Espace réservé de l’en-tête 1" svg:x="0in" svg:y="0in" svg:width="3.25in" svg:height="0.50174in" presentation:class="header" presentation:placeholder="false">
          <draw:text-box>
            <text:p text:style-name="a33" text:class-names="" text:cond-style-name=""><text:span text:style-name="a32" text:class-names=""/></text:p>
          </draw:text-box>
          <svg:title/>
          <svg:desc/>
        </draw:frame>
        <draw:frame draw:id="id6" presentation:style-name="a39" draw:name="Espace réservé de la date 2" svg:x="4.24826in" svg:y="0in" svg:width="3.25in" svg:height="0.50174in" presentation:class="date-time" presentation:placeholder="false">
          <draw:text-box>
            <text:p text:style-name="a38" text:class-names="" text:cond-style-name=""><text:span text:style-name="a35" text:class-names=""><text:date text:fixed="false" style:data-style-name="a36">25/11/2020</text:date></text:span><text:span text:style-name="a37" text:class-names=""/></text:p>
          </draw:text-box>
          <svg:title/>
          <svg:desc/>
        </draw:frame>
        <draw:page-thumbnail svg:x="0.75in" svg:y="1.25in" svg:width="6in" svg:height="3.375in" presentation:class="page" draw:id="id7" presentation:style-name="a40" draw:name="Espace réservé de l’image des diapositives 3">
          <svg:title/>
          <svg:desc/>
        </draw:page-thumbnail>
        <draw:frame draw:id="id8" presentation:style-name="a55" draw:name="Espace réservé des commentaires 4" svg:x="0.75in" svg:y="4.8125in" svg:width="6in" svg:height="3.9375in" presentation:class="notes" presentation:placeholder="false">
          <draw:text-box>
            <text:p text:style-name="a42" text:class-names="" text:cond-style-name=""><text:span text:style-name="a41" text:class-names="">Modifiez les styles du texte du masque</text:span></text:p>
            <text:list text:style-name="a45">
              <text:list-item>
                <text:list text:style-name="a45">
                  <text:list-item>
                    <text:p text:style-name="a44" text:class-names="" text:cond-style-name=""><text:span text:style-name="a43" text:class-names="">Deuxième niveau</text:span></text:p>
                  </text:list-item>
                </text:list>
              </text:list-item>
            </text:list>
            <text:list text:style-name="a48">
              <text:list-item>
                <text:list text:style-name="a48">
                  <text:list-item>
                    <text:list text:style-name="a48">
                      <text:list-item>
                        <text:p text:style-name="a47" text:class-names="" text:cond-style-name=""><text:span text:style-name="a46" text:class-names="">Troisième niveau</text:span></text:p>
                      </text:list-item>
                    </text:list>
                  </text:list-item>
                </text:list>
              </text:list-item>
            </text:list>
            <text:list text:style-name="a51">
              <text:list-item>
                <text:list text:style-name="a51">
                  <text:list-item>
                    <text:list text:style-name="a51">
                      <text:list-item>
                        <text:list text:style-name="a51">
                          <text:list-item>
                            <text:p text:style-name="a50" text:class-names="" text:cond-style-name=""><text:span text:style-name="a49" text:class-names="">Quatrième niveau</text:span></text:p>
                          </text:list-item>
                        </text:list>
                      </text:list-item>
                    </text:list>
                  </text:list-item>
                </text:list>
              </text:list-item>
            </text:list>
            <text:list text:style-name="a54">
              <text:list-item>
                <text:list text:style-name="a54">
                  <text:list-item>
                    <text:list text:style-name="a54">
                      <text:list-item>
                        <text:list text:style-name="a54">
                          <text:list-item>
                            <text:list text:style-name="a54">
                              <text:list-item>
                                <text:p text:style-name="a53" text:class-names="" text:cond-style-name=""><text:span text:style-name="a52" text:class-names="">Cinquième niveau</text:span></text:p>
                              </text:list-item>
                            </text:list>
                          </text:list-item>
                        </text:list>
                      </text:list-item>
                    </text:list>
                  </text:list-item>
                </text:list>
              </text:list-item>
            </text:list>
          </draw:text-box>
          <svg:title/>
          <svg:desc/>
        </draw:frame>
        <draw:frame draw:id="id9" presentation:style-name="a58" draw:name="Espace réservé du pied de page 5" svg:x="0in" svg:y="9.49826in" svg:width="3.25in" svg:height="0.50174in" presentation:class="footer" presentation:placeholder="false">
          <draw:text-box>
            <text:p text:style-name="a57" text:class-names="" text:cond-style-name=""><text:span text:style-name="a56" text:class-names=""/></text:p>
          </draw:text-box>
          <svg:title/>
          <svg:desc/>
        </draw:frame>
        <draw:frame draw:id="id10" presentation:style-name="a62" draw:name="Espace réservé du numéro de diapositive 6" svg:x="4.24826in" svg:y="9.49826in" svg:width="3.25in" svg:height="0.50174in" presentation:class="page-number" presentation:placeholder="false">
          <draw:text-box>
            <text:p text:style-name="a61" text:class-names="" text:cond-style-name=""><text:span text:style-name="a59" text:class-names=""><text:page-number style:num-format="1" text:fixed="false">‹N°›</text:page-number></text:span><text:span text:style-name="a60" text:class-names=""/></text:p>
          </draw:text-box>
          <svg:title/>
          <svg:desc/>
        </draw:frame>
      </presentation:notes>
    </style:master-page>
    <style:master-page style:name="Master1-Layout1-cust-Titre" style:page-layout-name="pageLayout1" draw:style-name="a64">
      <draw:frame draw:id="id11" presentation:style-name="a68" draw:name="Titre 1" svg:x="6.96309in" svg:y="2.31428in" svg:width="6.00566in" svg:height="1.65575in" presentation:class="title" presentation:placeholder="false">
        <draw:text-box>
          <text:p text:style-name="a67" text:class-names="" text:cond-style-name=""><text:span text:style-name="a65" text:class-names="">Modifiez le style du titre</text:span><text:span text:style-name="a66" text:class-names=""/></text:p>
        </draw:text-box>
        <svg:title/>
        <svg:desc/>
      </draw:frame>
      <draw:g draw:name="Groupe 8" draw:id="id12">
        <svg:title/>
        <svg:desc/>
        <draw:custom-shape svg:x="0in" svg:y="0.82978in" svg:width="3.36141in" svg:height="4.48188in" draw:id="id15" draw:style-name="a76" draw:name="Forme libre 9">
          <svg:title/>
          <svg:desc/>
          <text:p text:style-name="a75" text:class-names="" text:cond-style-name=""><text:span text:style-name="a74" text:class-names=""/></text:p>
          <draw:enhanced-geometry xmlns:dr3d="urn:oasis:names:tc:opendocument:xmlns:dr3d:1.0" draw:type="non-primitive" svg:viewBox="0 0 1789 2386" draw:enhanced-path="M 0 0 L 0 1194 1192 2386 1789 1789 0 0 Z N" draw:text-areas="?f22 ?f24 ?f23 ?f25" draw:glue-points="?f15 ?f16 ?f15 ?f17 ?f18 ?f19 ?f20 ?f21 ?f15 ?f16"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9"/>
            <draw:equation draw:name="f7" draw:formula="?f4 / 2386"/>
            <draw:equation draw:name="f8" draw:formula="0 * ?f5 / 1789"/>
            <draw:equation draw:name="f9" draw:formula="12290 * ?f4 / 2386"/>
            <draw:equation draw:name="f10" draw:formula="13484 * ?f4 / 2386"/>
            <draw:equation draw:name="f11" draw:formula="1192 * ?f5 / 1789"/>
            <draw:equation draw:name="f12" draw:formula="14676 * ?f4 / 2386"/>
            <draw:equation draw:name="f13" draw:formula="1789 * ?f5 / 1789"/>
            <draw:equation draw:name="f14" draw:formula="14079 * ?f4 / 2386"/>
            <draw:equation draw:name="f15" draw:formula="?f8 / ?f6"/>
            <draw:equation draw:name="f16" draw:formula="?f9 / ?f7"/>
            <draw:equation draw:name="f17" draw:formula="?f10 / ?f7"/>
            <draw:equation draw:name="f18" draw:formula="?f11 / ?f6"/>
            <draw:equation draw:name="f19" draw:formula="?f12 / ?f7"/>
            <draw:equation draw:name="f20" draw:formula="?f13 / ?f6"/>
            <draw:equation draw:name="f21" draw:formula="?f14 / ?f7"/>
            <draw:equation draw:name="f22" draw:formula="0 / ?f6"/>
            <draw:equation draw:name="f23" draw:formula="?f1 / ?f6"/>
            <draw:equation draw:name="f24" draw:formula="0 / ?f7"/>
            <draw:equation draw:name="f25" draw:formula="?f3 / ?f7"/>
          </draw:enhanced-geometry>
        </draw:custom-shape>
        <draw:custom-shape svg:x="0in" svg:y="5.31729in" svg:width="2.18332in" svg:height="2.18271in" draw:id="id16" draw:style-name="a79" draw:name="Forme libre 10">
          <svg:title/>
          <svg:desc/>
          <text:p text:style-name="a78" text:class-names="" text:cond-style-name=""><text:span text:style-name="a77" text:class-names=""/></text:p>
          <draw:enhanced-geometry xmlns:dr3d="urn:oasis:names:tc:opendocument:xmlns:dr3d:1.0" draw:type="non-primitive" svg:viewBox="0 0 1162 1162" draw:enhanced-path="M 0 0 L 0 1161 1161 1161 0 0 Z N" draw:text-areas="?f16 ?f18 ?f17 ?f19" draw:glue-points="?f12 ?f13 ?f12 ?f14 ?f15 ?f14 ?f12 ?f13"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62"/>
            <draw:equation draw:name="f7" draw:formula="?f4 / 1162"/>
            <draw:equation draw:name="f8" draw:formula="0 * ?f5 / 1162"/>
            <draw:equation draw:name="f9" draw:formula="14679 * ?f4 / 1162"/>
            <draw:equation draw:name="f10" draw:formula="15840 * ?f4 / 1162"/>
            <draw:equation draw:name="f11" draw:formula="1161 * ?f5 / 1162"/>
            <draw:equation draw:name="f12" draw:formula="?f8 / ?f6"/>
            <draw:equation draw:name="f13" draw:formula="?f9 / ?f7"/>
            <draw:equation draw:name="f14" draw:formula="?f10 / ?f7"/>
            <draw:equation draw:name="f15" draw:formula="?f11 / ?f6"/>
            <draw:equation draw:name="f16" draw:formula="0 / ?f6"/>
            <draw:equation draw:name="f17" draw:formula="?f1 / ?f6"/>
            <draw:equation draw:name="f18" draw:formula="0 / ?f7"/>
            <draw:equation draw:name="f19" draw:formula="?f3 / ?f7"/>
          </draw:enhanced-geometry>
        </draw:custom-shape>
        <draw:custom-shape svg:x="2.29418in" svg:y="5.31166in" svg:width="4.37604in" svg:height="2.18834in" draw:id="id17" draw:style-name="a82" draw:name="Forme libre 11">
          <svg:title/>
          <svg:desc/>
          <text:p text:style-name="a81" text:class-names="" text:cond-style-name=""><text:span text:style-name="a80" text:class-names=""/></text:p>
          <draw:enhanced-geometry xmlns:dr3d="urn:oasis:names:tc:opendocument:xmlns:dr3d:1.0" draw:type="non-primitive" svg:viewBox="0 0 2329 1165" draw:enhanced-path="M 2329 1164 L 1165 0 0 1164 2329 1164 N" draw:text-areas="?f21 ?f23 ?f22 ?f24" draw:glue-points="?f16 ?f17 ?f18 ?f19 ?f20 ?f17 ?f16 ?f17"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29"/>
            <draw:equation draw:name="f7" draw:formula="?f4 / 1165"/>
            <draw:equation draw:name="f8" draw:formula="0 + 3550 - 1221"/>
            <draw:equation draw:name="f9" draw:formula="?f8 * ?f5 / 2329"/>
            <draw:equation draw:name="f10" draw:formula="15840 * ?f4 / 1165"/>
            <draw:equation draw:name="f11" draw:formula="0 + 2386 - 1221"/>
            <draw:equation draw:name="f12" draw:formula="?f11 * ?f5 / 2329"/>
            <draw:equation draw:name="f13" draw:formula="14676 * ?f4 / 1165"/>
            <draw:equation draw:name="f14" draw:formula="0 + 1221 - 1221"/>
            <draw:equation draw:name="f15" draw:formula="?f14 * ?f5 / 2329"/>
            <draw:equation draw:name="f16" draw:formula="?f9 / ?f6"/>
            <draw:equation draw:name="f17" draw:formula="?f10 / ?f7"/>
            <draw:equation draw:name="f18" draw:formula="?f12 / ?f6"/>
            <draw:equation draw:name="f19" draw:formula="?f13 / ?f7"/>
            <draw:equation draw:name="f20" draw:formula="?f15 / ?f6"/>
            <draw:equation draw:name="f21" draw:formula="0 / ?f6"/>
            <draw:equation draw:name="f22" draw:formula="?f1 / ?f6"/>
            <draw:equation draw:name="f23" draw:formula="0 / ?f7"/>
            <draw:equation draw:name="f24" draw:formula="?f3 / ?f7"/>
          </draw:enhanced-geometry>
        </draw:custom-shape>
      </draw:g>
      <draw:frame draw:id="id13" presentation:style-name="a72" draw:name="Espace réservé du texte 29" svg:x="6.9631in" svg:y="4.97545in" svg:width="6.00565in" svg:height="1.04258in" presentation:class="outline" presentation:placeholder="false">
        <draw:text-box>
          <text:list text:style-name="a71">
            <text:list-item>
              <text:p text:style-name="a70" text:class-names="" text:cond-style-name=""><text:span text:style-name="a69" text:class-names="">Cliquez pour modifier les styles du texte du masque</text:span></text:p>
            </text:list-item>
          </text:list>
        </draw:text-box>
        <svg:title/>
        <svg:desc/>
      </draw:frame>
      <draw:connector draw:type="line" svg:x1="6.9631in" svg:y1="4.65017in" svg:x2="9.29643in" svg:y2="4.65453in" draw:id="id14" draw:style-name="a73" draw:name="Connecteur droit 12">
        <svg:title/>
        <svg:desc/>
      </draw:connector>
      <presentation:notes style:page-layout-name="pageLayout2" draw:style-name="a114">
        <draw:frame draw:id="id5" presentation:style-name="a85" draw:name="Espace réservé de l’en-tête 1" svg:x="0in" svg:y="0in" svg:width="3.25in" svg:height="0.50174in" presentation:class="header" presentation:placeholder="false">
          <draw:text-box>
            <text:p text:style-name="a84" text:class-names="" text:cond-style-name=""><text:span text:style-name="a83" text:class-names=""/></text:p>
          </draw:text-box>
          <svg:title/>
          <svg:desc/>
        </draw:frame>
        <draw:frame draw:id="id6" presentation:style-name="a90" draw:name="Espace réservé de la date 2" svg:x="4.24826in" svg:y="0in" svg:width="3.25in" svg:height="0.50174in" presentation:class="date-time" presentation:placeholder="false">
          <draw:text-box>
            <text:p text:style-name="a89" text:class-names="" text:cond-style-name=""><text:span text:style-name="a86" text:class-names=""><text:date text:fixed="false" style:data-style-name="a87">25/11/2020</text:date></text:span><text:span text:style-name="a88" text:class-names=""/></text:p>
          </draw:text-box>
          <svg:title/>
          <svg:desc/>
        </draw:frame>
        <draw:page-thumbnail svg:x="0.75in" svg:y="1.25in" svg:width="6in" svg:height="3.375in" presentation:class="page" draw:id="id7" presentation:style-name="a91" draw:name="Espace réservé de l’image des diapositives 3">
          <svg:title/>
          <svg:desc/>
        </draw:page-thumbnail>
        <draw:frame draw:id="id8" presentation:style-name="a106" draw:name="Espace réservé des commentaires 4" svg:x="0.75in" svg:y="4.8125in" svg:width="6in" svg:height="3.9375in" presentation:class="notes" presentation:placeholder="false">
          <draw:text-box>
            <text:p text:style-name="a93" text:class-names="" text:cond-style-name=""><text:span text:style-name="a92" text:class-names="">Modifiez les styles du texte du masque</text:span></text:p>
            <text:list text:style-name="a96">
              <text:list-item>
                <text:list text:style-name="a96">
                  <text:list-item>
                    <text:p text:style-name="a95" text:class-names="" text:cond-style-name=""><text:span text:style-name="a94" text:class-names="">Deuxième niveau</text:span></text:p>
                  </text:list-item>
                </text:list>
              </text:list-item>
            </text:list>
            <text:list text:style-name="a99">
              <text:list-item>
                <text:list text:style-name="a99">
                  <text:list-item>
                    <text:list text:style-name="a99">
                      <text:list-item>
                        <text:p text:style-name="a98" text:class-names="" text:cond-style-name=""><text:span text:style-name="a97" text:class-names="">Troisième niveau</text:span></text:p>
                      </text:list-item>
                    </text:list>
                  </text:list-item>
                </text:list>
              </text:list-item>
            </text:list>
            <text:list text:style-name="a102">
              <text:list-item>
                <text:list text:style-name="a102">
                  <text:list-item>
                    <text:list text:style-name="a102">
                      <text:list-item>
                        <text:list text:style-name="a102">
                          <text:list-item>
                            <text:p text:style-name="a101" text:class-names="" text:cond-style-name=""><text:span text:style-name="a100" text:class-names="">Quatrième niveau</text:span></text:p>
                          </text:list-item>
                        </text:list>
                      </text:list-item>
                    </text:list>
                  </text:list-item>
                </text:list>
              </text:list-item>
            </text:list>
            <text:list text:style-name="a105">
              <text:list-item>
                <text:list text:style-name="a105">
                  <text:list-item>
                    <text:list text:style-name="a105">
                      <text:list-item>
                        <text:list text:style-name="a105">
                          <text:list-item>
                            <text:list text:style-name="a105">
                              <text:list-item>
                                <text:p text:style-name="a104" text:class-names="" text:cond-style-name=""><text:span text:style-name="a103" text:class-names="">Cinquième niveau</text:span></text:p>
                              </text:list-item>
                            </text:list>
                          </text:list-item>
                        </text:list>
                      </text:list-item>
                    </text:list>
                  </text:list-item>
                </text:list>
              </text:list-item>
            </text:list>
          </draw:text-box>
          <svg:title/>
          <svg:desc/>
        </draw:frame>
        <draw:frame draw:id="id9" presentation:style-name="a109" draw:name="Espace réservé du pied de page 5" svg:x="0in" svg:y="9.49826in" svg:width="3.25in" svg:height="0.50174in" presentation:class="footer" presentation:placeholder="false">
          <draw:text-box>
            <text:p text:style-name="a108" text:class-names="" text:cond-style-name=""><text:span text:style-name="a107" text:class-names=""/></text:p>
          </draw:text-box>
          <svg:title/>
          <svg:desc/>
        </draw:frame>
        <draw:frame draw:id="id10" presentation:style-name="a113" draw:name="Espace réservé du numéro de diapositive 6" svg:x="4.24826in" svg:y="9.49826in" svg:width="3.25in" svg:height="0.50174in" presentation:class="page-number" presentation:placeholder="false">
          <draw:text-box>
            <text:p text:style-name="a112" text:class-names="" text:cond-style-name=""><text:span text:style-name="a110" text:class-names=""><text:page-number style:num-format="1" text:fixed="false">‹N°›</text:page-number></text:span><text:span text:style-name="a111" text:class-names=""/></text:p>
          </draw:text-box>
          <svg:title/>
          <svg:desc/>
        </draw:frame>
      </presentation:notes>
    </style:master-page>
    <style:master-page style:name="Master1-Layout2-cust-Ordre-du-jour" style:page-layout-name="pageLayout1" draw:style-name="a115">
      <draw:g draw:name="Groupe 5" draw:id="id18">
        <svg:title/>
        <svg:desc/>
        <draw:custom-shape svg:x="6.95833in" svg:y="0in" svg:width="4.24842in" svg:height="3.5385in" draw:id="id38" draw:style-name="a179" draw:name="Forme automatique 24">
          <svg:title/>
          <svg:desc/>
          <text:p text:style-name="a178" text:class-names="" text:cond-style-name=""><text:span text:style-name="a177" text:class-names=""/></text:p>
          <draw:enhanced-geometry xmlns:dr3d="urn:oasis:names:tc:opendocument:xmlns:dr3d:1.0" draw:type="non-primitive" svg:viewBox="0 0 3578 2980" draw:enhanced-path="M 1786 591 L 1194 0 0 0 1188 1188 1786 591 M 3577 2383 L 2980 1786 2383 2383 2980 2980 3577 2383 N" draw:text-areas="?f41 ?f43 ?f42 ?f44" draw:glue-points="?f28 ?f29 ?f30 ?f31 ?f32 ?f31 ?f33 ?f34 ?f28 ?f29 ?f35 ?f36 ?f37 ?f38 ?f39 ?f36 ?f37 ?f40 ?f35 ?f36" draw:glue-point-leaving-directions="-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78"/>
            <draw:equation draw:name="f7" draw:formula="?f4 / 2980"/>
            <draw:equation draw:name="f8" draw:formula="0 + 8372 - 6586"/>
            <draw:equation draw:name="f9" draw:formula="?f8 * ?f5 / 3578"/>
            <draw:equation draw:name="f10" draw:formula="591 * ?f4 / 2980"/>
            <draw:equation draw:name="f11" draw:formula="0 + 7780 - 6586"/>
            <draw:equation draw:name="f12" draw:formula="?f11 * ?f5 / 3578"/>
            <draw:equation draw:name="f13" draw:formula="0 * ?f4 / 2980"/>
            <draw:equation draw:name="f14" draw:formula="0 + 6586 - 6586"/>
            <draw:equation draw:name="f15" draw:formula="?f14 * ?f5 / 3578"/>
            <draw:equation draw:name="f16" draw:formula="0 + 7774 - 6586"/>
            <draw:equation draw:name="f17" draw:formula="?f16 * ?f5 / 3578"/>
            <draw:equation draw:name="f18" draw:formula="1188 * ?f4 / 2980"/>
            <draw:equation draw:name="f19" draw:formula="0 + 10163 - 6586"/>
            <draw:equation draw:name="f20" draw:formula="?f19 * ?f5 / 3578"/>
            <draw:equation draw:name="f21" draw:formula="2383 * ?f4 / 2980"/>
            <draw:equation draw:name="f22" draw:formula="0 + 9566 - 6586"/>
            <draw:equation draw:name="f23" draw:formula="?f22 * ?f5 / 3578"/>
            <draw:equation draw:name="f24" draw:formula="1786 * ?f4 / 2980"/>
            <draw:equation draw:name="f25" draw:formula="0 + 8969 - 6586"/>
            <draw:equation draw:name="f26" draw:formula="?f25 * ?f5 / 3578"/>
            <draw:equation draw:name="f27" draw:formula="2980 * ?f4 / 2980"/>
            <draw:equation draw:name="f28" draw:formula="?f9 / ?f6"/>
            <draw:equation draw:name="f29" draw:formula="?f10 / ?f7"/>
            <draw:equation draw:name="f30" draw:formula="?f12 / ?f6"/>
            <draw:equation draw:name="f31" draw:formula="?f13 / ?f7"/>
            <draw:equation draw:name="f32" draw:formula="?f15 / ?f6"/>
            <draw:equation draw:name="f33" draw:formula="?f17 / ?f6"/>
            <draw:equation draw:name="f34" draw:formula="?f18 / ?f7"/>
            <draw:equation draw:name="f35" draw:formula="?f20 / ?f6"/>
            <draw:equation draw:name="f36" draw:formula="?f21 / ?f7"/>
            <draw:equation draw:name="f37" draw:formula="?f23 / ?f6"/>
            <draw:equation draw:name="f38" draw:formula="?f24 / ?f7"/>
            <draw:equation draw:name="f39" draw:formula="?f26 / ?f6"/>
            <draw:equation draw:name="f40" draw:formula="?f27 / ?f7"/>
            <draw:equation draw:name="f41" draw:formula="0 / ?f6"/>
            <draw:equation draw:name="f42" draw:formula="?f1 / ?f6"/>
            <draw:equation draw:name="f43" draw:formula="0 / ?f7"/>
            <draw:equation draw:name="f44" draw:formula="?f3 / ?f7"/>
          </draw:enhanced-geometry>
        </draw:custom-shape>
        <draw:custom-shape svg:x="7.66007in" svg:y="1.41065in" svg:width="2.12777in" svg:height="2.12785in" draw:id="id39" draw:style-name="a182" draw:name="Forme libre 7">
          <svg:title/>
          <svg:desc/>
          <text:p text:style-name="a181" text:class-names="" text:cond-style-name=""><text:span text:style-name="a180" text:class-names=""/></text:p>
          <draw:enhanced-geometry xmlns:dr3d="urn:oasis:names:tc:opendocument:xmlns:dr3d:1.0" draw:type="non-primitive" svg:viewBox="0 0 1792 1792" draw:enhanced-path="M 597 0 L 0 598 1195 1792 1792 1195 597 0 Z N" draw:text-areas="?f28 ?f30 ?f29 ?f31" draw:glue-points="?f20 ?f21 ?f22 ?f23 ?f24 ?f25 ?f26 ?f27 ?f20 ?f21"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92"/>
            <draw:equation draw:name="f7" draw:formula="?f4 / 1792"/>
            <draw:equation draw:name="f8" draw:formula="0 + 7774 - 7177"/>
            <draw:equation draw:name="f9" draw:formula="?f8 * ?f5 / 1792"/>
            <draw:equation draw:name="f10" draw:formula="1188 * ?f4 / 1792"/>
            <draw:equation draw:name="f11" draw:formula="0 + 7177 - 7177"/>
            <draw:equation draw:name="f12" draw:formula="?f11 * ?f5 / 1792"/>
            <draw:equation draw:name="f13" draw:formula="1786 * ?f4 / 1792"/>
            <draw:equation draw:name="f14" draw:formula="0 + 8372 - 7177"/>
            <draw:equation draw:name="f15" draw:formula="?f14 * ?f5 / 1792"/>
            <draw:equation draw:name="f16" draw:formula="2980 * ?f4 / 1792"/>
            <draw:equation draw:name="f17" draw:formula="0 + 8969 - 7177"/>
            <draw:equation draw:name="f18" draw:formula="?f17 * ?f5 / 1792"/>
            <draw:equation draw:name="f19" draw:formula="2383 * ?f4 / 1792"/>
            <draw:equation draw:name="f20" draw:formula="?f9 / ?f6"/>
            <draw:equation draw:name="f21" draw:formula="?f10 / ?f7"/>
            <draw:equation draw:name="f22" draw:formula="?f12 / ?f6"/>
            <draw:equation draw:name="f23" draw:formula="?f13 / ?f7"/>
            <draw:equation draw:name="f24" draw:formula="?f15 / ?f6"/>
            <draw:equation draw:name="f25" draw:formula="?f16 / ?f7"/>
            <draw:equation draw:name="f26" draw:formula="?f18 / ?f6"/>
            <draw:equation draw:name="f27" draw:formula="?f19 / ?f7"/>
            <draw:equation draw:name="f28" draw:formula="0 / ?f6"/>
            <draw:equation draw:name="f29" draw:formula="?f1 / ?f6"/>
            <draw:equation draw:name="f30" draw:formula="0 / ?f7"/>
            <draw:equation draw:name="f31" draw:formula="?f3 / ?f7"/>
          </draw:enhanced-geometry>
        </draw:custom-shape>
        <draw:custom-shape svg:x="9.79378in" svg:y="0in" svg:width="1.40466in" svg:height="0.70295in" draw:id="id40" draw:style-name="a185" draw:name="Forme libre 8">
          <svg:title/>
          <svg:desc/>
          <text:p text:style-name="a184" text:class-names="" text:cond-style-name=""><text:span text:style-name="a183" text:class-names=""/></text:p>
          <draw:enhanced-geometry xmlns:dr3d="urn:oasis:names:tc:opendocument:xmlns:dr3d:1.0" draw:type="non-primitive" svg:viewBox="0 0 1183 592" draw:enhanced-path="M 1183 0 L 0 0 591 591 1183 0 Z N" draw:text-areas="?f21 ?f23 ?f22 ?f24" draw:glue-points="?f16 ?f17 ?f18 ?f17 ?f19 ?f20 ?f16 ?f17"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83"/>
            <draw:equation draw:name="f7" draw:formula="?f4 / 592"/>
            <draw:equation draw:name="f8" draw:formula="0 + 10158 - 8975"/>
            <draw:equation draw:name="f9" draw:formula="?f8 * ?f5 / 1183"/>
            <draw:equation draw:name="f10" draw:formula="0 * ?f4 / 592"/>
            <draw:equation draw:name="f11" draw:formula="0 + 8975 - 8975"/>
            <draw:equation draw:name="f12" draw:formula="?f11 * ?f5 / 1183"/>
            <draw:equation draw:name="f13" draw:formula="0 + 9566 - 8975"/>
            <draw:equation draw:name="f14" draw:formula="?f13 * ?f5 / 1183"/>
            <draw:equation draw:name="f15" draw:formula="591 * ?f4 / 592"/>
            <draw:equation draw:name="f16" draw:formula="?f9 / ?f6"/>
            <draw:equation draw:name="f17" draw:formula="?f10 / ?f7"/>
            <draw:equation draw:name="f18" draw:formula="?f12 / ?f6"/>
            <draw:equation draw:name="f19" draw:formula="?f14 / ?f6"/>
            <draw:equation draw:name="f20" draw:formula="?f15 / ?f7"/>
            <draw:equation draw:name="f21" draw:formula="0 / ?f6"/>
            <draw:equation draw:name="f22" draw:formula="?f1 / ?f6"/>
            <draw:equation draw:name="f23" draw:formula="0 / ?f7"/>
            <draw:equation draw:name="f24" draw:formula="?f3 / ?f7"/>
          </draw:enhanced-geometry>
        </draw:custom-shape>
        <draw:custom-shape svg:x="8.36893in" svg:y="0.70176in" svg:width="2.12777in" svg:height="2.12785in" draw:id="id41" draw:style-name="a188" draw:name="Forme libre 9">
          <svg:title/>
          <svg:desc/>
          <text:p text:style-name="a187" text:class-names="" text:cond-style-name=""><text:span text:style-name="a186" text:class-names=""/></text:p>
          <draw:enhanced-geometry xmlns:dr3d="urn:oasis:names:tc:opendocument:xmlns:dr3d:1.0" draw:type="non-primitive" svg:viewBox="0 0 1792 1792" draw:enhanced-path="M 598 0 L 0 597 1195 1792 1792 1195 598 0 Z N" draw:text-areas="?f28 ?f30 ?f29 ?f31" draw:glue-points="?f20 ?f21 ?f22 ?f23 ?f24 ?f25 ?f26 ?f27 ?f20 ?f21"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92"/>
            <draw:equation draw:name="f7" draw:formula="?f4 / 1792"/>
            <draw:equation draw:name="f8" draw:formula="0 + 8372 - 7774"/>
            <draw:equation draw:name="f9" draw:formula="?f8 * ?f5 / 1792"/>
            <draw:equation draw:name="f10" draw:formula="591 * ?f4 / 1792"/>
            <draw:equation draw:name="f11" draw:formula="0 + 7774 - 7774"/>
            <draw:equation draw:name="f12" draw:formula="?f11 * ?f5 / 1792"/>
            <draw:equation draw:name="f13" draw:formula="1188 * ?f4 / 1792"/>
            <draw:equation draw:name="f14" draw:formula="0 + 8969 - 7774"/>
            <draw:equation draw:name="f15" draw:formula="?f14 * ?f5 / 1792"/>
            <draw:equation draw:name="f16" draw:formula="2383 * ?f4 / 1792"/>
            <draw:equation draw:name="f17" draw:formula="0 + 9566 - 7774"/>
            <draw:equation draw:name="f18" draw:formula="?f17 * ?f5 / 1792"/>
            <draw:equation draw:name="f19" draw:formula="1786 * ?f4 / 1792"/>
            <draw:equation draw:name="f20" draw:formula="?f9 / ?f6"/>
            <draw:equation draw:name="f21" draw:formula="?f10 / ?f7"/>
            <draw:equation draw:name="f22" draw:formula="?f12 / ?f6"/>
            <draw:equation draw:name="f23" draw:formula="?f13 / ?f7"/>
            <draw:equation draw:name="f24" draw:formula="?f15 / ?f6"/>
            <draw:equation draw:name="f25" draw:formula="?f16 / ?f7"/>
            <draw:equation draw:name="f26" draw:formula="?f18 / ?f6"/>
            <draw:equation draw:name="f27" draw:formula="?f19 / ?f7"/>
            <draw:equation draw:name="f28" draw:formula="0 / ?f6"/>
            <draw:equation draw:name="f29" draw:formula="?f1 / ?f6"/>
            <draw:equation draw:name="f30" draw:formula="0 / ?f7"/>
            <draw:equation draw:name="f31" draw:formula="?f3 / ?f7"/>
          </draw:enhanced-geometry>
        </draw:custom-shape>
        <draw:custom-shape svg:x="10.4967in" svg:y="0.70176in" svg:width="2.83663in" svg:height="2.83673in" draw:id="id42" draw:style-name="a191" draw:name="Forme libre 10">
          <svg:title/>
          <svg:desc/>
          <text:p text:style-name="a190" text:class-names="" text:cond-style-name=""><text:span text:style-name="a189" text:class-names=""/></text:p>
          <draw:enhanced-geometry xmlns:dr3d="urn:oasis:names:tc:opendocument:xmlns:dr3d:1.0" draw:type="non-primitive" svg:viewBox="0 0 2389 2389" draw:enhanced-path="M 2389 1195 L 1194 0 0 1195 1194 2389 2389 1195 N" draw:text-areas="?f23 ?f25 ?f24 ?f26" draw:glue-points="?f17 ?f18 ?f19 ?f20 ?f21 ?f18 ?f19 ?f22 ?f17 ?f18"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89"/>
            <draw:equation draw:name="f7" draw:formula="?f4 / 2389"/>
            <draw:equation draw:name="f8" draw:formula="0 + 11955 - 9566"/>
            <draw:equation draw:name="f9" draw:formula="?f8 * ?f5 / 2389"/>
            <draw:equation draw:name="f10" draw:formula="1786 * ?f4 / 2389"/>
            <draw:equation draw:name="f11" draw:formula="0 + 10760 - 9566"/>
            <draw:equation draw:name="f12" draw:formula="?f11 * ?f5 / 2389"/>
            <draw:equation draw:name="f13" draw:formula="591 * ?f4 / 2389"/>
            <draw:equation draw:name="f14" draw:formula="0 + 9566 - 9566"/>
            <draw:equation draw:name="f15" draw:formula="?f14 * ?f5 / 2389"/>
            <draw:equation draw:name="f16" draw:formula="2980 * ?f4 / 2389"/>
            <draw:equation draw:name="f17" draw:formula="?f9 / ?f6"/>
            <draw:equation draw:name="f18" draw:formula="?f10 / ?f7"/>
            <draw:equation draw:name="f19" draw:formula="?f12 / ?f6"/>
            <draw:equation draw:name="f20" draw:formula="?f13 / ?f7"/>
            <draw:equation draw:name="f21" draw:formula="?f15 / ?f6"/>
            <draw:equation draw:name="f22" draw:formula="?f16 / ?f7"/>
            <draw:equation draw:name="f23" draw:formula="0 / ?f6"/>
            <draw:equation draw:name="f24" draw:formula="?f1 / ?f6"/>
            <draw:equation draw:name="f25" draw:formula="0 / ?f7"/>
            <draw:equation draw:name="f26" draw:formula="?f3 / ?f7"/>
          </draw:enhanced-geometry>
        </draw:custom-shape>
      </draw:g>
      <draw:frame draw:id="id19" presentation:style-name="a119" draw:name="Titre 1" svg:x="1.05427in" svg:y="0.96135in" svg:width="5.40406in" svg:height="0.66805in" presentation:class="title" presentation:placeholder="false">
        <draw:text-box>
          <text:p text:style-name="a118" text:class-names="" text:cond-style-name=""><text:span text:style-name="a116" text:class-names="">Modifiez le style du titre</text:span><text:span text:style-name="a117" text:class-names=""/></text:p>
        </draw:text-box>
        <svg:title/>
        <svg:desc/>
      </draw:frame>
      <draw:connector draw:type="line" svg:x1="1.04167in" svg:y1="2.11576in" svg:x2="3.375in" svg:y2="2.12013in" draw:id="id20" draw:style-name="a120" draw:name="Connecteur droit 12">
        <svg:title/>
        <svg:desc/>
      </draw:connector>
      <draw:frame draw:id="id21" presentation:style-name="a124" draw:name="Espace réservé du texte 29" svg:x="1.04167in" svg:y="3.08213in" svg:width="2.33333in" svg:height="0.40391in" presentation:class="outline" presentation:placeholder="false">
        <draw:text-box>
          <text:list text:style-name="a123">
            <text:list-item>
              <text:p text:style-name="a122" text:class-names="" text:cond-style-name=""><text:span text:style-name="a121" text:class-names="">Cliquez pour modifier les styles du texte du masque</text:span></text:p>
            </text:list-item>
          </text:list>
        </draw:text-box>
        <svg:title/>
        <svg:desc/>
      </draw:frame>
      <draw:frame draw:id="id22" presentation:style-name="a128" draw:name="Espace réservé du texte 29" svg:x="1.04167in" svg:y="2.41667in" svg:width="2.33333in" svg:height="0.22511in" presentation:class="outline" presentation:placeholder="false">
        <draw:text-box>
          <text:list text:style-name="a127">
            <text:list-item>
              <text:p text:style-name="a126" text:class-names="" text:cond-style-name=""><text:span text:style-name="a125" text:class-names="">Cliquez pour modifier les styles du texte du masque</text:span></text:p>
            </text:list-item>
          </text:list>
        </draw:text-box>
        <svg:title/>
        <svg:desc/>
      </draw:frame>
      <draw:connector draw:type="line" svg:x1="4.00595in" svg:y1="2.12063in" svg:x2="6.33929in" svg:y2="2.125in" draw:id="id23" draw:style-name="a129" draw:name="Connecteur droit 15">
        <svg:title/>
        <svg:desc/>
      </draw:connector>
      <draw:frame draw:id="id24" presentation:style-name="a133" draw:name="Espace réservé du texte 29" svg:x="4.00595in" svg:y="3.08213in" svg:width="2.32738in" svg:height="0.40391in" presentation:class="outline" presentation:placeholder="false">
        <draw:text-box>
          <text:list text:style-name="a132">
            <text:list-item>
              <text:p text:style-name="a131" text:class-names="" text:cond-style-name=""><text:span text:style-name="a130" text:class-names="">Cliquez pour modifier les styles du texte du masque</text:span></text:p>
            </text:list-item>
          </text:list>
        </draw:text-box>
        <svg:title/>
        <svg:desc/>
      </draw:frame>
      <draw:frame draw:id="id25" presentation:style-name="a137" draw:name="Espace réservé du texte 29" svg:x="4.00595in" svg:y="2.41667in" svg:width="2.32738in" svg:height="0.22511in" presentation:class="outline" presentation:placeholder="false">
        <draw:text-box>
          <text:list text:style-name="a136">
            <text:list-item>
              <text:p text:style-name="a135" text:class-names="" text:cond-style-name=""><text:span text:style-name="a134" text:class-names="">Cliquez pour modifier les styles du texte du masque</text:span></text:p>
            </text:list-item>
          </text:list>
        </draw:text-box>
        <svg:title/>
        <svg:desc/>
      </draw:frame>
      <draw:connector draw:type="line" svg:x1="1.04167in" svg:y1="4.6458in" svg:x2="3.375in" svg:y2="4.65017in" draw:id="id26" draw:style-name="a138" draw:name="Connecteur droit 19">
        <svg:title/>
        <svg:desc/>
      </draw:connector>
      <draw:frame draw:id="id27" presentation:style-name="a142" draw:name="Espace réservé du texte 29" svg:x="1.04167in" svg:y="5.61166in" svg:width="2.33333in" svg:height="0.40391in" presentation:class="outline" presentation:placeholder="false">
        <draw:text-box>
          <text:list text:style-name="a141">
            <text:list-item>
              <text:p text:style-name="a140" text:class-names="" text:cond-style-name=""><text:span text:style-name="a139" text:class-names="">Cliquez pour modifier les styles du texte du masque</text:span></text:p>
            </text:list-item>
          </text:list>
        </draw:text-box>
        <svg:title/>
        <svg:desc/>
      </draw:frame>
      <draw:frame draw:id="id28" presentation:style-name="a146" draw:name="Espace réservé du texte 29" svg:x="1.04167in" svg:y="4.9462in" svg:width="2.33333in" svg:height="0.22511in" presentation:class="outline" presentation:placeholder="false">
        <draw:text-box>
          <text:list text:style-name="a145">
            <text:list-item>
              <text:p text:style-name="a144" text:class-names="" text:cond-style-name=""><text:span text:style-name="a143" text:class-names="">Cliquez pour modifier les styles du texte du masque</text:span></text:p>
            </text:list-item>
          </text:list>
        </draw:text-box>
        <svg:title/>
        <svg:desc/>
      </draw:frame>
      <draw:connector draw:type="line" svg:x1="4.00595in" svg:y1="4.65017in" svg:x2="6.33929in" svg:y2="4.65453in" draw:id="id29" draw:style-name="a147" draw:name="Connecteur droit 22">
        <svg:title/>
        <svg:desc/>
      </draw:connector>
      <draw:frame draw:id="id30" presentation:style-name="a151" draw:name="Espace réservé du texte 29" svg:x="4.00595in" svg:y="5.61166in" svg:width="2.32738in" svg:height="0.40391in" presentation:class="outline" presentation:placeholder="false">
        <draw:text-box>
          <text:list text:style-name="a150">
            <text:list-item>
              <text:p text:style-name="a149" text:class-names="" text:cond-style-name=""><text:span text:style-name="a148" text:class-names="">Cliquez pour modifier les styles du texte du masque</text:span></text:p>
            </text:list-item>
          </text:list>
        </draw:text-box>
        <svg:title/>
        <svg:desc/>
      </draw:frame>
      <draw:frame draw:id="id31" presentation:style-name="a155" draw:name="Espace réservé du texte 29" svg:x="4.00595in" svg:y="4.9462in" svg:width="2.32738in" svg:height="0.22511in" presentation:class="outline" presentation:placeholder="false">
        <draw:text-box>
          <text:list text:style-name="a154">
            <text:list-item>
              <text:p text:style-name="a153" text:class-names="" text:cond-style-name=""><text:span text:style-name="a152" text:class-names="">Cliquez pour modifier les styles du texte du masque</text:span></text:p>
            </text:list-item>
          </text:list>
        </draw:text-box>
        <svg:title/>
        <svg:desc/>
      </draw:frame>
      <draw:connector draw:type="line" svg:x1="6.9631in" svg:y1="4.65017in" svg:x2="9.29643in" svg:y2="4.65453in" draw:id="id32" draw:style-name="a156" draw:name="Connecteur droit 25">
        <svg:title/>
        <svg:desc/>
      </draw:connector>
      <draw:frame draw:id="id33" presentation:style-name="a160" draw:name="Espace réservé du texte 29" svg:x="6.96309in" svg:y="5.61166in" svg:width="2.32857in" svg:height="0.40391in" presentation:class="outline" presentation:placeholder="false">
        <draw:text-box>
          <text:list text:style-name="a159">
            <text:list-item>
              <text:p text:style-name="a158" text:class-names="" text:cond-style-name=""><text:span text:style-name="a157" text:class-names="">Cliquez pour modifier les styles du texte du masque</text:span></text:p>
            </text:list-item>
          </text:list>
        </draw:text-box>
        <svg:title/>
        <svg:desc/>
      </draw:frame>
      <draw:frame draw:id="id34" presentation:style-name="a164" draw:name="Espace réservé du texte 29" svg:x="6.96309in" svg:y="4.9462in" svg:width="2.32857in" svg:height="0.22511in" presentation:class="outline" presentation:placeholder="false">
        <draw:text-box>
          <text:list text:style-name="a163">
            <text:list-item>
              <text:p text:style-name="a162" text:class-names="" text:cond-style-name=""><text:span text:style-name="a161" text:class-names="">Cliquez pour modifier les styles du texte du masque</text:span></text:p>
            </text:list-item>
          </text:list>
        </draw:text-box>
        <svg:title/>
        <svg:desc/>
      </draw:frame>
      <draw:frame draw:id="id35" presentation:style-name="a169" draw:name="Espace réservé de la date 1" svg:x="3.27222in" svg:y="6.925in" svg:width="1.43611in" svg:height="0.27083in" presentation:class="date-time" presentation:placeholder="false">
        <draw:text-box>
          <text:p text:style-name="a168" text:class-names="" text:cond-style-name=""><text:span text:style-name="a165" text:class-names=""><text:date text:fixed="false" style:data-style-name="a166">25 novembre 2020</text:date></text:span><text:span text:style-name="a167" text:class-names=""/></text:p>
        </draw:text-box>
        <svg:title/>
        <svg:desc/>
      </draw:frame>
      <draw:frame draw:id="id36" presentation:style-name="a172" draw:name="Espace réservé du pied de page 2" svg:x="1.63472in" svg:y="6.925in" svg:width="1.6375in" svg:height="0.27083in" presentation:class="footer" presentation:placeholder="false">
        <draw:text-box>
          <text:p text:style-name="a171" text:class-names="" text:cond-style-name=""><text:span text:style-name="a170" text:class-names="">Rapport annuel</text:span></text:p>
        </draw:text-box>
        <svg:title/>
        <svg:desc/>
      </draw:frame>
      <draw:frame draw:id="id37" presentation:style-name="a176" draw:name="Espace réservé du numéro de diapositive 3" svg:x="1.0625in" svg:y="6.925in" svg:width="0.57222in" svg:height="0.27083in" presentation:class="page-number" presentation:placeholder="false">
        <draw:text-box>
          <text:p text:style-name="a175" text:class-names="" text:cond-style-name=""><text:span text:style-name="a173" text:class-names=""><text:page-number style:num-format="1" text:fixed="false">‹N°›</text:page-number></text:span><text:span text:style-name="a174" text:class-names=""/></text:p>
        </draw:text-box>
        <svg:title/>
        <svg:desc/>
      </draw:frame>
      <presentation:notes style:page-layout-name="pageLayout2" draw:style-name="a223">
        <draw:frame draw:id="id5" presentation:style-name="a194" draw:name="Espace réservé de l’en-tête 1" svg:x="0in" svg:y="0in" svg:width="3.25in" svg:height="0.50174in" presentation:class="header" presentation:placeholder="false">
          <draw:text-box>
            <text:p text:style-name="a193" text:class-names="" text:cond-style-name=""><text:span text:style-name="a192" text:class-names=""/></text:p>
          </draw:text-box>
          <svg:title/>
          <svg:desc/>
        </draw:frame>
        <draw:frame draw:id="id6" presentation:style-name="a199" draw:name="Espace réservé de la date 2" svg:x="4.24826in" svg:y="0in" svg:width="3.25in" svg:height="0.50174in" presentation:class="date-time" presentation:placeholder="false">
          <draw:text-box>
            <text:p text:style-name="a198" text:class-names="" text:cond-style-name=""><text:span text:style-name="a195" text:class-names=""><text:date text:fixed="false" style:data-style-name="a196">25/11/2020</text:date></text:span><text:span text:style-name="a197" text:class-names=""/></text:p>
          </draw:text-box>
          <svg:title/>
          <svg:desc/>
        </draw:frame>
        <draw:page-thumbnail svg:x="0.75in" svg:y="1.25in" svg:width="6in" svg:height="3.375in" presentation:class="page" draw:id="id7" presentation:style-name="a200" draw:name="Espace réservé de l’image des diapositives 3">
          <svg:title/>
          <svg:desc/>
        </draw:page-thumbnail>
        <draw:frame draw:id="id8" presentation:style-name="a215" draw:name="Espace réservé des commentaires 4" svg:x="0.75in" svg:y="4.8125in" svg:width="6in" svg:height="3.9375in" presentation:class="notes" presentation:placeholder="false">
          <draw:text-box>
            <text:p text:style-name="a202" text:class-names="" text:cond-style-name=""><text:span text:style-name="a201" text:class-names="">Modifiez les styles du texte du masque</text:span></text:p>
            <text:list text:style-name="a205">
              <text:list-item>
                <text:list text:style-name="a205">
                  <text:list-item>
                    <text:p text:style-name="a204" text:class-names="" text:cond-style-name=""><text:span text:style-name="a203" text:class-names="">Deuxième niveau</text:span></text:p>
                  </text:list-item>
                </text:list>
              </text:list-item>
            </text:list>
            <text:list text:style-name="a208">
              <text:list-item>
                <text:list text:style-name="a208">
                  <text:list-item>
                    <text:list text:style-name="a208">
                      <text:list-item>
                        <text:p text:style-name="a207" text:class-names="" text:cond-style-name=""><text:span text:style-name="a206" text:class-names="">Troisième niveau</text:span></text:p>
                      </text:list-item>
                    </text:list>
                  </text:list-item>
                </text:list>
              </text:list-item>
            </text:list>
            <text:list text:style-name="a211">
              <text:list-item>
                <text:list text:style-name="a211">
                  <text:list-item>
                    <text:list text:style-name="a211">
                      <text:list-item>
                        <text:list text:style-name="a211">
                          <text:list-item>
                            <text:p text:style-name="a210" text:class-names="" text:cond-style-name=""><text:span text:style-name="a209" text:class-names="">Quatrième niveau</text:span></text:p>
                          </text:list-item>
                        </text:list>
                      </text:list-item>
                    </text:list>
                  </text:list-item>
                </text:list>
              </text:list-item>
            </text:list>
            <text:list text:style-name="a214">
              <text:list-item>
                <text:list text:style-name="a214">
                  <text:list-item>
                    <text:list text:style-name="a214">
                      <text:list-item>
                        <text:list text:style-name="a214">
                          <text:list-item>
                            <text:list text:style-name="a214">
                              <text:list-item>
                                <text:p text:style-name="a213" text:class-names="" text:cond-style-name=""><text:span text:style-name="a212" text:class-names="">Cinquième niveau</text:span></text:p>
                              </text:list-item>
                            </text:list>
                          </text:list-item>
                        </text:list>
                      </text:list-item>
                    </text:list>
                  </text:list-item>
                </text:list>
              </text:list-item>
            </text:list>
          </draw:text-box>
          <svg:title/>
          <svg:desc/>
        </draw:frame>
        <draw:frame draw:id="id9" presentation:style-name="a218" draw:name="Espace réservé du pied de page 5" svg:x="0in" svg:y="9.49826in" svg:width="3.25in" svg:height="0.50174in" presentation:class="footer" presentation:placeholder="false">
          <draw:text-box>
            <text:p text:style-name="a217" text:class-names="" text:cond-style-name=""><text:span text:style-name="a216" text:class-names=""/></text:p>
          </draw:text-box>
          <svg:title/>
          <svg:desc/>
        </draw:frame>
        <draw:frame draw:id="id10" presentation:style-name="a222" draw:name="Espace réservé du numéro de diapositive 6" svg:x="4.24826in" svg:y="9.49826in" svg:width="3.25in" svg:height="0.50174in" presentation:class="page-number" presentation:placeholder="false">
          <draw:text-box>
            <text:p text:style-name="a221" text:class-names="" text:cond-style-name=""><text:span text:style-name="a219" text:class-names=""><text:page-number style:num-format="1" text:fixed="false">‹N°›</text:page-number></text:span><text:span text:style-name="a220" text:class-names=""/></text:p>
          </draw:text-box>
          <svg:title/>
          <svg:desc/>
        </draw:frame>
      </presentation:notes>
    </style:master-page>
    <style:master-page style:name="Master1-Layout3-cust-Introduction" style:page-layout-name="pageLayout1" draw:style-name="a224">
      <draw:g draw:name="Groupe 12" draw:id="id43">
        <svg:title/>
        <svg:desc/>
        <draw:custom-shape svg:width="1.63089in" svg:height="2.17451in" draw:id="id51" draw:style-name="a253" draw:transform="translate(-0.81544in -1.08726in) rotate(-1.5708) translate(2.14899in 6.68604in)" draw:name="Forme libre 14">
          <svg:title/>
          <svg:desc/>
          <text:p text:style-name="a252" text:class-names="" text:cond-style-name=""><text:span text:style-name="a251" text:class-names=""/></text:p>
          <draw:enhanced-geometry xmlns:dr3d="urn:oasis:names:tc:opendocument:xmlns:dr3d:1.0" draw:type="non-primitive" svg:viewBox="0 0 1789 2386" draw:enhanced-path="M 0 0 L 0 1194 1192 2386 1789 1789 0 0 Z N" draw:text-areas="?f22 ?f24 ?f23 ?f25" draw:glue-points="?f15 ?f16 ?f15 ?f17 ?f18 ?f19 ?f20 ?f21 ?f15 ?f16" draw:glue-point-leaving-directions="-90, -90, -90, -90, -9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9"/>
            <draw:equation draw:name="f7" draw:formula="?f4 / 2386"/>
            <draw:equation draw:name="f8" draw:formula="0 * ?f5 / 1789"/>
            <draw:equation draw:name="f9" draw:formula="12290 * ?f4 / 2386"/>
            <draw:equation draw:name="f10" draw:formula="13484 * ?f4 / 2386"/>
            <draw:equation draw:name="f11" draw:formula="1192 * ?f5 / 1789"/>
            <draw:equation draw:name="f12" draw:formula="14676 * ?f4 / 2386"/>
            <draw:equation draw:name="f13" draw:formula="1789 * ?f5 / 1789"/>
            <draw:equation draw:name="f14" draw:formula="14079 * ?f4 / 2386"/>
            <draw:equation draw:name="f15" draw:formula="?f8 / ?f6"/>
            <draw:equation draw:name="f16" draw:formula="?f9 / ?f7"/>
            <draw:equation draw:name="f17" draw:formula="?f10 / ?f7"/>
            <draw:equation draw:name="f18" draw:formula="?f11 / ?f6"/>
            <draw:equation draw:name="f19" draw:formula="?f12 / ?f7"/>
            <draw:equation draw:name="f20" draw:formula="?f13 / ?f6"/>
            <draw:equation draw:name="f21" draw:formula="?f14 / ?f7"/>
            <draw:equation draw:name="f22" draw:formula="0 / ?f6"/>
            <draw:equation draw:name="f23" draw:formula="?f1 / ?f6"/>
            <draw:equation draw:name="f24" draw:formula="0 / ?f7"/>
            <draw:equation draw:name="f25" draw:formula="?f3 / ?f7"/>
          </draw:enhanced-geometry>
        </draw:custom-shape>
        <draw:custom-shape svg:width="1.0593in" svg:height="1.059in" draw:id="id52" draw:style-name="a256" draw:transform="translate(-0.52965in -0.5295in) rotate(-1.5708) translate(0.5295in 6.97183in)" draw:name="Forme libre 15">
          <svg:title/>
          <svg:desc/>
          <text:p text:style-name="a255" text:class-names="" text:cond-style-name=""><text:span text:style-name="a254" text:class-names=""/></text:p>
          <draw:enhanced-geometry xmlns:dr3d="urn:oasis:names:tc:opendocument:xmlns:dr3d:1.0" draw:type="non-primitive" svg:viewBox="0 0 1162 1162" draw:enhanced-path="M 0 0 L 0 1161 1161 1161 0 0 Z N" draw:text-areas="?f16 ?f18 ?f17 ?f19" draw:glue-points="?f12 ?f13 ?f12 ?f14 ?f15 ?f14 ?f12 ?f13" draw:glue-point-leaving-directions="-90, -90, -90, -9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62"/>
            <draw:equation draw:name="f7" draw:formula="?f4 / 1162"/>
            <draw:equation draw:name="f8" draw:formula="0 * ?f5 / 1162"/>
            <draw:equation draw:name="f9" draw:formula="14679 * ?f4 / 1162"/>
            <draw:equation draw:name="f10" draw:formula="15840 * ?f4 / 1162"/>
            <draw:equation draw:name="f11" draw:formula="1161 * ?f5 / 1162"/>
            <draw:equation draw:name="f12" draw:formula="?f8 / ?f6"/>
            <draw:equation draw:name="f13" draw:formula="?f9 / ?f7"/>
            <draw:equation draw:name="f14" draw:formula="?f10 / ?f7"/>
            <draw:equation draw:name="f15" draw:formula="?f11 / ?f6"/>
            <draw:equation draw:name="f16" draw:formula="0 / ?f6"/>
            <draw:equation draw:name="f17" draw:formula="?f1 / ?f6"/>
            <draw:equation draw:name="f18" draw:formula="0 / ?f7"/>
            <draw:equation draw:name="f19" draw:formula="?f3 / ?f7"/>
          </draw:enhanced-geometry>
        </draw:custom-shape>
        <draw:custom-shape svg:width="2.12316in" svg:height="1.06174in" draw:id="id53" draw:style-name="a259" draw:transform="translate(-1.06158in -0.53087in) rotate(-1.5708) translate(0.53087in 5.32682in)" draw:name="Forme libre 18">
          <svg:title/>
          <svg:desc/>
          <text:p text:style-name="a258" text:class-names="" text:cond-style-name=""><text:span text:style-name="a257" text:class-names=""/></text:p>
          <draw:enhanced-geometry xmlns:dr3d="urn:oasis:names:tc:opendocument:xmlns:dr3d:1.0" draw:type="non-primitive" svg:viewBox="0 0 2329 1165" draw:enhanced-path="M 2329 1164 L 1165 0 0 1164 2329 1164 N" draw:text-areas="?f21 ?f23 ?f22 ?f24" draw:glue-points="?f16 ?f17 ?f18 ?f19 ?f20 ?f17 ?f16 ?f17" draw:glue-point-leaving-directions="-90, -90, -90, -9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29"/>
            <draw:equation draw:name="f7" draw:formula="?f4 / 1165"/>
            <draw:equation draw:name="f8" draw:formula="0 + 3550 - 1221"/>
            <draw:equation draw:name="f9" draw:formula="?f8 * ?f5 / 2329"/>
            <draw:equation draw:name="f10" draw:formula="15840 * ?f4 / 1165"/>
            <draw:equation draw:name="f11" draw:formula="0 + 2386 - 1221"/>
            <draw:equation draw:name="f12" draw:formula="?f11 * ?f5 / 2329"/>
            <draw:equation draw:name="f13" draw:formula="14676 * ?f4 / 1165"/>
            <draw:equation draw:name="f14" draw:formula="0 + 1221 - 1221"/>
            <draw:equation draw:name="f15" draw:formula="?f14 * ?f5 / 2329"/>
            <draw:equation draw:name="f16" draw:formula="?f9 / ?f6"/>
            <draw:equation draw:name="f17" draw:formula="?f10 / ?f7"/>
            <draw:equation draw:name="f18" draw:formula="?f12 / ?f6"/>
            <draw:equation draw:name="f19" draw:formula="?f13 / ?f7"/>
            <draw:equation draw:name="f20" draw:formula="?f15 / ?f6"/>
            <draw:equation draw:name="f21" draw:formula="0 / ?f6"/>
            <draw:equation draw:name="f22" draw:formula="?f1 / ?f6"/>
            <draw:equation draw:name="f23" draw:formula="0 / ?f7"/>
            <draw:equation draw:name="f24" draw:formula="?f3 / ?f7"/>
          </draw:enhanced-geometry>
        </draw:custom-shape>
      </draw:g>
      <draw:frame draw:id="id44" presentation:style-name="a229" draw:name="Espace réservé d’image 2" svg:x="6.66667in" svg:y="-0.02465in" svg:width="6.66667in" svg:height="7.54931in" presentation:class="graphic" presentation:placeholder="false">
        <draw:text-box>
          <text:list text:style-name="a228">
            <text:list-item>
              <text:p text:style-name="a227" text:class-names="" text:cond-style-name=""><text:span text:style-name="a225" text:class-names="">Cliquez sur l'icône pour ajouter une image</text:span><text:span text:style-name="a226" text:class-names=""/></text:p>
            </text:list-item>
          </text:list>
        </draw:text-box>
        <svg:title/>
        <svg:desc/>
      </draw:frame>
      <draw:frame draw:id="id45" presentation:style-name="a233" draw:name="Titre 1" svg:x="1.05427in" svg:y="0.96135in" svg:width="5.40406in" svg:height="0.66805in" presentation:class="title" presentation:placeholder="false">
        <draw:text-box>
          <text:p text:style-name="a232" text:class-names="" text:cond-style-name=""><text:span text:style-name="a230" text:class-names="">Modifiez le style du titre</text:span><text:span text:style-name="a231" text:class-names=""/></text:p>
        </draw:text-box>
        <svg:title/>
        <svg:desc/>
      </draw:frame>
      <draw:connector draw:type="line" svg:x1="1.04167in" svg:y1="2.12063in" svg:x2="3.375in" svg:y2="2.125in" draw:id="id46" draw:style-name="a234" draw:name="Connecteur droit 16">
        <svg:title/>
        <svg:desc/>
      </draw:connector>
      <draw:frame draw:id="id47" presentation:style-name="a238" draw:name="Espace réservé du texte 29" svg:x="1.04167in" svg:y="2.50368in" svg:width="5in" svg:height="3.0569in" presentation:class="outline" presentation:placeholder="false">
        <draw:text-box>
          <text:list text:style-name="a237">
            <text:list-item>
              <text:p text:style-name="a236" text:class-names="" text:cond-style-name=""><text:span text:style-name="a235" text:class-names="">Cliquez pour modifier les styles du texte du masque</text:span></text:p>
            </text:list-item>
          </text:list>
        </draw:text-box>
        <svg:title/>
        <svg:desc/>
      </draw:frame>
      <draw:frame draw:id="id48" presentation:style-name="a243" draw:name="Espace réservé de la date 1" svg:x="3.27222in" svg:y="6.925in" svg:width="1.43611in" svg:height="0.27083in" presentation:class="date-time" presentation:placeholder="false">
        <draw:text-box>
          <text:p text:style-name="a242" text:class-names="" text:cond-style-name=""><text:span text:style-name="a239" text:class-names=""><text:date text:fixed="false" style:data-style-name="a240">25 novembre 2020</text:date></text:span><text:span text:style-name="a241" text:class-names=""/></text:p>
        </draw:text-box>
        <svg:title/>
        <svg:desc/>
      </draw:frame>
      <draw:frame draw:id="id49" presentation:style-name="a246" draw:name="Espace réservé du pied de page 2" svg:x="1.63472in" svg:y="6.925in" svg:width="1.6375in" svg:height="0.27083in" presentation:class="footer" presentation:placeholder="false">
        <draw:text-box>
          <text:p text:style-name="a245" text:class-names="" text:cond-style-name=""><text:span text:style-name="a244" text:class-names="">Rapport annuel</text:span></text:p>
        </draw:text-box>
        <svg:title/>
        <svg:desc/>
      </draw:frame>
      <draw:frame draw:id="id50" presentation:style-name="a250" draw:name="Espace réservé du numéro de diapositive 3" svg:x="1.0625in" svg:y="6.925in" svg:width="0.57222in" svg:height="0.27083in" presentation:class="page-number" presentation:placeholder="false">
        <draw:text-box>
          <text:p text:style-name="a249" text:class-names="" text:cond-style-name=""><text:span text:style-name="a247" text:class-names=""><text:page-number style:num-format="1" text:fixed="false">‹N°›</text:page-number></text:span><text:span text:style-name="a248" text:class-names=""/></text:p>
        </draw:text-box>
        <svg:title/>
        <svg:desc/>
      </draw:frame>
      <presentation:notes style:page-layout-name="pageLayout2" draw:style-name="a291">
        <draw:frame draw:id="id5" presentation:style-name="a262" draw:name="Espace réservé de l’en-tête 1" svg:x="0in" svg:y="0in" svg:width="3.25in" svg:height="0.50174in" presentation:class="header" presentation:placeholder="false">
          <draw:text-box>
            <text:p text:style-name="a261" text:class-names="" text:cond-style-name=""><text:span text:style-name="a260" text:class-names=""/></text:p>
          </draw:text-box>
          <svg:title/>
          <svg:desc/>
        </draw:frame>
        <draw:frame draw:id="id6" presentation:style-name="a267" draw:name="Espace réservé de la date 2" svg:x="4.24826in" svg:y="0in" svg:width="3.25in" svg:height="0.50174in" presentation:class="date-time" presentation:placeholder="false">
          <draw:text-box>
            <text:p text:style-name="a266" text:class-names="" text:cond-style-name=""><text:span text:style-name="a263" text:class-names=""><text:date text:fixed="false" style:data-style-name="a264">25/11/2020</text:date></text:span><text:span text:style-name="a265" text:class-names=""/></text:p>
          </draw:text-box>
          <svg:title/>
          <svg:desc/>
        </draw:frame>
        <draw:page-thumbnail svg:x="0.75in" svg:y="1.25in" svg:width="6in" svg:height="3.375in" presentation:class="page" draw:id="id7" presentation:style-name="a268" draw:name="Espace réservé de l’image des diapositives 3">
          <svg:title/>
          <svg:desc/>
        </draw:page-thumbnail>
        <draw:frame draw:id="id8" presentation:style-name="a283" draw:name="Espace réservé des commentaires 4" svg:x="0.75in" svg:y="4.8125in" svg:width="6in" svg:height="3.9375in" presentation:class="notes" presentation:placeholder="false">
          <draw:text-box>
            <text:p text:style-name="a270" text:class-names="" text:cond-style-name=""><text:span text:style-name="a269" text:class-names="">Modifiez les styles du texte du masque</text:span></text:p>
            <text:list text:style-name="a273">
              <text:list-item>
                <text:list text:style-name="a273">
                  <text:list-item>
                    <text:p text:style-name="a272" text:class-names="" text:cond-style-name=""><text:span text:style-name="a271" text:class-names="">Deuxième niveau</text:span></text:p>
                  </text:list-item>
                </text:list>
              </text:list-item>
            </text:list>
            <text:list text:style-name="a276">
              <text:list-item>
                <text:list text:style-name="a276">
                  <text:list-item>
                    <text:list text:style-name="a276">
                      <text:list-item>
                        <text:p text:style-name="a275" text:class-names="" text:cond-style-name=""><text:span text:style-name="a274" text:class-names="">Troisième niveau</text:span></text:p>
                      </text:list-item>
                    </text:list>
                  </text:list-item>
                </text:list>
              </text:list-item>
            </text:list>
            <text:list text:style-name="a279">
              <text:list-item>
                <text:list text:style-name="a279">
                  <text:list-item>
                    <text:list text:style-name="a279">
                      <text:list-item>
                        <text:list text:style-name="a279">
                          <text:list-item>
                            <text:p text:style-name="a278" text:class-names="" text:cond-style-name=""><text:span text:style-name="a277" text:class-names="">Quatrième niveau</text:span></text:p>
                          </text:list-item>
                        </text:list>
                      </text:list-item>
                    </text:list>
                  </text:list-item>
                </text:list>
              </text:list-item>
            </text:list>
            <text:list text:style-name="a282">
              <text:list-item>
                <text:list text:style-name="a282">
                  <text:list-item>
                    <text:list text:style-name="a282">
                      <text:list-item>
                        <text:list text:style-name="a282">
                          <text:list-item>
                            <text:list text:style-name="a282">
                              <text:list-item>
                                <text:p text:style-name="a281" text:class-names="" text:cond-style-name=""><text:span text:style-name="a280" text:class-names="">Cinquième niveau</text:span></text:p>
                              </text:list-item>
                            </text:list>
                          </text:list-item>
                        </text:list>
                      </text:list-item>
                    </text:list>
                  </text:list-item>
                </text:list>
              </text:list-item>
            </text:list>
          </draw:text-box>
          <svg:title/>
          <svg:desc/>
        </draw:frame>
        <draw:frame draw:id="id9" presentation:style-name="a286" draw:name="Espace réservé du pied de page 5" svg:x="0in" svg:y="9.49826in" svg:width="3.25in" svg:height="0.50174in" presentation:class="footer" presentation:placeholder="false">
          <draw:text-box>
            <text:p text:style-name="a285" text:class-names="" text:cond-style-name=""><text:span text:style-name="a284" text:class-names=""/></text:p>
          </draw:text-box>
          <svg:title/>
          <svg:desc/>
        </draw:frame>
        <draw:frame draw:id="id10" presentation:style-name="a290" draw:name="Espace réservé du numéro de diapositive 6" svg:x="4.24826in" svg:y="9.49826in" svg:width="3.25in" svg:height="0.50174in" presentation:class="page-number" presentation:placeholder="false">
          <draw:text-box>
            <text:p text:style-name="a289" text:class-names="" text:cond-style-name=""><text:span text:style-name="a287" text:class-names=""><text:page-number style:num-format="1" text:fixed="false">‹N°›</text:page-number></text:span><text:span text:style-name="a288" text:class-names=""/></text:p>
          </draw:text-box>
          <svg:title/>
          <svg:desc/>
        </draw:frame>
      </presentation:notes>
    </style:master-page>
    <style:master-page style:name="Master1-Layout4-cust-Pause" style:page-layout-name="pageLayout1" draw:style-name="a292">
      <draw:frame draw:id="id54" presentation:style-name="a297" draw:name="Espace réservé d’image 2" svg:x="0in" svg:y="0in" svg:width="13.33333in" svg:height="7.5in" presentation:class="graphic" presentation:placeholder="false">
        <draw:text-box>
          <text:list text:style-name="a296">
            <text:list-item>
              <text:p text:style-name="a295" text:class-names="" text:cond-style-name=""><text:span text:style-name="a293" text:class-names="">Cliquez sur l'icône pour ajouter une image</text:span><text:span text:style-name="a294" text:class-names=""/></text:p>
            </text:list-item>
          </text:list>
        </draw:text-box>
        <svg:title/>
        <svg:desc/>
      </draw:frame>
      <draw:frame draw:id="id55" presentation:style-name="a301" draw:name="Titre 1" svg:x="7.86739in" svg:y="3.33053in" svg:width="5.40406in" svg:height="0.66805in" presentation:class="title" presentation:placeholder="false">
        <draw:text-box>
          <text:p text:style-name="a300" text:class-names="" text:cond-style-name=""><text:span text:style-name="a298" text:class-names="">Modifiez le style du titre</text:span><text:span text:style-name="a299" text:class-names=""/></text:p>
        </draw:text-box>
        <svg:title/>
        <svg:desc/>
      </draw:frame>
      <draw:connector draw:type="line" svg:x1="7.8245in" svg:y1="4.37869in" svg:x2="10.15783in" svg:y2="4.38306in" draw:id="id56" draw:style-name="a302" draw:name="Connecteur droit 19">
        <svg:title/>
        <svg:desc/>
      </draw:connector>
      <draw:g draw:name="Groupe 21" draw:id="id57">
        <svg:title/>
        <svg:desc/>
        <draw:custom-shape svg:width="1.47823in" svg:height="1.97097in" draw:id="id58" draw:style-name="a305" draw:transform="translate(-0.73912in -0.98549in) rotate(-3.14159) translate(12.59421in 1.94784in)" draw:name="Forme libre 22">
          <svg:title/>
          <svg:desc/>
          <text:p text:style-name="a304" text:class-names="" text:cond-style-name=""><text:span text:style-name="a303" text:class-names=""/></text:p>
          <draw:enhanced-geometry xmlns:dr3d="urn:oasis:names:tc:opendocument:xmlns:dr3d:1.0" draw:type="non-primitive" svg:viewBox="0 0 1789 2386" draw:enhanced-path="M 0 0 L 0 1194 1192 2386 1789 1789 0 0 Z N" draw:text-areas="?f22 ?f24 ?f23 ?f25" draw:glue-points="?f15 ?f16 ?f15 ?f17 ?f18 ?f19 ?f20 ?f21 ?f15 ?f16"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9"/>
            <draw:equation draw:name="f7" draw:formula="?f4 / 2386"/>
            <draw:equation draw:name="f8" draw:formula="0 * ?f5 / 1789"/>
            <draw:equation draw:name="f9" draw:formula="12290 * ?f4 / 2386"/>
            <draw:equation draw:name="f10" draw:formula="13484 * ?f4 / 2386"/>
            <draw:equation draw:name="f11" draw:formula="1192 * ?f5 / 1789"/>
            <draw:equation draw:name="f12" draw:formula="14676 * ?f4 / 2386"/>
            <draw:equation draw:name="f13" draw:formula="1789 * ?f5 / 1789"/>
            <draw:equation draw:name="f14" draw:formula="14079 * ?f4 / 2386"/>
            <draw:equation draw:name="f15" draw:formula="?f8 / ?f6"/>
            <draw:equation draw:name="f16" draw:formula="?f9 / ?f7"/>
            <draw:equation draw:name="f17" draw:formula="?f10 / ?f7"/>
            <draw:equation draw:name="f18" draw:formula="?f11 / ?f6"/>
            <draw:equation draw:name="f19" draw:formula="?f12 / ?f7"/>
            <draw:equation draw:name="f20" draw:formula="?f13 / ?f6"/>
            <draw:equation draw:name="f21" draw:formula="?f14 / ?f7"/>
            <draw:equation draw:name="f22" draw:formula="0 / ?f6"/>
            <draw:equation draw:name="f23" draw:formula="?f1 / ?f6"/>
            <draw:equation draw:name="f24" draw:formula="0 / ?f7"/>
            <draw:equation draw:name="f25" draw:formula="?f3 / ?f7"/>
          </draw:enhanced-geometry>
        </draw:custom-shape>
        <draw:custom-shape svg:width="0.96015in" svg:height="0.95988in" draw:id="id59" draw:style-name="a308" draw:transform="translate(-0.48007in -0.47994in) rotate(-3.14159) translate(12.85326in 0.47994in)" draw:name="Forme libre 23">
          <svg:title/>
          <svg:desc/>
          <text:p text:style-name="a307" text:class-names="" text:cond-style-name=""><text:span text:style-name="a306" text:class-names=""/></text:p>
          <draw:enhanced-geometry xmlns:dr3d="urn:oasis:names:tc:opendocument:xmlns:dr3d:1.0" draw:type="non-primitive" svg:viewBox="0 0 1162 1162" draw:enhanced-path="M 0 0 L 0 1161 1161 1161 0 0 Z N" draw:text-areas="?f16 ?f18 ?f17 ?f19" draw:glue-points="?f12 ?f13 ?f12 ?f14 ?f15 ?f14 ?f12 ?f13"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62"/>
            <draw:equation draw:name="f7" draw:formula="?f4 / 1162"/>
            <draw:equation draw:name="f8" draw:formula="0 * ?f5 / 1162"/>
            <draw:equation draw:name="f9" draw:formula="14679 * ?f4 / 1162"/>
            <draw:equation draw:name="f10" draw:formula="15840 * ?f4 / 1162"/>
            <draw:equation draw:name="f11" draw:formula="1161 * ?f5 / 1162"/>
            <draw:equation draw:name="f12" draw:formula="?f8 / ?f6"/>
            <draw:equation draw:name="f13" draw:formula="?f9 / ?f7"/>
            <draw:equation draw:name="f14" draw:formula="?f10 / ?f7"/>
            <draw:equation draw:name="f15" draw:formula="?f11 / ?f6"/>
            <draw:equation draw:name="f16" draw:formula="0 / ?f6"/>
            <draw:equation draw:name="f17" draw:formula="?f1 / ?f6"/>
            <draw:equation draw:name="f18" draw:formula="0 / ?f7"/>
            <draw:equation draw:name="f19" draw:formula="?f3 / ?f7"/>
          </draw:enhanced-geometry>
        </draw:custom-shape>
        <draw:custom-shape svg:width="1.92443in" svg:height="0.96236in" draw:id="id60" draw:style-name="a311" draw:transform="translate(-0.96221in -0.48118in) rotate(-3.14159) translate(11.36221in 0.48118in)" draw:name="Forme libre 24">
          <svg:title/>
          <svg:desc/>
          <text:p text:style-name="a310" text:class-names="" text:cond-style-name=""><text:span text:style-name="a309" text:class-names=""/></text:p>
          <draw:enhanced-geometry xmlns:dr3d="urn:oasis:names:tc:opendocument:xmlns:dr3d:1.0" draw:type="non-primitive" svg:viewBox="0 0 2329 1165" draw:enhanced-path="M 2329 1164 L 1165 0 0 1164 2329 1164 N" draw:text-areas="?f21 ?f23 ?f22 ?f24" draw:glue-points="?f16 ?f17 ?f18 ?f19 ?f20 ?f17 ?f16 ?f17"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29"/>
            <draw:equation draw:name="f7" draw:formula="?f4 / 1165"/>
            <draw:equation draw:name="f8" draw:formula="0 + 3550 - 1221"/>
            <draw:equation draw:name="f9" draw:formula="?f8 * ?f5 / 2329"/>
            <draw:equation draw:name="f10" draw:formula="15840 * ?f4 / 1165"/>
            <draw:equation draw:name="f11" draw:formula="0 + 2386 - 1221"/>
            <draw:equation draw:name="f12" draw:formula="?f11 * ?f5 / 2329"/>
            <draw:equation draw:name="f13" draw:formula="14676 * ?f4 / 1165"/>
            <draw:equation draw:name="f14" draw:formula="0 + 1221 - 1221"/>
            <draw:equation draw:name="f15" draw:formula="?f14 * ?f5 / 2329"/>
            <draw:equation draw:name="f16" draw:formula="?f9 / ?f6"/>
            <draw:equation draw:name="f17" draw:formula="?f10 / ?f7"/>
            <draw:equation draw:name="f18" draw:formula="?f12 / ?f6"/>
            <draw:equation draw:name="f19" draw:formula="?f13 / ?f7"/>
            <draw:equation draw:name="f20" draw:formula="?f15 / ?f6"/>
            <draw:equation draw:name="f21" draw:formula="0 / ?f6"/>
            <draw:equation draw:name="f22" draw:formula="?f1 / ?f6"/>
            <draw:equation draw:name="f23" draw:formula="0 / ?f7"/>
            <draw:equation draw:name="f24" draw:formula="?f3 / ?f7"/>
          </draw:enhanced-geometry>
        </draw:custom-shape>
      </draw:g>
      <presentation:notes style:page-layout-name="pageLayout2" draw:style-name="a343">
        <draw:frame draw:id="id5" presentation:style-name="a314" draw:name="Espace réservé de l’en-tête 1" svg:x="0in" svg:y="0in" svg:width="3.25in" svg:height="0.50174in" presentation:class="header" presentation:placeholder="false">
          <draw:text-box>
            <text:p text:style-name="a313" text:class-names="" text:cond-style-name=""><text:span text:style-name="a312" text:class-names=""/></text:p>
          </draw:text-box>
          <svg:title/>
          <svg:desc/>
        </draw:frame>
        <draw:frame draw:id="id6" presentation:style-name="a319" draw:name="Espace réservé de la date 2" svg:x="4.24826in" svg:y="0in" svg:width="3.25in" svg:height="0.50174in" presentation:class="date-time" presentation:placeholder="false">
          <draw:text-box>
            <text:p text:style-name="a318" text:class-names="" text:cond-style-name=""><text:span text:style-name="a315" text:class-names=""><text:date text:fixed="false" style:data-style-name="a316">25/11/2020</text:date></text:span><text:span text:style-name="a317" text:class-names=""/></text:p>
          </draw:text-box>
          <svg:title/>
          <svg:desc/>
        </draw:frame>
        <draw:page-thumbnail svg:x="0.75in" svg:y="1.25in" svg:width="6in" svg:height="3.375in" presentation:class="page" draw:id="id7" presentation:style-name="a320" draw:name="Espace réservé de l’image des diapositives 3">
          <svg:title/>
          <svg:desc/>
        </draw:page-thumbnail>
        <draw:frame draw:id="id8" presentation:style-name="a335" draw:name="Espace réservé des commentaires 4" svg:x="0.75in" svg:y="4.8125in" svg:width="6in" svg:height="3.9375in" presentation:class="notes" presentation:placeholder="false">
          <draw:text-box>
            <text:p text:style-name="a322" text:class-names="" text:cond-style-name=""><text:span text:style-name="a321" text:class-names="">Modifiez les styles du texte du masque</text:span></text:p>
            <text:list text:style-name="a325">
              <text:list-item>
                <text:list text:style-name="a325">
                  <text:list-item>
                    <text:p text:style-name="a324" text:class-names="" text:cond-style-name=""><text:span text:style-name="a323" text:class-names="">Deuxième niveau</text:span></text:p>
                  </text:list-item>
                </text:list>
              </text:list-item>
            </text:list>
            <text:list text:style-name="a328">
              <text:list-item>
                <text:list text:style-name="a328">
                  <text:list-item>
                    <text:list text:style-name="a328">
                      <text:list-item>
                        <text:p text:style-name="a327" text:class-names="" text:cond-style-name=""><text:span text:style-name="a326" text:class-names="">Troisième niveau</text:span></text:p>
                      </text:list-item>
                    </text:list>
                  </text:list-item>
                </text:list>
              </text:list-item>
            </text:list>
            <text:list text:style-name="a331">
              <text:list-item>
                <text:list text:style-name="a331">
                  <text:list-item>
                    <text:list text:style-name="a331">
                      <text:list-item>
                        <text:list text:style-name="a331">
                          <text:list-item>
                            <text:p text:style-name="a330" text:class-names="" text:cond-style-name=""><text:span text:style-name="a329" text:class-names="">Quatrième niveau</text:span></text:p>
                          </text:list-item>
                        </text:list>
                      </text:list-item>
                    </text:list>
                  </text:list-item>
                </text:list>
              </text:list-item>
            </text:list>
            <text:list text:style-name="a334">
              <text:list-item>
                <text:list text:style-name="a334">
                  <text:list-item>
                    <text:list text:style-name="a334">
                      <text:list-item>
                        <text:list text:style-name="a334">
                          <text:list-item>
                            <text:list text:style-name="a334">
                              <text:list-item>
                                <text:p text:style-name="a333" text:class-names="" text:cond-style-name=""><text:span text:style-name="a332" text:class-names="">Cinquième niveau</text:span></text:p>
                              </text:list-item>
                            </text:list>
                          </text:list-item>
                        </text:list>
                      </text:list-item>
                    </text:list>
                  </text:list-item>
                </text:list>
              </text:list-item>
            </text:list>
          </draw:text-box>
          <svg:title/>
          <svg:desc/>
        </draw:frame>
        <draw:frame draw:id="id9" presentation:style-name="a338" draw:name="Espace réservé du pied de page 5" svg:x="0in" svg:y="9.49826in" svg:width="3.25in" svg:height="0.50174in" presentation:class="footer" presentation:placeholder="false">
          <draw:text-box>
            <text:p text:style-name="a337" text:class-names="" text:cond-style-name=""><text:span text:style-name="a336" text:class-names=""/></text:p>
          </draw:text-box>
          <svg:title/>
          <svg:desc/>
        </draw:frame>
        <draw:frame draw:id="id10" presentation:style-name="a342" draw:name="Espace réservé du numéro de diapositive 6" svg:x="4.24826in" svg:y="9.49826in" svg:width="3.25in" svg:height="0.50174in" presentation:class="page-number" presentation:placeholder="false">
          <draw:text-box>
            <text:p text:style-name="a341" text:class-names="" text:cond-style-name=""><text:span text:style-name="a339" text:class-names=""><text:page-number style:num-format="1" text:fixed="false">‹N°›</text:page-number></text:span><text:span text:style-name="a340" text:class-names=""/></text:p>
          </draw:text-box>
          <svg:title/>
          <svg:desc/>
        </draw:frame>
      </presentation:notes>
    </style:master-page>
    <style:master-page style:name="Master1-Layout5-cust-Graphique" style:page-layout-name="pageLayout1" draw:style-name="a344">
      <draw:frame draw:id="id61" presentation:style-name="a349" draw:name="Espace réservé du graphique 5" svg:x="1.04167in" svg:y="2.12063in" svg:width="11.32197in" svg:height="4.49552in" presentation:class="chart" presentation:placeholder="false">
        <draw:text-box>
          <text:list text:style-name="a348">
            <text:list-item>
              <text:p text:style-name="a347" text:class-names="" text:cond-style-name=""><text:span text:style-name="a345" text:class-names="">Cliquez sur l'icône pour ajouter un graphique</text:span><text:span text:style-name="a346" text:class-names=""/></text:p>
            </text:list-item>
          </text:list>
        </draw:text-box>
        <svg:title/>
        <svg:desc/>
      </draw:frame>
      <draw:frame draw:id="id62" presentation:style-name="a352" draw:name="Titre 1" svg:x="1.05427in" svg:y="0.96135in" svg:width="5.40406in" svg:height="0.66805in" presentation:class="title" presentation:placeholder="false">
        <draw:text-box>
          <text:p text:style-name="a351" text:class-names="" text:cond-style-name=""><text:span text:style-name="a350" text:class-names="">Cliquez pour modifier<text:s text:c="1"/></text:span></text:p>
        </draw:text-box>
        <svg:title/>
        <svg:desc/>
      </draw:frame>
      <draw:frame draw:id="id63" presentation:style-name="a357" draw:name="Espace réservé de la date 1" svg:x="3.27222in" svg:y="6.925in" svg:width="1.43611in" svg:height="0.27083in" presentation:class="date-time" presentation:placeholder="false">
        <draw:text-box>
          <text:p text:style-name="a356" text:class-names="" text:cond-style-name=""><text:span text:style-name="a353" text:class-names=""><text:date text:fixed="false" style:data-style-name="a354">25 novembre 2020</text:date></text:span><text:span text:style-name="a355" text:class-names=""/></text:p>
        </draw:text-box>
        <svg:title/>
        <svg:desc/>
      </draw:frame>
      <draw:frame draw:id="id64" presentation:style-name="a360" draw:name="Espace réservé du pied de page 2" svg:x="1.63472in" svg:y="6.925in" svg:width="1.6375in" svg:height="0.27083in" presentation:class="footer" presentation:placeholder="false">
        <draw:text-box>
          <text:p text:style-name="a359" text:class-names="" text:cond-style-name=""><text:span text:style-name="a358" text:class-names="">Rapport annuel</text:span></text:p>
        </draw:text-box>
        <svg:title/>
        <svg:desc/>
      </draw:frame>
      <draw:frame draw:id="id65" presentation:style-name="a364" draw:name="Espace réservé du numéro de diapositive 3" svg:x="1.0625in" svg:y="6.925in" svg:width="0.57222in" svg:height="0.27083in" presentation:class="page-number" presentation:placeholder="false">
        <draw:text-box>
          <text:p text:style-name="a363" text:class-names="" text:cond-style-name=""><text:span text:style-name="a361" text:class-names=""><text:page-number style:num-format="1" text:fixed="false">‹N°›</text:page-number></text:span><text:span text:style-name="a362" text:class-names=""/></text:p>
        </draw:text-box>
        <svg:title/>
        <svg:desc/>
      </draw:frame>
      <presentation:notes style:page-layout-name="pageLayout2" draw:style-name="a396">
        <draw:frame draw:id="id5" presentation:style-name="a367" draw:name="Espace réservé de l’en-tête 1" svg:x="0in" svg:y="0in" svg:width="3.25in" svg:height="0.50174in" presentation:class="header" presentation:placeholder="false">
          <draw:text-box>
            <text:p text:style-name="a366" text:class-names="" text:cond-style-name=""><text:span text:style-name="a365" text:class-names=""/></text:p>
          </draw:text-box>
          <svg:title/>
          <svg:desc/>
        </draw:frame>
        <draw:frame draw:id="id6" presentation:style-name="a372" draw:name="Espace réservé de la date 2" svg:x="4.24826in" svg:y="0in" svg:width="3.25in" svg:height="0.50174in" presentation:class="date-time" presentation:placeholder="false">
          <draw:text-box>
            <text:p text:style-name="a371" text:class-names="" text:cond-style-name=""><text:span text:style-name="a368" text:class-names=""><text:date text:fixed="false" style:data-style-name="a369">25/11/2020</text:date></text:span><text:span text:style-name="a370" text:class-names=""/></text:p>
          </draw:text-box>
          <svg:title/>
          <svg:desc/>
        </draw:frame>
        <draw:page-thumbnail svg:x="0.75in" svg:y="1.25in" svg:width="6in" svg:height="3.375in" presentation:class="page" draw:id="id7" presentation:style-name="a373" draw:name="Espace réservé de l’image des diapositives 3">
          <svg:title/>
          <svg:desc/>
        </draw:page-thumbnail>
        <draw:frame draw:id="id8" presentation:style-name="a388" draw:name="Espace réservé des commentaires 4" svg:x="0.75in" svg:y="4.8125in" svg:width="6in" svg:height="3.9375in" presentation:class="notes" presentation:placeholder="false">
          <draw:text-box>
            <text:p text:style-name="a375" text:class-names="" text:cond-style-name=""><text:span text:style-name="a374" text:class-names="">Modifiez les styles du texte du masque</text:span></text:p>
            <text:list text:style-name="a378">
              <text:list-item>
                <text:list text:style-name="a378">
                  <text:list-item>
                    <text:p text:style-name="a377" text:class-names="" text:cond-style-name=""><text:span text:style-name="a376" text:class-names="">Deuxième niveau</text:span></text:p>
                  </text:list-item>
                </text:list>
              </text:list-item>
            </text:list>
            <text:list text:style-name="a381">
              <text:list-item>
                <text:list text:style-name="a381">
                  <text:list-item>
                    <text:list text:style-name="a381">
                      <text:list-item>
                        <text:p text:style-name="a380" text:class-names="" text:cond-style-name=""><text:span text:style-name="a379" text:class-names="">Troisième niveau</text:span></text:p>
                      </text:list-item>
                    </text:list>
                  </text:list-item>
                </text:list>
              </text:list-item>
            </text:list>
            <text:list text:style-name="a384">
              <text:list-item>
                <text:list text:style-name="a384">
                  <text:list-item>
                    <text:list text:style-name="a384">
                      <text:list-item>
                        <text:list text:style-name="a384">
                          <text:list-item>
                            <text:p text:style-name="a383" text:class-names="" text:cond-style-name=""><text:span text:style-name="a382" text:class-names="">Quatrième niveau</text:span></text:p>
                          </text:list-item>
                        </text:list>
                      </text:list-item>
                    </text:list>
                  </text:list-item>
                </text:list>
              </text:list-item>
            </text:list>
            <text:list text:style-name="a387">
              <text:list-item>
                <text:list text:style-name="a387">
                  <text:list-item>
                    <text:list text:style-name="a387">
                      <text:list-item>
                        <text:list text:style-name="a387">
                          <text:list-item>
                            <text:list text:style-name="a387">
                              <text:list-item>
                                <text:p text:style-name="a386" text:class-names="" text:cond-style-name=""><text:span text:style-name="a385" text:class-names="">Cinquième niveau</text:span></text:p>
                              </text:list-item>
                            </text:list>
                          </text:list-item>
                        </text:list>
                      </text:list-item>
                    </text:list>
                  </text:list-item>
                </text:list>
              </text:list-item>
            </text:list>
          </draw:text-box>
          <svg:title/>
          <svg:desc/>
        </draw:frame>
        <draw:frame draw:id="id9" presentation:style-name="a391" draw:name="Espace réservé du pied de page 5" svg:x="0in" svg:y="9.49826in" svg:width="3.25in" svg:height="0.50174in" presentation:class="footer" presentation:placeholder="false">
          <draw:text-box>
            <text:p text:style-name="a390" text:class-names="" text:cond-style-name=""><text:span text:style-name="a389" text:class-names=""/></text:p>
          </draw:text-box>
          <svg:title/>
          <svg:desc/>
        </draw:frame>
        <draw:frame draw:id="id10" presentation:style-name="a395" draw:name="Espace réservé du numéro de diapositive 6" svg:x="4.24826in" svg:y="9.49826in" svg:width="3.25in" svg:height="0.50174in" presentation:class="page-number" presentation:placeholder="false">
          <draw:text-box>
            <text:p text:style-name="a394" text:class-names="" text:cond-style-name=""><text:span text:style-name="a392" text:class-names=""><text:page-number style:num-format="1" text:fixed="false">‹N°›</text:page-number></text:span><text:span text:style-name="a393" text:class-names=""/></text:p>
          </draw:text-box>
          <svg:title/>
          <svg:desc/>
        </draw:frame>
      </presentation:notes>
    </style:master-page>
    <style:master-page style:name="Master1-Layout6-cust-Tableau" style:page-layout-name="pageLayout1" draw:style-name="a397">
      <draw:frame draw:id="id66" presentation:style-name="a400" draw:name="Titre 1" svg:x="1.05427in" svg:y="0.96135in" svg:width="5.40406in" svg:height="0.66805in" presentation:class="title" presentation:placeholder="false">
        <draw:text-box>
          <text:p text:style-name="a399" text:class-names="" text:cond-style-name=""><text:span text:style-name="a398" text:class-names="">Cliquez pour modifier<text:s text:c="1"/></text:span></text:p>
        </draw:text-box>
        <svg:title/>
        <svg:desc/>
      </draw:frame>
      <draw:frame draw:id="id67" presentation:style-name="a405" draw:name="Espace réservé du tableau 2" svg:x="1.04167in" svg:y="2.41667in" svg:width="11.25in" svg:height="2.83586in" presentation:class="table" presentation:placeholder="false">
        <draw:text-box>
          <text:list text:style-name="a404">
            <text:list-item>
              <text:p text:style-name="a403" text:class-names="" text:cond-style-name=""><text:span text:style-name="a401" text:class-names="">Cliquez sur l'icône pour ajouter un tableau</text:span><text:span text:style-name="a402" text:class-names=""/></text:p>
            </text:list-item>
          </text:list>
        </draw:text-box>
        <svg:title/>
        <svg:desc/>
      </draw:frame>
      <draw:frame draw:id="id68" presentation:style-name="a410" draw:name="Espace réservé de la date 1" svg:x="3.27222in" svg:y="6.925in" svg:width="1.43611in" svg:height="0.27083in" presentation:class="date-time" presentation:placeholder="false">
        <draw:text-box>
          <text:p text:style-name="a409" text:class-names="" text:cond-style-name=""><text:span text:style-name="a406" text:class-names=""><text:date text:fixed="false" style:data-style-name="a407">25 novembre 2020</text:date></text:span><text:span text:style-name="a408" text:class-names=""/></text:p>
        </draw:text-box>
        <svg:title/>
        <svg:desc/>
      </draw:frame>
      <draw:frame draw:id="id69" presentation:style-name="a413" draw:name="Espace réservé du pied de page 2" svg:x="1.63472in" svg:y="6.925in" svg:width="1.6375in" svg:height="0.27083in" presentation:class="footer" presentation:placeholder="false">
        <draw:text-box>
          <text:p text:style-name="a412" text:class-names="" text:cond-style-name=""><text:span text:style-name="a411" text:class-names="">Rapport annuel</text:span></text:p>
        </draw:text-box>
        <svg:title/>
        <svg:desc/>
      </draw:frame>
      <draw:frame draw:id="id70" presentation:style-name="a417" draw:name="Espace réservé du numéro de diapositive 3" svg:x="1.0625in" svg:y="6.925in" svg:width="0.57222in" svg:height="0.27083in" presentation:class="page-number" presentation:placeholder="false">
        <draw:text-box>
          <text:p text:style-name="a416" text:class-names="" text:cond-style-name=""><text:span text:style-name="a414" text:class-names=""><text:page-number style:num-format="1" text:fixed="false">‹N°›</text:page-number></text:span><text:span text:style-name="a415" text:class-names=""/></text:p>
        </draw:text-box>
        <svg:title/>
        <svg:desc/>
      </draw:frame>
      <presentation:notes style:page-layout-name="pageLayout2" draw:style-name="a449">
        <draw:frame draw:id="id5" presentation:style-name="a420" draw:name="Espace réservé de l’en-tête 1" svg:x="0in" svg:y="0in" svg:width="3.25in" svg:height="0.50174in" presentation:class="header" presentation:placeholder="false">
          <draw:text-box>
            <text:p text:style-name="a419" text:class-names="" text:cond-style-name=""><text:span text:style-name="a418" text:class-names=""/></text:p>
          </draw:text-box>
          <svg:title/>
          <svg:desc/>
        </draw:frame>
        <draw:frame draw:id="id6" presentation:style-name="a425" draw:name="Espace réservé de la date 2" svg:x="4.24826in" svg:y="0in" svg:width="3.25in" svg:height="0.50174in" presentation:class="date-time" presentation:placeholder="false">
          <draw:text-box>
            <text:p text:style-name="a424" text:class-names="" text:cond-style-name=""><text:span text:style-name="a421" text:class-names=""><text:date text:fixed="false" style:data-style-name="a422">25/11/2020</text:date></text:span><text:span text:style-name="a423" text:class-names=""/></text:p>
          </draw:text-box>
          <svg:title/>
          <svg:desc/>
        </draw:frame>
        <draw:page-thumbnail svg:x="0.75in" svg:y="1.25in" svg:width="6in" svg:height="3.375in" presentation:class="page" draw:id="id7" presentation:style-name="a426" draw:name="Espace réservé de l’image des diapositives 3">
          <svg:title/>
          <svg:desc/>
        </draw:page-thumbnail>
        <draw:frame draw:id="id8" presentation:style-name="a441" draw:name="Espace réservé des commentaires 4" svg:x="0.75in" svg:y="4.8125in" svg:width="6in" svg:height="3.9375in" presentation:class="notes" presentation:placeholder="false">
          <draw:text-box>
            <text:p text:style-name="a428" text:class-names="" text:cond-style-name=""><text:span text:style-name="a427" text:class-names="">Modifiez les styles du texte du masque</text:span></text:p>
            <text:list text:style-name="a431">
              <text:list-item>
                <text:list text:style-name="a431">
                  <text:list-item>
                    <text:p text:style-name="a430" text:class-names="" text:cond-style-name=""><text:span text:style-name="a429" text:class-names="">Deuxième niveau</text:span></text:p>
                  </text:list-item>
                </text:list>
              </text:list-item>
            </text:list>
            <text:list text:style-name="a434">
              <text:list-item>
                <text:list text:style-name="a434">
                  <text:list-item>
                    <text:list text:style-name="a434">
                      <text:list-item>
                        <text:p text:style-name="a433" text:class-names="" text:cond-style-name=""><text:span text:style-name="a432" text:class-names="">Troisième niveau</text:span></text:p>
                      </text:list-item>
                    </text:list>
                  </text:list-item>
                </text:list>
              </text:list-item>
            </text:list>
            <text:list text:style-name="a437">
              <text:list-item>
                <text:list text:style-name="a437">
                  <text:list-item>
                    <text:list text:style-name="a437">
                      <text:list-item>
                        <text:list text:style-name="a437">
                          <text:list-item>
                            <text:p text:style-name="a436" text:class-names="" text:cond-style-name=""><text:span text:style-name="a435" text:class-names="">Quatrième niveau</text:span></text:p>
                          </text:list-item>
                        </text:list>
                      </text:list-item>
                    </text:list>
                  </text:list-item>
                </text:list>
              </text:list-item>
            </text:list>
            <text:list text:style-name="a440">
              <text:list-item>
                <text:list text:style-name="a440">
                  <text:list-item>
                    <text:list text:style-name="a440">
                      <text:list-item>
                        <text:list text:style-name="a440">
                          <text:list-item>
                            <text:list text:style-name="a440">
                              <text:list-item>
                                <text:p text:style-name="a439" text:class-names="" text:cond-style-name=""><text:span text:style-name="a438" text:class-names="">Cinquième niveau</text:span></text:p>
                              </text:list-item>
                            </text:list>
                          </text:list-item>
                        </text:list>
                      </text:list-item>
                    </text:list>
                  </text:list-item>
                </text:list>
              </text:list-item>
            </text:list>
          </draw:text-box>
          <svg:title/>
          <svg:desc/>
        </draw:frame>
        <draw:frame draw:id="id9" presentation:style-name="a444" draw:name="Espace réservé du pied de page 5" svg:x="0in" svg:y="9.49826in" svg:width="3.25in" svg:height="0.50174in" presentation:class="footer" presentation:placeholder="false">
          <draw:text-box>
            <text:p text:style-name="a443" text:class-names="" text:cond-style-name=""><text:span text:style-name="a442" text:class-names=""/></text:p>
          </draw:text-box>
          <svg:title/>
          <svg:desc/>
        </draw:frame>
        <draw:frame draw:id="id10" presentation:style-name="a448" draw:name="Espace réservé du numéro de diapositive 6" svg:x="4.24826in" svg:y="9.49826in" svg:width="3.25in" svg:height="0.50174in" presentation:class="page-number" presentation:placeholder="false">
          <draw:text-box>
            <text:p text:style-name="a447" text:class-names="" text:cond-style-name=""><text:span text:style-name="a445" text:class-names=""><text:page-number style:num-format="1" text:fixed="false">‹N°›</text:page-number></text:span><text:span text:style-name="a446" text:class-names=""/></text:p>
          </draw:text-box>
          <svg:title/>
          <svg:desc/>
        </draw:frame>
      </presentation:notes>
    </style:master-page>
    <style:master-page style:name="Master1-Layout7-cust-Citation" style:page-layout-name="pageLayout1" draw:style-name="a450">
      <draw:frame draw:id="id71" presentation:style-name="a454" draw:name="Titre 1" svg:x="1.05427in" svg:y="2.70833in" svg:width="7.8in" svg:height="3.59796in" presentation:class="title" presentation:placeholder="false">
        <draw:text-box>
          <text:p text:style-name="a453" text:class-names="" text:cond-style-name=""><text:span text:style-name="a451" text:class-names="">Modifiez le style du titre</text:span><text:span text:style-name="a452" text:class-names=""/></text:p>
        </draw:text-box>
        <svg:title/>
        <svg:desc/>
      </draw:frame>
      <draw:frame draw:id="id72" draw:style-name="a457" draw:name="Zone de texte 9" svg:x="0.76547in" svg:y="-0.13012in" svg:width="1.73816in" svg:height="6.83275in">
        <draw:text-box>
          <text:p text:style-name="a456" text:class-names="" text:cond-style-name=""><text:span text:style-name="a455" text:class-names="">« </text:span></text:p>
        </draw:text-box>
        <svg:title/>
        <svg:desc/>
      </draw:frame>
      <draw:g draw:name="Groupe 17" draw:id="id73">
        <svg:title/>
        <svg:desc/>
        <draw:custom-shape svg:x="6.95833in" svg:y="0in" svg:width="4.24842in" svg:height="3.5385in" draw:id="id78" draw:style-name="a469" draw:name="Forme automatique 24">
          <svg:title/>
          <svg:desc/>
          <text:p text:style-name="a468" text:class-names="" text:cond-style-name=""><text:span text:style-name="a467" text:class-names=""/></text:p>
          <draw:enhanced-geometry xmlns:dr3d="urn:oasis:names:tc:opendocument:xmlns:dr3d:1.0" draw:type="non-primitive" svg:viewBox="0 0 3578 2980" draw:enhanced-path="M 1786 591 L 1194 0 0 0 1188 1188 1786 591 M 3577 2383 L 2980 1786 2383 2383 2980 2980 3577 2383 N" draw:text-areas="?f41 ?f43 ?f42 ?f44" draw:glue-points="?f28 ?f29 ?f30 ?f31 ?f32 ?f31 ?f33 ?f34 ?f28 ?f29 ?f35 ?f36 ?f37 ?f38 ?f39 ?f36 ?f37 ?f40 ?f35 ?f36" draw:glue-point-leaving-directions="-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78"/>
            <draw:equation draw:name="f7" draw:formula="?f4 / 2980"/>
            <draw:equation draw:name="f8" draw:formula="0 + 8372 - 6586"/>
            <draw:equation draw:name="f9" draw:formula="?f8 * ?f5 / 3578"/>
            <draw:equation draw:name="f10" draw:formula="591 * ?f4 / 2980"/>
            <draw:equation draw:name="f11" draw:formula="0 + 7780 - 6586"/>
            <draw:equation draw:name="f12" draw:formula="?f11 * ?f5 / 3578"/>
            <draw:equation draw:name="f13" draw:formula="0 * ?f4 / 2980"/>
            <draw:equation draw:name="f14" draw:formula="0 + 6586 - 6586"/>
            <draw:equation draw:name="f15" draw:formula="?f14 * ?f5 / 3578"/>
            <draw:equation draw:name="f16" draw:formula="0 + 7774 - 6586"/>
            <draw:equation draw:name="f17" draw:formula="?f16 * ?f5 / 3578"/>
            <draw:equation draw:name="f18" draw:formula="1188 * ?f4 / 2980"/>
            <draw:equation draw:name="f19" draw:formula="0 + 10163 - 6586"/>
            <draw:equation draw:name="f20" draw:formula="?f19 * ?f5 / 3578"/>
            <draw:equation draw:name="f21" draw:formula="2383 * ?f4 / 2980"/>
            <draw:equation draw:name="f22" draw:formula="0 + 9566 - 6586"/>
            <draw:equation draw:name="f23" draw:formula="?f22 * ?f5 / 3578"/>
            <draw:equation draw:name="f24" draw:formula="1786 * ?f4 / 2980"/>
            <draw:equation draw:name="f25" draw:formula="0 + 8969 - 6586"/>
            <draw:equation draw:name="f26" draw:formula="?f25 * ?f5 / 3578"/>
            <draw:equation draw:name="f27" draw:formula="2980 * ?f4 / 2980"/>
            <draw:equation draw:name="f28" draw:formula="?f9 / ?f6"/>
            <draw:equation draw:name="f29" draw:formula="?f10 / ?f7"/>
            <draw:equation draw:name="f30" draw:formula="?f12 / ?f6"/>
            <draw:equation draw:name="f31" draw:formula="?f13 / ?f7"/>
            <draw:equation draw:name="f32" draw:formula="?f15 / ?f6"/>
            <draw:equation draw:name="f33" draw:formula="?f17 / ?f6"/>
            <draw:equation draw:name="f34" draw:formula="?f18 / ?f7"/>
            <draw:equation draw:name="f35" draw:formula="?f20 / ?f6"/>
            <draw:equation draw:name="f36" draw:formula="?f21 / ?f7"/>
            <draw:equation draw:name="f37" draw:formula="?f23 / ?f6"/>
            <draw:equation draw:name="f38" draw:formula="?f24 / ?f7"/>
            <draw:equation draw:name="f39" draw:formula="?f26 / ?f6"/>
            <draw:equation draw:name="f40" draw:formula="?f27 / ?f7"/>
            <draw:equation draw:name="f41" draw:formula="0 / ?f6"/>
            <draw:equation draw:name="f42" draw:formula="?f1 / ?f6"/>
            <draw:equation draw:name="f43" draw:formula="0 / ?f7"/>
            <draw:equation draw:name="f44" draw:formula="?f3 / ?f7"/>
          </draw:enhanced-geometry>
        </draw:custom-shape>
        <draw:custom-shape svg:x="7.66007in" svg:y="1.41065in" svg:width="2.12777in" svg:height="2.12785in" draw:id="id79" draw:style-name="a472" draw:name="Forme libre 19">
          <svg:title/>
          <svg:desc/>
          <text:p text:style-name="a471" text:class-names="" text:cond-style-name=""><text:span text:style-name="a470" text:class-names=""/></text:p>
          <draw:enhanced-geometry xmlns:dr3d="urn:oasis:names:tc:opendocument:xmlns:dr3d:1.0" draw:type="non-primitive" svg:viewBox="0 0 1792 1792" draw:enhanced-path="M 597 0 L 0 598 1195 1792 1792 1195 597 0 Z N" draw:text-areas="?f28 ?f30 ?f29 ?f31" draw:glue-points="?f20 ?f21 ?f22 ?f23 ?f24 ?f25 ?f26 ?f27 ?f20 ?f21"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92"/>
            <draw:equation draw:name="f7" draw:formula="?f4 / 1792"/>
            <draw:equation draw:name="f8" draw:formula="0 + 7774 - 7177"/>
            <draw:equation draw:name="f9" draw:formula="?f8 * ?f5 / 1792"/>
            <draw:equation draw:name="f10" draw:formula="1188 * ?f4 / 1792"/>
            <draw:equation draw:name="f11" draw:formula="0 + 7177 - 7177"/>
            <draw:equation draw:name="f12" draw:formula="?f11 * ?f5 / 1792"/>
            <draw:equation draw:name="f13" draw:formula="1786 * ?f4 / 1792"/>
            <draw:equation draw:name="f14" draw:formula="0 + 8372 - 7177"/>
            <draw:equation draw:name="f15" draw:formula="?f14 * ?f5 / 1792"/>
            <draw:equation draw:name="f16" draw:formula="2980 * ?f4 / 1792"/>
            <draw:equation draw:name="f17" draw:formula="0 + 8969 - 7177"/>
            <draw:equation draw:name="f18" draw:formula="?f17 * ?f5 / 1792"/>
            <draw:equation draw:name="f19" draw:formula="2383 * ?f4 / 1792"/>
            <draw:equation draw:name="f20" draw:formula="?f9 / ?f6"/>
            <draw:equation draw:name="f21" draw:formula="?f10 / ?f7"/>
            <draw:equation draw:name="f22" draw:formula="?f12 / ?f6"/>
            <draw:equation draw:name="f23" draw:formula="?f13 / ?f7"/>
            <draw:equation draw:name="f24" draw:formula="?f15 / ?f6"/>
            <draw:equation draw:name="f25" draw:formula="?f16 / ?f7"/>
            <draw:equation draw:name="f26" draw:formula="?f18 / ?f6"/>
            <draw:equation draw:name="f27" draw:formula="?f19 / ?f7"/>
            <draw:equation draw:name="f28" draw:formula="0 / ?f6"/>
            <draw:equation draw:name="f29" draw:formula="?f1 / ?f6"/>
            <draw:equation draw:name="f30" draw:formula="0 / ?f7"/>
            <draw:equation draw:name="f31" draw:formula="?f3 / ?f7"/>
          </draw:enhanced-geometry>
        </draw:custom-shape>
        <draw:custom-shape svg:x="9.79378in" svg:y="0in" svg:width="1.40466in" svg:height="0.70295in" draw:id="id80" draw:style-name="a475" draw:name="Forme libre 20">
          <svg:title/>
          <svg:desc/>
          <text:p text:style-name="a474" text:class-names="" text:cond-style-name=""><text:span text:style-name="a473" text:class-names=""/></text:p>
          <draw:enhanced-geometry xmlns:dr3d="urn:oasis:names:tc:opendocument:xmlns:dr3d:1.0" draw:type="non-primitive" svg:viewBox="0 0 1183 592" draw:enhanced-path="M 1183 0 L 0 0 591 591 1183 0 Z N" draw:text-areas="?f21 ?f23 ?f22 ?f24" draw:glue-points="?f16 ?f17 ?f18 ?f17 ?f19 ?f20 ?f16 ?f17"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83"/>
            <draw:equation draw:name="f7" draw:formula="?f4 / 592"/>
            <draw:equation draw:name="f8" draw:formula="0 + 10158 - 8975"/>
            <draw:equation draw:name="f9" draw:formula="?f8 * ?f5 / 1183"/>
            <draw:equation draw:name="f10" draw:formula="0 * ?f4 / 592"/>
            <draw:equation draw:name="f11" draw:formula="0 + 8975 - 8975"/>
            <draw:equation draw:name="f12" draw:formula="?f11 * ?f5 / 1183"/>
            <draw:equation draw:name="f13" draw:formula="0 + 9566 - 8975"/>
            <draw:equation draw:name="f14" draw:formula="?f13 * ?f5 / 1183"/>
            <draw:equation draw:name="f15" draw:formula="591 * ?f4 / 592"/>
            <draw:equation draw:name="f16" draw:formula="?f9 / ?f6"/>
            <draw:equation draw:name="f17" draw:formula="?f10 / ?f7"/>
            <draw:equation draw:name="f18" draw:formula="?f12 / ?f6"/>
            <draw:equation draw:name="f19" draw:formula="?f14 / ?f6"/>
            <draw:equation draw:name="f20" draw:formula="?f15 / ?f7"/>
            <draw:equation draw:name="f21" draw:formula="0 / ?f6"/>
            <draw:equation draw:name="f22" draw:formula="?f1 / ?f6"/>
            <draw:equation draw:name="f23" draw:formula="0 / ?f7"/>
            <draw:equation draw:name="f24" draw:formula="?f3 / ?f7"/>
          </draw:enhanced-geometry>
        </draw:custom-shape>
        <draw:custom-shape svg:x="8.36893in" svg:y="0.70176in" svg:width="2.12777in" svg:height="2.12785in" draw:id="id81" draw:style-name="a478" draw:name="Forme libre 21">
          <svg:title/>
          <svg:desc/>
          <text:p text:style-name="a477" text:class-names="" text:cond-style-name=""><text:span text:style-name="a476" text:class-names=""/></text:p>
          <draw:enhanced-geometry xmlns:dr3d="urn:oasis:names:tc:opendocument:xmlns:dr3d:1.0" draw:type="non-primitive" svg:viewBox="0 0 1792 1792" draw:enhanced-path="M 598 0 L 0 597 1195 1792 1792 1195 598 0 Z N" draw:text-areas="?f28 ?f30 ?f29 ?f31" draw:glue-points="?f20 ?f21 ?f22 ?f23 ?f24 ?f25 ?f26 ?f27 ?f20 ?f21"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92"/>
            <draw:equation draw:name="f7" draw:formula="?f4 / 1792"/>
            <draw:equation draw:name="f8" draw:formula="0 + 8372 - 7774"/>
            <draw:equation draw:name="f9" draw:formula="?f8 * ?f5 / 1792"/>
            <draw:equation draw:name="f10" draw:formula="591 * ?f4 / 1792"/>
            <draw:equation draw:name="f11" draw:formula="0 + 7774 - 7774"/>
            <draw:equation draw:name="f12" draw:formula="?f11 * ?f5 / 1792"/>
            <draw:equation draw:name="f13" draw:formula="1188 * ?f4 / 1792"/>
            <draw:equation draw:name="f14" draw:formula="0 + 8969 - 7774"/>
            <draw:equation draw:name="f15" draw:formula="?f14 * ?f5 / 1792"/>
            <draw:equation draw:name="f16" draw:formula="2383 * ?f4 / 1792"/>
            <draw:equation draw:name="f17" draw:formula="0 + 9566 - 7774"/>
            <draw:equation draw:name="f18" draw:formula="?f17 * ?f5 / 1792"/>
            <draw:equation draw:name="f19" draw:formula="1786 * ?f4 / 1792"/>
            <draw:equation draw:name="f20" draw:formula="?f9 / ?f6"/>
            <draw:equation draw:name="f21" draw:formula="?f10 / ?f7"/>
            <draw:equation draw:name="f22" draw:formula="?f12 / ?f6"/>
            <draw:equation draw:name="f23" draw:formula="?f13 / ?f7"/>
            <draw:equation draw:name="f24" draw:formula="?f15 / ?f6"/>
            <draw:equation draw:name="f25" draw:formula="?f16 / ?f7"/>
            <draw:equation draw:name="f26" draw:formula="?f18 / ?f6"/>
            <draw:equation draw:name="f27" draw:formula="?f19 / ?f7"/>
            <draw:equation draw:name="f28" draw:formula="0 / ?f6"/>
            <draw:equation draw:name="f29" draw:formula="?f1 / ?f6"/>
            <draw:equation draw:name="f30" draw:formula="0 / ?f7"/>
            <draw:equation draw:name="f31" draw:formula="?f3 / ?f7"/>
          </draw:enhanced-geometry>
        </draw:custom-shape>
        <draw:custom-shape svg:x="10.4967in" svg:y="0.70176in" svg:width="2.83663in" svg:height="2.83673in" draw:id="id82" draw:style-name="a481" draw:name="Forme libre 22">
          <svg:title/>
          <svg:desc/>
          <text:p text:style-name="a480" text:class-names="" text:cond-style-name=""><text:span text:style-name="a479" text:class-names=""/></text:p>
          <draw:enhanced-geometry xmlns:dr3d="urn:oasis:names:tc:opendocument:xmlns:dr3d:1.0" draw:type="non-primitive" svg:viewBox="0 0 2389 2389" draw:enhanced-path="M 2389 1195 L 1194 0 0 1195 1194 2389 2389 1195 N" draw:text-areas="?f23 ?f25 ?f24 ?f26" draw:glue-points="?f17 ?f18 ?f19 ?f20 ?f21 ?f18 ?f19 ?f22 ?f17 ?f18"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89"/>
            <draw:equation draw:name="f7" draw:formula="?f4 / 2389"/>
            <draw:equation draw:name="f8" draw:formula="0 + 11955 - 9566"/>
            <draw:equation draw:name="f9" draw:formula="?f8 * ?f5 / 2389"/>
            <draw:equation draw:name="f10" draw:formula="1786 * ?f4 / 2389"/>
            <draw:equation draw:name="f11" draw:formula="0 + 10760 - 9566"/>
            <draw:equation draw:name="f12" draw:formula="?f11 * ?f5 / 2389"/>
            <draw:equation draw:name="f13" draw:formula="591 * ?f4 / 2389"/>
            <draw:equation draw:name="f14" draw:formula="0 + 9566 - 9566"/>
            <draw:equation draw:name="f15" draw:formula="?f14 * ?f5 / 2389"/>
            <draw:equation draw:name="f16" draw:formula="2980 * ?f4 / 2389"/>
            <draw:equation draw:name="f17" draw:formula="?f9 / ?f6"/>
            <draw:equation draw:name="f18" draw:formula="?f10 / ?f7"/>
            <draw:equation draw:name="f19" draw:formula="?f12 / ?f6"/>
            <draw:equation draw:name="f20" draw:formula="?f13 / ?f7"/>
            <draw:equation draw:name="f21" draw:formula="?f15 / ?f6"/>
            <draw:equation draw:name="f22" draw:formula="?f16 / ?f7"/>
            <draw:equation draw:name="f23" draw:formula="0 / ?f6"/>
            <draw:equation draw:name="f24" draw:formula="?f1 / ?f6"/>
            <draw:equation draw:name="f25" draw:formula="0 / ?f7"/>
            <draw:equation draw:name="f26" draw:formula="?f3 / ?f7"/>
          </draw:enhanced-geometry>
        </draw:custom-shape>
      </draw:g>
      <draw:g draw:name="Groupe 23" draw:id="id74">
        <svg:title/>
        <svg:desc/>
        <draw:custom-shape svg:width="1.63089in" svg:height="2.17451in" draw:id="id75" draw:style-name="a460" draw:transform="translate(-0.81544in -1.08726in) rotate(-1.5708) translate(2.14899in 6.68604in)" draw:name="Forme libre 24">
          <svg:title/>
          <svg:desc/>
          <text:p text:style-name="a459" text:class-names="" text:cond-style-name=""><text:span text:style-name="a458" text:class-names=""/></text:p>
          <draw:enhanced-geometry xmlns:dr3d="urn:oasis:names:tc:opendocument:xmlns:dr3d:1.0" draw:type="non-primitive" svg:viewBox="0 0 1789 2386" draw:enhanced-path="M 0 0 L 0 1194 1192 2386 1789 1789 0 0 Z N" draw:text-areas="?f22 ?f24 ?f23 ?f25" draw:glue-points="?f15 ?f16 ?f15 ?f17 ?f18 ?f19 ?f20 ?f21 ?f15 ?f16" draw:glue-point-leaving-directions="-90, -90, -90, -90, -9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9"/>
            <draw:equation draw:name="f7" draw:formula="?f4 / 2386"/>
            <draw:equation draw:name="f8" draw:formula="0 * ?f5 / 1789"/>
            <draw:equation draw:name="f9" draw:formula="12290 * ?f4 / 2386"/>
            <draw:equation draw:name="f10" draw:formula="13484 * ?f4 / 2386"/>
            <draw:equation draw:name="f11" draw:formula="1192 * ?f5 / 1789"/>
            <draw:equation draw:name="f12" draw:formula="14676 * ?f4 / 2386"/>
            <draw:equation draw:name="f13" draw:formula="1789 * ?f5 / 1789"/>
            <draw:equation draw:name="f14" draw:formula="14079 * ?f4 / 2386"/>
            <draw:equation draw:name="f15" draw:formula="?f8 / ?f6"/>
            <draw:equation draw:name="f16" draw:formula="?f9 / ?f7"/>
            <draw:equation draw:name="f17" draw:formula="?f10 / ?f7"/>
            <draw:equation draw:name="f18" draw:formula="?f11 / ?f6"/>
            <draw:equation draw:name="f19" draw:formula="?f12 / ?f7"/>
            <draw:equation draw:name="f20" draw:formula="?f13 / ?f6"/>
            <draw:equation draw:name="f21" draw:formula="?f14 / ?f7"/>
            <draw:equation draw:name="f22" draw:formula="0 / ?f6"/>
            <draw:equation draw:name="f23" draw:formula="?f1 / ?f6"/>
            <draw:equation draw:name="f24" draw:formula="0 / ?f7"/>
            <draw:equation draw:name="f25" draw:formula="?f3 / ?f7"/>
          </draw:enhanced-geometry>
        </draw:custom-shape>
        <draw:custom-shape svg:width="1.0593in" svg:height="1.059in" draw:id="id76" draw:style-name="a463" draw:transform="translate(-0.52965in -0.5295in) rotate(-1.5708) translate(0.5295in 6.97183in)" draw:name="Forme libre 25">
          <svg:title/>
          <svg:desc/>
          <text:p text:style-name="a462" text:class-names="" text:cond-style-name=""><text:span text:style-name="a461" text:class-names=""/></text:p>
          <draw:enhanced-geometry xmlns:dr3d="urn:oasis:names:tc:opendocument:xmlns:dr3d:1.0" draw:type="non-primitive" svg:viewBox="0 0 1162 1162" draw:enhanced-path="M 0 0 L 0 1161 1161 1161 0 0 Z N" draw:text-areas="?f16 ?f18 ?f17 ?f19" draw:glue-points="?f12 ?f13 ?f12 ?f14 ?f15 ?f14 ?f12 ?f13" draw:glue-point-leaving-directions="-90, -90, -90, -9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62"/>
            <draw:equation draw:name="f7" draw:formula="?f4 / 1162"/>
            <draw:equation draw:name="f8" draw:formula="0 * ?f5 / 1162"/>
            <draw:equation draw:name="f9" draw:formula="14679 * ?f4 / 1162"/>
            <draw:equation draw:name="f10" draw:formula="15840 * ?f4 / 1162"/>
            <draw:equation draw:name="f11" draw:formula="1161 * ?f5 / 1162"/>
            <draw:equation draw:name="f12" draw:formula="?f8 / ?f6"/>
            <draw:equation draw:name="f13" draw:formula="?f9 / ?f7"/>
            <draw:equation draw:name="f14" draw:formula="?f10 / ?f7"/>
            <draw:equation draw:name="f15" draw:formula="?f11 / ?f6"/>
            <draw:equation draw:name="f16" draw:formula="0 / ?f6"/>
            <draw:equation draw:name="f17" draw:formula="?f1 / ?f6"/>
            <draw:equation draw:name="f18" draw:formula="0 / ?f7"/>
            <draw:equation draw:name="f19" draw:formula="?f3 / ?f7"/>
          </draw:enhanced-geometry>
        </draw:custom-shape>
        <draw:custom-shape svg:width="2.12316in" svg:height="1.06174in" draw:id="id77" draw:style-name="a466" draw:transform="translate(-1.06158in -0.53087in) rotate(-1.5708) translate(0.53087in 5.32682in)" draw:name="Forme libre 26">
          <svg:title/>
          <svg:desc/>
          <text:p text:style-name="a465" text:class-names="" text:cond-style-name=""><text:span text:style-name="a464" text:class-names=""/></text:p>
          <draw:enhanced-geometry xmlns:dr3d="urn:oasis:names:tc:opendocument:xmlns:dr3d:1.0" draw:type="non-primitive" svg:viewBox="0 0 2329 1165" draw:enhanced-path="M 2329 1164 L 1165 0 0 1164 2329 1164 N" draw:text-areas="?f21 ?f23 ?f22 ?f24" draw:glue-points="?f16 ?f17 ?f18 ?f19 ?f20 ?f17 ?f16 ?f17" draw:glue-point-leaving-directions="-90, -90, -90, -9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29"/>
            <draw:equation draw:name="f7" draw:formula="?f4 / 1165"/>
            <draw:equation draw:name="f8" draw:formula="0 + 3550 - 1221"/>
            <draw:equation draw:name="f9" draw:formula="?f8 * ?f5 / 2329"/>
            <draw:equation draw:name="f10" draw:formula="15840 * ?f4 / 1165"/>
            <draw:equation draw:name="f11" draw:formula="0 + 2386 - 1221"/>
            <draw:equation draw:name="f12" draw:formula="?f11 * ?f5 / 2329"/>
            <draw:equation draw:name="f13" draw:formula="14676 * ?f4 / 1165"/>
            <draw:equation draw:name="f14" draw:formula="0 + 1221 - 1221"/>
            <draw:equation draw:name="f15" draw:formula="?f14 * ?f5 / 2329"/>
            <draw:equation draw:name="f16" draw:formula="?f9 / ?f6"/>
            <draw:equation draw:name="f17" draw:formula="?f10 / ?f7"/>
            <draw:equation draw:name="f18" draw:formula="?f12 / ?f6"/>
            <draw:equation draw:name="f19" draw:formula="?f13 / ?f7"/>
            <draw:equation draw:name="f20" draw:formula="?f15 / ?f6"/>
            <draw:equation draw:name="f21" draw:formula="0 / ?f6"/>
            <draw:equation draw:name="f22" draw:formula="?f1 / ?f6"/>
            <draw:equation draw:name="f23" draw:formula="0 / ?f7"/>
            <draw:equation draw:name="f24" draw:formula="?f3 / ?f7"/>
          </draw:enhanced-geometry>
        </draw:custom-shape>
      </draw:g>
      <presentation:notes style:page-layout-name="pageLayout2" draw:style-name="a513">
        <draw:frame draw:id="id5" presentation:style-name="a484" draw:name="Espace réservé de l’en-tête 1" svg:x="0in" svg:y="0in" svg:width="3.25in" svg:height="0.50174in" presentation:class="header" presentation:placeholder="false">
          <draw:text-box>
            <text:p text:style-name="a483" text:class-names="" text:cond-style-name=""><text:span text:style-name="a482" text:class-names=""/></text:p>
          </draw:text-box>
          <svg:title/>
          <svg:desc/>
        </draw:frame>
        <draw:frame draw:id="id6" presentation:style-name="a489" draw:name="Espace réservé de la date 2" svg:x="4.24826in" svg:y="0in" svg:width="3.25in" svg:height="0.50174in" presentation:class="date-time" presentation:placeholder="false">
          <draw:text-box>
            <text:p text:style-name="a488" text:class-names="" text:cond-style-name=""><text:span text:style-name="a485" text:class-names=""><text:date text:fixed="false" style:data-style-name="a486">25/11/2020</text:date></text:span><text:span text:style-name="a487" text:class-names=""/></text:p>
          </draw:text-box>
          <svg:title/>
          <svg:desc/>
        </draw:frame>
        <draw:page-thumbnail svg:x="0.75in" svg:y="1.25in" svg:width="6in" svg:height="3.375in" presentation:class="page" draw:id="id7" presentation:style-name="a490" draw:name="Espace réservé de l’image des diapositives 3">
          <svg:title/>
          <svg:desc/>
        </draw:page-thumbnail>
        <draw:frame draw:id="id8" presentation:style-name="a505" draw:name="Espace réservé des commentaires 4" svg:x="0.75in" svg:y="4.8125in" svg:width="6in" svg:height="3.9375in" presentation:class="notes" presentation:placeholder="false">
          <draw:text-box>
            <text:p text:style-name="a492" text:class-names="" text:cond-style-name=""><text:span text:style-name="a491" text:class-names="">Modifiez les styles du texte du masque</text:span></text:p>
            <text:list text:style-name="a495">
              <text:list-item>
                <text:list text:style-name="a495">
                  <text:list-item>
                    <text:p text:style-name="a494" text:class-names="" text:cond-style-name=""><text:span text:style-name="a493" text:class-names="">Deuxième niveau</text:span></text:p>
                  </text:list-item>
                </text:list>
              </text:list-item>
            </text:list>
            <text:list text:style-name="a498">
              <text:list-item>
                <text:list text:style-name="a498">
                  <text:list-item>
                    <text:list text:style-name="a498">
                      <text:list-item>
                        <text:p text:style-name="a497" text:class-names="" text:cond-style-name=""><text:span text:style-name="a496" text:class-names="">Troisième niveau</text:span></text:p>
                      </text:list-item>
                    </text:list>
                  </text:list-item>
                </text:list>
              </text:list-item>
            </text:list>
            <text:list text:style-name="a501">
              <text:list-item>
                <text:list text:style-name="a501">
                  <text:list-item>
                    <text:list text:style-name="a501">
                      <text:list-item>
                        <text:list text:style-name="a501">
                          <text:list-item>
                            <text:p text:style-name="a500" text:class-names="" text:cond-style-name=""><text:span text:style-name="a499" text:class-names="">Quatrième niveau</text:span></text:p>
                          </text:list-item>
                        </text:list>
                      </text:list-item>
                    </text:list>
                  </text:list-item>
                </text:list>
              </text:list-item>
            </text:list>
            <text:list text:style-name="a504">
              <text:list-item>
                <text:list text:style-name="a504">
                  <text:list-item>
                    <text:list text:style-name="a504">
                      <text:list-item>
                        <text:list text:style-name="a504">
                          <text:list-item>
                            <text:list text:style-name="a504">
                              <text:list-item>
                                <text:p text:style-name="a503" text:class-names="" text:cond-style-name=""><text:span text:style-name="a502" text:class-names="">Cinquième niveau</text:span></text:p>
                              </text:list-item>
                            </text:list>
                          </text:list-item>
                        </text:list>
                      </text:list-item>
                    </text:list>
                  </text:list-item>
                </text:list>
              </text:list-item>
            </text:list>
          </draw:text-box>
          <svg:title/>
          <svg:desc/>
        </draw:frame>
        <draw:frame draw:id="id9" presentation:style-name="a508" draw:name="Espace réservé du pied de page 5" svg:x="0in" svg:y="9.49826in" svg:width="3.25in" svg:height="0.50174in" presentation:class="footer" presentation:placeholder="false">
          <draw:text-box>
            <text:p text:style-name="a507" text:class-names="" text:cond-style-name=""><text:span text:style-name="a506" text:class-names=""/></text:p>
          </draw:text-box>
          <svg:title/>
          <svg:desc/>
        </draw:frame>
        <draw:frame draw:id="id10" presentation:style-name="a512" draw:name="Espace réservé du numéro de diapositive 6" svg:x="4.24826in" svg:y="9.49826in" svg:width="3.25in" svg:height="0.50174in" presentation:class="page-number" presentation:placeholder="false">
          <draw:text-box>
            <text:p text:style-name="a511" text:class-names="" text:cond-style-name=""><text:span text:style-name="a509" text:class-names=""><text:page-number style:num-format="1" text:fixed="false">‹N°›</text:page-number></text:span><text:span text:style-name="a510" text:class-names=""/></text:p>
          </draw:text-box>
          <svg:title/>
          <svg:desc/>
        </draw:frame>
      </presentation:notes>
    </style:master-page>
    <style:master-page style:name="Master1-Layout8-cust-Équipe" style:page-layout-name="pageLayout1" draw:style-name="a514">
      <draw:g draw:name="Groupe 24" draw:id="id83">
        <svg:title/>
        <svg:desc/>
        <draw:custom-shape svg:width="1.63089in" svg:height="2.17451in" draw:id="id107" draw:style-name="a601" draw:transform="translate(-0.81544in -1.08726in) rotate(-1.5708) translate(2.14899in 6.68604in)" draw:name="Forme libre 25">
          <svg:title/>
          <svg:desc/>
          <text:p text:style-name="a600" text:class-names="" text:cond-style-name=""><text:span text:style-name="a599" text:class-names=""/></text:p>
          <draw:enhanced-geometry xmlns:dr3d="urn:oasis:names:tc:opendocument:xmlns:dr3d:1.0" draw:type="non-primitive" svg:viewBox="0 0 1789 2386" draw:enhanced-path="M 0 0 L 0 1194 1192 2386 1789 1789 0 0 Z N" draw:text-areas="?f22 ?f24 ?f23 ?f25" draw:glue-points="?f15 ?f16 ?f15 ?f17 ?f18 ?f19 ?f20 ?f21 ?f15 ?f16" draw:glue-point-leaving-directions="-90, -90, -90, -90, -9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9"/>
            <draw:equation draw:name="f7" draw:formula="?f4 / 2386"/>
            <draw:equation draw:name="f8" draw:formula="0 * ?f5 / 1789"/>
            <draw:equation draw:name="f9" draw:formula="12290 * ?f4 / 2386"/>
            <draw:equation draw:name="f10" draw:formula="13484 * ?f4 / 2386"/>
            <draw:equation draw:name="f11" draw:formula="1192 * ?f5 / 1789"/>
            <draw:equation draw:name="f12" draw:formula="14676 * ?f4 / 2386"/>
            <draw:equation draw:name="f13" draw:formula="1789 * ?f5 / 1789"/>
            <draw:equation draw:name="f14" draw:formula="14079 * ?f4 / 2386"/>
            <draw:equation draw:name="f15" draw:formula="?f8 / ?f6"/>
            <draw:equation draw:name="f16" draw:formula="?f9 / ?f7"/>
            <draw:equation draw:name="f17" draw:formula="?f10 / ?f7"/>
            <draw:equation draw:name="f18" draw:formula="?f11 / ?f6"/>
            <draw:equation draw:name="f19" draw:formula="?f12 / ?f7"/>
            <draw:equation draw:name="f20" draw:formula="?f13 / ?f6"/>
            <draw:equation draw:name="f21" draw:formula="?f14 / ?f7"/>
            <draw:equation draw:name="f22" draw:formula="0 / ?f6"/>
            <draw:equation draw:name="f23" draw:formula="?f1 / ?f6"/>
            <draw:equation draw:name="f24" draw:formula="0 / ?f7"/>
            <draw:equation draw:name="f25" draw:formula="?f3 / ?f7"/>
          </draw:enhanced-geometry>
        </draw:custom-shape>
        <draw:custom-shape svg:width="1.0593in" svg:height="1.059in" draw:id="id108" draw:style-name="a604" draw:transform="translate(-0.52965in -0.5295in) rotate(-1.5708) translate(0.5295in 6.97183in)" draw:name="Forme libre 26">
          <svg:title/>
          <svg:desc/>
          <text:p text:style-name="a603" text:class-names="" text:cond-style-name=""><text:span text:style-name="a602" text:class-names=""/></text:p>
          <draw:enhanced-geometry xmlns:dr3d="urn:oasis:names:tc:opendocument:xmlns:dr3d:1.0" draw:type="non-primitive" svg:viewBox="0 0 1162 1162" draw:enhanced-path="M 0 0 L 0 1161 1161 1161 0 0 Z N" draw:text-areas="?f16 ?f18 ?f17 ?f19" draw:glue-points="?f12 ?f13 ?f12 ?f14 ?f15 ?f14 ?f12 ?f13" draw:glue-point-leaving-directions="-90, -90, -90, -9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62"/>
            <draw:equation draw:name="f7" draw:formula="?f4 / 1162"/>
            <draw:equation draw:name="f8" draw:formula="0 * ?f5 / 1162"/>
            <draw:equation draw:name="f9" draw:formula="14679 * ?f4 / 1162"/>
            <draw:equation draw:name="f10" draw:formula="15840 * ?f4 / 1162"/>
            <draw:equation draw:name="f11" draw:formula="1161 * ?f5 / 1162"/>
            <draw:equation draw:name="f12" draw:formula="?f8 / ?f6"/>
            <draw:equation draw:name="f13" draw:formula="?f9 / ?f7"/>
            <draw:equation draw:name="f14" draw:formula="?f10 / ?f7"/>
            <draw:equation draw:name="f15" draw:formula="?f11 / ?f6"/>
            <draw:equation draw:name="f16" draw:formula="0 / ?f6"/>
            <draw:equation draw:name="f17" draw:formula="?f1 / ?f6"/>
            <draw:equation draw:name="f18" draw:formula="0 / ?f7"/>
            <draw:equation draw:name="f19" draw:formula="?f3 / ?f7"/>
          </draw:enhanced-geometry>
        </draw:custom-shape>
        <draw:custom-shape svg:width="2.12316in" svg:height="1.06174in" draw:id="id109" draw:style-name="a607" draw:transform="translate(-1.06158in -0.53087in) rotate(-1.5708) translate(0.53087in 5.32682in)" draw:name="Forme libre 35">
          <svg:title/>
          <svg:desc/>
          <text:p text:style-name="a606" text:class-names="" text:cond-style-name=""><text:span text:style-name="a605" text:class-names=""/></text:p>
          <draw:enhanced-geometry xmlns:dr3d="urn:oasis:names:tc:opendocument:xmlns:dr3d:1.0" draw:type="non-primitive" svg:viewBox="0 0 2329 1165" draw:enhanced-path="M 2329 1164 L 1165 0 0 1164 2329 1164 N" draw:text-areas="?f21 ?f23 ?f22 ?f24" draw:glue-points="?f16 ?f17 ?f18 ?f19 ?f20 ?f17 ?f16 ?f17" draw:glue-point-leaving-directions="-90, -90, -90, -9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29"/>
            <draw:equation draw:name="f7" draw:formula="?f4 / 1165"/>
            <draw:equation draw:name="f8" draw:formula="0 + 3550 - 1221"/>
            <draw:equation draw:name="f9" draw:formula="?f8 * ?f5 / 2329"/>
            <draw:equation draw:name="f10" draw:formula="15840 * ?f4 / 1165"/>
            <draw:equation draw:name="f11" draw:formula="0 + 2386 - 1221"/>
            <draw:equation draw:name="f12" draw:formula="?f11 * ?f5 / 2329"/>
            <draw:equation draw:name="f13" draw:formula="14676 * ?f4 / 1165"/>
            <draw:equation draw:name="f14" draw:formula="0 + 1221 - 1221"/>
            <draw:equation draw:name="f15" draw:formula="?f14 * ?f5 / 2329"/>
            <draw:equation draw:name="f16" draw:formula="?f9 / ?f6"/>
            <draw:equation draw:name="f17" draw:formula="?f10 / ?f7"/>
            <draw:equation draw:name="f18" draw:formula="?f12 / ?f6"/>
            <draw:equation draw:name="f19" draw:formula="?f13 / ?f7"/>
            <draw:equation draw:name="f20" draw:formula="?f15 / ?f6"/>
            <draw:equation draw:name="f21" draw:formula="0 / ?f6"/>
            <draw:equation draw:name="f22" draw:formula="?f1 / ?f6"/>
            <draw:equation draw:name="f23" draw:formula="0 / ?f7"/>
            <draw:equation draw:name="f24" draw:formula="?f3 / ?f7"/>
          </draw:enhanced-geometry>
        </draw:custom-shape>
      </draw:g>
      <draw:frame draw:id="id84" presentation:style-name="a519" draw:name="Espace réservé d’image 25" svg:x="1.0436in" svg:y="2.81374in" svg:width="2.31654in" svg:height="2.22793in" presentation:class="graphic" presentation:placeholder="false">
        <draw:text-box>
          <text:list text:style-name="a518">
            <text:list-item>
              <text:p text:style-name="a517" text:class-names="" text:cond-style-name=""><text:span text:style-name="a515" text:class-names="">Cliquez sur l'icône pour ajouter une image</text:span><text:span text:style-name="a516" text:class-names=""/></text:p>
            </text:list-item>
          </text:list>
        </draw:text-box>
        <svg:title/>
        <svg:desc/>
      </draw:frame>
      <draw:frame draw:id="id85" presentation:style-name="a523" draw:name="Titre 1" svg:x="1.05427in" svg:y="0.96135in" svg:width="8.2374in" svg:height="0.66805in" presentation:class="title" presentation:placeholder="false">
        <draw:text-box>
          <text:p text:style-name="a522" text:class-names="" text:cond-style-name=""><text:span text:style-name="a520" text:class-names="">Modifiez le style du titre</text:span><text:span text:style-name="a521" text:class-names=""/></text:p>
        </draw:text-box>
        <svg:title/>
        <svg:desc/>
      </draw:frame>
      <draw:connector draw:type="line" svg:x1="1.04167in" svg:y1="2.12063in" svg:x2="3.375in" svg:y2="2.12063in" draw:id="id86" draw:style-name="a524" draw:name="Connecteur droit 61">
        <svg:title/>
        <svg:desc/>
      </draw:connector>
      <draw:frame draw:id="id87" presentation:style-name="a529" draw:name="Espace réservé d’image 25" svg:x="4.00074in" svg:y="2.81374in" svg:width="2.31654in" svg:height="2.22793in" presentation:class="graphic" presentation:placeholder="false">
        <draw:text-box>
          <text:list text:style-name="a528">
            <text:list-item>
              <text:p text:style-name="a527" text:class-names="" text:cond-style-name=""><text:span text:style-name="a525" text:class-names="">Cliquez sur l'icône pour ajouter une image</text:span><text:span text:style-name="a526" text:class-names=""/></text:p>
            </text:list-item>
          </text:list>
        </draw:text-box>
        <svg:title/>
        <svg:desc/>
      </draw:frame>
      <draw:frame draw:id="id88" presentation:style-name="a533" draw:name="Espace réservé du texte 29" svg:x="1.04167in" svg:y="5.89804in" svg:width="2.33333in" svg:height="0.40391in" presentation:class="outline" presentation:placeholder="false">
        <draw:text-box>
          <text:list text:style-name="a532">
            <text:list-item>
              <text:p text:style-name="a531" text:class-names="" text:cond-style-name=""><text:span text:style-name="a530" text:class-names="">Cliquez pour modifier les styles du texte du masque</text:span></text:p>
            </text:list-item>
          </text:list>
        </draw:text-box>
        <svg:title/>
        <svg:desc/>
      </draw:frame>
      <draw:frame draw:id="id89" presentation:style-name="a537" draw:name="Espace réservé du texte 29" svg:x="1.04167in" svg:y="5.45357in" svg:width="2.33333in" svg:height="0.22511in" presentation:class="outline" presentation:placeholder="false">
        <draw:text-box>
          <text:list text:style-name="a536">
            <text:list-item>
              <text:p text:style-name="a535" text:class-names="" text:cond-style-name=""><text:span text:style-name="a534" text:class-names="">Cliquez pour modifier les styles du texte du masque</text:span></text:p>
            </text:list-item>
          </text:list>
        </draw:text-box>
        <svg:title/>
        <svg:desc/>
      </draw:frame>
      <draw:frame draw:id="id90" presentation:style-name="a541" draw:name="Espace réservé du texte 29" svg:x="4.00595in" svg:y="5.89804in" svg:width="2.32738in" svg:height="0.40391in" presentation:class="outline" presentation:placeholder="false">
        <draw:text-box>
          <text:list text:style-name="a540">
            <text:list-item>
              <text:p text:style-name="a539" text:class-names="" text:cond-style-name=""><text:span text:style-name="a538" text:class-names="">Cliquez pour modifier les styles du texte du masque</text:span></text:p>
            </text:list-item>
          </text:list>
        </draw:text-box>
        <svg:title/>
        <svg:desc/>
      </draw:frame>
      <draw:frame draw:id="id91" presentation:style-name="a545" draw:name="Espace réservé du texte 29" svg:x="4.00595in" svg:y="5.45357in" svg:width="2.32738in" svg:height="0.22511in" presentation:class="outline" presentation:placeholder="false">
        <draw:text-box>
          <text:list text:style-name="a544">
            <text:list-item>
              <text:p text:style-name="a543" text:class-names="" text:cond-style-name=""><text:span text:style-name="a542" text:class-names="">Cliquez pour modifier les styles du texte du masque</text:span></text:p>
            </text:list-item>
          </text:list>
        </draw:text-box>
        <svg:title/>
        <svg:desc/>
      </draw:frame>
      <draw:frame draw:id="id92" presentation:style-name="a549" draw:name="Espace réservé du texte 29" svg:x="6.96309in" svg:y="5.89804in" svg:width="2.32857in" svg:height="0.40391in" presentation:class="outline" presentation:placeholder="false">
        <draw:text-box>
          <text:list text:style-name="a548">
            <text:list-item>
              <text:p text:style-name="a547" text:class-names="" text:cond-style-name=""><text:span text:style-name="a546" text:class-names="">Cliquez pour modifier les styles du texte du masque</text:span></text:p>
            </text:list-item>
          </text:list>
        </draw:text-box>
        <svg:title/>
        <svg:desc/>
      </draw:frame>
      <draw:frame draw:id="id93" presentation:style-name="a553" draw:name="Espace réservé du texte 29" svg:x="6.96309in" svg:y="5.45357in" svg:width="2.32857in" svg:height="0.22511in" presentation:class="outline" presentation:placeholder="false">
        <draw:text-box>
          <text:list text:style-name="a552">
            <text:list-item>
              <text:p text:style-name="a551" text:class-names="" text:cond-style-name=""><text:span text:style-name="a550" text:class-names="">Cliquez pour modifier les styles du texte du masque</text:span></text:p>
            </text:list-item>
          </text:list>
        </draw:text-box>
        <svg:title/>
        <svg:desc/>
      </draw:frame>
      <draw:frame draw:id="id94" presentation:style-name="a557" draw:name="Espace réservé du texte 29" svg:x="9.96309in" svg:y="5.89804in" svg:width="2.32857in" svg:height="0.40391in" presentation:class="outline" presentation:placeholder="false">
        <draw:text-box>
          <text:list text:style-name="a556">
            <text:list-item>
              <text:p text:style-name="a555" text:class-names="" text:cond-style-name=""><text:span text:style-name="a554" text:class-names="">Cliquez pour modifier les styles du texte du masque</text:span></text:p>
            </text:list-item>
          </text:list>
        </draw:text-box>
        <svg:title/>
        <svg:desc/>
      </draw:frame>
      <draw:frame draw:id="id95" presentation:style-name="a561" draw:name="Espace réservé du texte 29" svg:x="9.96309in" svg:y="5.45357in" svg:width="2.32857in" svg:height="0.22511in" presentation:class="outline" presentation:placeholder="false">
        <draw:text-box>
          <text:list text:style-name="a560">
            <text:list-item>
              <text:p text:style-name="a559" text:class-names="" text:cond-style-name=""><text:span text:style-name="a558" text:class-names="">Cliquez pour modifier les styles du texte du masque</text:span></text:p>
            </text:list-item>
          </text:list>
        </draw:text-box>
        <svg:title/>
        <svg:desc/>
      </draw:frame>
      <draw:g draw:name="Groupe 22" draw:id="id96">
        <svg:title/>
        <svg:desc/>
        <draw:custom-shape svg:x="6.95833in" svg:y="0in" svg:width="4.24842in" svg:height="3.5385in" draw:id="id102" draw:style-name="a586" draw:name="Forme automatique 24">
          <svg:title/>
          <svg:desc/>
          <text:p text:style-name="a585" text:class-names="" text:cond-style-name=""><text:span text:style-name="a584" text:class-names=""/></text:p>
          <draw:enhanced-geometry xmlns:dr3d="urn:oasis:names:tc:opendocument:xmlns:dr3d:1.0" draw:type="non-primitive" svg:viewBox="0 0 3578 2980" draw:enhanced-path="M 1786 591 L 1194 0 0 0 1188 1188 1786 591 M 3577 2383 L 2980 1786 2383 2383 2980 2980 3577 2383 N" draw:text-areas="?f41 ?f43 ?f42 ?f44" draw:glue-points="?f28 ?f29 ?f30 ?f31 ?f32 ?f31 ?f33 ?f34 ?f28 ?f29 ?f35 ?f36 ?f37 ?f38 ?f39 ?f36 ?f37 ?f40 ?f35 ?f36" draw:glue-point-leaving-directions="-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78"/>
            <draw:equation draw:name="f7" draw:formula="?f4 / 2980"/>
            <draw:equation draw:name="f8" draw:formula="0 + 8372 - 6586"/>
            <draw:equation draw:name="f9" draw:formula="?f8 * ?f5 / 3578"/>
            <draw:equation draw:name="f10" draw:formula="591 * ?f4 / 2980"/>
            <draw:equation draw:name="f11" draw:formula="0 + 7780 - 6586"/>
            <draw:equation draw:name="f12" draw:formula="?f11 * ?f5 / 3578"/>
            <draw:equation draw:name="f13" draw:formula="0 * ?f4 / 2980"/>
            <draw:equation draw:name="f14" draw:formula="0 + 6586 - 6586"/>
            <draw:equation draw:name="f15" draw:formula="?f14 * ?f5 / 3578"/>
            <draw:equation draw:name="f16" draw:formula="0 + 7774 - 6586"/>
            <draw:equation draw:name="f17" draw:formula="?f16 * ?f5 / 3578"/>
            <draw:equation draw:name="f18" draw:formula="1188 * ?f4 / 2980"/>
            <draw:equation draw:name="f19" draw:formula="0 + 10163 - 6586"/>
            <draw:equation draw:name="f20" draw:formula="?f19 * ?f5 / 3578"/>
            <draw:equation draw:name="f21" draw:formula="2383 * ?f4 / 2980"/>
            <draw:equation draw:name="f22" draw:formula="0 + 9566 - 6586"/>
            <draw:equation draw:name="f23" draw:formula="?f22 * ?f5 / 3578"/>
            <draw:equation draw:name="f24" draw:formula="1786 * ?f4 / 2980"/>
            <draw:equation draw:name="f25" draw:formula="0 + 8969 - 6586"/>
            <draw:equation draw:name="f26" draw:formula="?f25 * ?f5 / 3578"/>
            <draw:equation draw:name="f27" draw:formula="2980 * ?f4 / 2980"/>
            <draw:equation draw:name="f28" draw:formula="?f9 / ?f6"/>
            <draw:equation draw:name="f29" draw:formula="?f10 / ?f7"/>
            <draw:equation draw:name="f30" draw:formula="?f12 / ?f6"/>
            <draw:equation draw:name="f31" draw:formula="?f13 / ?f7"/>
            <draw:equation draw:name="f32" draw:formula="?f15 / ?f6"/>
            <draw:equation draw:name="f33" draw:formula="?f17 / ?f6"/>
            <draw:equation draw:name="f34" draw:formula="?f18 / ?f7"/>
            <draw:equation draw:name="f35" draw:formula="?f20 / ?f6"/>
            <draw:equation draw:name="f36" draw:formula="?f21 / ?f7"/>
            <draw:equation draw:name="f37" draw:formula="?f23 / ?f6"/>
            <draw:equation draw:name="f38" draw:formula="?f24 / ?f7"/>
            <draw:equation draw:name="f39" draw:formula="?f26 / ?f6"/>
            <draw:equation draw:name="f40" draw:formula="?f27 / ?f7"/>
            <draw:equation draw:name="f41" draw:formula="0 / ?f6"/>
            <draw:equation draw:name="f42" draw:formula="?f1 / ?f6"/>
            <draw:equation draw:name="f43" draw:formula="0 / ?f7"/>
            <draw:equation draw:name="f44" draw:formula="?f3 / ?f7"/>
          </draw:enhanced-geometry>
        </draw:custom-shape>
        <draw:custom-shape svg:x="7.66007in" svg:y="1.41065in" svg:width="2.12777in" svg:height="2.12785in" draw:id="id103" draw:style-name="a589" draw:name="Forme libre 28">
          <svg:title/>
          <svg:desc/>
          <text:p text:style-name="a588" text:class-names="" text:cond-style-name=""><text:span text:style-name="a587" text:class-names=""/></text:p>
          <draw:enhanced-geometry xmlns:dr3d="urn:oasis:names:tc:opendocument:xmlns:dr3d:1.0" draw:type="non-primitive" svg:viewBox="0 0 1792 1792" draw:enhanced-path="M 597 0 L 0 598 1195 1792 1792 1195 597 0 Z N" draw:text-areas="?f28 ?f30 ?f29 ?f31" draw:glue-points="?f20 ?f21 ?f22 ?f23 ?f24 ?f25 ?f26 ?f27 ?f20 ?f21"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92"/>
            <draw:equation draw:name="f7" draw:formula="?f4 / 1792"/>
            <draw:equation draw:name="f8" draw:formula="0 + 7774 - 7177"/>
            <draw:equation draw:name="f9" draw:formula="?f8 * ?f5 / 1792"/>
            <draw:equation draw:name="f10" draw:formula="1188 * ?f4 / 1792"/>
            <draw:equation draw:name="f11" draw:formula="0 + 7177 - 7177"/>
            <draw:equation draw:name="f12" draw:formula="?f11 * ?f5 / 1792"/>
            <draw:equation draw:name="f13" draw:formula="1786 * ?f4 / 1792"/>
            <draw:equation draw:name="f14" draw:formula="0 + 8372 - 7177"/>
            <draw:equation draw:name="f15" draw:formula="?f14 * ?f5 / 1792"/>
            <draw:equation draw:name="f16" draw:formula="2980 * ?f4 / 1792"/>
            <draw:equation draw:name="f17" draw:formula="0 + 8969 - 7177"/>
            <draw:equation draw:name="f18" draw:formula="?f17 * ?f5 / 1792"/>
            <draw:equation draw:name="f19" draw:formula="2383 * ?f4 / 1792"/>
            <draw:equation draw:name="f20" draw:formula="?f9 / ?f6"/>
            <draw:equation draw:name="f21" draw:formula="?f10 / ?f7"/>
            <draw:equation draw:name="f22" draw:formula="?f12 / ?f6"/>
            <draw:equation draw:name="f23" draw:formula="?f13 / ?f7"/>
            <draw:equation draw:name="f24" draw:formula="?f15 / ?f6"/>
            <draw:equation draw:name="f25" draw:formula="?f16 / ?f7"/>
            <draw:equation draw:name="f26" draw:formula="?f18 / ?f6"/>
            <draw:equation draw:name="f27" draw:formula="?f19 / ?f7"/>
            <draw:equation draw:name="f28" draw:formula="0 / ?f6"/>
            <draw:equation draw:name="f29" draw:formula="?f1 / ?f6"/>
            <draw:equation draw:name="f30" draw:formula="0 / ?f7"/>
            <draw:equation draw:name="f31" draw:formula="?f3 / ?f7"/>
          </draw:enhanced-geometry>
        </draw:custom-shape>
        <draw:custom-shape svg:x="9.79378in" svg:y="0in" svg:width="1.40466in" svg:height="0.70295in" draw:id="id104" draw:style-name="a592" draw:name="Forme libre 29">
          <svg:title/>
          <svg:desc/>
          <text:p text:style-name="a591" text:class-names="" text:cond-style-name=""><text:span text:style-name="a590" text:class-names=""/></text:p>
          <draw:enhanced-geometry xmlns:dr3d="urn:oasis:names:tc:opendocument:xmlns:dr3d:1.0" draw:type="non-primitive" svg:viewBox="0 0 1183 592" draw:enhanced-path="M 1183 0 L 0 0 591 591 1183 0 Z N" draw:text-areas="?f21 ?f23 ?f22 ?f24" draw:glue-points="?f16 ?f17 ?f18 ?f17 ?f19 ?f20 ?f16 ?f17"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83"/>
            <draw:equation draw:name="f7" draw:formula="?f4 / 592"/>
            <draw:equation draw:name="f8" draw:formula="0 + 10158 - 8975"/>
            <draw:equation draw:name="f9" draw:formula="?f8 * ?f5 / 1183"/>
            <draw:equation draw:name="f10" draw:formula="0 * ?f4 / 592"/>
            <draw:equation draw:name="f11" draw:formula="0 + 8975 - 8975"/>
            <draw:equation draw:name="f12" draw:formula="?f11 * ?f5 / 1183"/>
            <draw:equation draw:name="f13" draw:formula="0 + 9566 - 8975"/>
            <draw:equation draw:name="f14" draw:formula="?f13 * ?f5 / 1183"/>
            <draw:equation draw:name="f15" draw:formula="591 * ?f4 / 592"/>
            <draw:equation draw:name="f16" draw:formula="?f9 / ?f6"/>
            <draw:equation draw:name="f17" draw:formula="?f10 / ?f7"/>
            <draw:equation draw:name="f18" draw:formula="?f12 / ?f6"/>
            <draw:equation draw:name="f19" draw:formula="?f14 / ?f6"/>
            <draw:equation draw:name="f20" draw:formula="?f15 / ?f7"/>
            <draw:equation draw:name="f21" draw:formula="0 / ?f6"/>
            <draw:equation draw:name="f22" draw:formula="?f1 / ?f6"/>
            <draw:equation draw:name="f23" draw:formula="0 / ?f7"/>
            <draw:equation draw:name="f24" draw:formula="?f3 / ?f7"/>
          </draw:enhanced-geometry>
        </draw:custom-shape>
        <draw:custom-shape svg:x="8.36893in" svg:y="0.70176in" svg:width="2.12777in" svg:height="2.12785in" draw:id="id105" draw:style-name="a595" draw:name="Forme libre 30">
          <svg:title/>
          <svg:desc/>
          <text:p text:style-name="a594" text:class-names="" text:cond-style-name=""><text:span text:style-name="a593" text:class-names=""/></text:p>
          <draw:enhanced-geometry xmlns:dr3d="urn:oasis:names:tc:opendocument:xmlns:dr3d:1.0" draw:type="non-primitive" svg:viewBox="0 0 1792 1792" draw:enhanced-path="M 598 0 L 0 597 1195 1792 1792 1195 598 0 Z N" draw:text-areas="?f28 ?f30 ?f29 ?f31" draw:glue-points="?f20 ?f21 ?f22 ?f23 ?f24 ?f25 ?f26 ?f27 ?f20 ?f21"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92"/>
            <draw:equation draw:name="f7" draw:formula="?f4 / 1792"/>
            <draw:equation draw:name="f8" draw:formula="0 + 8372 - 7774"/>
            <draw:equation draw:name="f9" draw:formula="?f8 * ?f5 / 1792"/>
            <draw:equation draw:name="f10" draw:formula="591 * ?f4 / 1792"/>
            <draw:equation draw:name="f11" draw:formula="0 + 7774 - 7774"/>
            <draw:equation draw:name="f12" draw:formula="?f11 * ?f5 / 1792"/>
            <draw:equation draw:name="f13" draw:formula="1188 * ?f4 / 1792"/>
            <draw:equation draw:name="f14" draw:formula="0 + 8969 - 7774"/>
            <draw:equation draw:name="f15" draw:formula="?f14 * ?f5 / 1792"/>
            <draw:equation draw:name="f16" draw:formula="2383 * ?f4 / 1792"/>
            <draw:equation draw:name="f17" draw:formula="0 + 9566 - 7774"/>
            <draw:equation draw:name="f18" draw:formula="?f17 * ?f5 / 1792"/>
            <draw:equation draw:name="f19" draw:formula="1786 * ?f4 / 1792"/>
            <draw:equation draw:name="f20" draw:formula="?f9 / ?f6"/>
            <draw:equation draw:name="f21" draw:formula="?f10 / ?f7"/>
            <draw:equation draw:name="f22" draw:formula="?f12 / ?f6"/>
            <draw:equation draw:name="f23" draw:formula="?f13 / ?f7"/>
            <draw:equation draw:name="f24" draw:formula="?f15 / ?f6"/>
            <draw:equation draw:name="f25" draw:formula="?f16 / ?f7"/>
            <draw:equation draw:name="f26" draw:formula="?f18 / ?f6"/>
            <draw:equation draw:name="f27" draw:formula="?f19 / ?f7"/>
            <draw:equation draw:name="f28" draw:formula="0 / ?f6"/>
            <draw:equation draw:name="f29" draw:formula="?f1 / ?f6"/>
            <draw:equation draw:name="f30" draw:formula="0 / ?f7"/>
            <draw:equation draw:name="f31" draw:formula="?f3 / ?f7"/>
          </draw:enhanced-geometry>
        </draw:custom-shape>
        <draw:custom-shape svg:x="10.4967in" svg:y="0.70176in" svg:width="2.83663in" svg:height="2.83673in" draw:id="id106" draw:style-name="a598" draw:name="Forme libre 31">
          <svg:title/>
          <svg:desc/>
          <text:p text:style-name="a597" text:class-names="" text:cond-style-name=""><text:span text:style-name="a596" text:class-names=""/></text:p>
          <draw:enhanced-geometry xmlns:dr3d="urn:oasis:names:tc:opendocument:xmlns:dr3d:1.0" draw:type="non-primitive" svg:viewBox="0 0 2389 2389" draw:enhanced-path="M 2389 1195 L 1194 0 0 1195 1194 2389 2389 1195 N" draw:text-areas="?f23 ?f25 ?f24 ?f26" draw:glue-points="?f17 ?f18 ?f19 ?f20 ?f21 ?f18 ?f19 ?f22 ?f17 ?f18"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89"/>
            <draw:equation draw:name="f7" draw:formula="?f4 / 2389"/>
            <draw:equation draw:name="f8" draw:formula="0 + 11955 - 9566"/>
            <draw:equation draw:name="f9" draw:formula="?f8 * ?f5 / 2389"/>
            <draw:equation draw:name="f10" draw:formula="1786 * ?f4 / 2389"/>
            <draw:equation draw:name="f11" draw:formula="0 + 10760 - 9566"/>
            <draw:equation draw:name="f12" draw:formula="?f11 * ?f5 / 2389"/>
            <draw:equation draw:name="f13" draw:formula="591 * ?f4 / 2389"/>
            <draw:equation draw:name="f14" draw:formula="0 + 9566 - 9566"/>
            <draw:equation draw:name="f15" draw:formula="?f14 * ?f5 / 2389"/>
            <draw:equation draw:name="f16" draw:formula="2980 * ?f4 / 2389"/>
            <draw:equation draw:name="f17" draw:formula="?f9 / ?f6"/>
            <draw:equation draw:name="f18" draw:formula="?f10 / ?f7"/>
            <draw:equation draw:name="f19" draw:formula="?f12 / ?f6"/>
            <draw:equation draw:name="f20" draw:formula="?f13 / ?f7"/>
            <draw:equation draw:name="f21" draw:formula="?f15 / ?f6"/>
            <draw:equation draw:name="f22" draw:formula="?f16 / ?f7"/>
            <draw:equation draw:name="f23" draw:formula="0 / ?f6"/>
            <draw:equation draw:name="f24" draw:formula="?f1 / ?f6"/>
            <draw:equation draw:name="f25" draw:formula="0 / ?f7"/>
            <draw:equation draw:name="f26" draw:formula="?f3 / ?f7"/>
          </draw:enhanced-geometry>
        </draw:custom-shape>
      </draw:g>
      <draw:frame draw:id="id97" presentation:style-name="a566" draw:name="Espace réservé d’image 25" svg:x="6.95789in" svg:y="2.81374in" svg:width="2.31654in" svg:height="2.22793in" presentation:class="graphic" presentation:placeholder="false">
        <draw:text-box>
          <text:list text:style-name="a565">
            <text:list-item>
              <text:p text:style-name="a564" text:class-names="" text:cond-style-name=""><text:span text:style-name="a562" text:class-names="">Cliquez sur l'icône pour ajouter une image</text:span><text:span text:style-name="a563" text:class-names=""/></text:p>
            </text:list-item>
          </text:list>
        </draw:text-box>
        <svg:title/>
        <svg:desc/>
      </draw:frame>
      <draw:frame draw:id="id98" presentation:style-name="a571" draw:name="Espace réservé d’image 25" svg:x="9.96503in" svg:y="2.81374in" svg:width="2.31654in" svg:height="2.22793in" presentation:class="graphic" presentation:placeholder="false">
        <draw:text-box>
          <text:list text:style-name="a570">
            <text:list-item>
              <text:p text:style-name="a569" text:class-names="" text:cond-style-name=""><text:span text:style-name="a567" text:class-names="">Cliquez sur l'icône pour ajouter une image</text:span><text:span text:style-name="a568" text:class-names=""/></text:p>
            </text:list-item>
          </text:list>
        </draw:text-box>
        <svg:title/>
        <svg:desc/>
      </draw:frame>
      <draw:frame draw:id="id99" presentation:style-name="a576" draw:name="Espace réservé de la date 1" svg:x="3.27222in" svg:y="6.925in" svg:width="1.43611in" svg:height="0.27083in" presentation:class="date-time" presentation:placeholder="false">
        <draw:text-box>
          <text:p text:style-name="a575" text:class-names="" text:cond-style-name=""><text:span text:style-name="a572" text:class-names=""><text:date text:fixed="false" style:data-style-name="a573">25 novembre 2020</text:date></text:span><text:span text:style-name="a574" text:class-names=""/></text:p>
        </draw:text-box>
        <svg:title/>
        <svg:desc/>
      </draw:frame>
      <draw:frame draw:id="id100" presentation:style-name="a579" draw:name="Espace réservé du pied de page 2" svg:x="1.63472in" svg:y="6.925in" svg:width="1.6375in" svg:height="0.27083in" presentation:class="footer" presentation:placeholder="false">
        <draw:text-box>
          <text:p text:style-name="a578" text:class-names="" text:cond-style-name=""><text:span text:style-name="a577" text:class-names="">Rapport annuel</text:span></text:p>
        </draw:text-box>
        <svg:title/>
        <svg:desc/>
      </draw:frame>
      <draw:frame draw:id="id101" presentation:style-name="a583" draw:name="Espace réservé du numéro de diapositive 3" svg:x="1.0625in" svg:y="6.925in" svg:width="0.57222in" svg:height="0.27083in" presentation:class="page-number" presentation:placeholder="false">
        <draw:text-box>
          <text:p text:style-name="a582" text:class-names="" text:cond-style-name=""><text:span text:style-name="a580" text:class-names=""><text:page-number style:num-format="1" text:fixed="false">‹N°›</text:page-number></text:span><text:span text:style-name="a581" text:class-names=""/></text:p>
        </draw:text-box>
        <svg:title/>
        <svg:desc/>
      </draw:frame>
      <presentation:notes style:page-layout-name="pageLayout2" draw:style-name="a639">
        <draw:frame draw:id="id5" presentation:style-name="a610" draw:name="Espace réservé de l’en-tête 1" svg:x="0in" svg:y="0in" svg:width="3.25in" svg:height="0.50174in" presentation:class="header" presentation:placeholder="false">
          <draw:text-box>
            <text:p text:style-name="a609" text:class-names="" text:cond-style-name=""><text:span text:style-name="a608" text:class-names=""/></text:p>
          </draw:text-box>
          <svg:title/>
          <svg:desc/>
        </draw:frame>
        <draw:frame draw:id="id6" presentation:style-name="a615" draw:name="Espace réservé de la date 2" svg:x="4.24826in" svg:y="0in" svg:width="3.25in" svg:height="0.50174in" presentation:class="date-time" presentation:placeholder="false">
          <draw:text-box>
            <text:p text:style-name="a614" text:class-names="" text:cond-style-name=""><text:span text:style-name="a611" text:class-names=""><text:date text:fixed="false" style:data-style-name="a612">25/11/2020</text:date></text:span><text:span text:style-name="a613" text:class-names=""/></text:p>
          </draw:text-box>
          <svg:title/>
          <svg:desc/>
        </draw:frame>
        <draw:page-thumbnail svg:x="0.75in" svg:y="1.25in" svg:width="6in" svg:height="3.375in" presentation:class="page" draw:id="id7" presentation:style-name="a616" draw:name="Espace réservé de l’image des diapositives 3">
          <svg:title/>
          <svg:desc/>
        </draw:page-thumbnail>
        <draw:frame draw:id="id8" presentation:style-name="a631" draw:name="Espace réservé des commentaires 4" svg:x="0.75in" svg:y="4.8125in" svg:width="6in" svg:height="3.9375in" presentation:class="notes" presentation:placeholder="false">
          <draw:text-box>
            <text:p text:style-name="a618" text:class-names="" text:cond-style-name=""><text:span text:style-name="a617" text:class-names="">Modifiez les styles du texte du masque</text:span></text:p>
            <text:list text:style-name="a621">
              <text:list-item>
                <text:list text:style-name="a621">
                  <text:list-item>
                    <text:p text:style-name="a620" text:class-names="" text:cond-style-name=""><text:span text:style-name="a619" text:class-names="">Deuxième niveau</text:span></text:p>
                  </text:list-item>
                </text:list>
              </text:list-item>
            </text:list>
            <text:list text:style-name="a624">
              <text:list-item>
                <text:list text:style-name="a624">
                  <text:list-item>
                    <text:list text:style-name="a624">
                      <text:list-item>
                        <text:p text:style-name="a623" text:class-names="" text:cond-style-name=""><text:span text:style-name="a622" text:class-names="">Troisième niveau</text:span></text:p>
                      </text:list-item>
                    </text:list>
                  </text:list-item>
                </text:list>
              </text:list-item>
            </text:list>
            <text:list text:style-name="a627">
              <text:list-item>
                <text:list text:style-name="a627">
                  <text:list-item>
                    <text:list text:style-name="a627">
                      <text:list-item>
                        <text:list text:style-name="a627">
                          <text:list-item>
                            <text:p text:style-name="a626" text:class-names="" text:cond-style-name=""><text:span text:style-name="a625" text:class-names="">Quatrième niveau</text:span></text:p>
                          </text:list-item>
                        </text:list>
                      </text:list-item>
                    </text:list>
                  </text:list-item>
                </text:list>
              </text:list-item>
            </text:list>
            <text:list text:style-name="a630">
              <text:list-item>
                <text:list text:style-name="a630">
                  <text:list-item>
                    <text:list text:style-name="a630">
                      <text:list-item>
                        <text:list text:style-name="a630">
                          <text:list-item>
                            <text:list text:style-name="a630">
                              <text:list-item>
                                <text:p text:style-name="a629" text:class-names="" text:cond-style-name=""><text:span text:style-name="a628" text:class-names="">Cinquième niveau</text:span></text:p>
                              </text:list-item>
                            </text:list>
                          </text:list-item>
                        </text:list>
                      </text:list-item>
                    </text:list>
                  </text:list-item>
                </text:list>
              </text:list-item>
            </text:list>
          </draw:text-box>
          <svg:title/>
          <svg:desc/>
        </draw:frame>
        <draw:frame draw:id="id9" presentation:style-name="a634" draw:name="Espace réservé du pied de page 5" svg:x="0in" svg:y="9.49826in" svg:width="3.25in" svg:height="0.50174in" presentation:class="footer" presentation:placeholder="false">
          <draw:text-box>
            <text:p text:style-name="a633" text:class-names="" text:cond-style-name=""><text:span text:style-name="a632" text:class-names=""/></text:p>
          </draw:text-box>
          <svg:title/>
          <svg:desc/>
        </draw:frame>
        <draw:frame draw:id="id10" presentation:style-name="a638" draw:name="Espace réservé du numéro de diapositive 6" svg:x="4.24826in" svg:y="9.49826in" svg:width="3.25in" svg:height="0.50174in" presentation:class="page-number" presentation:placeholder="false">
          <draw:text-box>
            <text:p text:style-name="a637" text:class-names="" text:cond-style-name=""><text:span text:style-name="a635" text:class-names=""><text:page-number style:num-format="1" text:fixed="false">‹N°›</text:page-number></text:span><text:span text:style-name="a636" text:class-names=""/></text:p>
          </draw:text-box>
          <svg:title/>
          <svg:desc/>
        </draw:frame>
      </presentation:notes>
    </style:master-page>
    <style:master-page style:name="Master1-Layout9-cust-Chronologie-" style:page-layout-name="pageLayout1" draw:style-name="a640">
      <draw:connector draw:type="line" svg:x1="1.14621in" svg:y1="2.42102in" svg:x2="1.14387in" svg:y2="4.42102in" draw:id="id110" draw:style-name="a641" draw:name="Connecteur droit 20">
        <svg:title/>
        <svg:desc/>
      </draw:connector>
      <draw:connector draw:type="line" svg:x1="6.77121in" svg:y1="2.42102in" svg:x2="6.75907in" svg:y2="4.42102in" draw:id="id111" draw:style-name="a642" draw:name="Connecteur droit 25">
        <svg:title/>
        <svg:desc/>
      </draw:connector>
      <draw:connector draw:type="line" svg:x1="9.56667in" svg:y1="4.27024in" svg:x2="9.56433in" svg:y2="6.27024in" draw:id="id112" draw:style-name="a643" draw:name="Connecteur droit 27">
        <svg:title/>
        <svg:desc/>
      </draw:connector>
      <draw:connector draw:type="line" svg:x1="3.95147in" svg:y1="4.26065in" svg:x2="3.94913in" svg:y2="6.26065in" draw:id="id113" draw:style-name="a644" draw:name="Connecteur droit 23">
        <svg:title/>
        <svg:desc/>
      </draw:connector>
      <draw:frame draw:id="id114" presentation:style-name="a647" draw:name="Titre 1" svg:x="1.05427in" svg:y="0.96135in" svg:width="5.40406in" svg:height="0.66805in" presentation:class="title" presentation:placeholder="false">
        <draw:text-box>
          <text:p text:style-name="a646" text:class-names="" text:cond-style-name=""><text:span text:style-name="a645" text:class-names="">Cliquez pour modifier<text:s text:c="1"/></text:span></text:p>
        </draw:text-box>
        <svg:title/>
        <svg:desc/>
      </draw:frame>
      <draw:frame draw:id="id115" presentation:style-name="a651" draw:name="Espace réservé du texte 29" svg:x="1.41837in" svg:y="3.2096in" svg:width="2.33333in" svg:height="0.40391in" presentation:class="outline" presentation:placeholder="false">
        <draw:text-box>
          <text:list text:style-name="a650">
            <text:list-item>
              <text:p text:style-name="a649" text:class-names="" text:cond-style-name=""><text:span text:style-name="a648" text:class-names="">Cliquez pour modifier les styles du texte du masque</text:span></text:p>
            </text:list-item>
          </text:list>
        </draw:text-box>
        <svg:title/>
        <svg:desc/>
      </draw:frame>
      <draw:frame draw:id="id116" presentation:style-name="a655" draw:name="Espace réservé du texte 29" svg:x="1.41837in" svg:y="2.80915in" svg:width="2.33333in" svg:height="0.22511in" presentation:class="outline" presentation:placeholder="false">
        <draw:text-box>
          <text:list text:style-name="a654">
            <text:list-item>
              <text:p text:style-name="a653" text:class-names="" text:cond-style-name=""><text:span text:style-name="a652" text:class-names="">Cliquez pour modifier les styles du texte du masque</text:span></text:p>
            </text:list-item>
          </text:list>
        </draw:text-box>
        <svg:title/>
        <svg:desc/>
      </draw:frame>
      <draw:frame draw:id="id117" presentation:style-name="a659" draw:name="Espace réservé du texte 29" svg:x="4.26268in" svg:y="5.56357in" svg:width="2.33333in" svg:height="0.40391in" presentation:class="outline" presentation:placeholder="false">
        <draw:text-box>
          <text:list text:style-name="a658">
            <text:list-item>
              <text:p text:style-name="a657" text:class-names="" text:cond-style-name=""><text:span text:style-name="a656" text:class-names="">Cliquez pour modifier les styles du texte du masque</text:span></text:p>
            </text:list-item>
          </text:list>
        </draw:text-box>
        <svg:title/>
        <svg:desc/>
      </draw:frame>
      <draw:frame draw:id="id118" presentation:style-name="a663" draw:name="Espace réservé du texte 29" svg:x="4.26268in" svg:y="5.14207in" svg:width="2.33333in" svg:height="0.22511in" presentation:class="outline" presentation:placeholder="false">
        <draw:text-box>
          <text:list text:style-name="a662">
            <text:list-item>
              <text:p text:style-name="a661" text:class-names="" text:cond-style-name=""><text:span text:style-name="a660" text:class-names="">Cliquez pour modifier les styles du texte du masque</text:span></text:p>
            </text:list-item>
          </text:list>
        </draw:text-box>
        <svg:title/>
        <svg:desc/>
      </draw:frame>
      <draw:frame draw:id="id119" presentation:style-name="a667" draw:name="Espace réservé du texte 29" svg:x="9.84439in" svg:y="5.56357in" svg:width="2.33333in" svg:height="0.40391in" presentation:class="outline" presentation:placeholder="false">
        <draw:text-box>
          <text:list text:style-name="a666">
            <text:list-item>
              <text:p text:style-name="a665" text:class-names="" text:cond-style-name=""><text:span text:style-name="a664" text:class-names="">Cliquez pour modifier les styles du texte du masque</text:span></text:p>
            </text:list-item>
          </text:list>
        </draw:text-box>
        <svg:title/>
        <svg:desc/>
      </draw:frame>
      <draw:frame draw:id="id120" presentation:style-name="a671" draw:name="Espace réservé du texte 29" svg:x="9.84439in" svg:y="5.14207in" svg:width="2.33333in" svg:height="0.22511in" presentation:class="outline" presentation:placeholder="false">
        <draw:text-box>
          <text:list text:style-name="a670">
            <text:list-item>
              <text:p text:style-name="a669" text:class-names="" text:cond-style-name=""><text:span text:style-name="a668" text:class-names="">Cliquez pour modifier les styles du texte du masque</text:span></text:p>
            </text:list-item>
          </text:list>
        </draw:text-box>
        <svg:title/>
        <svg:desc/>
      </draw:frame>
      <draw:frame draw:id="id121" presentation:style-name="a675" draw:name="Espace réservé du texte 29" svg:x="7.04084in" svg:y="3.2096in" svg:width="2.33333in" svg:height="0.40391in" presentation:class="outline" presentation:placeholder="false">
        <draw:text-box>
          <text:list text:style-name="a674">
            <text:list-item>
              <text:p text:style-name="a673" text:class-names="" text:cond-style-name=""><text:span text:style-name="a672" text:class-names="">Cliquez pour modifier les styles du texte du masque</text:span></text:p>
            </text:list-item>
          </text:list>
        </draw:text-box>
        <svg:title/>
        <svg:desc/>
      </draw:frame>
      <draw:frame draw:id="id122" presentation:style-name="a679" draw:name="Espace réservé du texte 29" svg:x="7.04084in" svg:y="2.80915in" svg:width="2.33333in" svg:height="0.22511in" presentation:class="outline" presentation:placeholder="false">
        <draw:text-box>
          <text:list text:style-name="a678">
            <text:list-item>
              <text:p text:style-name="a677" text:class-names="" text:cond-style-name=""><text:span text:style-name="a676" text:class-names="">Cliquez pour modifier les styles du texte du masque</text:span></text:p>
            </text:list-item>
          </text:list>
        </draw:text-box>
        <svg:title/>
        <svg:desc/>
      </draw:frame>
      <draw:connector draw:type="line" svg:x1="1.05828in" svg:y1="4.34031in" svg:x2="12.29568in" svg:y2="4.34031in" draw:id="id123" draw:style-name="a680" draw:name="Connecteur droit 7">
        <svg:title/>
        <svg:desc/>
      </draw:connector>
      <draw:custom-shape svg:x="1.0546in" svg:y="4.24676in" svg:width="0.17856in" svg:height="0.17856in" draw:id="id124" draw:style-name="a683" draw:name="Rectangle 43">
        <svg:title/>
        <svg:desc/>
        <text:p text:style-name="a682" text:class-names="" text:cond-style-name=""><text:span text:style-name="a681" text:class-names=""/></text:p>
        <draw:enhanced-geometry xmlns:dr3d="urn:oasis:names:tc:opendocument:xmlns:dr3d:1.0" draw:type="non-primitive" svg:viewBox="0 0 21600 21600" draw:enhanced-path="M 0 0 L 21600 0 21600 21600 0 21600 Z N"/>
      </draw:custom-shape>
      <draw:custom-shape svg:x="3.86219in" svg:y="4.25636in" svg:width="0.17856in" svg:height="0.17856in" draw:id="id125" draw:style-name="a686" draw:name="Rectangle 46">
        <svg:title/>
        <svg:desc/>
        <text:p text:style-name="a685" text:class-names="" text:cond-style-name=""><text:span text:style-name="a684" text:class-names=""/></text:p>
        <draw:enhanced-geometry xmlns:dr3d="urn:oasis:names:tc:opendocument:xmlns:dr3d:1.0" draw:type="non-primitive" svg:viewBox="0 0 21600 21600" draw:enhanced-path="M 0 0 L 21600 0 21600 21600 0 21600 Z N"/>
      </draw:custom-shape>
      <draw:custom-shape svg:x="6.66979in" svg:y="4.24676in" svg:width="0.17856in" svg:height="0.17856in" draw:id="id126" draw:style-name="a689" draw:name="Rectangle 26">
        <svg:title/>
        <svg:desc/>
        <text:p text:style-name="a688" text:class-names="" text:cond-style-name=""><text:span text:style-name="a687" text:class-names=""/></text:p>
        <draw:enhanced-geometry xmlns:dr3d="urn:oasis:names:tc:opendocument:xmlns:dr3d:1.0" draw:type="non-primitive" svg:viewBox="0 0 21600 21600" draw:enhanced-path="M 0 0 L 21600 0 21600 21600 0 21600 Z N"/>
      </draw:custom-shape>
      <draw:custom-shape svg:x="9.47739in" svg:y="4.25636in" svg:width="0.17856in" svg:height="0.17856in" draw:id="id127" draw:style-name="a692" draw:name="Rectangle 28">
        <svg:title/>
        <svg:desc/>
        <text:p text:style-name="a691" text:class-names="" text:cond-style-name=""><text:span text:style-name="a690" text:class-names=""/></text:p>
        <draw:enhanced-geometry xmlns:dr3d="urn:oasis:names:tc:opendocument:xmlns:dr3d:1.0" draw:type="non-primitive" svg:viewBox="0 0 21600 21600" draw:enhanced-path="M 0 0 L 21600 0 21600 21600 0 21600 Z N"/>
      </draw:custom-shape>
      <draw:frame draw:id="id128" presentation:style-name="a697" draw:name="Espace réservé de la date 1" svg:x="3.27222in" svg:y="6.925in" svg:width="1.43611in" svg:height="0.27083in" presentation:class="date-time" presentation:placeholder="false">
        <draw:text-box>
          <text:p text:style-name="a696" text:class-names="" text:cond-style-name=""><text:span text:style-name="a693" text:class-names=""><text:date text:fixed="false" style:data-style-name="a694">25 novembre 2020</text:date></text:span><text:span text:style-name="a695" text:class-names=""/></text:p>
        </draw:text-box>
        <svg:title/>
        <svg:desc/>
      </draw:frame>
      <draw:frame draw:id="id129" presentation:style-name="a700" draw:name="Espace réservé du pied de page 2" svg:x="1.63472in" svg:y="6.925in" svg:width="1.6375in" svg:height="0.27083in" presentation:class="footer" presentation:placeholder="false">
        <draw:text-box>
          <text:p text:style-name="a699" text:class-names="" text:cond-style-name=""><text:span text:style-name="a698" text:class-names="">Rapport annuel</text:span></text:p>
        </draw:text-box>
        <svg:title/>
        <svg:desc/>
      </draw:frame>
      <draw:frame draw:id="id130" presentation:style-name="a704" draw:name="Espace réservé du numéro de diapositive 3" svg:x="1.0625in" svg:y="6.925in" svg:width="0.57222in" svg:height="0.27083in" presentation:class="page-number" presentation:placeholder="false">
        <draw:text-box>
          <text:p text:style-name="a703" text:class-names="" text:cond-style-name=""><text:span text:style-name="a701" text:class-names=""><text:page-number style:num-format="1" text:fixed="false">‹N°›</text:page-number></text:span><text:span text:style-name="a702" text:class-names=""/></text:p>
        </draw:text-box>
        <svg:title/>
        <svg:desc/>
      </draw:frame>
      <presentation:notes style:page-layout-name="pageLayout2" draw:style-name="a736">
        <draw:frame draw:id="id5" presentation:style-name="a707" draw:name="Espace réservé de l’en-tête 1" svg:x="0in" svg:y="0in" svg:width="3.25in" svg:height="0.50174in" presentation:class="header" presentation:placeholder="false">
          <draw:text-box>
            <text:p text:style-name="a706" text:class-names="" text:cond-style-name=""><text:span text:style-name="a705" text:class-names=""/></text:p>
          </draw:text-box>
          <svg:title/>
          <svg:desc/>
        </draw:frame>
        <draw:frame draw:id="id6" presentation:style-name="a712" draw:name="Espace réservé de la date 2" svg:x="4.24826in" svg:y="0in" svg:width="3.25in" svg:height="0.50174in" presentation:class="date-time" presentation:placeholder="false">
          <draw:text-box>
            <text:p text:style-name="a711" text:class-names="" text:cond-style-name=""><text:span text:style-name="a708" text:class-names=""><text:date text:fixed="false" style:data-style-name="a709">25/11/2020</text:date></text:span><text:span text:style-name="a710" text:class-names=""/></text:p>
          </draw:text-box>
          <svg:title/>
          <svg:desc/>
        </draw:frame>
        <draw:page-thumbnail svg:x="0.75in" svg:y="1.25in" svg:width="6in" svg:height="3.375in" presentation:class="page" draw:id="id7" presentation:style-name="a713" draw:name="Espace réservé de l’image des diapositives 3">
          <svg:title/>
          <svg:desc/>
        </draw:page-thumbnail>
        <draw:frame draw:id="id8" presentation:style-name="a728" draw:name="Espace réservé des commentaires 4" svg:x="0.75in" svg:y="4.8125in" svg:width="6in" svg:height="3.9375in" presentation:class="notes" presentation:placeholder="false">
          <draw:text-box>
            <text:p text:style-name="a715" text:class-names="" text:cond-style-name=""><text:span text:style-name="a714" text:class-names="">Modifiez les styles du texte du masque</text:span></text:p>
            <text:list text:style-name="a718">
              <text:list-item>
                <text:list text:style-name="a718">
                  <text:list-item>
                    <text:p text:style-name="a717" text:class-names="" text:cond-style-name=""><text:span text:style-name="a716" text:class-names="">Deuxième niveau</text:span></text:p>
                  </text:list-item>
                </text:list>
              </text:list-item>
            </text:list>
            <text:list text:style-name="a721">
              <text:list-item>
                <text:list text:style-name="a721">
                  <text:list-item>
                    <text:list text:style-name="a721">
                      <text:list-item>
                        <text:p text:style-name="a720" text:class-names="" text:cond-style-name=""><text:span text:style-name="a719" text:class-names="">Troisième niveau</text:span></text:p>
                      </text:list-item>
                    </text:list>
                  </text:list-item>
                </text:list>
              </text:list-item>
            </text:list>
            <text:list text:style-name="a724">
              <text:list-item>
                <text:list text:style-name="a724">
                  <text:list-item>
                    <text:list text:style-name="a724">
                      <text:list-item>
                        <text:list text:style-name="a724">
                          <text:list-item>
                            <text:p text:style-name="a723" text:class-names="" text:cond-style-name=""><text:span text:style-name="a722" text:class-names="">Quatrième niveau</text:span></text:p>
                          </text:list-item>
                        </text:list>
                      </text:list-item>
                    </text:list>
                  </text:list-item>
                </text:list>
              </text:list-item>
            </text:list>
            <text:list text:style-name="a727">
              <text:list-item>
                <text:list text:style-name="a727">
                  <text:list-item>
                    <text:list text:style-name="a727">
                      <text:list-item>
                        <text:list text:style-name="a727">
                          <text:list-item>
                            <text:list text:style-name="a727">
                              <text:list-item>
                                <text:p text:style-name="a726" text:class-names="" text:cond-style-name=""><text:span text:style-name="a725" text:class-names="">Cinquième niveau</text:span></text:p>
                              </text:list-item>
                            </text:list>
                          </text:list-item>
                        </text:list>
                      </text:list-item>
                    </text:list>
                  </text:list-item>
                </text:list>
              </text:list-item>
            </text:list>
          </draw:text-box>
          <svg:title/>
          <svg:desc/>
        </draw:frame>
        <draw:frame draw:id="id9" presentation:style-name="a731" draw:name="Espace réservé du pied de page 5" svg:x="0in" svg:y="9.49826in" svg:width="3.25in" svg:height="0.50174in" presentation:class="footer" presentation:placeholder="false">
          <draw:text-box>
            <text:p text:style-name="a730" text:class-names="" text:cond-style-name=""><text:span text:style-name="a729" text:class-names=""/></text:p>
          </draw:text-box>
          <svg:title/>
          <svg:desc/>
        </draw:frame>
        <draw:frame draw:id="id10" presentation:style-name="a735" draw:name="Espace réservé du numéro de diapositive 6" svg:x="4.24826in" svg:y="9.49826in" svg:width="3.25in" svg:height="0.50174in" presentation:class="page-number" presentation:placeholder="false">
          <draw:text-box>
            <text:p text:style-name="a734" text:class-names="" text:cond-style-name=""><text:span text:style-name="a732" text:class-names=""><text:page-number style:num-format="1" text:fixed="false">‹N°›</text:page-number></text:span><text:span text:style-name="a733" text:class-names=""/></text:p>
          </draw:text-box>
          <svg:title/>
          <svg:desc/>
        </draw:frame>
      </presentation:notes>
    </style:master-page>
    <style:master-page style:name="Master1-Layout10-cust-2-col" style:page-layout-name="pageLayout1" draw:style-name="a737">
      <draw:g draw:name="Groupe 18" draw:id="id131">
        <svg:title/>
        <svg:desc/>
        <draw:custom-shape svg:width="1.63089in" svg:height="2.17451in" draw:id="id142" draw:style-name="a774" draw:transform="translate(-0.81544in -1.08726in) rotate(-1.5708) translate(2.14899in 6.68604in)" draw:name="Forme libre 19">
          <svg:title/>
          <svg:desc/>
          <text:p text:style-name="a773" text:class-names="" text:cond-style-name=""><text:span text:style-name="a772" text:class-names=""/></text:p>
          <draw:enhanced-geometry xmlns:dr3d="urn:oasis:names:tc:opendocument:xmlns:dr3d:1.0" draw:type="non-primitive" svg:viewBox="0 0 1789 2386" draw:enhanced-path="M 0 0 L 0 1194 1192 2386 1789 1789 0 0 Z N" draw:text-areas="?f22 ?f24 ?f23 ?f25" draw:glue-points="?f15 ?f16 ?f15 ?f17 ?f18 ?f19 ?f20 ?f21 ?f15 ?f16" draw:glue-point-leaving-directions="-90, -90, -90, -90, -9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9"/>
            <draw:equation draw:name="f7" draw:formula="?f4 / 2386"/>
            <draw:equation draw:name="f8" draw:formula="0 * ?f5 / 1789"/>
            <draw:equation draw:name="f9" draw:formula="12290 * ?f4 / 2386"/>
            <draw:equation draw:name="f10" draw:formula="13484 * ?f4 / 2386"/>
            <draw:equation draw:name="f11" draw:formula="1192 * ?f5 / 1789"/>
            <draw:equation draw:name="f12" draw:formula="14676 * ?f4 / 2386"/>
            <draw:equation draw:name="f13" draw:formula="1789 * ?f5 / 1789"/>
            <draw:equation draw:name="f14" draw:formula="14079 * ?f4 / 2386"/>
            <draw:equation draw:name="f15" draw:formula="?f8 / ?f6"/>
            <draw:equation draw:name="f16" draw:formula="?f9 / ?f7"/>
            <draw:equation draw:name="f17" draw:formula="?f10 / ?f7"/>
            <draw:equation draw:name="f18" draw:formula="?f11 / ?f6"/>
            <draw:equation draw:name="f19" draw:formula="?f12 / ?f7"/>
            <draw:equation draw:name="f20" draw:formula="?f13 / ?f6"/>
            <draw:equation draw:name="f21" draw:formula="?f14 / ?f7"/>
            <draw:equation draw:name="f22" draw:formula="0 / ?f6"/>
            <draw:equation draw:name="f23" draw:formula="?f1 / ?f6"/>
            <draw:equation draw:name="f24" draw:formula="0 / ?f7"/>
            <draw:equation draw:name="f25" draw:formula="?f3 / ?f7"/>
          </draw:enhanced-geometry>
        </draw:custom-shape>
        <draw:custom-shape svg:width="1.0593in" svg:height="1.059in" draw:id="id143" draw:style-name="a777" draw:transform="translate(-0.52965in -0.5295in) rotate(-1.5708) translate(0.5295in 6.97183in)" draw:name="Forme libre 20">
          <svg:title/>
          <svg:desc/>
          <text:p text:style-name="a776" text:class-names="" text:cond-style-name=""><text:span text:style-name="a775" text:class-names=""/></text:p>
          <draw:enhanced-geometry xmlns:dr3d="urn:oasis:names:tc:opendocument:xmlns:dr3d:1.0" draw:type="non-primitive" svg:viewBox="0 0 1162 1162" draw:enhanced-path="M 0 0 L 0 1161 1161 1161 0 0 Z N" draw:text-areas="?f16 ?f18 ?f17 ?f19" draw:glue-points="?f12 ?f13 ?f12 ?f14 ?f15 ?f14 ?f12 ?f13" draw:glue-point-leaving-directions="-90, -90, -90, -9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62"/>
            <draw:equation draw:name="f7" draw:formula="?f4 / 1162"/>
            <draw:equation draw:name="f8" draw:formula="0 * ?f5 / 1162"/>
            <draw:equation draw:name="f9" draw:formula="14679 * ?f4 / 1162"/>
            <draw:equation draw:name="f10" draw:formula="15840 * ?f4 / 1162"/>
            <draw:equation draw:name="f11" draw:formula="1161 * ?f5 / 1162"/>
            <draw:equation draw:name="f12" draw:formula="?f8 / ?f6"/>
            <draw:equation draw:name="f13" draw:formula="?f9 / ?f7"/>
            <draw:equation draw:name="f14" draw:formula="?f10 / ?f7"/>
            <draw:equation draw:name="f15" draw:formula="?f11 / ?f6"/>
            <draw:equation draw:name="f16" draw:formula="0 / ?f6"/>
            <draw:equation draw:name="f17" draw:formula="?f1 / ?f6"/>
            <draw:equation draw:name="f18" draw:formula="0 / ?f7"/>
            <draw:equation draw:name="f19" draw:formula="?f3 / ?f7"/>
          </draw:enhanced-geometry>
        </draw:custom-shape>
        <draw:custom-shape svg:width="2.12316in" svg:height="1.06174in" draw:id="id144" draw:style-name="a780" draw:transform="translate(-1.06158in -0.53087in) rotate(-1.5708) translate(0.53087in 5.32682in)" draw:name="Forme libre 21">
          <svg:title/>
          <svg:desc/>
          <text:p text:style-name="a779" text:class-names="" text:cond-style-name=""><text:span text:style-name="a778" text:class-names=""/></text:p>
          <draw:enhanced-geometry xmlns:dr3d="urn:oasis:names:tc:opendocument:xmlns:dr3d:1.0" draw:type="non-primitive" svg:viewBox="0 0 2329 1165" draw:enhanced-path="M 2329 1164 L 1165 0 0 1164 2329 1164 N" draw:text-areas="?f21 ?f23 ?f22 ?f24" draw:glue-points="?f16 ?f17 ?f18 ?f19 ?f20 ?f17 ?f16 ?f17" draw:glue-point-leaving-directions="-90, -90, -90, -9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29"/>
            <draw:equation draw:name="f7" draw:formula="?f4 / 1165"/>
            <draw:equation draw:name="f8" draw:formula="0 + 3550 - 1221"/>
            <draw:equation draw:name="f9" draw:formula="?f8 * ?f5 / 2329"/>
            <draw:equation draw:name="f10" draw:formula="15840 * ?f4 / 1165"/>
            <draw:equation draw:name="f11" draw:formula="0 + 2386 - 1221"/>
            <draw:equation draw:name="f12" draw:formula="?f11 * ?f5 / 2329"/>
            <draw:equation draw:name="f13" draw:formula="14676 * ?f4 / 1165"/>
            <draw:equation draw:name="f14" draw:formula="0 + 1221 - 1221"/>
            <draw:equation draw:name="f15" draw:formula="?f14 * ?f5 / 2329"/>
            <draw:equation draw:name="f16" draw:formula="?f9 / ?f6"/>
            <draw:equation draw:name="f17" draw:formula="?f10 / ?f7"/>
            <draw:equation draw:name="f18" draw:formula="?f12 / ?f6"/>
            <draw:equation draw:name="f19" draw:formula="?f13 / ?f7"/>
            <draw:equation draw:name="f20" draw:formula="?f15 / ?f6"/>
            <draw:equation draw:name="f21" draw:formula="0 / ?f6"/>
            <draw:equation draw:name="f22" draw:formula="?f1 / ?f6"/>
            <draw:equation draw:name="f23" draw:formula="0 / ?f7"/>
            <draw:equation draw:name="f24" draw:formula="?f3 / ?f7"/>
          </draw:enhanced-geometry>
        </draw:custom-shape>
      </draw:g>
      <draw:frame draw:id="id132" presentation:style-name="a741" draw:name="Titre 1" svg:x="1.05427in" svg:y="0.96135in" svg:width="5.40406in" svg:height="0.66805in" presentation:class="title" presentation:placeholder="false">
        <draw:text-box>
          <text:p text:style-name="a740" text:class-names="" text:cond-style-name=""><text:span text:style-name="a738" text:class-names="">Modifiez le style du titre</text:span><text:span text:style-name="a739" text:class-names=""/></text:p>
        </draw:text-box>
        <svg:title/>
        <svg:desc/>
      </draw:frame>
      <draw:connector draw:type="line" svg:x1="1.04167in" svg:y1="2.12063in" svg:x2="3.375in" svg:y2="2.125in" draw:id="id133" draw:style-name="a742" draw:name="Connecteur droit 32">
        <svg:title/>
        <svg:desc/>
      </draw:connector>
      <draw:frame draw:id="id134" presentation:style-name="a746" draw:name="Espace réservé du texte 2" svg:x="1.05427in" svg:y="2.51639in" svg:width="5.27907in" svg:height="0.44206in" presentation:class="outline" presentation:placeholder="false">
        <draw:text-box>
          <text:list text:style-name="a745">
            <text:list-item>
              <text:p text:style-name="a744" text:class-names="" text:cond-style-name=""><text:span text:style-name="a743" text:class-names="">Cliquez pour modifier les styles du texte du masque</text:span></text:p>
            </text:list-item>
          </text:list>
        </draw:text-box>
        <svg:title/>
        <svg:desc/>
      </draw:frame>
      <draw:frame draw:id="id135" presentation:style-name="a750" draw:name="Espace réservé du texte 2" svg:x="6.95833in" svg:y="2.51639in" svg:width="5.21088in" svg:height="0.44206in" presentation:class="outline" presentation:placeholder="false">
        <draw:text-box>
          <text:list text:style-name="a749">
            <text:list-item>
              <text:p text:style-name="a748" text:class-names="" text:cond-style-name=""><text:span text:style-name="a747" text:class-names="">Cliquez pour modifier les styles du texte du masque</text:span></text:p>
            </text:list-item>
          </text:list>
        </draw:text-box>
        <svg:title/>
        <svg:desc/>
      </draw:frame>
      <draw:frame draw:id="id136" presentation:style-name="a754" draw:name="Espace réservé du contenu 3" svg:x="1.05427in" svg:y="3.06118in" svg:width="5.27907in" svg:height="2.12395in" presentation:class="object" presentation:placeholder="false">
        <draw:text-box>
          <text:list text:style-name="a753">
            <text:list-item>
              <text:p text:style-name="a752" text:class-names="" text:cond-style-name=""><text:span text:style-name="a751" text:class-names="">Cliquez pour modifier les styles du texte du masque</text:span></text:p>
            </text:list-item>
          </text:list>
        </draw:text-box>
        <svg:title/>
        <svg:desc/>
      </draw:frame>
      <draw:frame draw:id="id137" presentation:style-name="a758" draw:name="Espace réservé du contenu 3" svg:x="6.95833in" svg:y="3.06118in" svg:width="5.20149in" svg:height="2.12395in" presentation:class="object" presentation:placeholder="false">
        <draw:text-box>
          <text:list text:style-name="a757">
            <text:list-item>
              <text:p text:style-name="a756" text:class-names="" text:cond-style-name=""><text:span text:style-name="a755" text:class-names="">Cliquez pour modifier les styles du texte du masque</text:span></text:p>
            </text:list-item>
          </text:list>
        </draw:text-box>
        <svg:title/>
        <svg:desc/>
      </draw:frame>
      <draw:connector draw:type="line" svg:x1="6.95833in" svg:y1="2.12063in" svg:x2="9.29167in" svg:y2="2.125in" draw:id="id138" draw:style-name="a759" draw:name="Connecteur droit 14">
        <svg:title/>
        <svg:desc/>
      </draw:connector>
      <draw:frame draw:id="id139" presentation:style-name="a764" draw:name="Espace réservé de la date 1" svg:x="3.27222in" svg:y="6.925in" svg:width="1.43611in" svg:height="0.27083in" presentation:class="date-time" presentation:placeholder="false">
        <draw:text-box>
          <text:p text:style-name="a763" text:class-names="" text:cond-style-name=""><text:span text:style-name="a760" text:class-names=""><text:date text:fixed="false" style:data-style-name="a761">25 novembre 2020</text:date></text:span><text:span text:style-name="a762" text:class-names=""/></text:p>
        </draw:text-box>
        <svg:title/>
        <svg:desc/>
      </draw:frame>
      <draw:frame draw:id="id140" presentation:style-name="a767" draw:name="Espace réservé du pied de page 2" svg:x="1.63472in" svg:y="6.925in" svg:width="1.6375in" svg:height="0.27083in" presentation:class="footer" presentation:placeholder="false">
        <draw:text-box>
          <text:p text:style-name="a766" text:class-names="" text:cond-style-name=""><text:span text:style-name="a765" text:class-names="">Rapport annuel</text:span></text:p>
        </draw:text-box>
        <svg:title/>
        <svg:desc/>
      </draw:frame>
      <draw:frame draw:id="id141" presentation:style-name="a771" draw:name="Espace réservé du numéro de diapositive 3" svg:x="1.0625in" svg:y="6.925in" svg:width="0.57222in" svg:height="0.27083in" presentation:class="page-number" presentation:placeholder="false">
        <draw:text-box>
          <text:p text:style-name="a770" text:class-names="" text:cond-style-name=""><text:span text:style-name="a768" text:class-names=""><text:page-number style:num-format="1" text:fixed="false">‹N°›</text:page-number></text:span><text:span text:style-name="a769" text:class-names=""/></text:p>
        </draw:text-box>
        <svg:title/>
        <svg:desc/>
      </draw:frame>
      <presentation:notes style:page-layout-name="pageLayout2" draw:style-name="a812">
        <draw:frame draw:id="id5" presentation:style-name="a783" draw:name="Espace réservé de l’en-tête 1" svg:x="0in" svg:y="0in" svg:width="3.25in" svg:height="0.50174in" presentation:class="header" presentation:placeholder="false">
          <draw:text-box>
            <text:p text:style-name="a782" text:class-names="" text:cond-style-name=""><text:span text:style-name="a781" text:class-names=""/></text:p>
          </draw:text-box>
          <svg:title/>
          <svg:desc/>
        </draw:frame>
        <draw:frame draw:id="id6" presentation:style-name="a788" draw:name="Espace réservé de la date 2" svg:x="4.24826in" svg:y="0in" svg:width="3.25in" svg:height="0.50174in" presentation:class="date-time" presentation:placeholder="false">
          <draw:text-box>
            <text:p text:style-name="a787" text:class-names="" text:cond-style-name=""><text:span text:style-name="a784" text:class-names=""><text:date text:fixed="false" style:data-style-name="a785">25/11/2020</text:date></text:span><text:span text:style-name="a786" text:class-names=""/></text:p>
          </draw:text-box>
          <svg:title/>
          <svg:desc/>
        </draw:frame>
        <draw:page-thumbnail svg:x="0.75in" svg:y="1.25in" svg:width="6in" svg:height="3.375in" presentation:class="page" draw:id="id7" presentation:style-name="a789" draw:name="Espace réservé de l’image des diapositives 3">
          <svg:title/>
          <svg:desc/>
        </draw:page-thumbnail>
        <draw:frame draw:id="id8" presentation:style-name="a804" draw:name="Espace réservé des commentaires 4" svg:x="0.75in" svg:y="4.8125in" svg:width="6in" svg:height="3.9375in" presentation:class="notes" presentation:placeholder="false">
          <draw:text-box>
            <text:p text:style-name="a791" text:class-names="" text:cond-style-name=""><text:span text:style-name="a790" text:class-names="">Modifiez les styles du texte du masque</text:span></text:p>
            <text:list text:style-name="a794">
              <text:list-item>
                <text:list text:style-name="a794">
                  <text:list-item>
                    <text:p text:style-name="a793" text:class-names="" text:cond-style-name=""><text:span text:style-name="a792" text:class-names="">Deuxième niveau</text:span></text:p>
                  </text:list-item>
                </text:list>
              </text:list-item>
            </text:list>
            <text:list text:style-name="a797">
              <text:list-item>
                <text:list text:style-name="a797">
                  <text:list-item>
                    <text:list text:style-name="a797">
                      <text:list-item>
                        <text:p text:style-name="a796" text:class-names="" text:cond-style-name=""><text:span text:style-name="a795" text:class-names="">Troisième niveau</text:span></text:p>
                      </text:list-item>
                    </text:list>
                  </text:list-item>
                </text:list>
              </text:list-item>
            </text:list>
            <text:list text:style-name="a800">
              <text:list-item>
                <text:list text:style-name="a800">
                  <text:list-item>
                    <text:list text:style-name="a800">
                      <text:list-item>
                        <text:list text:style-name="a800">
                          <text:list-item>
                            <text:p text:style-name="a799" text:class-names="" text:cond-style-name=""><text:span text:style-name="a798" text:class-names="">Quatrième niveau</text:span></text:p>
                          </text:list-item>
                        </text:list>
                      </text:list-item>
                    </text:list>
                  </text:list-item>
                </text:list>
              </text:list-item>
            </text:list>
            <text:list text:style-name="a803">
              <text:list-item>
                <text:list text:style-name="a803">
                  <text:list-item>
                    <text:list text:style-name="a803">
                      <text:list-item>
                        <text:list text:style-name="a803">
                          <text:list-item>
                            <text:list text:style-name="a803">
                              <text:list-item>
                                <text:p text:style-name="a802" text:class-names="" text:cond-style-name=""><text:span text:style-name="a801" text:class-names="">Cinquième niveau</text:span></text:p>
                              </text:list-item>
                            </text:list>
                          </text:list-item>
                        </text:list>
                      </text:list-item>
                    </text:list>
                  </text:list-item>
                </text:list>
              </text:list-item>
            </text:list>
          </draw:text-box>
          <svg:title/>
          <svg:desc/>
        </draw:frame>
        <draw:frame draw:id="id9" presentation:style-name="a807" draw:name="Espace réservé du pied de page 5" svg:x="0in" svg:y="9.49826in" svg:width="3.25in" svg:height="0.50174in" presentation:class="footer" presentation:placeholder="false">
          <draw:text-box>
            <text:p text:style-name="a806" text:class-names="" text:cond-style-name=""><text:span text:style-name="a805" text:class-names=""/></text:p>
          </draw:text-box>
          <svg:title/>
          <svg:desc/>
        </draw:frame>
        <draw:frame draw:id="id10" presentation:style-name="a811" draw:name="Espace réservé du numéro de diapositive 6" svg:x="4.24826in" svg:y="9.49826in" svg:width="3.25in" svg:height="0.50174in" presentation:class="page-number" presentation:placeholder="false">
          <draw:text-box>
            <text:p text:style-name="a810" text:class-names="" text:cond-style-name=""><text:span text:style-name="a808" text:class-names=""><text:page-number style:num-format="1" text:fixed="false">‹N°›</text:page-number></text:span><text:span text:style-name="a809" text:class-names=""/></text:p>
          </draw:text-box>
          <svg:title/>
          <svg:desc/>
        </draw:frame>
      </presentation:notes>
    </style:master-page>
    <style:master-page style:name="Master1-Layout11-cust-3 col" style:page-layout-name="pageLayout1" draw:style-name="a813">
      <draw:g draw:name="Groupe 36" draw:id="id145">
        <svg:title/>
        <svg:desc/>
        <draw:custom-shape svg:width="1.63089in" svg:height="2.17451in" draw:id="id159" draw:style-name="a859" draw:transform="translate(-0.81544in -1.08726in) rotate(-1.5708) translate(2.14899in 6.68604in)" draw:name="Forme libre 37">
          <svg:title/>
          <svg:desc/>
          <text:p text:style-name="a858" text:class-names="" text:cond-style-name=""><text:span text:style-name="a857" text:class-names=""/></text:p>
          <draw:enhanced-geometry xmlns:dr3d="urn:oasis:names:tc:opendocument:xmlns:dr3d:1.0" draw:type="non-primitive" svg:viewBox="0 0 1789 2386" draw:enhanced-path="M 0 0 L 0 1194 1192 2386 1789 1789 0 0 Z N" draw:text-areas="?f22 ?f24 ?f23 ?f25" draw:glue-points="?f15 ?f16 ?f15 ?f17 ?f18 ?f19 ?f20 ?f21 ?f15 ?f16" draw:glue-point-leaving-directions="-90, -90, -90, -90, -9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9"/>
            <draw:equation draw:name="f7" draw:formula="?f4 / 2386"/>
            <draw:equation draw:name="f8" draw:formula="0 * ?f5 / 1789"/>
            <draw:equation draw:name="f9" draw:formula="12290 * ?f4 / 2386"/>
            <draw:equation draw:name="f10" draw:formula="13484 * ?f4 / 2386"/>
            <draw:equation draw:name="f11" draw:formula="1192 * ?f5 / 1789"/>
            <draw:equation draw:name="f12" draw:formula="14676 * ?f4 / 2386"/>
            <draw:equation draw:name="f13" draw:formula="1789 * ?f5 / 1789"/>
            <draw:equation draw:name="f14" draw:formula="14079 * ?f4 / 2386"/>
            <draw:equation draw:name="f15" draw:formula="?f8 / ?f6"/>
            <draw:equation draw:name="f16" draw:formula="?f9 / ?f7"/>
            <draw:equation draw:name="f17" draw:formula="?f10 / ?f7"/>
            <draw:equation draw:name="f18" draw:formula="?f11 / ?f6"/>
            <draw:equation draw:name="f19" draw:formula="?f12 / ?f7"/>
            <draw:equation draw:name="f20" draw:formula="?f13 / ?f6"/>
            <draw:equation draw:name="f21" draw:formula="?f14 / ?f7"/>
            <draw:equation draw:name="f22" draw:formula="0 / ?f6"/>
            <draw:equation draw:name="f23" draw:formula="?f1 / ?f6"/>
            <draw:equation draw:name="f24" draw:formula="0 / ?f7"/>
            <draw:equation draw:name="f25" draw:formula="?f3 / ?f7"/>
          </draw:enhanced-geometry>
        </draw:custom-shape>
        <draw:custom-shape svg:width="1.0593in" svg:height="1.059in" draw:id="id160" draw:style-name="a862" draw:transform="translate(-0.52965in -0.5295in) rotate(-1.5708) translate(0.5295in 6.97183in)" draw:name="Forme libre 38">
          <svg:title/>
          <svg:desc/>
          <text:p text:style-name="a861" text:class-names="" text:cond-style-name=""><text:span text:style-name="a860" text:class-names=""/></text:p>
          <draw:enhanced-geometry xmlns:dr3d="urn:oasis:names:tc:opendocument:xmlns:dr3d:1.0" draw:type="non-primitive" svg:viewBox="0 0 1162 1162" draw:enhanced-path="M 0 0 L 0 1161 1161 1161 0 0 Z N" draw:text-areas="?f16 ?f18 ?f17 ?f19" draw:glue-points="?f12 ?f13 ?f12 ?f14 ?f15 ?f14 ?f12 ?f13" draw:glue-point-leaving-directions="-90, -90, -90, -9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62"/>
            <draw:equation draw:name="f7" draw:formula="?f4 / 1162"/>
            <draw:equation draw:name="f8" draw:formula="0 * ?f5 / 1162"/>
            <draw:equation draw:name="f9" draw:formula="14679 * ?f4 / 1162"/>
            <draw:equation draw:name="f10" draw:formula="15840 * ?f4 / 1162"/>
            <draw:equation draw:name="f11" draw:formula="1161 * ?f5 / 1162"/>
            <draw:equation draw:name="f12" draw:formula="?f8 / ?f6"/>
            <draw:equation draw:name="f13" draw:formula="?f9 / ?f7"/>
            <draw:equation draw:name="f14" draw:formula="?f10 / ?f7"/>
            <draw:equation draw:name="f15" draw:formula="?f11 / ?f6"/>
            <draw:equation draw:name="f16" draw:formula="0 / ?f6"/>
            <draw:equation draw:name="f17" draw:formula="?f1 / ?f6"/>
            <draw:equation draw:name="f18" draw:formula="0 / ?f7"/>
            <draw:equation draw:name="f19" draw:formula="?f3 / ?f7"/>
          </draw:enhanced-geometry>
        </draw:custom-shape>
        <draw:custom-shape svg:width="2.12316in" svg:height="1.06174in" draw:id="id161" draw:style-name="a865" draw:transform="translate(-1.06158in -0.53087in) rotate(-1.5708) translate(0.53087in 5.32682in)" draw:name="Forme libre 39">
          <svg:title/>
          <svg:desc/>
          <text:p text:style-name="a864" text:class-names="" text:cond-style-name=""><text:span text:style-name="a863" text:class-names=""/></text:p>
          <draw:enhanced-geometry xmlns:dr3d="urn:oasis:names:tc:opendocument:xmlns:dr3d:1.0" draw:type="non-primitive" svg:viewBox="0 0 2329 1165" draw:enhanced-path="M 2329 1164 L 1165 0 0 1164 2329 1164 N" draw:text-areas="?f21 ?f23 ?f22 ?f24" draw:glue-points="?f16 ?f17 ?f18 ?f19 ?f20 ?f17 ?f16 ?f17" draw:glue-point-leaving-directions="-90, -90, -90, -9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29"/>
            <draw:equation draw:name="f7" draw:formula="?f4 / 1165"/>
            <draw:equation draw:name="f8" draw:formula="0 + 3550 - 1221"/>
            <draw:equation draw:name="f9" draw:formula="?f8 * ?f5 / 2329"/>
            <draw:equation draw:name="f10" draw:formula="15840 * ?f4 / 1165"/>
            <draw:equation draw:name="f11" draw:formula="0 + 2386 - 1221"/>
            <draw:equation draw:name="f12" draw:formula="?f11 * ?f5 / 2329"/>
            <draw:equation draw:name="f13" draw:formula="14676 * ?f4 / 1165"/>
            <draw:equation draw:name="f14" draw:formula="0 + 1221 - 1221"/>
            <draw:equation draw:name="f15" draw:formula="?f14 * ?f5 / 2329"/>
            <draw:equation draw:name="f16" draw:formula="?f9 / ?f6"/>
            <draw:equation draw:name="f17" draw:formula="?f10 / ?f7"/>
            <draw:equation draw:name="f18" draw:formula="?f12 / ?f6"/>
            <draw:equation draw:name="f19" draw:formula="?f13 / ?f7"/>
            <draw:equation draw:name="f20" draw:formula="?f15 / ?f6"/>
            <draw:equation draw:name="f21" draw:formula="0 / ?f6"/>
            <draw:equation draw:name="f22" draw:formula="?f1 / ?f6"/>
            <draw:equation draw:name="f23" draw:formula="0 / ?f7"/>
            <draw:equation draw:name="f24" draw:formula="?f3 / ?f7"/>
          </draw:enhanced-geometry>
        </draw:custom-shape>
      </draw:g>
      <draw:frame draw:id="id146" presentation:style-name="a817" draw:name="Titre 1" svg:x="1.05427in" svg:y="0.96135in" svg:width="5.40406in" svg:height="0.66805in" presentation:class="title" presentation:placeholder="false">
        <draw:text-box>
          <text:p text:style-name="a816" text:class-names="" text:cond-style-name=""><text:span text:style-name="a814" text:class-names="">Modifiez le style du titre</text:span><text:span text:style-name="a815" text:class-names=""/></text:p>
        </draw:text-box>
        <svg:title/>
        <svg:desc/>
      </draw:frame>
      <draw:connector draw:type="line" svg:x1="1.04167in" svg:y1="2.12063in" svg:x2="3.375in" svg:y2="2.125in" draw:id="id147" draw:style-name="a818" draw:name="Connecteur droit 32">
        <svg:title/>
        <svg:desc/>
      </draw:connector>
      <draw:frame draw:id="id148" presentation:style-name="a822" draw:name="Espace réservé du texte 2" svg:x="1.04167in" svg:y="2.51548in" svg:width="3.32073in" svg:height="0.44206in" presentation:class="outline" presentation:placeholder="false">
        <draw:text-box>
          <text:list text:style-name="a821">
            <text:list-item>
              <text:p text:style-name="a820" text:class-names="" text:cond-style-name=""><text:span text:style-name="a819" text:class-names="">Cliquez pour modifier les styles du texte du masque</text:span></text:p>
            </text:list-item>
          </text:list>
        </draw:text-box>
        <svg:title/>
        <svg:desc/>
      </draw:frame>
      <draw:frame draw:id="id149" presentation:style-name="a826" draw:name="Espace réservé du contenu 3" svg:x="1.04167in" svg:y="3.06118in" svg:width="3.32073in" svg:height="2.12395in" presentation:class="object" presentation:placeholder="false">
        <draw:text-box>
          <text:list text:style-name="a825">
            <text:list-item>
              <text:p text:style-name="a824" text:class-names="" text:cond-style-name=""><text:span text:style-name="a823" text:class-names="">Cliquez pour modifier les styles du texte du masque</text:span></text:p>
            </text:list-item>
          </text:list>
        </draw:text-box>
        <svg:title/>
        <svg:desc/>
      </draw:frame>
      <draw:frame draw:id="id150" presentation:style-name="a830" draw:name="Espace réservé du texte 2" svg:x="4.99713in" svg:y="2.51548in" svg:width="3.32073in" svg:height="0.44206in" presentation:class="outline" presentation:placeholder="false">
        <draw:text-box>
          <text:list text:style-name="a829">
            <text:list-item>
              <text:p text:style-name="a828" text:class-names="" text:cond-style-name=""><text:span text:style-name="a827" text:class-names="">Cliquez pour modifier les styles du texte du masque</text:span></text:p>
            </text:list-item>
          </text:list>
        </draw:text-box>
        <svg:title/>
        <svg:desc/>
      </draw:frame>
      <draw:frame draw:id="id151" presentation:style-name="a834" draw:name="Espace réservé du contenu 3" svg:x="4.99713in" svg:y="3.06118in" svg:width="3.33621in" svg:height="2.12395in" presentation:class="object" presentation:placeholder="false">
        <draw:text-box>
          <text:list text:style-name="a833">
            <text:list-item>
              <text:p text:style-name="a832" text:class-names="" text:cond-style-name=""><text:span text:style-name="a831" text:class-names="">Cliquez pour modifier les styles du texte du masque</text:span></text:p>
            </text:list-item>
          </text:list>
        </draw:text-box>
        <svg:title/>
        <svg:desc/>
      </draw:frame>
      <draw:frame draw:id="id152" presentation:style-name="a838" draw:name="Espace réservé du texte 2" svg:x="8.95343in" svg:y="2.51548in" svg:width="3.32073in" svg:height="0.44206in" presentation:class="outline" presentation:placeholder="false">
        <draw:text-box>
          <text:list text:style-name="a837">
            <text:list-item>
              <text:p text:style-name="a836" text:class-names="" text:cond-style-name=""><text:span text:style-name="a835" text:class-names="">Cliquez pour modifier les styles du texte du masque</text:span></text:p>
            </text:list-item>
          </text:list>
        </draw:text-box>
        <svg:title/>
        <svg:desc/>
      </draw:frame>
      <draw:frame draw:id="id153" presentation:style-name="a842" draw:name="Espace réservé du contenu 3" svg:x="8.95343in" svg:y="3.06118in" svg:width="3.32073in" svg:height="2.12395in" presentation:class="object" presentation:placeholder="false">
        <draw:text-box>
          <text:list text:style-name="a841">
            <text:list-item>
              <text:p text:style-name="a840" text:class-names="" text:cond-style-name=""><text:span text:style-name="a839" text:class-names="">Cliquez pour modifier les styles du texte du masque</text:span></text:p>
            </text:list-item>
          </text:list>
        </draw:text-box>
        <svg:title/>
        <svg:desc/>
      </draw:frame>
      <draw:connector draw:type="line" svg:x1="4.99713in" svg:y1="2.12063in" svg:x2="7.33046in" svg:y2="2.125in" draw:id="id154" draw:style-name="a843" draw:name="Connecteur droit 25">
        <svg:title/>
        <svg:desc/>
      </draw:connector>
      <draw:connector draw:type="line" svg:x1="8.95343in" svg:y1="2.12063in" svg:x2="11.28676in" svg:y2="2.125in" draw:id="id155" draw:style-name="a844" draw:name="Connecteur droit 27">
        <svg:title/>
        <svg:desc/>
      </draw:connector>
      <draw:frame draw:id="id156" presentation:style-name="a849" draw:name="Espace réservé de la date 1" svg:x="3.27222in" svg:y="6.925in" svg:width="1.43611in" svg:height="0.27083in" presentation:class="date-time" presentation:placeholder="false">
        <draw:text-box>
          <text:p text:style-name="a848" text:class-names="" text:cond-style-name=""><text:span text:style-name="a845" text:class-names=""><text:date text:fixed="false" style:data-style-name="a846">25 novembre 2020</text:date></text:span><text:span text:style-name="a847" text:class-names=""/></text:p>
        </draw:text-box>
        <svg:title/>
        <svg:desc/>
      </draw:frame>
      <draw:frame draw:id="id157" presentation:style-name="a852" draw:name="Espace réservé du pied de page 2" svg:x="1.63472in" svg:y="6.925in" svg:width="1.6375in" svg:height="0.27083in" presentation:class="footer" presentation:placeholder="false">
        <draw:text-box>
          <text:p text:style-name="a851" text:class-names="" text:cond-style-name=""><text:span text:style-name="a850" text:class-names="">Rapport annuel</text:span></text:p>
        </draw:text-box>
        <svg:title/>
        <svg:desc/>
      </draw:frame>
      <draw:frame draw:id="id158" presentation:style-name="a856" draw:name="Espace réservé du numéro de diapositive 3" svg:x="1.0625in" svg:y="6.925in" svg:width="0.57222in" svg:height="0.27083in" presentation:class="page-number" presentation:placeholder="false">
        <draw:text-box>
          <text:p text:style-name="a855" text:class-names="" text:cond-style-name=""><text:span text:style-name="a853" text:class-names=""><text:page-number style:num-format="1" text:fixed="false">‹N°›</text:page-number></text:span><text:span text:style-name="a854" text:class-names=""/></text:p>
        </draw:text-box>
        <svg:title/>
        <svg:desc/>
      </draw:frame>
      <presentation:notes style:page-layout-name="pageLayout2" draw:style-name="a897">
        <draw:frame draw:id="id5" presentation:style-name="a868" draw:name="Espace réservé de l’en-tête 1" svg:x="0in" svg:y="0in" svg:width="3.25in" svg:height="0.50174in" presentation:class="header" presentation:placeholder="false">
          <draw:text-box>
            <text:p text:style-name="a867" text:class-names="" text:cond-style-name=""><text:span text:style-name="a866" text:class-names=""/></text:p>
          </draw:text-box>
          <svg:title/>
          <svg:desc/>
        </draw:frame>
        <draw:frame draw:id="id6" presentation:style-name="a873" draw:name="Espace réservé de la date 2" svg:x="4.24826in" svg:y="0in" svg:width="3.25in" svg:height="0.50174in" presentation:class="date-time" presentation:placeholder="false">
          <draw:text-box>
            <text:p text:style-name="a872" text:class-names="" text:cond-style-name=""><text:span text:style-name="a869" text:class-names=""><text:date text:fixed="false" style:data-style-name="a870">25/11/2020</text:date></text:span><text:span text:style-name="a871" text:class-names=""/></text:p>
          </draw:text-box>
          <svg:title/>
          <svg:desc/>
        </draw:frame>
        <draw:page-thumbnail svg:x="0.75in" svg:y="1.25in" svg:width="6in" svg:height="3.375in" presentation:class="page" draw:id="id7" presentation:style-name="a874" draw:name="Espace réservé de l’image des diapositives 3">
          <svg:title/>
          <svg:desc/>
        </draw:page-thumbnail>
        <draw:frame draw:id="id8" presentation:style-name="a889" draw:name="Espace réservé des commentaires 4" svg:x="0.75in" svg:y="4.8125in" svg:width="6in" svg:height="3.9375in" presentation:class="notes" presentation:placeholder="false">
          <draw:text-box>
            <text:p text:style-name="a876" text:class-names="" text:cond-style-name=""><text:span text:style-name="a875" text:class-names="">Modifiez les styles du texte du masque</text:span></text:p>
            <text:list text:style-name="a879">
              <text:list-item>
                <text:list text:style-name="a879">
                  <text:list-item>
                    <text:p text:style-name="a878" text:class-names="" text:cond-style-name=""><text:span text:style-name="a877" text:class-names="">Deuxième niveau</text:span></text:p>
                  </text:list-item>
                </text:list>
              </text:list-item>
            </text:list>
            <text:list text:style-name="a882">
              <text:list-item>
                <text:list text:style-name="a882">
                  <text:list-item>
                    <text:list text:style-name="a882">
                      <text:list-item>
                        <text:p text:style-name="a881" text:class-names="" text:cond-style-name=""><text:span text:style-name="a880" text:class-names="">Troisième niveau</text:span></text:p>
                      </text:list-item>
                    </text:list>
                  </text:list-item>
                </text:list>
              </text:list-item>
            </text:list>
            <text:list text:style-name="a885">
              <text:list-item>
                <text:list text:style-name="a885">
                  <text:list-item>
                    <text:list text:style-name="a885">
                      <text:list-item>
                        <text:list text:style-name="a885">
                          <text:list-item>
                            <text:p text:style-name="a884" text:class-names="" text:cond-style-name=""><text:span text:style-name="a883" text:class-names="">Quatrième niveau</text:span></text:p>
                          </text:list-item>
                        </text:list>
                      </text:list-item>
                    </text:list>
                  </text:list-item>
                </text:list>
              </text:list-item>
            </text:list>
            <text:list text:style-name="a888">
              <text:list-item>
                <text:list text:style-name="a888">
                  <text:list-item>
                    <text:list text:style-name="a888">
                      <text:list-item>
                        <text:list text:style-name="a888">
                          <text:list-item>
                            <text:list text:style-name="a888">
                              <text:list-item>
                                <text:p text:style-name="a887" text:class-names="" text:cond-style-name=""><text:span text:style-name="a886" text:class-names="">Cinquième niveau</text:span></text:p>
                              </text:list-item>
                            </text:list>
                          </text:list-item>
                        </text:list>
                      </text:list-item>
                    </text:list>
                  </text:list-item>
                </text:list>
              </text:list-item>
            </text:list>
          </draw:text-box>
          <svg:title/>
          <svg:desc/>
        </draw:frame>
        <draw:frame draw:id="id9" presentation:style-name="a892" draw:name="Espace réservé du pied de page 5" svg:x="0in" svg:y="9.49826in" svg:width="3.25in" svg:height="0.50174in" presentation:class="footer" presentation:placeholder="false">
          <draw:text-box>
            <text:p text:style-name="a891" text:class-names="" text:cond-style-name=""><text:span text:style-name="a890" text:class-names=""/></text:p>
          </draw:text-box>
          <svg:title/>
          <svg:desc/>
        </draw:frame>
        <draw:frame draw:id="id10" presentation:style-name="a896" draw:name="Espace réservé du numéro de diapositive 6" svg:x="4.24826in" svg:y="9.49826in" svg:width="3.25in" svg:height="0.50174in" presentation:class="page-number" presentation:placeholder="false">
          <draw:text-box>
            <text:p text:style-name="a895" text:class-names="" text:cond-style-name=""><text:span text:style-name="a893" text:class-names=""><text:page-number style:num-format="1" text:fixed="false">‹N°›</text:page-number></text:span><text:span text:style-name="a894" text:class-names=""/></text:p>
          </draw:text-box>
          <svg:title/>
          <svg:desc/>
        </draw:frame>
      </presentation:notes>
    </style:master-page>
    <style:master-page style:name="Master1-Layout12-cust-Récapitulatif-" style:page-layout-name="pageLayout1" draw:style-name="a898">
      <draw:frame draw:id="id162" presentation:style-name="a902" draw:name="Titre 1" svg:x="1.05427in" svg:y="0.96135in" svg:width="5.40406in" svg:height="0.66805in" presentation:class="title" presentation:placeholder="false">
        <draw:text-box>
          <text:p text:style-name="a901" text:class-names="" text:cond-style-name=""><text:span text:style-name="a899" text:class-names="">Modifiez le style du titre</text:span><text:span text:style-name="a900" text:class-names=""/></text:p>
        </draw:text-box>
        <svg:title/>
        <svg:desc/>
      </draw:frame>
      <draw:connector draw:type="line" svg:x1="1.04167in" svg:y1="2.12063in" svg:x2="3.375in" svg:y2="2.125in" draw:id="id163" draw:style-name="a903" draw:name="Connecteur droit 32">
        <svg:title/>
        <svg:desc/>
      </draw:connector>
      <draw:frame draw:id="id164" presentation:style-name="a907" draw:name="Espace réservé du texte 2" svg:x="1.04167in" svg:y="2.90563in" svg:width="5.29167in" svg:height="0.62808in" presentation:class="outline" presentation:placeholder="false">
        <draw:text-box>
          <text:list text:style-name="a906">
            <text:list-item>
              <text:p text:style-name="a905" text:class-names="" text:cond-style-name=""><text:span text:style-name="a904" text:class-names="">Cliquez pour modifier les styles du texte du masque</text:span></text:p>
            </text:list-item>
          </text:list>
        </draw:text-box>
        <svg:title/>
        <svg:desc/>
      </draw:frame>
      <draw:g draw:name="Groupe 14" draw:id="id165">
        <svg:title/>
        <svg:desc/>
        <draw:custom-shape svg:width="1.83259in" svg:height="2.44344in" draw:id="id178" draw:style-name="a958" draw:transform="translate(-0.91629in -1.22172in) rotate(-3.14159) translate(12.42059in 2.41477in)" draw:name="Forme libre 15">
          <svg:title/>
          <svg:desc/>
          <text:p text:style-name="a957" text:class-names="" text:cond-style-name=""><text:span text:style-name="a956" text:class-names=""/></text:p>
          <draw:enhanced-geometry xmlns:dr3d="urn:oasis:names:tc:opendocument:xmlns:dr3d:1.0" draw:type="non-primitive" svg:viewBox="0 0 1789 2386" draw:enhanced-path="M 0 0 L 0 1194 1192 2386 1789 1789 0 0 Z N" draw:text-areas="?f22 ?f24 ?f23 ?f25" draw:glue-points="?f15 ?f16 ?f15 ?f17 ?f18 ?f19 ?f20 ?f21 ?f15 ?f16"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9"/>
            <draw:equation draw:name="f7" draw:formula="?f4 / 2386"/>
            <draw:equation draw:name="f8" draw:formula="0 * ?f5 / 1789"/>
            <draw:equation draw:name="f9" draw:formula="12290 * ?f4 / 2386"/>
            <draw:equation draw:name="f10" draw:formula="13484 * ?f4 / 2386"/>
            <draw:equation draw:name="f11" draw:formula="1192 * ?f5 / 1789"/>
            <draw:equation draw:name="f12" draw:formula="14676 * ?f4 / 2386"/>
            <draw:equation draw:name="f13" draw:formula="1789 * ?f5 / 1789"/>
            <draw:equation draw:name="f14" draw:formula="14079 * ?f4 / 2386"/>
            <draw:equation draw:name="f15" draw:formula="?f8 / ?f6"/>
            <draw:equation draw:name="f16" draw:formula="?f9 / ?f7"/>
            <draw:equation draw:name="f17" draw:formula="?f10 / ?f7"/>
            <draw:equation draw:name="f18" draw:formula="?f11 / ?f6"/>
            <draw:equation draw:name="f19" draw:formula="?f12 / ?f7"/>
            <draw:equation draw:name="f20" draw:formula="?f13 / ?f6"/>
            <draw:equation draw:name="f21" draw:formula="?f14 / ?f7"/>
            <draw:equation draw:name="f22" draw:formula="0 / ?f6"/>
            <draw:equation draw:name="f23" draw:formula="?f1 / ?f6"/>
            <draw:equation draw:name="f24" draw:formula="0 / ?f7"/>
            <draw:equation draw:name="f25" draw:formula="?f3 / ?f7"/>
          </draw:enhanced-geometry>
        </draw:custom-shape>
        <draw:custom-shape svg:width="1.19031in" svg:height="1.18998in" draw:id="id179" draw:style-name="a961" draw:transform="translate(-0.59516in -0.59499in) rotate(-3.14159) translate(12.74173in 0.59499in)" draw:name="Forme libre 16">
          <svg:title/>
          <svg:desc/>
          <text:p text:style-name="a960" text:class-names="" text:cond-style-name=""><text:span text:style-name="a959" text:class-names=""/></text:p>
          <draw:enhanced-geometry xmlns:dr3d="urn:oasis:names:tc:opendocument:xmlns:dr3d:1.0" draw:type="non-primitive" svg:viewBox="0 0 1162 1162" draw:enhanced-path="M 0 0 L 0 1161 1161 1161 0 0 Z N" draw:text-areas="?f16 ?f18 ?f17 ?f19" draw:glue-points="?f12 ?f13 ?f12 ?f14 ?f15 ?f14 ?f12 ?f13"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62"/>
            <draw:equation draw:name="f7" draw:formula="?f4 / 1162"/>
            <draw:equation draw:name="f8" draw:formula="0 * ?f5 / 1162"/>
            <draw:equation draw:name="f9" draw:formula="14679 * ?f4 / 1162"/>
            <draw:equation draw:name="f10" draw:formula="15840 * ?f4 / 1162"/>
            <draw:equation draw:name="f11" draw:formula="1161 * ?f5 / 1162"/>
            <draw:equation draw:name="f12" draw:formula="?f8 / ?f6"/>
            <draw:equation draw:name="f13" draw:formula="?f9 / ?f7"/>
            <draw:equation draw:name="f14" draw:formula="?f10 / ?f7"/>
            <draw:equation draw:name="f15" draw:formula="?f11 / ?f6"/>
            <draw:equation draw:name="f16" draw:formula="0 / ?f6"/>
            <draw:equation draw:name="f17" draw:formula="?f1 / ?f6"/>
            <draw:equation draw:name="f18" draw:formula="0 / ?f7"/>
            <draw:equation draw:name="f19" draw:formula="?f3 / ?f7"/>
          </draw:enhanced-geometry>
        </draw:custom-shape>
        <draw:custom-shape svg:width="2.38574in" svg:height="1.19305in" draw:id="id180" draw:style-name="a964" draw:transform="translate(-1.19287in -0.59652in) rotate(-3.14159) translate(10.89327in 0.59652in)" draw:name="Forme libre 17">
          <svg:title/>
          <svg:desc/>
          <text:p text:style-name="a963" text:class-names="" text:cond-style-name=""><text:span text:style-name="a962" text:class-names=""/></text:p>
          <draw:enhanced-geometry xmlns:dr3d="urn:oasis:names:tc:opendocument:xmlns:dr3d:1.0" draw:type="non-primitive" svg:viewBox="0 0 2329 1165" draw:enhanced-path="M 2329 1164 L 1165 0 0 1164 2329 1164 N" draw:text-areas="?f21 ?f23 ?f22 ?f24" draw:glue-points="?f16 ?f17 ?f18 ?f19 ?f20 ?f17 ?f16 ?f17"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29"/>
            <draw:equation draw:name="f7" draw:formula="?f4 / 1165"/>
            <draw:equation draw:name="f8" draw:formula="0 + 3550 - 1221"/>
            <draw:equation draw:name="f9" draw:formula="?f8 * ?f5 / 2329"/>
            <draw:equation draw:name="f10" draw:formula="15840 * ?f4 / 1165"/>
            <draw:equation draw:name="f11" draw:formula="0 + 2386 - 1221"/>
            <draw:equation draw:name="f12" draw:formula="?f11 * ?f5 / 2329"/>
            <draw:equation draw:name="f13" draw:formula="14676 * ?f4 / 1165"/>
            <draw:equation draw:name="f14" draw:formula="0 + 1221 - 1221"/>
            <draw:equation draw:name="f15" draw:formula="?f14 * ?f5 / 2329"/>
            <draw:equation draw:name="f16" draw:formula="?f9 / ?f6"/>
            <draw:equation draw:name="f17" draw:formula="?f10 / ?f7"/>
            <draw:equation draw:name="f18" draw:formula="?f12 / ?f6"/>
            <draw:equation draw:name="f19" draw:formula="?f13 / ?f7"/>
            <draw:equation draw:name="f20" draw:formula="?f15 / ?f6"/>
            <draw:equation draw:name="f21" draw:formula="0 / ?f6"/>
            <draw:equation draw:name="f22" draw:formula="?f1 / ?f6"/>
            <draw:equation draw:name="f23" draw:formula="0 / ?f7"/>
            <draw:equation draw:name="f24" draw:formula="?f3 / ?f7"/>
          </draw:enhanced-geometry>
        </draw:custom-shape>
      </draw:g>
      <draw:frame draw:id="id166" presentation:style-name="a911" draw:name="Espace réservé du texte 3" svg:x="1.04167in" svg:y="2.5in" svg:width="5.29167in" svg:height="0.34549in" presentation:class="outline" presentation:placeholder="false">
        <draw:text-box>
          <text:list text:style-name="a910">
            <text:list-item>
              <text:p text:style-name="a909" text:class-names="" text:cond-style-name=""><text:span text:style-name="a908" text:class-names="">Cliquez pour modifier les styles du texte du masque</text:span></text:p>
            </text:list-item>
          </text:list>
        </draw:text-box>
        <svg:title/>
        <svg:desc/>
      </draw:frame>
      <draw:frame draw:id="id167" presentation:style-name="a915" draw:name="Espace réservé du texte 2" svg:x="1.04293in" svg:y="4.20149in" svg:width="5.29167in" svg:height="0.69636in" presentation:class="outline" presentation:placeholder="false">
        <draw:text-box>
          <text:list text:style-name="a914">
            <text:list-item>
              <text:p text:style-name="a913" text:class-names="" text:cond-style-name=""><text:span text:style-name="a912" text:class-names="">Cliquez pour modifier les styles du texte du masque</text:span></text:p>
            </text:list-item>
          </text:list>
        </draw:text-box>
        <svg:title/>
        <svg:desc/>
      </draw:frame>
      <draw:frame draw:id="id168" presentation:style-name="a919" draw:name="Espace réservé du texte 3" svg:x="1.04293in" svg:y="3.79587in" svg:width="5.29167in" svg:height="0.34549in" presentation:class="outline" presentation:placeholder="false">
        <draw:text-box>
          <text:list text:style-name="a918">
            <text:list-item>
              <text:p text:style-name="a917" text:class-names="" text:cond-style-name=""><text:span text:style-name="a916" text:class-names="">Cliquez pour modifier les styles du texte du masque</text:span></text:p>
            </text:list-item>
          </text:list>
        </draw:text-box>
        <svg:title/>
        <svg:desc/>
      </draw:frame>
      <draw:frame draw:id="id169" presentation:style-name="a923" draw:name="Espace réservé du texte 2" svg:x="1.04167in" svg:y="5.48764in" svg:width="5.29167in" svg:height="0.99337in" presentation:class="outline" presentation:placeholder="false">
        <draw:text-box>
          <text:list text:style-name="a922">
            <text:list-item>
              <text:p text:style-name="a921" text:class-names="" text:cond-style-name=""><text:span text:style-name="a920" text:class-names="">Cliquez pour modifier les styles du texte du masque</text:span></text:p>
            </text:list-item>
          </text:list>
        </draw:text-box>
        <svg:title/>
        <svg:desc/>
      </draw:frame>
      <draw:frame draw:id="id170" presentation:style-name="a927" draw:name="Espace réservé du texte 3" svg:x="1.04167in" svg:y="5.08202in" svg:width="5.29167in" svg:height="0.34549in" presentation:class="outline" presentation:placeholder="false">
        <draw:text-box>
          <text:list text:style-name="a926">
            <text:list-item>
              <text:p text:style-name="a925" text:class-names="" text:cond-style-name=""><text:span text:style-name="a924" text:class-names="">Cliquez pour modifier les styles du texte du masque</text:span></text:p>
            </text:list-item>
          </text:list>
        </draw:text-box>
        <svg:title/>
        <svg:desc/>
      </draw:frame>
      <draw:frame draw:id="id171" presentation:style-name="a931" draw:name="Espace réservé du texte 2" svg:x="6.99874in" svg:y="2.90563in" svg:width="5.29167in" svg:height="0.62808in" presentation:class="outline" presentation:placeholder="false">
        <draw:text-box>
          <text:list text:style-name="a930">
            <text:list-item>
              <text:p text:style-name="a929" text:class-names="" text:cond-style-name=""><text:span text:style-name="a928" text:class-names="">Cliquez pour modifier les styles du texte du masque</text:span></text:p>
            </text:list-item>
          </text:list>
        </draw:text-box>
        <svg:title/>
        <svg:desc/>
      </draw:frame>
      <draw:frame draw:id="id172" presentation:style-name="a935" draw:name="Espace réservé du texte 3" svg:x="6.99874in" svg:y="2.5in" svg:width="5.29167in" svg:height="0.34549in" presentation:class="outline" presentation:placeholder="false">
        <draw:text-box>
          <text:list text:style-name="a934">
            <text:list-item>
              <text:p text:style-name="a933" text:class-names="" text:cond-style-name=""><text:span text:style-name="a932" text:class-names="">Cliquez pour modifier les styles du texte du masque</text:span></text:p>
            </text:list-item>
          </text:list>
        </draw:text-box>
        <svg:title/>
        <svg:desc/>
      </draw:frame>
      <draw:frame draw:id="id173" presentation:style-name="a939" draw:name="Espace réservé du texte 2" svg:x="6.99874in" svg:y="4.20149in" svg:width="5.29167in" svg:height="0.99337in" presentation:class="outline" presentation:placeholder="false">
        <draw:text-box>
          <text:list text:style-name="a938">
            <text:list-item>
              <text:p text:style-name="a937" text:class-names="" text:cond-style-name=""><text:span text:style-name="a936" text:class-names="">Cliquez pour modifier les styles du texte du masque</text:span></text:p>
            </text:list-item>
          </text:list>
        </draw:text-box>
        <svg:title/>
        <svg:desc/>
      </draw:frame>
      <draw:frame draw:id="id174" presentation:style-name="a943" draw:name="Espace réservé du texte 3" svg:x="6.99874in" svg:y="3.79587in" svg:width="5.29167in" svg:height="0.34549in" presentation:class="outline" presentation:placeholder="false">
        <draw:text-box>
          <text:list text:style-name="a942">
            <text:list-item>
              <text:p text:style-name="a941" text:class-names="" text:cond-style-name=""><text:span text:style-name="a940" text:class-names="">Cliquez pour modifier les styles du texte du masque</text:span></text:p>
            </text:list-item>
          </text:list>
        </draw:text-box>
        <svg:title/>
        <svg:desc/>
      </draw:frame>
      <draw:frame draw:id="id175" presentation:style-name="a948" draw:name="Espace réservé de la date 1" svg:x="3.27222in" svg:y="6.925in" svg:width="1.43611in" svg:height="0.27083in" presentation:class="date-time" presentation:placeholder="false">
        <draw:text-box>
          <text:p text:style-name="a947" text:class-names="" text:cond-style-name=""><text:span text:style-name="a944" text:class-names=""><text:date text:fixed="false" style:data-style-name="a945">25 novembre 2020</text:date></text:span><text:span text:style-name="a946" text:class-names=""/></text:p>
        </draw:text-box>
        <svg:title/>
        <svg:desc/>
      </draw:frame>
      <draw:frame draw:id="id176" presentation:style-name="a951" draw:name="Espace réservé du pied de page 4" svg:x="1.63472in" svg:y="6.925in" svg:width="1.6375in" svg:height="0.27083in" presentation:class="footer" presentation:placeholder="false">
        <draw:text-box>
          <text:p text:style-name="a950" text:class-names="" text:cond-style-name=""><text:span text:style-name="a949" text:class-names="">Rapport annuel</text:span></text:p>
        </draw:text-box>
        <svg:title/>
        <svg:desc/>
      </draw:frame>
      <draw:frame draw:id="id177" presentation:style-name="a955" draw:name="Espace réservé du numéro de diapositive 5" svg:x="1.0625in" svg:y="6.925in" svg:width="0.57222in" svg:height="0.27083in" presentation:class="page-number" presentation:placeholder="false">
        <draw:text-box>
          <text:p text:style-name="a954" text:class-names="" text:cond-style-name=""><text:span text:style-name="a952" text:class-names=""><text:page-number style:num-format="1" text:fixed="false">‹N°›</text:page-number></text:span><text:span text:style-name="a953" text:class-names=""/></text:p>
        </draw:text-box>
        <svg:title/>
        <svg:desc/>
      </draw:frame>
      <presentation:notes style:page-layout-name="pageLayout2" draw:style-name="a996">
        <draw:frame draw:id="id5" presentation:style-name="a967" draw:name="Espace réservé de l’en-tête 1" svg:x="0in" svg:y="0in" svg:width="3.25in" svg:height="0.50174in" presentation:class="header" presentation:placeholder="false">
          <draw:text-box>
            <text:p text:style-name="a966" text:class-names="" text:cond-style-name=""><text:span text:style-name="a965" text:class-names=""/></text:p>
          </draw:text-box>
          <svg:title/>
          <svg:desc/>
        </draw:frame>
        <draw:frame draw:id="id6" presentation:style-name="a972" draw:name="Espace réservé de la date 2" svg:x="4.24826in" svg:y="0in" svg:width="3.25in" svg:height="0.50174in" presentation:class="date-time" presentation:placeholder="false">
          <draw:text-box>
            <text:p text:style-name="a971" text:class-names="" text:cond-style-name=""><text:span text:style-name="a968" text:class-names=""><text:date text:fixed="false" style:data-style-name="a969">25/11/2020</text:date></text:span><text:span text:style-name="a970" text:class-names=""/></text:p>
          </draw:text-box>
          <svg:title/>
          <svg:desc/>
        </draw:frame>
        <draw:page-thumbnail svg:x="0.75in" svg:y="1.25in" svg:width="6in" svg:height="3.375in" presentation:class="page" draw:id="id7" presentation:style-name="a973" draw:name="Espace réservé de l’image des diapositives 3">
          <svg:title/>
          <svg:desc/>
        </draw:page-thumbnail>
        <draw:frame draw:id="id8" presentation:style-name="a988" draw:name="Espace réservé des commentaires 4" svg:x="0.75in" svg:y="4.8125in" svg:width="6in" svg:height="3.9375in" presentation:class="notes" presentation:placeholder="false">
          <draw:text-box>
            <text:p text:style-name="a975" text:class-names="" text:cond-style-name=""><text:span text:style-name="a974" text:class-names="">Modifiez les styles du texte du masque</text:span></text:p>
            <text:list text:style-name="a978">
              <text:list-item>
                <text:list text:style-name="a978">
                  <text:list-item>
                    <text:p text:style-name="a977" text:class-names="" text:cond-style-name=""><text:span text:style-name="a976" text:class-names="">Deuxième niveau</text:span></text:p>
                  </text:list-item>
                </text:list>
              </text:list-item>
            </text:list>
            <text:list text:style-name="a981">
              <text:list-item>
                <text:list text:style-name="a981">
                  <text:list-item>
                    <text:list text:style-name="a981">
                      <text:list-item>
                        <text:p text:style-name="a980" text:class-names="" text:cond-style-name=""><text:span text:style-name="a979" text:class-names="">Troisième niveau</text:span></text:p>
                      </text:list-item>
                    </text:list>
                  </text:list-item>
                </text:list>
              </text:list-item>
            </text:list>
            <text:list text:style-name="a984">
              <text:list-item>
                <text:list text:style-name="a984">
                  <text:list-item>
                    <text:list text:style-name="a984">
                      <text:list-item>
                        <text:list text:style-name="a984">
                          <text:list-item>
                            <text:p text:style-name="a983" text:class-names="" text:cond-style-name=""><text:span text:style-name="a982" text:class-names="">Quatrième niveau</text:span></text:p>
                          </text:list-item>
                        </text:list>
                      </text:list-item>
                    </text:list>
                  </text:list-item>
                </text:list>
              </text:list-item>
            </text:list>
            <text:list text:style-name="a987">
              <text:list-item>
                <text:list text:style-name="a987">
                  <text:list-item>
                    <text:list text:style-name="a987">
                      <text:list-item>
                        <text:list text:style-name="a987">
                          <text:list-item>
                            <text:list text:style-name="a987">
                              <text:list-item>
                                <text:p text:style-name="a986" text:class-names="" text:cond-style-name=""><text:span text:style-name="a985" text:class-names="">Cinquième niveau</text:span></text:p>
                              </text:list-item>
                            </text:list>
                          </text:list-item>
                        </text:list>
                      </text:list-item>
                    </text:list>
                  </text:list-item>
                </text:list>
              </text:list-item>
            </text:list>
          </draw:text-box>
          <svg:title/>
          <svg:desc/>
        </draw:frame>
        <draw:frame draw:id="id9" presentation:style-name="a991" draw:name="Espace réservé du pied de page 5" svg:x="0in" svg:y="9.49826in" svg:width="3.25in" svg:height="0.50174in" presentation:class="footer" presentation:placeholder="false">
          <draw:text-box>
            <text:p text:style-name="a990" text:class-names="" text:cond-style-name=""><text:span text:style-name="a989" text:class-names=""/></text:p>
          </draw:text-box>
          <svg:title/>
          <svg:desc/>
        </draw:frame>
        <draw:frame draw:id="id10" presentation:style-name="a995" draw:name="Espace réservé du numéro de diapositive 6" svg:x="4.24826in" svg:y="9.49826in" svg:width="3.25in" svg:height="0.50174in" presentation:class="page-number" presentation:placeholder="false">
          <draw:text-box>
            <text:p text:style-name="a994" text:class-names="" text:cond-style-name=""><text:span text:style-name="a992" text:class-names=""><text:page-number style:num-format="1" text:fixed="false">‹N°›</text:page-number></text:span><text:span text:style-name="a993" text:class-names=""/></text:p>
          </draw:text-box>
          <svg:title/>
          <svg:desc/>
        </draw:frame>
      </presentation:notes>
    </style:master-page>
    <style:master-page style:name="Master1-Layout13-cust-Merci" style:page-layout-name="pageLayout1" draw:style-name="a997">
      <draw:frame draw:id="id181" presentation:style-name="a1001" draw:name="Espace réservé du texte 29" svg:x="7.54167in" svg:y="5.57968in" svg:width="5.375in" svg:height="0.64391in" presentation:class="outline" presentation:placeholder="false">
        <draw:text-box>
          <text:list text:style-name="a1000">
            <text:list-item>
              <text:p text:style-name="a999" text:class-names="" text:cond-style-name=""><text:span text:style-name="a998" text:class-names="">Cliquez pour modifier les styles du texte du masque</text:span></text:p>
            </text:list-item>
          </text:list>
        </draw:text-box>
        <svg:title/>
        <svg:desc/>
      </draw:frame>
      <draw:frame draw:id="id182" presentation:style-name="a1005" draw:name="Sous-titre 2" svg:x="7.55427in" svg:y="3.92727in" svg:width="5.3624in" svg:height="1.15681in" presentation:class="subtitle" presentation:placeholder="false">
        <draw:text-box>
          <text:p text:style-name="a1004" text:class-names="" text:cond-style-name=""><text:span text:style-name="a1002" text:class-names="">Modifiez le style des sous-titres du masque</text:span><text:span text:style-name="a1003" text:class-names=""/></text:p>
        </draw:text-box>
        <svg:title/>
        <svg:desc/>
      </draw:frame>
      <draw:frame draw:id="id183" presentation:style-name="a1009" draw:name="Titre 1" svg:x="7.55427in" svg:y="2.37714in" svg:width="5.3624in" svg:height="0.66805in" presentation:class="title" presentation:placeholder="false">
        <draw:text-box>
          <text:p text:style-name="a1008" text:class-names="" text:cond-style-name=""><text:span text:style-name="a1006" text:class-names="">Modifiez le style du titre</text:span><text:span text:style-name="a1007" text:class-names=""/></text:p>
        </draw:text-box>
        <svg:title/>
        <svg:desc/>
      </draw:frame>
      <draw:connector draw:type="line" svg:x1="7.54167in" svg:y1="3.53642in" svg:x2="9.875in" svg:y2="3.54079in" draw:id="id184" draw:style-name="a1010" draw:name="Connecteur droit 26">
        <svg:title/>
        <svg:desc/>
      </draw:connector>
      <draw:frame draw:id="id185" presentation:style-name="a1015" draw:name="Espace réservé d’image 2" svg:x="0in" svg:y="0in" svg:width="6.66667in" svg:height="7.5in" presentation:class="graphic" presentation:placeholder="false">
        <draw:text-box>
          <text:list text:style-name="a1014">
            <text:list-item>
              <text:p text:style-name="a1013" text:class-names="" text:cond-style-name=""><text:span text:style-name="a1011" text:class-names="">Cliquez sur l'icône pour ajouter une image</text:span><text:span text:style-name="a1012" text:class-names=""/></text:p>
            </text:list-item>
          </text:list>
        </draw:text-box>
        <svg:title/>
        <svg:desc/>
      </draw:frame>
      <draw:g draw:name="Groupe 29" draw:id="id186">
        <svg:title/>
        <svg:desc/>
        <draw:custom-shape svg:width="1.83259in" svg:height="2.44344in" draw:id="id187" draw:style-name="a1018" draw:transform="translate(-0.91629in -1.22172in) rotate(-3.14159) translate(12.42059in 2.41477in)" draw:name="Forme libre 30">
          <svg:title/>
          <svg:desc/>
          <text:p text:style-name="a1017" text:class-names="" text:cond-style-name=""><text:span text:style-name="a1016" text:class-names=""/></text:p>
          <draw:enhanced-geometry xmlns:dr3d="urn:oasis:names:tc:opendocument:xmlns:dr3d:1.0" draw:type="non-primitive" svg:viewBox="0 0 1789 2386" draw:enhanced-path="M 0 0 L 0 1194 1192 2386 1789 1789 0 0 Z N" draw:text-areas="?f22 ?f24 ?f23 ?f25" draw:glue-points="?f15 ?f16 ?f15 ?f17 ?f18 ?f19 ?f20 ?f21 ?f15 ?f16"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9"/>
            <draw:equation draw:name="f7" draw:formula="?f4 / 2386"/>
            <draw:equation draw:name="f8" draw:formula="0 * ?f5 / 1789"/>
            <draw:equation draw:name="f9" draw:formula="12290 * ?f4 / 2386"/>
            <draw:equation draw:name="f10" draw:formula="13484 * ?f4 / 2386"/>
            <draw:equation draw:name="f11" draw:formula="1192 * ?f5 / 1789"/>
            <draw:equation draw:name="f12" draw:formula="14676 * ?f4 / 2386"/>
            <draw:equation draw:name="f13" draw:formula="1789 * ?f5 / 1789"/>
            <draw:equation draw:name="f14" draw:formula="14079 * ?f4 / 2386"/>
            <draw:equation draw:name="f15" draw:formula="?f8 / ?f6"/>
            <draw:equation draw:name="f16" draw:formula="?f9 / ?f7"/>
            <draw:equation draw:name="f17" draw:formula="?f10 / ?f7"/>
            <draw:equation draw:name="f18" draw:formula="?f11 / ?f6"/>
            <draw:equation draw:name="f19" draw:formula="?f12 / ?f7"/>
            <draw:equation draw:name="f20" draw:formula="?f13 / ?f6"/>
            <draw:equation draw:name="f21" draw:formula="?f14 / ?f7"/>
            <draw:equation draw:name="f22" draw:formula="0 / ?f6"/>
            <draw:equation draw:name="f23" draw:formula="?f1 / ?f6"/>
            <draw:equation draw:name="f24" draw:formula="0 / ?f7"/>
            <draw:equation draw:name="f25" draw:formula="?f3 / ?f7"/>
          </draw:enhanced-geometry>
        </draw:custom-shape>
        <draw:custom-shape svg:width="1.19031in" svg:height="1.18998in" draw:id="id188" draw:style-name="a1021" draw:transform="translate(-0.59516in -0.59499in) rotate(-3.14159) translate(12.74173in 0.59499in)" draw:name="Forme libre 31">
          <svg:title/>
          <svg:desc/>
          <text:p text:style-name="a1020" text:class-names="" text:cond-style-name=""><text:span text:style-name="a1019" text:class-names=""/></text:p>
          <draw:enhanced-geometry xmlns:dr3d="urn:oasis:names:tc:opendocument:xmlns:dr3d:1.0" draw:type="non-primitive" svg:viewBox="0 0 1162 1162" draw:enhanced-path="M 0 0 L 0 1161 1161 1161 0 0 Z N" draw:text-areas="?f16 ?f18 ?f17 ?f19" draw:glue-points="?f12 ?f13 ?f12 ?f14 ?f15 ?f14 ?f12 ?f13"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62"/>
            <draw:equation draw:name="f7" draw:formula="?f4 / 1162"/>
            <draw:equation draw:name="f8" draw:formula="0 * ?f5 / 1162"/>
            <draw:equation draw:name="f9" draw:formula="14679 * ?f4 / 1162"/>
            <draw:equation draw:name="f10" draw:formula="15840 * ?f4 / 1162"/>
            <draw:equation draw:name="f11" draw:formula="1161 * ?f5 / 1162"/>
            <draw:equation draw:name="f12" draw:formula="?f8 / ?f6"/>
            <draw:equation draw:name="f13" draw:formula="?f9 / ?f7"/>
            <draw:equation draw:name="f14" draw:formula="?f10 / ?f7"/>
            <draw:equation draw:name="f15" draw:formula="?f11 / ?f6"/>
            <draw:equation draw:name="f16" draw:formula="0 / ?f6"/>
            <draw:equation draw:name="f17" draw:formula="?f1 / ?f6"/>
            <draw:equation draw:name="f18" draw:formula="0 / ?f7"/>
            <draw:equation draw:name="f19" draw:formula="?f3 / ?f7"/>
          </draw:enhanced-geometry>
        </draw:custom-shape>
        <draw:custom-shape svg:width="2.38574in" svg:height="1.19305in" draw:id="id189" draw:style-name="a1024" draw:transform="translate(-1.19287in -0.59652in) rotate(-3.14159) translate(10.89327in 0.59652in)" draw:name="Forme libre 32">
          <svg:title/>
          <svg:desc/>
          <text:p text:style-name="a1023" text:class-names="" text:cond-style-name=""><text:span text:style-name="a1022" text:class-names=""/></text:p>
          <draw:enhanced-geometry xmlns:dr3d="urn:oasis:names:tc:opendocument:xmlns:dr3d:1.0" draw:type="non-primitive" svg:viewBox="0 0 2329 1165" draw:enhanced-path="M 2329 1164 L 1165 0 0 1164 2329 1164 N" draw:text-areas="?f21 ?f23 ?f22 ?f24" draw:glue-points="?f16 ?f17 ?f18 ?f19 ?f20 ?f17 ?f16 ?f17"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29"/>
            <draw:equation draw:name="f7" draw:formula="?f4 / 1165"/>
            <draw:equation draw:name="f8" draw:formula="0 + 3550 - 1221"/>
            <draw:equation draw:name="f9" draw:formula="?f8 * ?f5 / 2329"/>
            <draw:equation draw:name="f10" draw:formula="15840 * ?f4 / 1165"/>
            <draw:equation draw:name="f11" draw:formula="0 + 2386 - 1221"/>
            <draw:equation draw:name="f12" draw:formula="?f11 * ?f5 / 2329"/>
            <draw:equation draw:name="f13" draw:formula="14676 * ?f4 / 1165"/>
            <draw:equation draw:name="f14" draw:formula="0 + 1221 - 1221"/>
            <draw:equation draw:name="f15" draw:formula="?f14 * ?f5 / 2329"/>
            <draw:equation draw:name="f16" draw:formula="?f9 / ?f6"/>
            <draw:equation draw:name="f17" draw:formula="?f10 / ?f7"/>
            <draw:equation draw:name="f18" draw:formula="?f12 / ?f6"/>
            <draw:equation draw:name="f19" draw:formula="?f13 / ?f7"/>
            <draw:equation draw:name="f20" draw:formula="?f15 / ?f6"/>
            <draw:equation draw:name="f21" draw:formula="0 / ?f6"/>
            <draw:equation draw:name="f22" draw:formula="?f1 / ?f6"/>
            <draw:equation draw:name="f23" draw:formula="0 / ?f7"/>
            <draw:equation draw:name="f24" draw:formula="?f3 / ?f7"/>
          </draw:enhanced-geometry>
        </draw:custom-shape>
      </draw:g>
      <presentation:notes style:page-layout-name="pageLayout2" draw:style-name="a1056">
        <draw:frame draw:id="id5" presentation:style-name="a1027" draw:name="Espace réservé de l’en-tête 1" svg:x="0in" svg:y="0in" svg:width="3.25in" svg:height="0.50174in" presentation:class="header" presentation:placeholder="false">
          <draw:text-box>
            <text:p text:style-name="a1026" text:class-names="" text:cond-style-name=""><text:span text:style-name="a1025" text:class-names=""/></text:p>
          </draw:text-box>
          <svg:title/>
          <svg:desc/>
        </draw:frame>
        <draw:frame draw:id="id6" presentation:style-name="a1032" draw:name="Espace réservé de la date 2" svg:x="4.24826in" svg:y="0in" svg:width="3.25in" svg:height="0.50174in" presentation:class="date-time" presentation:placeholder="false">
          <draw:text-box>
            <text:p text:style-name="a1031" text:class-names="" text:cond-style-name=""><text:span text:style-name="a1028" text:class-names=""><text:date text:fixed="false" style:data-style-name="a1029">25/11/2020</text:date></text:span><text:span text:style-name="a1030" text:class-names=""/></text:p>
          </draw:text-box>
          <svg:title/>
          <svg:desc/>
        </draw:frame>
        <draw:page-thumbnail svg:x="0.75in" svg:y="1.25in" svg:width="6in" svg:height="3.375in" presentation:class="page" draw:id="id7" presentation:style-name="a1033" draw:name="Espace réservé de l’image des diapositives 3">
          <svg:title/>
          <svg:desc/>
        </draw:page-thumbnail>
        <draw:frame draw:id="id8" presentation:style-name="a1048" draw:name="Espace réservé des commentaires 4" svg:x="0.75in" svg:y="4.8125in" svg:width="6in" svg:height="3.9375in" presentation:class="notes" presentation:placeholder="false">
          <draw:text-box>
            <text:p text:style-name="a1035" text:class-names="" text:cond-style-name=""><text:span text:style-name="a1034" text:class-names="">Modifiez les styles du texte du masque</text:span></text:p>
            <text:list text:style-name="a1038">
              <text:list-item>
                <text:list text:style-name="a1038">
                  <text:list-item>
                    <text:p text:style-name="a1037" text:class-names="" text:cond-style-name=""><text:span text:style-name="a1036" text:class-names="">Deuxième niveau</text:span></text:p>
                  </text:list-item>
                </text:list>
              </text:list-item>
            </text:list>
            <text:list text:style-name="a1041">
              <text:list-item>
                <text:list text:style-name="a1041">
                  <text:list-item>
                    <text:list text:style-name="a1041">
                      <text:list-item>
                        <text:p text:style-name="a1040" text:class-names="" text:cond-style-name=""><text:span text:style-name="a1039" text:class-names="">Troisième niveau</text:span></text:p>
                      </text:list-item>
                    </text:list>
                  </text:list-item>
                </text:list>
              </text:list-item>
            </text:list>
            <text:list text:style-name="a1044">
              <text:list-item>
                <text:list text:style-name="a1044">
                  <text:list-item>
                    <text:list text:style-name="a1044">
                      <text:list-item>
                        <text:list text:style-name="a1044">
                          <text:list-item>
                            <text:p text:style-name="a1043" text:class-names="" text:cond-style-name=""><text:span text:style-name="a1042" text:class-names="">Quatrième niveau</text:span></text:p>
                          </text:list-item>
                        </text:list>
                      </text:list-item>
                    </text:list>
                  </text:list-item>
                </text:list>
              </text:list-item>
            </text:list>
            <text:list text:style-name="a1047">
              <text:list-item>
                <text:list text:style-name="a1047">
                  <text:list-item>
                    <text:list text:style-name="a1047">
                      <text:list-item>
                        <text:list text:style-name="a1047">
                          <text:list-item>
                            <text:list text:style-name="a1047">
                              <text:list-item>
                                <text:p text:style-name="a1046" text:class-names="" text:cond-style-name=""><text:span text:style-name="a1045" text:class-names="">Cinquième niveau</text:span></text:p>
                              </text:list-item>
                            </text:list>
                          </text:list-item>
                        </text:list>
                      </text:list-item>
                    </text:list>
                  </text:list-item>
                </text:list>
              </text:list-item>
            </text:list>
          </draw:text-box>
          <svg:title/>
          <svg:desc/>
        </draw:frame>
        <draw:frame draw:id="id9" presentation:style-name="a1051" draw:name="Espace réservé du pied de page 5" svg:x="0in" svg:y="9.49826in" svg:width="3.25in" svg:height="0.50174in" presentation:class="footer" presentation:placeholder="false">
          <draw:text-box>
            <text:p text:style-name="a1050" text:class-names="" text:cond-style-name=""><text:span text:style-name="a1049" text:class-names=""/></text:p>
          </draw:text-box>
          <svg:title/>
          <svg:desc/>
        </draw:frame>
        <draw:frame draw:id="id10" presentation:style-name="a1055" draw:name="Espace réservé du numéro de diapositive 6" svg:x="4.24826in" svg:y="9.49826in" svg:width="3.25in" svg:height="0.50174in" presentation:class="page-number" presentation:placeholder="false">
          <draw:text-box>
            <text:p text:style-name="a1054" text:class-names="" text:cond-style-name=""><text:span text:style-name="a1052" text:class-names=""><text:page-number style:num-format="1" text:fixed="false">‹N°›</text:page-number></text:span><text:span text:style-name="a1053" text:class-names=""/></text:p>
          </draw:text-box>
          <svg:title/>
          <svg:desc/>
        </draw:frame>
      </presentation:notes>
    </style:master-page>
    <style:handout-master style:page-layout-name="pageLayout3" draw:style-name="a1057">
      <draw:frame draw:id="id190" presentation:style-name="a1060" draw:name="Espace réservé de l’en-tête 1" svg:x="0in" svg:y="0in" svg:width="3.25in" svg:height="0.50174in" presentation:class="header" presentation:placeholder="false">
        <draw:text-box>
          <text:p text:style-name="a1059" text:class-names="" text:cond-style-name=""><text:span text:style-name="a1058" text:class-names=""/></text:p>
        </draw:text-box>
        <svg:title/>
        <svg:desc/>
      </draw:frame>
      <draw:frame draw:id="id191" presentation:style-name="a1063" draw:name="Espace réservé du pied de page 3" svg:x="0in" svg:y="9.49826in" svg:width="3.25in" svg:height="0.50174in" presentation:class="footer" presentation:placeholder="false">
        <draw:text-box>
          <text:p text:style-name="a1062" text:class-names="" text:cond-style-name=""><text:span text:style-name="a1061" text:class-names=""/></text:p>
        </draw:text-box>
        <svg:title/>
        <svg:desc/>
      </draw:frame>
      <draw:frame draw:id="id192" presentation:style-name="a1067" draw:name="Espace réservé du numéro de diapositive 4" svg:x="4.24826in" svg:y="9.49826in" svg:width="3.25in" svg:height="0.50174in" presentation:class="page-number" presentation:placeholder="false">
        <draw:text-box>
          <text:p text:style-name="a1066" text:class-names="" text:cond-style-name=""><text:span text:style-name="a1064" text:class-names=""><text:page-number style:num-format="1" text:fixed="false">‹N°›</text:page-number></text:span><text:span text:style-name="a1065" text:class-names=""/></text:p>
        </draw:text-box>
        <svg:title/>
        <svg:desc/>
      </draw:frame>
      <draw:page-thumbnail draw:page-number="1" svg:x="0.52431in" svg:y="1.23438in" svg:width="3.07465in" svg:height="1.72917in"/>
      <draw:page-thumbnail draw:page-number="2" svg:x="3.89931in" svg:y="1.23438in" svg:width="3.07465in" svg:height="1.72917in"/>
      <draw:page-thumbnail draw:page-number="3" svg:x="0.52431in" svg:y="4.13368in" svg:width="3.07465in" svg:height="1.72917in"/>
      <draw:page-thumbnail draw:page-number="4" svg:x="3.89931in" svg:y="4.13368in" svg:width="3.07465in" svg:height="1.72917in"/>
      <draw:page-thumbnail draw:page-number="5" svg:x="0.52431in" svg:y="7.03299in" svg:width="3.07465in" svg:height="1.72917in"/>
      <draw:page-thumbnail draw:page-number="6" svg:x="3.89931in" svg:y="7.03299in" svg:width="3.07465in" svg:height="1.72917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Learning dynamics in social dilemmas</dc:title>
    <meta:initial-creator>julien Baudru</meta:initial-creator>
    <dc:creator>julien Baudru</dc:creator>
    <meta:creation-date>2022-01-04T18:06:11Z</meta:creation-date>
    <dc:date>2022-01-04T19:44:04Z</dc:date>
    <meta:template xlink:href="Présentation%20annuelle%20–%20Géométrique" xlink:type="simple"/>
    <meta:editing-cycles>1</meta:editing-cycles>
    <meta:editing-duration>PT5872S</meta:editing-duration>
    <meta:user-defined meta:name="ContentTypeId">0x01010079F111ED35F8CC479449609E8A0923A6</meta:user-defined>
    <meta:document-statistic meta:paragraph-count="62" meta:word-count="427"/>
  </office:meta>
</office:document-meta>
</file>